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74.44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75.04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5.67mm"/>
    </style:style>
    <style:style style:name="co19" style:family="table-column">
      <style:table-column-properties fo:break-before="auto" style:column-width="93.8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18.93mm"/>
    </style:style>
    <style:style style:name="co25" style:family="table-column">
      <style:table-column-properties fo:break-before="auto" style:column-width="32.74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4.09mm"/>
    </style:style>
    <style:style style:name="co28" style:family="table-column">
      <style:table-column-properties fo:break-before="auto" style:column-width="37.64mm"/>
    </style:style>
    <style:style style:name="co29" style:family="table-column">
      <style:table-column-properties fo:break-before="auto" style:column-width="33.41mm"/>
    </style:style>
    <style:style style:name="co30" style:family="table-column">
      <style:table-column-properties fo:break-before="auto" style:column-width="18.57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7.69mm"/>
    </style:style>
    <style:style style:name="co33" style:family="table-column">
      <style:table-column-properties fo:break-before="auto" style:column-width="19.19mm"/>
    </style:style>
    <style:style style:name="co34" style:family="table-column">
      <style:table-column-properties fo:break-before="auto" style:column-width="21.48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9.23mm"/>
    </style:style>
    <style:style style:name="co37" style:family="table-column">
      <style:table-column-properties fo:break-before="auto" style:column-width="22.26mm"/>
    </style:style>
    <style:style style:name="co38" style:family="table-column">
      <style:table-column-properties fo:break-before="auto" style:column-width="16.21mm"/>
    </style:style>
    <style:style style:name="co39" style:family="table-column">
      <style:table-column-properties fo:break-before="auto" style:column-width="15.13mm"/>
    </style:style>
    <style:style style:name="co40" style:family="table-column">
      <style:table-column-properties fo:break-before="auto" style:column-width="66.53mm"/>
    </style:style>
    <style:style style:name="co41" style:family="table-column">
      <style:table-column-properties fo:break-before="auto" style:column-width="42.03mm"/>
    </style:style>
    <style:style style:name="co42" style:family="table-column">
      <style:table-column-properties fo:break-before="auto" style:column-width="27.52mm"/>
    </style:style>
    <style:style style:name="co43" style:family="table-column">
      <style:table-column-properties fo:break-before="auto" style:column-width="33.18mm"/>
    </style:style>
    <style:style style:name="co44" style:family="table-column">
      <style:table-column-properties fo:break-before="auto" style:column-width="6.97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5.28mm" fo:break-before="auto" style:use-optimal-row-height="true"/>
    </style:style>
    <style:style style:name="ro8" style:family="table-row">
      <style:table-row-properties style:row-height="21.85mm" fo:break-before="auto" style:use-optimal-row-height="false"/>
    </style:style>
    <style:style style:name="ro9" style:family="table-row">
      <style:table-row-properties style:row-height="19.93mm" fo:break-before="auto" style:use-optimal-row-height="false"/>
    </style:style>
    <style:style style:name="ro10" style:family="table-row">
      <style:table-row-properties style:row-height="11.94mm" fo:break-before="auto" style:use-optimal-row-height="true"/>
    </style:style>
    <style:style style:name="ro11" style:family="table-row">
      <style:table-row-properties style:row-height="25.96mm" fo:break-before="auto" style:use-optimal-row-height="false"/>
    </style:style>
    <style:style style:name="ro12" style:family="table-row">
      <style:table-row-properties style:row-height="26.93mm" fo:break-before="auto" style:use-optimal-row-height="false"/>
    </style:style>
    <style:style style:name="ro13" style:family="table-row">
      <style:table-row-properties style:row-height="21.91mm" fo:break-before="auto" style:use-optimal-row-height="false"/>
    </style:style>
    <style:style style:name="ro14" style:family="table-row">
      <style:table-row-properties style:row-height="26.46mm" fo:break-before="auto" style:use-optimal-row-height="false"/>
    </style:style>
    <style:style style:name="ro15" style:family="table-row">
      <style:table-row-properties style:row-height="6.05mm" fo:break-before="auto" style:use-optimal-row-height="true"/>
    </style:style>
    <style:style style:name="ro16" style:family="table-row">
      <style:table-row-properties style:row-height="5.79mm" fo:break-before="auto" style:use-optimal-row-height="true"/>
    </style:style>
    <style:style style:name="ro17" style:family="table-row">
      <style:table-row-properties style:row-height="7.78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5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80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0" style:family="table-cell" style:parent-style-name="Default">
      <style:table-cell-properties fo:wrap-option="wrap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style:cell-protect="protected formula-hidden" style:print-content="true" fo:wrap-option="wrap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9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0" style:family="table-cell" style:parent-style-name="Default" style:data-style-name="N10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4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2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3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3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1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8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3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1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4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4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4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4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6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7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7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7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7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8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8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8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6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6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6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7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7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7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11" style:family="table-cell" style:parent-style-name="Default" style:data-style-name="N99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20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26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2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4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4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3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0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fo:background-color="transparen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334" style:family="table-cell" style:parent-style-name="Default">
      <style:table-cell-properties fo:background-color="#fff200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290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ce34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35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46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36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/>
    </style:style>
    <style:style style:name="ce3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36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368" style:family="table-cell" style:parent-style-name="Default">
      <style:table-cell-properties style:cell-protect="protected formula-hidden" style:print-content="true" fo:border="0.06pt solid #000000"/>
      <style:text-properties style:font-name="Times New Roman"/>
    </style:style>
    <style:style style:name="ce3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6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3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37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Symbol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Symbol" style:font-name-asian="Symbol" style:font-name-complex="Symbol"/>
    </style:style>
    <style:style style:name="T10" style:family="text">
      <style:text-properties style:font-name-asian="Symbol" style:font-name-complex="Symbol" style:font-name="Times New Roman"/>
    </style:style>
    <style:style style:name="T11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2" style:family="text">
      <style:text-properties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  <style:style style:name="T13" style:family="text">
      <style:text-properties fo:font-weight="bold" fo:font-style="italic" style:font-weight-asian="bold" style:font-weight-complex="bold" style:font-style-asian="italic" style:font-style-complex="italic"/>
    </style:style>
    <style:style style:name="T14" style:family="text">
      <style:text-properties fo:font-weight="bold" fo:font-style="italic" style:font-weight-asian="bold" style:font-weight-complex="bold" style:font-style-asian="italic" style:font-style-complex="italic" style:text-underline-style="solid" style:text-underline-width="auto" style:text-underline-color="font-color"/>
    </style:style>
    <style:style style:name="T15" style:family="text">
      <style:text-properties style:text-underline-style="none" style:text-underline-color="font-color" style:text-position="-33% 58%"/>
    </style:style>
    <style:style style:name="T16" style:family="text">
      <style:text-properties style:text-position="-33% 58%"/>
    </style:style>
    <style:style style:name="T17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8" style:family="text">
      <style:text-properties style:font-name="Symbol"/>
    </style:style>
    <style:style style:name="T19" style:family="text">
      <style:text-properties style:font-name="Times New Roman" style:font-name-asian="Symbol" style:font-name-complex="Symbol"/>
    </style:style>
    <style:style style:name="T20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s+IviCGj02GO8ct2A8r8Avat0T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1"/>
          <draw:control draw:z-index="3" draw:style-name="gr3" draw:text-style-name="P3" svg:width="114.96mm" svg:height="15mm" svg:x="200mm" svg:y="35.12mm" draw:control="control2"/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4"/>
          <table:covered-table-cell table:style-name="ce45"/>
          <table:covered-table-cell table:number-columns-repeated="5" table:style-name="ce51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/>
          <table:table-cell table:style-name="ce34"/>
          <table:table-cell table:style-name="ce45"/>
          <table:table-cell table:style-name="ce51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15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7"/>
          <table:table-cell table:style-name="ce36" table:number-columns-repeated="1016"/>
        </table:table-row>
        <table:table-row table:style-name="ro3">
          <table:table-cell table:style-name="ce15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7"/>
          <table:table-cell table:style-name="ce36" table:number-columns-repeated="1016"/>
        </table:table-row>
        <table:table-row table:style-name="ro2">
          <table:table-cell table:style-name="ce15"/>
          <table:table-cell table:style-name="ce37" table:number-columns-repeated="7"/>
          <table:table-cell table:style-name="ce36" table:number-columns-repeated="1016"/>
        </table:table-row>
        <table:table-row table:style-name="ro2">
          <table:table-cell table:style-name="ce15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7"/>
          <table:table-cell table:style-name="ce36" table:number-columns-repeated="1016"/>
        </table:table-row>
        <table:table-row table:style-name="ro2">
          <table:covered-table-cell table:style-name="ce15"/>
          <table:covered-table-cell table:number-columns-repeated="7" table:style-name="ce37"/>
          <table:table-cell table:style-name="ce36" table:number-columns-repeated="1016"/>
        </table:table-row>
        <table:table-row table:style-name="ro2">
          <table:table-cell table:style-name="ce15"/>
          <table:table-cell table:style-name="ce37" table:number-columns-repeated="7"/>
          <table:table-cell table:style-name="ce36" table:number-columns-repeated="1016"/>
        </table:table-row>
        <table:table-row table:style-name="ro4">
          <table:table-cell table:style-name="ce15"/>
          <table:table-cell table:style-name="ce38" office:value-type="string" calcext:value-type="string">
            <text:p><text:span text:style-name="T5">◊</text:span> TOUJOURS UTILISER LA DERNIÈRE</text:p>
          </table:table-cell>
          <table:table-cell table:style-name="ce37" table:number-columns-repeated="6"/>
          <table:table-cell table:style-name="ce36" table:number-columns-repeated="1016"/>
        </table:table-row>
        <table:table-row table:style-name="ro2">
          <table:table-cell table:style-name="ce15"/>
          <table:table-cell table:style-name="ce40" office:value-type="string" calcext:value-type="string">
            <text:p>VERSION DE LIBREOFFICE STABLE</text:p>
          </table:table-cell>
          <table:table-cell table:style-name="ce37" table:number-columns-repeated="6"/>
          <table:table-cell table:style-name="ce36" table:number-columns-repeated="1016"/>
        </table:table-row>
        <table:table-row table:style-name="ro2">
          <table:table-cell table:style-name="ce15"/>
          <table:table-cell table:style-name="ce37" table:number-columns-repeated="7"/>
          <table:table-cell table:style-name="ce36" table:number-columns-repeated="1016"/>
        </table:table-row>
        <table:table-row table:style-name="ro4">
          <table:table-cell table:style-name="ce15"/>
          <table:table-cell table:style-name="ce38" office:value-type="string" calcext:value-type="string">
            <text:p><text:span text:style-name="T5">◊</text:span> ACTIVER LES MACROS :</text:p>
          </table:table-cell>
          <table:table-cell table:style-name="ce37" table:number-columns-repeated="6"/>
          <table:table-cell table:style-name="ce36" table:number-columns-repeated="1016"/>
        </table:table-row>
        <table:table-row table:style-name="ro4">
          <table:table-cell table:style-name="ce15"/>
          <table:table-cell table:style-name="ce40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7" table:number-columns-repeated="6"/>
          <table:table-cell table:style-name="ce36" table:number-columns-repeated="1016"/>
        </table:table-row>
        <table:table-row table:style-name="ro4">
          <table:table-cell table:style-name="ce15"/>
          <table:table-cell table:style-name="ce37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7" table:number-columns-repeated="6"/>
          <table:table-cell table:style-name="ce36" table:number-columns-repeated="1016"/>
        </table:table-row>
        <table:table-row table:style-name="ro2" table:number-rows-repeated="2">
          <table:table-cell table:style-name="ce15"/>
          <table:table-cell table:style-name="ce37" table:number-columns-repeated="7"/>
          <table:table-cell table:style-name="ce36" table:number-columns-repeated="1016"/>
        </table:table-row>
        <table:table-row table:style-name="ro5">
          <table:table-cell table:style-name="ce16" table:number-columns-repeated="8"/>
          <table:table-cell table:number-columns-repeated="1016"/>
        </table:table-row>
        <table:table-row table:style-name="ro5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6"/>
          <table:table-cell table:number-columns-repeated="1016"/>
        </table:table-row>
        <table:table-row table:style-name="ro5">
          <table:covered-table-cell table:style-name="ce20"/>
          <table:covered-table-cell table:number-columns-repeated="7" table:style-name="ce16"/>
          <table:table-cell table:number-columns-repeated="1016"/>
        </table:table-row>
        <table:table-row table:style-name="ro5">
          <table:table-cell table:style-name="ce20"/>
          <table:table-cell table:style-name="ce16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44mm" svg:height="7.79mm" svg:x="13.65mm" svg:y="2.5mm" draw:control="control3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8.97mm" svg:x="2.69mm" svg:y="1.68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2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2" table:protected="true" table:protection-key="s+IviCGj02GO8ct2A8r8Avat0T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Appartenanc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60.91mm" svg:height="15.08mm" svg:x="421.85mm" svg:y="245.26mm" draw:control="control5"/>
          <draw:control draw:z-index="1" draw:style-name="gr4" draw:text-style-name="P3" svg:width="60.54mm" svg:height="14.86mm" svg:x="487.22mm" svg:y="245.31mm" draw:control="control6"/>
          <draw:control draw:z-index="2" draw:style-name="gr3" draw:text-style-name="P3" svg:width="42.47mm" svg:height="15mm" svg:x="7.53mm" svg:y="245mm" draw:control="control7"/>
          <draw:control draw:z-index="3" draw:style-name="gr3" draw:text-style-name="P3" svg:width="114.96mm" svg:height="15mm" svg:x="55.04mm" svg:y="244.13mm" draw:control="control8"/>
        </table:shapes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default-cell-style-name="ce91"/>
        <table:table-column table:style-name="co5" table:default-cell-style-name="ce91"/>
        <table:table-column table:style-name="co6" table:default-cell-style-name="ce91"/>
        <table:table-column table:style-name="co7" table:default-cell-style-name="ce91"/>
        <table:table-column table:style-name="co8" table:default-cell-style-name="ce91"/>
        <table:table-column table:style-name="co9" table:default-cell-style-name="ce91"/>
        <table:table-column table:style-name="co10" table:number-columns-repeated="2" table:default-cell-style-name="ce91"/>
        <table:table-column table:style-name="co1" table:number-columns-repeated="1012" table:default-cell-style-name="ce91"/>
        <table:table-row table:style-name="ro7">
          <table:table-cell table:style-name="ce63" office:value-type="string" calcext:value-type="string" table:number-columns-spanned="8" table:number-rows-spanned="1">
            <text:p>KELLER Stéphane – Lycée agricole Louis Pasteur</text:p>
          </table:table-cell>
          <table:covered-table-cell table:number-columns-repeated="7" table:style-name="ce92"/>
          <table:table-cell table:style-name="ce104" table:formula="of:=IF(AND([.$AF$3];[$Synthèse.$G$1]);[$Données.$V$3];&quot;&quot;)">
            <text:p/>
          </table:table-cell>
          <table:table-cell table:style-name="ce117" office:value-type="string" calcext:value-type="string">
            <text:p>/20</text:p>
          </table:table-cell>
          <table:table-cell table:style-name="Default" table:number-columns-repeated="2"/>
          <table:table-cell table:number-columns-repeated="1012"/>
        </table:table-row>
        <table:table-row table:style-name="ro8">
          <table:table-cell table:style-name="ce70" office:value-type="string" calcext:value-type="string">
            <text:p>N°</text:p>
          </table:table-cell>
          <table:table-cell table:style-name="ce92" office:value-type="string" calcext:value-type="string">
            <text:p>Équation de la </text:p>
            <text:p>droite (<text:span text:style-name="T7">D</text:span>)</text:p>
          </table:table-cell>
          <table:table-cell table:style-name="ce92" office:value-type="string" calcext:value-type="string" table:number-columns-spanned="5" table:number-rows-spanned="1">
            <text:p>Point <text:span text:style-name="T8">A</text:span><text:span text:style-name="T9"> </text:span><text:span text:style-name="T10">(</text:span><text:span text:style-name="T11">D</text:span><text:span text:style-name="T10">) ?</text:span></text:p>
          </table:table-cell>
          <table:covered-table-cell table:number-columns-repeated="3" table:style-name="ce92"/>
          <table:covered-table-cell table:style-name="Default"/>
          <table:table-cell table:style-name="ce70" office:value-type="string" calcext:value-type="string">
            <text:p>Proposition : </text:p>
            <text:p>Oui (o) ou non (n)</text:p>
          </table:table-cell>
          <table:table-cell table:style-name="ce70" office:value-type="string" calcext:value-type="string">
            <text:p>Vrai ou Faux</text:p>
          </table:table-cell>
          <table:table-cell table:style-name="ce70" office:value-type="string" calcext:value-type="string">
            <text:p>Réponse</text:p>
          </table:table-cell>
          <table:table-cell table:style-name="ce32" table:number-columns-repeated="2"/>
          <table:table-cell table:number-columns-repeated="1012"/>
        </table:table-row>
        <table:table-row table:style-name="ro9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 = -10x-5" calcext:value-type="string">
            <text:p>y = -10x-5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1" calcext:value-type="float">
            <text:p>1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-6" calcext:value-type="float">
            <text:p>-6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6" table:formula="of:=IF(AND([.$AF$3];[$Synthèse.$G$1]);IF(ISBLANK([.H3]);&quot;&quot;;IF([.H3]=INDEX([$Données.$N$88:$Données.$N$107];[$Données.J88]);&quot;VRAI&quot;;&quot;FAUX&quot;));&quot;&quot;)">
            <text:p/>
          </table:table-cell>
          <table:table-cell table:style-name="ce138" table:formula="of:=IF(AND([.$AF$3];[.$AF$4];[$Synthèse.$G$1]);INDEX([$Données.$K$88:$Données.$K$107];[$Données.J88])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1"/>
        </table:table-row>
        <table:table-row table:style-name="ro9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 = 7x+3" calcext:value-type="string">
            <text:p>y = 7x+3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7" calcext:value-type="float">
            <text:p>7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49" calcext:value-type="float">
            <text:p>49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7" table:formula="of:=IF(AND([.$AF$3];[$Synthèse.$G$1]);IF(ISBLANK([.H4]);&quot;&quot;;IF([.H4]=INDEX([$Données.$N$88:$Données.$N$107];[$Données.J89]);&quot;VRAI&quot;;&quot;FAUX&quot;));&quot;&quot;)">
            <text:p/>
          </table:table-cell>
          <table:table-cell table:style-name="ce139" table:formula="of:=IF(AND([.$AF$3];[.$AF$4];[$Synthèse.$G$1]);INDEX([$Données.$K$88:$Données.$K$107];[$Données.J89])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2"/>
        </table:table-row>
        <table:table-row table:style-name="ro9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 = 8x+7" calcext:value-type="string">
            <text:p>y = 8x+7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9" calcext:value-type="float">
            <text:p>9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80" calcext:value-type="float">
            <text:p>80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8" table:formula="of:=IF(AND([.$AF$3];[$Synthèse.$G$1]);IF(ISBLANK([.H5]);&quot;&quot;;IF([.H5]=INDEX([$Données.$N$88:$Données.$N$107];[$Données.J90]);&quot;VRAI&quot;;&quot;FAUX&quot;));&quot;&quot;)">
            <text:p/>
          </table:table-cell>
          <table:table-cell table:style-name="ce113" table:formula="of:=IF(AND([.$AF$3];[.$AF$4];[$Synthèse.$G$1]);INDEX([$Données.$K$88:$Données.$K$107];[$Données.J90]);&quot;&quot;)">
            <text:p/>
          </table:table-cell>
          <table:table-cell table:number-columns-repeated="1014"/>
        </table:table-row>
        <table:table-row table:style-name="ro9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-13x+9y+15=0" calcext:value-type="string">
            <text:p>-13x+9y+15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-6" calcext:value-type="float">
            <text:p>-6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float" office:value="0.142857142857143" calcext:value-type="float">
            <text:p><text:s/>1/7 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9" table:formula="of:=IF(AND([.$AF$3];[$Synthèse.$G$1]);IF(ISBLANK([.H6]);&quot;&quot;;IF([.H6]=INDEX([$Données.$N$108:$Données.$N$127];[$Données.J108]);&quot;VRAI&quot;;&quot;FAUX&quot;));&quot;&quot;)">
            <text:p/>
          </table:table-cell>
          <table:table-cell table:style-name="ce141" table:formula="of:=IF(AND([.$AF$3];[.$AF$4];[$Synthèse.$G$1]);INDEX([$Données.$K$108:$Données.$K$127];[$Données.J108]);&quot;&quot;)">
            <text:p/>
          </table:table-cell>
          <table:table-cell table:number-columns-repeated="1014"/>
        </table:table-row>
        <table:table-row table:style-name="ro9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3x+14y+15=0" calcext:value-type="string">
            <text:p>3x+14y+15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1" calcext:value-type="float">
            <text:p>1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-4.66666666666667" calcext:value-type="float">
            <text:p>-14/3 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0" table:formula="of:=IF(AND([.$AF$3];[$Synthèse.$G$1]);IF(ISBLANK([.H7]);&quot;&quot;;IF([.H7]=INDEX([$Données.$N$108:$Données.$N$127];[$Données.J109]);&quot;VRAI&quot;;&quot;FAUX&quot;));&quot;&quot;)">
            <text:p/>
          </table:table-cell>
          <table:table-cell table:style-name="ce142" table:formula="of:=IF(AND([.$AF$3];[.$AF$4];[$Synthèse.$G$1]);INDEX([$Données.$K$108:$Données.$K$127];[$Données.J109]);&quot;&quot;)">
            <text:p/>
          </table:table-cell>
          <table:table-cell table:number-columns-repeated="1014"/>
        </table:table-row>
        <table:table-row table:style-name="ro9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-14x-20y-14=0" calcext:value-type="string">
            <text:p>-14x-20y-14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-1" calcext:value-type="float">
            <text:p>-1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string" office:string-value="0" calcext:value-type="string">
            <text:p>0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1" table:formula="of:=IF(AND([.$AF$3];[$Synthèse.$G$1]);IF(ISBLANK([.H8]);&quot;&quot;;IF([.H8]=INDEX([$Données.$N$108:$Données.$N$127];[$Données.J110]);&quot;VRAI&quot;;&quot;FAUX&quot;));&quot;&quot;)">
            <text:p/>
          </table:table-cell>
          <table:table-cell table:style-name="ce143" table:formula="of:=IF(AND([.$AF$3];[.$AF$4];[$Synthèse.$G$1]);INDEX([$Données.$K$108:$Données.$K$127];[$Données.J110]);&quot;&quot;)">
            <text:p/>
          </table:table-cell>
          <table:table-cell table:number-columns-repeated="1014"/>
        </table:table-row>
        <table:table-row table:style-name="ro9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-2x-13y-4=0" calcext:value-type="string">
            <text:p>-2x-13y-4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float" office:value="-47.5" calcext:value-type="float">
            <text:p>-95/2 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7" calcext:value-type="float">
            <text:p>7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2" table:formula="of:=IF(AND([.$AF$3];[$Synthèse.$G$1]);IF(ISBLANK([.H9]);&quot;&quot;;IF([.H9]=INDEX([$Données.$N$128:$Données.$N$147];[$Données.J128]);&quot;VRAI&quot;;&quot;FAUX&quot;));&quot;&quot;)">
            <text:p/>
          </table:table-cell>
          <table:table-cell table:style-name="ce144" table:formula="of:=IF(AND([.$AF$3];[.$AF$4];[$Synthèse.$G$1]);INDEX([$Données.$K$128:$Données.$K$147];[$Données.J128]);&quot;&quot;)">
            <text:p/>
          </table:table-cell>
          <table:table-cell table:style-name="ce119" table:number-columns-repeated="1014"/>
        </table:table-row>
        <table:table-row table:style-name="ro9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7x+2y-18=0" calcext:value-type="string">
            <text:p>7x+2y-18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float" office:value="0.857142857142857" calcext:value-type="float">
            <text:p><text:s/>6/7 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6" calcext:value-type="float">
            <text:p>6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3" table:formula="of:=IF(AND([.$AF$3];[$Synthèse.$G$1]);IF(ISBLANK([.H10]);&quot;&quot;;IF([.H10]=INDEX([$Données.$N$128:$Données.$N$147];[$Données.J129]);&quot;VRAI&quot;;&quot;FAUX&quot;));&quot;&quot;)">
            <text:p/>
          </table:table-cell>
          <table:table-cell table:style-name="ce145" table:formula="of:=IF(AND([.$AF$3];[.$AF$4];[$Synthèse.$G$1]);INDEX([$Données.$K$128:$Données.$K$147];[$Données.J129]);&quot;&quot;)">
            <text:p/>
          </table:table-cell>
          <table:table-cell table:number-columns-repeated="1014"/>
        </table:table-row>
        <table:table-row table:style-name="ro9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 = -3x-1/2" calcext:value-type="string">
            <text:p>y = -3x-1/2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float" office:value="1.5" calcext:value-type="float">
            <text:p><text:s/>3/2 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-5" calcext:value-type="float">
            <text:p>-5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4" table:formula="of:=IF(AND([.$AF$3];[$Synthèse.$G$1]);IF(ISBLANK([.H11]);&quot;&quot;;IF([.H11]=INDEX([$Données.$N$128:$Données.$N$147];[$Données.J130]);&quot;VRAI&quot;;&quot;FAUX&quot;));&quot;&quot;)">
            <text:p/>
          </table:table-cell>
          <table:table-cell table:style-name="ce146" table:formula="of:=IF(AND([.$AF$3];[.$AF$4];[$Synthèse.$G$1]);INDEX([$Données.$K$128:$Données.$K$147];[$Données.J130]);&quot;&quot;)">
            <text:p/>
          </table:table-cell>
          <table:table-cell table:style-name="ce119" table:number-columns-repeated="1014"/>
        </table:table-row>
        <table:table-row table:style-name="ro9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 = -3x-1/2" calcext:value-type="string">
            <text:p>y = -3x-1/2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float" office:value="0.666666666666667" calcext:value-type="float">
            <text:p><text:s/>2/3 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5" calcext:value-type="float">
            <text:p>5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6" table:formula="of:=IF(AND([.$AF$3];[$Synthèse.$G$1]);IF(ISBLANK([.H12]);&quot;&quot;;IF([.H12]=INDEX([$Données.$N$128:$Données.$N$147];[$Données.J131]);&quot;VRAI&quot;;&quot;FAUX&quot;));&quot;&quot;)">
            <text:p/>
          </table:table-cell>
          <table:table-cell table:style-name="ce147" table:formula="of:=IF(AND([.$AF$3];[.$AF$4];[$Synthèse.$G$1]);INDEX([$Données.$K$128:$Données.$K$147];[$Données.J131]);&quot;&quot;)">
            <text:p/>
          </table:table-cell>
          <table:table-cell table:number-columns-repeated="1014"/>
        </table:table-row>
        <table:table-row table:style-name="ro10">
          <table:table-cell table:style-name="ce5" table:number-columns-repeated="8"/>
          <table:table-cell table:number-columns-repeated="1016"/>
        </table:table-row>
        <table:table-row table:style-name="ro10">
          <table:table-cell table:style-name="ce5" table:number-columns-repeated="2"/>
          <table:table-cell table:style-name="ce94"/>
          <table:table-cell table:style-name="ce100"/>
          <table:table-cell table:style-name="ce5" table:number-columns-repeated="4"/>
          <table:table-cell table:number-columns-repeated="1016"/>
        </table:table-row>
        <table:table-row table:style-name="ro10">
          <table:table-cell table:style-name="ce80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0"/>
          <table:covered-table-cell table:number-columns-repeated="2" table:style-name="ce97"/>
          <table:covered-table-cell table:style-name="ce89"/>
          <table:covered-table-cell table:style-name="Default"/>
          <table:covered-table-cell table:style-name="ce5"/>
          <table:covered-table-cell table:style-name="Default"/>
          <table:covered-table-cell table:number-columns-repeated="2"/>
          <table:table-cell table:number-columns-repeated="1014"/>
        </table:table-row>
        <table:table-row table:style-name="ro10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10" table:number-rows-repeated="8">
          <table:table-cell table:style-name="ce5" table:number-columns-repeated="8"/>
          <table:table-cell table:number-columns-repeated="1016"/>
        </table:table-row>
        <table:table-row table:style-name="ro10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10" table:number-rows-repeated="48">
          <table:table-cell table:style-name="ce5" table:number-columns-repeated="8"/>
          <table:table-cell table:number-columns-repeated="1016"/>
        </table:table-row>
        <table:table-row table:style-name="ro10" table:number-rows-repeated="1048502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2" table:protected="true" table:protection-key="s+IviCGj02GO8ct2A8r8Avat0T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Equation_reduite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53.43mm" svg:height="15mm" svg:x="289.59mm" svg:y="245.01mm" draw:control="control9"/>
          <draw:control draw:z-index="1" draw:style-name="gr4" draw:text-style-name="P3" svg:width="50.88mm" svg:height="14.84mm" svg:x="348.71mm" svg:y="245.17mm" draw:control="control10"/>
          <draw:control draw:z-index="2" draw:style-name="gr3" draw:text-style-name="P3" svg:width="42.47mm" svg:height="15mm" svg:x="2mm" svg:y="244.27mm" draw:control="control11"/>
          <draw:control draw:z-index="3" draw:style-name="gr3" draw:text-style-name="P3" svg:width="114.96mm" svg:height="15mm" svg:x="50.04mm" svg:y="244.96mm" draw:control="control12"/>
        </table:shapes>
        <table:table-column table:style-name="co2" table:default-cell-style-name="ce91"/>
        <table:table-column table:style-name="co3" table:default-cell-style-name="ce91"/>
        <table:table-column table:style-name="co7" table:default-cell-style-name="ce91"/>
        <table:table-column table:style-name="co8" table:default-cell-style-name="ce91"/>
        <table:table-column table:style-name="co9" table:default-cell-style-name="ce91"/>
        <table:table-column table:style-name="co10" table:number-columns-repeated="2" table:default-cell-style-name="ce91"/>
        <table:table-column table:style-name="co1" table:number-columns-repeated="1017" table:default-cell-style-name="ce91"/>
        <table:table-row table:style-name="ro7">
          <table:table-cell table:style-name="ce1" office:value-type="string" calcext:value-type="string" table:number-columns-spanned="3" table:number-rows-spanned="1">
            <text:p>KELLER Stéphane – Lycée agricole Louis Pasteur</text:p>
          </table:table-cell>
          <table:covered-table-cell table:number-columns-repeated="2" table:style-name="ce92"/>
          <table:table-cell table:style-name="ce104" table:formula="of:=IF(AND([.$AA$3];[$Synthèse.$G$1]);[$Données.$V$4];&quot;&quot;)">
            <text:p/>
          </table:table-cell>
          <table:table-cell table:style-name="ce117" office:value-type="string" calcext:value-type="string">
            <text:p>/20</text:p>
          </table:table-cell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70" office:value-type="string" calcext:value-type="string">
            <text:p>N°</text:p>
          </table:table-cell>
          <table:table-cell table:style-name="ce92" office:value-type="string" calcext:value-type="string">
            <text:p>Équation cartésienne</text:p>
          </table:table-cell>
          <table:table-cell table:style-name="ce92" office:value-type="string" calcext:value-type="string">
            <text:p>Équation réduite</text:p>
          </table:table-cell>
          <table:table-cell table:style-name="ce70" office:value-type="string" calcext:value-type="string">
            <text:p>Vrai ou Faux</text:p>
          </table:table-cell>
          <table:table-cell table:style-name="ce70" office:value-type="string" calcext:value-type="string">
            <text:p>Réponse</text:p>
          </table:table-cell>
          <table:table-cell table:style-name="ce32" table:number-columns-repeated="2"/>
          <table:table-cell table:number-columns-repeated="1017"/>
        </table:table-row>
        <table:table-row table:style-name="ro9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8x-y+9=0" calcext:value-type="string">
            <text:p>8x-y+9=0</text:p>
          </table:table-cell>
          <table:table-cell table:style-name="ce96"/>
          <table:table-cell table:style-name="ce163" table:formula="of:=IF(AND([.$AA$3];[$Synthèse.$G$1]);IF(ISBLANK([.C3]);&quot;&quot;;IF([.C3]=[$Données.I62];&quot;VRAI&quot;;&quot;FAUX&quot;));&quot;&quot;)">
            <text:p/>
          </table:table-cell>
          <table:table-cell table:style-name="ce165" table:formula="of:=IF(AND([.$AA$3];[.$AA$4];[$Synthèse.$G$1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9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9x+y+4=0" calcext:value-type="string">
            <text:p>9x+y+4=0</text:p>
          </table:table-cell>
          <table:table-cell table:style-name="ce96"/>
          <table:table-cell table:style-name="ce164" table:formula="of:=IF(AND([.$AA$3];[$Synthèse.$G$1]);IF(ISBLANK([.C4]);&quot;&quot;;IF([.C4]=[$Données.I63];&quot;VRAI&quot;;&quot;FAUX&quot;));&quot;&quot;)">
            <text:p/>
          </table:table-cell>
          <table:table-cell table:style-name="ce166" table:formula="of:=IF(AND([.$AA$3];[.$AA$4];[$Synthèse.$G$1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9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7x+17y+6=0" calcext:value-type="string">
            <text:p>7x+17y+6=0</text:p>
          </table:table-cell>
          <table:table-cell table:style-name="ce96"/>
          <table:table-cell table:style-name="ce175" table:formula="of:=IF(AND([.$AA$3];[$Synthèse.$G$1]);IF(ISBLANK([.C5]);&quot;&quot;;IF([.C5]=INDEX([$Données.$I$66:$Données.$I$85];[$Données.J66]);&quot;VRAI&quot;;&quot;FAUX&quot;));&quot;&quot;)">
            <text:p/>
          </table:table-cell>
          <table:table-cell table:style-name="ce167" table:formula="of:=IF(AND([.$AA$3];[.$AA$4];[$Synthèse.$G$1]);INDEX([$Données.$I$66:$Données.$I$85];[$Données.J66]);&quot;&quot;)">
            <text:p/>
          </table:table-cell>
          <table:table-cell table:number-columns-repeated="1019"/>
        </table:table-row>
        <table:table-row table:style-name="ro9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5x+19y+9=0" calcext:value-type="string">
            <text:p>5x+19y+9=0</text:p>
          </table:table-cell>
          <table:table-cell table:style-name="ce96"/>
          <table:table-cell table:style-name="ce176" table:formula="of:=IF(AND([.$AA$3];[$Synthèse.$G$1]);IF(ISBLANK([.C6]);&quot;&quot;;IF([.C6]=INDEX([$Données.$I$66:$Données.$I$85];[$Données.J67]);&quot;VRAI&quot;;&quot;FAUX&quot;));&quot;&quot;)">
            <text:p/>
          </table:table-cell>
          <table:table-cell table:style-name="ce168" table:formula="of:=IF(AND([.$AA$3];[.$AA$4];[$Synthèse.$G$1]);INDEX([$Données.$I$66:$Données.$I$85];[$Données.J67]);&quot;&quot;)">
            <text:p/>
          </table:table-cell>
          <table:table-cell table:number-columns-repeated="1019"/>
        </table:table-row>
        <table:table-row table:style-name="ro9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2x-13y+19=0" calcext:value-type="string">
            <text:p>2x-13y+19=0</text:p>
          </table:table-cell>
          <table:table-cell table:style-name="ce96"/>
          <table:table-cell table:style-name="ce177" table:formula="of:=IF(AND([.$AA$3];[$Synthèse.$G$1]);IF(ISBLANK([.C7]);&quot;&quot;;IF([.C7]=INDEX([$Données.$I$66:$Données.$I$85];[$Données.J68]);&quot;VRAI&quot;;&quot;FAUX&quot;));&quot;&quot;)">
            <text:p/>
          </table:table-cell>
          <table:table-cell table:style-name="ce169" table:formula="of:=IF(AND([.$AA$3];[.$AA$4];[$Synthèse.$G$1]);INDEX([$Données.$I$66:$Données.$I$85];[$Données.J68]);&quot;&quot;)">
            <text:p/>
          </table:table-cell>
          <table:table-cell table:number-columns-repeated="1019"/>
        </table:table-row>
        <table:table-row table:style-name="ro9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-13x+8y+11=0" calcext:value-type="string">
            <text:p>-13x+8y+11=0</text:p>
          </table:table-cell>
          <table:table-cell table:style-name="ce96"/>
          <table:table-cell table:style-name="ce178" table:formula="of:=IF(AND([.$AA$3];[$Synthèse.$G$1]);IF(ISBLANK([.C8]);&quot;&quot;;IF([.C8]=INDEX([$Données.$I$66:$Données.$I$85];[$Données.J69]);&quot;VRAI&quot;;&quot;FAUX&quot;));&quot;&quot;)">
            <text:p/>
          </table:table-cell>
          <table:table-cell table:style-name="ce170" table:formula="of:=IF(AND([.$AA$3];[.$AA$4];[$Synthèse.$G$1]);INDEX([$Données.$I$66:$Données.$I$85];[$Données.J69]);&quot;&quot;)">
            <text:p/>
          </table:table-cell>
          <table:table-cell table:number-columns-repeated="1019"/>
        </table:table-row>
        <table:table-row table:style-name="ro9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-19x-2y+2=0" calcext:value-type="string">
            <text:p>-19x-2y+2=0</text:p>
          </table:table-cell>
          <table:table-cell table:style-name="ce96"/>
          <table:table-cell table:style-name="ce179" table:formula="of:=IF(AND([.$AA$3];[$Synthèse.$G$1]);IF(ISBLANK([.C9]);&quot;&quot;;IF([.C9]=INDEX([$Données.$I$66:$Données.$I$85];[$Données.J70]);&quot;VRAI&quot;;&quot;FAUX&quot;));&quot;&quot;)">
            <text:p/>
          </table:table-cell>
          <table:table-cell table:style-name="ce171" table:formula="of:=IF(AND([.$AA$3];[.$AA$4];[$Synthèse.$G$1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9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-10x-18y-8=0" calcext:value-type="string">
            <text:p>-10x-18y-8=0</text:p>
          </table:table-cell>
          <table:table-cell table:style-name="ce96"/>
          <table:table-cell table:style-name="ce180" table:formula="of:=IF(AND([.$AA$3];[$Synthèse.$G$1]);IF(ISBLANK([.C10]);&quot;&quot;;IF([.C10]=INDEX([$Données.$I$66:$Données.$I$85];[$Données.J71]);&quot;VRAI&quot;;&quot;FAUX&quot;));&quot;&quot;)">
            <text:p/>
          </table:table-cell>
          <table:table-cell table:style-name="ce172" table:formula="of:=IF(AND([.$AA$3];[.$AA$4];[$Synthèse.$G$1]);INDEX([$Données.$I$66:$Données.$I$85];[$Données.J71]);&quot;&quot;)">
            <text:p/>
          </table:table-cell>
          <table:table-cell table:number-columns-repeated="1019"/>
        </table:table-row>
        <table:table-row table:style-name="ro9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-16x-14y-8=0" calcext:value-type="string">
            <text:p>-16x-14y-8=0</text:p>
          </table:table-cell>
          <table:table-cell table:style-name="ce96"/>
          <table:table-cell table:style-name="ce181" table:formula="of:=IF(AND([.$AA$3];[$Synthèse.$G$1]);IF(ISBLANK([.C11]);&quot;&quot;;IF([.C11]=INDEX([$Données.$I$66:$Données.$I$85];[$Données.J72]);&quot;VRAI&quot;;&quot;FAUX&quot;));&quot;&quot;)">
            <text:p/>
          </table:table-cell>
          <table:table-cell table:style-name="ce173" table:formula="of:=IF(AND([.$AA$3];[.$AA$4];[$Synthèse.$G$1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9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-7x-13y-20=0" calcext:value-type="string">
            <text:p>-7x-13y-20=0</text:p>
          </table:table-cell>
          <table:table-cell table:style-name="ce96"/>
          <table:table-cell table:style-name="ce182" table:formula="of:=IF(AND([.$AA$3];[$Synthèse.$G$1]);IF(ISBLANK([.C12]);&quot;&quot;;IF([.C12]=INDEX([$Données.$I$66:$Données.$I$85];[$Données.J73]);&quot;VRAI&quot;;&quot;FAUX&quot;));&quot;&quot;)">
            <text:p/>
          </table:table-cell>
          <table:table-cell table:style-name="ce174" table:formula="of:=IF(AND([.$AA$3];[.$AA$4];[$Synthèse.$G$1]);INDEX([$Données.$I$66:$Données.$I$85];[$Données.J73]);&quot;&quot;)">
            <text:p/>
          </table:table-cell>
          <table:table-cell table:number-columns-repeated="1019"/>
        </table:table-row>
        <table:table-row table:style-name="ro10" table:number-rows-repeated="2">
          <table:table-cell table:style-name="ce5" table:number-columns-repeated="3"/>
          <table:table-cell table:number-columns-repeated="1021"/>
        </table:table-row>
        <table:table-row table:style-name="ro10">
          <table:table-cell table:style-name="ce73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10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10" table:number-rows-repeated="8">
          <table:table-cell table:style-name="ce5" table:number-columns-repeated="3"/>
          <table:table-cell table:number-columns-repeated="1021"/>
        </table:table-row>
        <table:table-row table:style-name="ro10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10" table:number-rows-repeated="48">
          <table:table-cell table:style-name="ce5" table:number-columns-repeated="3"/>
          <table:table-cell table:number-columns-repeated="1021"/>
        </table:table-row>
        <table:table-row table:style-name="ro10" table:number-rows-repeated="1048502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2" table:protected="true" table:protection-key="s+IviCGj02GO8ct2A8r8Avat0T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3" form:id="control13" form:label="Résultats" form:input-required="false" form:linked-cell="'Niveau 1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1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55mm" svg:height="14.99mm" svg:x="140mm" svg:y="189.54mm" draw:control="control13"/>
          <draw:frame draw:z-index="1" draw:style-name="gr5" draw:text-style-name="P1" svg:width="303.69mm" svg:height="220.99mm" svg:x="255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4" draw:text-style-name="P3" svg:width="55mm" svg:height="15.11mm" svg:x="201mm" svg:y="189.36mm" draw:control="control14"/>
          <draw:control draw:z-index="3" draw:style-name="gr3" draw:text-style-name="P3" svg:width="42.47mm" svg:height="15mm" svg:x="4.54mm" svg:y="189.26mm" draw:control="control15"/>
          <draw:control draw:z-index="4" draw:style-name="gr3" draw:text-style-name="P3" svg:width="85.77mm" svg:height="15mm" svg:x="50.03mm" svg:y="189.21mm" draw:control="control16"/>
        </table:shapes>
        <table:table-column table:style-name="co2" table:default-cell-style-name="ce91"/>
        <table:table-column table:style-name="co11" table:default-cell-style-name="ce210"/>
        <table:table-column table:style-name="co8" table:default-cell-style-name="ce91"/>
        <table:table-column table:style-name="co12" table:default-cell-style-name="ce210"/>
        <table:table-column table:style-name="co13" table:default-cell-style-name="ce210"/>
        <table:table-column table:style-name="co1" table:number-columns-repeated="1018" table:default-cell-style-name="ce210"/>
        <table:table-row table:style-name="ro11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01"/>
          <table:covered-table-cell table:style-name="ce70"/>
          <table:covered-table-cell table:style-name="ce206"/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8">
          <table:table-cell table:style-name="ce70" office:value-type="string" calcext:value-type="string">
            <text:p>N°</text:p>
          </table:table-cell>
          <table:table-cell table:style-name="ce201" office:value-type="string" calcext:value-type="string">
            <text:p>Équation</text:p>
          </table:table-cell>
          <table:table-cell table:style-name="ce70" office:value-type="string" calcext:value-type="string">
            <text:p>Vrai ou Faux</text:p>
          </table:table-cell>
          <table:table-cell table:style-name="ce70" office:value-type="string" calcext:value-type="string">
            <text:p>Réponse</text:p>
          </table:table-cell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8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G$1]);IF(ISBLANK([.B3]);&quot;&quot;;IF([.B3]=[Données.I3];&quot;VRAI&quot;;&quot;FAUX&quot;));&quot;&quot;)">
            <text:p/>
          </table:table-cell>
          <table:table-cell table:style-name="ce53" table:formula="of:=IF(AND([.$E$22];[.$F$22];[$Synthèse.$G$1]);[Données.I3];&quot;&quot;)">
            <text:p/>
          </table:table-cell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8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G$1]);IF(ISBLANK([.B4]);&quot;&quot;;IF([.B4]=[Données.I4];&quot;VRAI&quot;;&quot;FAUX&quot;));&quot;&quot;)">
            <text:p/>
          </table:table-cell>
          <table:table-cell table:style-name="ce10" table:formula="of:=IF(AND([.$E$22];[.$F$22];[$Synthèse.$G$1]);[Données.I4];&quot;&quot;)">
            <text:p/>
          </table:table-cell>
          <table:table-cell table:style-name="ce91" table:number-columns-repeated="3"/>
          <table:table-cell table:number-columns-repeated="1016"/>
        </table:table-row>
        <table:table-row table:style-name="ro8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G$1]);IF(ISBLANK([.B5]);&quot;&quot;;IF([.B5]=[Données.I5];&quot;VRAI&quot;;&quot;FAUX&quot;));&quot;&quot;)">
            <text:p/>
          </table:table-cell>
          <table:table-cell table:style-name="ce54" table:formula="of:=IF(AND([.$E$22];[.$F$22];[$Synthèse.$G$1]);[Données.I5];&quot;&quot;)">
            <text:p/>
          </table:table-cell>
          <table:table-cell table:style-name="ce91" table:number-columns-repeated="3"/>
          <table:table-cell table:number-columns-repeated="1016"/>
        </table:table-row>
        <table:table-row table:style-name="ro8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AND([.$E$22];[$Synthèse.$G$1]);IF(ISBLANK([.B6]);&quot;&quot;;IF([.B6]=[Données.I6];&quot;VRAI&quot;;&quot;FAUX&quot;));&quot;&quot;)">
            <text:p/>
          </table:table-cell>
          <table:table-cell table:style-name="ce18" table:formula="of:=IF(AND([.$E$22];[.$F$22];[$Synthèse.$G$1]);[Données.I6];&quot;&quot;)">
            <text:p/>
          </table:table-cell>
          <table:table-cell/>
          <table:table-cell table:style-name="ce91" table:number-columns-repeated="2"/>
          <table:table-cell table:number-columns-repeated="1016"/>
        </table:table-row>
        <table:table-row table:style-name="ro8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G$1]);IF(ISBLANK([.B7]);&quot;&quot;;IF([.B7]=[Données.I7];&quot;VRAI&quot;;&quot;FAUX&quot;));&quot;&quot;)">
            <text:p/>
          </table:table-cell>
          <table:table-cell table:style-name="ce58" table:formula="of:=IF(AND([.$E$22];[.$F$22];[$Synthèse.$G$1]);[Données.I7];&quot;&quot;)">
            <text:p/>
          </table:table-cell>
          <table:table-cell/>
          <table:table-cell table:style-name="ce91" table:number-columns-repeated="2"/>
          <table:table-cell table:number-columns-repeated="1016"/>
        </table:table-row>
        <table:table-row table:style-name="ro10">
          <table:table-cell table:style-name="ce5" table:number-columns-repeated="2"/>
          <table:table-cell table:style-name="ce11" table:formula="of:=IF(AND([.$E$22];[$Synthèse.$G$1]);[$Données.$V$5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0">
          <table:table-cell table:style-name="ce211" office:value-type="string" calcext:value-type="string">
            <text:p>Pour empêcher la majuscule en début de phrase :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212" office:value-type="string" calcext:value-type="string">
            <text:p>menu <text:span text:style-name="T12">O</text:span><text:span text:style-name="T13">utils</text:span> ; <text:span text:style-name="T13">Options d’</text:span><text:span text:style-name="T14">A</text:span><text:span text:style-name="T13">utoCorrection…</text:span> ; onglet <text:span text:style-name="T13">Options</text:span> ; désélectionner <text:span text:style-name="T13">Majuscule en début de phrase</text:span>.</text:p>
          </table:table-cell>
          <table:table-cell table:style-name="ce5"/>
          <table:table-cell table:number-columns-repeated="1021"/>
        </table:table-row>
        <table:table-row table:style-name="ro10" table:number-rows-repeated="2">
          <table:table-cell table:style-name="ce5" table:number-columns-repeated="2"/>
          <table:table-cell table:number-columns-repeated="1021"/>
        </table:table-row>
        <table:table-row table:style-name="ro10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10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10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10" table:number-rows-repeated="1048505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Niveau 2" table:style-name="ta2" table:protected="true" table:protection-key="s+IviCGj02GO8ct2A8r8Avat0T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7" form:id="control17" form:label="Résultats" form:input-required="false" form:linked-cell="'Niveau 2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2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9.99mm" svg:height="15.19mm" svg:x="155mm" svg:y="190.76mm" draw:control="control17"/>
          <draw:frame draw:z-index="1" draw:style-name="gr5" draw:text-style-name="P1" svg:width="303.69mm" svg:height="220.99mm" svg:x="260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4" draw:text-style-name="P3" svg:width="49.99mm" svg:height="14.72mm" svg:x="211mm" svg:y="190.66mm" draw:control="control18"/>
          <draw:control draw:z-index="3" draw:style-name="gr3" draw:text-style-name="P3" svg:width="42.47mm" svg:height="15mm" svg:x="5mm" svg:y="190.38mm" draw:control="control19"/>
          <draw:control draw:z-index="4" draw:style-name="gr3" draw:text-style-name="P3" svg:width="85.77mm" svg:height="15mm" svg:x="54.23mm" svg:y="190.56mm" draw:control="control20"/>
        </table:shapes>
        <table:table-column table:style-name="co14" table:default-cell-style-name="ce91"/>
        <table:table-column table:style-name="co11" table:default-cell-style-name="ce210"/>
        <table:table-column table:style-name="co15" table:default-cell-style-name="ce91"/>
        <table:table-column table:style-name="co16" table:default-cell-style-name="ce210"/>
        <table:table-column table:style-name="co13" table:default-cell-style-name="ce210"/>
        <table:table-column table:style-name="co1" table:number-columns-repeated="1018" table:default-cell-style-name="ce210"/>
        <table:table-row table:style-name="ro12">
          <table:table-cell table:style-name="ce6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01"/>
          <table:covered-table-cell table:style-name="ce70"/>
          <table:covered-table-cell table:style-name="ce206"/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70" office:value-type="string" calcext:value-type="string">
            <text:p>N°</text:p>
          </table:table-cell>
          <table:table-cell table:style-name="ce201" office:value-type="string" calcext:value-type="string">
            <text:p>Équation</text:p>
          </table:table-cell>
          <table:table-cell table:style-name="ce70" office:value-type="string" calcext:value-type="string">
            <text:p>Vrai ou Faux</text:p>
          </table:table-cell>
          <table:table-cell table:style-name="ce70" office:value-type="string" calcext:value-type="string">
            <text:p>Réponse</text:p>
          </table:table-cell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AND([.$E$22];[$Synthèse.$G$1]);IF(ISBLANK([.B3]);&quot;&quot;;IF([.B3]=[Données.I16];&quot;VRAI&quot;;&quot;FAUX&quot;));&quot;&quot;)">
            <text:p/>
          </table:table-cell>
          <table:table-cell table:style-name="ce53" table:formula="of:=IF(AND([.$E$22];[.$F$22];[$Synthèse.$G$1]);[Données.I16];&quot;&quot;)">
            <text:p/>
          </table:table-cell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AND([.$E$22];[$Synthèse.$G$1]);IF(ISBLANK([.B4]);&quot;&quot;;IF([.B4]=[Données.I17];&quot;VRAI&quot;;&quot;FAUX&quot;));&quot;&quot;)">
            <text:p/>
          </table:table-cell>
          <table:table-cell table:style-name="ce10" table:formula="of:=IF(AND([.$E$22];[.$F$22];[$Synthèse.$G$1]);[Données.I17];&quot;&quot;)">
            <text:p/>
          </table:table-cell>
          <table:table-cell table:style-name="ce91" table:number-columns-repeated="3"/>
          <table:table-cell table:number-columns-repeated="1016"/>
        </table:table-row>
        <table:table-row table:style-name="ro13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AND([.$E$22];[$Synthèse.$G$1]);IF(ISBLANK([.B5]);&quot;&quot;;IF([.B5]=[Données.I18];&quot;VRAI&quot;;&quot;FAUX&quot;));&quot;&quot;)">
            <text:p/>
          </table:table-cell>
          <table:table-cell table:style-name="ce54" table:formula="of:=IF(AND([.$E$22];[.$F$22];[$Synthèse.$G$1]);[Données.I18];&quot;&quot;)">
            <text:p/>
          </table:table-cell>
          <table:table-cell table:style-name="ce91" table:number-columns-repeated="3"/>
          <table:table-cell table:number-columns-repeated="1016"/>
        </table:table-row>
        <table:table-row table:style-name="ro13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AND([.$E$22];[$Synthèse.$G$1]);IF(ISBLANK([.B6]);&quot;&quot;;IF([.B6]=[Données.I19];&quot;VRAI&quot;;&quot;FAUX&quot;));&quot;&quot;)">
            <text:p/>
          </table:table-cell>
          <table:table-cell table:style-name="ce18" table:formula="of:=IF(AND([.$E$22];[.$F$22];[$Synthèse.$G$1]);[Données.I19];&quot;&quot;)">
            <text:p/>
          </table:table-cell>
          <table:table-cell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2];IF(ISBLANK([.B7]);&quot;&quot;;IF([.B7]=[Données.I20];&quot;VRAI&quot;;&quot;FAUX&quot;));&quot;&quot;)">
            <text:p/>
          </table:table-cell>
          <table:table-cell table:style-name="ce58" table:formula="of:=IF(AND([.$E$22];[.$F$22];[$Synthèse.$G$1]);[Données.I20];&quot;&quot;)">
            <text:p/>
          </table:table-cell>
          <table:table-cell/>
          <table:table-cell table:style-name="ce91" table:number-columns-repeated="2"/>
          <table:table-cell table:number-columns-repeated="1016"/>
        </table:table-row>
        <table:table-row table:style-name="ro10">
          <table:table-cell table:style-name="ce5"/>
          <table:table-cell table:style-name="ce226"/>
          <table:table-cell table:style-name="ce104" table:formula="of:=IF(AND([.$E$22];[$Synthèse.$G$1]);[$Données.$V$6];&quot;&quot;)" table:number-columns-spanned="1" table:number-rows-spanned="2">
            <text:p/>
          </table:table-cell>
          <table:table-cell table:style-name="ce1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0">
          <table:table-cell table:style-name="ce211" office:value-type="string" calcext:value-type="string">
            <text:p>Pour empêcher la majuscule en début de phrase :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212" office:value-type="string" calcext:value-type="string">
            <text:p>menu <text:span text:style-name="T12">O</text:span><text:span text:style-name="T13">utils</text:span> ; <text:span text:style-name="T13">Options d’</text:span><text:span text:style-name="T14">A</text:span><text:span text:style-name="T13">utoCorrection…</text:span> ; onglet <text:span text:style-name="T13">Options</text:span> ; désélectionner <text:span text:style-name="T13">Majuscule en début de phrase</text:span>.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5" table:number-columns-repeated="2"/>
          <table:table-cell table:number-columns-repeated="1021"/>
        </table:table-row>
        <table:table-row table:style-name="ro10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10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10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10" table:number-rows-repeated="1048505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Niveau 3" table:style-name="ta2" table:protected="true" table:protection-key="s+IviCGj02GO8ct2A8r8Avat0T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21" form:id="control21" form:label="Réponses" form:input-required="false" form:linked-cell="'Niveau 3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22" form:id="control22" form:label="Résultats" form:input-required="false" form:linked-cell="'Niveau 3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3" form:id="control23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50mm" svg:height="15.16mm" svg:x="230.1mm" svg:y="190.36mm" draw:control="control21"/>
          <draw:frame draw:z-index="1" draw:style-name="gr5" draw:text-style-name="P1" svg:width="303.69mm" svg:height="220.99mm" svg:x="279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4" draw:text-style-name="P3" svg:width="50mm" svg:height="15.99mm" svg:x="175mm" svg:y="189.8mm" draw:control="control22"/>
          <draw:control draw:z-index="3" draw:style-name="gr3" draw:text-style-name="P3" svg:width="42.47mm" svg:height="15mm" svg:x="2.63mm" svg:y="190.6mm" draw:control="control23"/>
          <draw:control draw:z-index="4" draw:style-name="gr3" draw:text-style-name="P3" svg:width="85.77mm" svg:height="15mm" svg:x="51.03mm" svg:y="190.21mm" draw:control="control24"/>
        </table:shapes>
        <table:table-column table:style-name="co17" table:default-cell-style-name="ce91"/>
        <table:table-column table:style-name="co11" table:default-cell-style-name="ce210"/>
        <table:table-column table:style-name="co18" table:default-cell-style-name="ce91"/>
        <table:table-column table:style-name="co19" table:default-cell-style-name="ce210"/>
        <table:table-column table:style-name="co13" table:default-cell-style-name="ce210"/>
        <table:table-column table:style-name="co1" table:number-columns-repeated="1018" table:default-cell-style-name="ce210"/>
        <table:table-row table:style-name="ro14">
          <table:table-cell table:style-name="ce6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01"/>
          <table:covered-table-cell table:style-name="ce70"/>
          <table:covered-table-cell table:style-name="ce206"/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70" office:value-type="string" calcext:value-type="string">
            <text:p>N°</text:p>
          </table:table-cell>
          <table:table-cell table:style-name="ce201" office:value-type="string" calcext:value-type="string">
            <text:p>Équation</text:p>
          </table:table-cell>
          <table:table-cell table:style-name="ce70" office:value-type="string" calcext:value-type="string">
            <text:p>Vrai ou Faux</text:p>
          </table:table-cell>
          <table:table-cell table:style-name="ce70" office:value-type="string" calcext:value-type="string">
            <text:p>Réponse</text:p>
          </table:table-cell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G$1]);IF(ISBLANK([.B3]);&quot;&quot;;IF([.B3]=[Données.K32];&quot;VRAI&quot;;&quot;FAUX&quot;));&quot;&quot;)">
            <text:p/>
          </table:table-cell>
          <table:table-cell table:style-name="ce53" table:formula="of:=IF(AND([.$E$22];[.$F$22];[$Synthèse.$G$1]);[Données.K32];&quot;&quot;)">
            <text:p/>
          </table:table-cell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G$1]);IF(ISBLANK([.B4]);&quot;&quot;;IF([.B4]=[Données.K33];&quot;VRAI&quot;;&quot;FAUX&quot;));&quot;&quot;)">
            <text:p/>
          </table:table-cell>
          <table:table-cell table:style-name="ce10" table:formula="of:=IF(AND([.$E$22];[.$F$22];[$Synthèse.$G$1]);[Données.K33];&quot;&quot;)">
            <text:p/>
          </table:table-cell>
          <table:table-cell table:style-name="ce91" table:number-columns-repeated="3"/>
          <table:table-cell table:number-columns-repeated="1016"/>
        </table:table-row>
        <table:table-row table:style-name="ro13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G$1]);IF(ISBLANK([.B5]);&quot;&quot;;IF([.B5]=[Données.K34];&quot;VRAI&quot;;&quot;FAUX&quot;));&quot;&quot;)">
            <text:p/>
          </table:table-cell>
          <table:table-cell table:style-name="ce54" table:formula="of:=IF(AND([.$E$22];[.$F$22];[$Synthèse.$G$1]);[Données.K34];&quot;&quot;)">
            <text:p/>
          </table:table-cell>
          <table:table-cell table:style-name="ce91" table:number-columns-repeated="3"/>
          <table:table-cell table:number-columns-repeated="1016"/>
        </table:table-row>
        <table:table-row table:style-name="ro13">
          <table:table-cell table:style-name="ce227" office:value-type="float" office:value="4" calcext:value-type="float">
            <text:p>4</text:p>
          </table:table-cell>
          <table:table-cell table:style-name="ce228"/>
          <table:table-cell table:style-name="ce227" table:formula="of:=IF(AND([.$E$22];[$Synthèse.$G$1]);IF(ISBLANK([.B6]);&quot;&quot;;IF([.B6]=[Données.K35];&quot;VRAI&quot;;&quot;FAUX&quot;));&quot;&quot;)">
            <text:p/>
          </table:table-cell>
          <table:table-cell table:style-name="ce227" table:formula="of:=IF(AND([.$E$22];[.$F$22];[$Synthèse.$G$1]);[Données.K35];&quot;&quot;)">
            <text:p/>
          </table:table-cell>
          <table:table-cell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G$1]);IF(ISBLANK([.B7]);&quot;&quot;;IF([.B7]=[Données.K36];&quot;VRAI&quot;;&quot;FAUX&quot;));&quot;&quot;)">
            <text:p/>
          </table:table-cell>
          <table:table-cell table:style-name="ce58" table:formula="of:=IF(AND([.$E$22];[.$F$22];[$Synthèse.$G$1]);[Données.K36];&quot;&quot;)">
            <text:p/>
          </table:table-cell>
          <table:table-cell/>
          <table:table-cell table:style-name="ce91" table:number-columns-repeated="2"/>
          <table:table-cell table:number-columns-repeated="1016"/>
        </table:table-row>
        <table:table-row table:style-name="ro10">
          <table:table-cell table:style-name="ce5" table:number-columns-repeated="2"/>
          <table:table-cell table:style-name="ce104" table:formula="of:=IF(AND([.$E$22];[$Synthèse.$G$1]);[$Données.$V$7];&quot;&quot;)" table:number-columns-spanned="1" table:number-rows-spanned="2">
            <text:p/>
          </table:table-cell>
          <table:table-cell table:style-name="ce1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0">
          <table:table-cell table:style-name="ce211" office:value-type="string" calcext:value-type="string">
            <text:p>Pour empêcher la majuscule en début de phrase :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212" office:value-type="string" calcext:value-type="string">
            <text:p>menu <text:span text:style-name="T12">O</text:span><text:span text:style-name="T13">utils</text:span> ; <text:span text:style-name="T13">Options d’</text:span><text:span text:style-name="T14">A</text:span><text:span text:style-name="T13">utoCorrection…</text:span> ; onglet <text:span text:style-name="T13">Options</text:span> ; désélectionner <text:span text:style-name="T13">Majuscule en début de phrase</text:span>.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5" table:number-columns-repeated="2"/>
          <table:table-cell table:number-columns-repeated="1021"/>
        </table:table-row>
        <table:table-row table:style-name="ro10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10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10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10" table:number-rows-repeated="1048505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Données" table:style-name="ta3" table:protected="true" table:protection-key="s+IviCGj02GO8ct2A8r8Avat0T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default-cell-style-name="ce203"/>
        <table:table-column table:style-name="co24" table:number-columns-repeated="2" table:default-cell-style-name="ce203"/>
        <table:table-column table:style-name="co1" table:number-columns-repeated="990" table:default-cell-style-name="ce203"/>
        <table:table-column table:style-name="co1" table:number-columns-repeated="10" table:default-cell-style-name="ce273"/>
        <table:table-row table:style-name="ro5">
          <table:table-cell table:style-name="ce245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45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273"/>
          <table:covered-table-cell table:style-name="ce267"/>
          <table:covered-table-cell table:style-name="ce273"/>
          <table:covered-table-cell table:number-columns-repeated="10"/>
          <table:table-cell table:number-columns-repeated="1000"/>
        </table:table-row>
        <table:table-row table:style-name="ro5">
          <table:table-cell table:style-name="ce246" office:value-type="string" calcext:value-type="string">
            <text:p>Aléatoire</text:p>
          </table:table-cell>
          <table:table-cell table:style-name="ce246" office:value-type="string" calcext:value-type="string">
            <text:p>Rang</text:p>
          </table:table-cell>
          <table:table-cell table:style-name="ce246" office:value-type="string" calcext:value-type="string">
            <text:p>Variable</text:p>
          </table:table-cell>
          <table:table-cell table:style-name="ce246" office:value-type="string" calcext:value-type="string">
            <text:p>a</text:p>
          </table:table-cell>
          <table:table-cell table:style-name="ce246" office:value-type="string" calcext:value-type="string">
            <text:p>b</text:p>
          </table:table-cell>
          <table:table-cell table:style-name="ce246" office:value-type="string" calcext:value-type="string">
            <text:p>Signe</text:p>
          </table:table-cell>
          <table:table-cell table:style-name="ce246" office:value-type="string" calcext:value-type="string">
            <text:p>Concaténation</text:p>
          </table:table-cell>
          <table:table-cell table:style-name="ce246" office:value-type="string" calcext:value-type="string">
            <text:p>Choix</text:p>
          </table:table-cell>
          <table:table-cell table:style-name="ce246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/>
          <table:table-cell table:style-name="ce334" office:value-type="string" calcext:value-type="string" table:number-columns-spanned="2" table:number-rows-spanned="1">
            <text:p>Onglet</text:p>
          </table:table-cell>
          <table:covered-table-cell table:style-name="ce334"/>
          <table:table-cell table:style-name="ce302" office:value-type="string" calcext:value-type="string">
            <text:p>Note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0" office:value-type="float" office:value="0.544524073510955" calcext:value-type="float">
            <text:p>0,544524073510955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5" calcext:value-type="float">
            <text:p>-5</text:p>
          </table:table-cell>
          <table:table-cell table:style-name="ce230" table:number-columns-repeated="2"/>
          <table:table-cell table:style-name="ce230" table:formula="of:=CONCATENATE([.C3];[.D3])" office:value-type="string" office:string-value="x=-5" calcext:value-type="string">
            <text:p>x=-5</text:p>
          </table:table-cell>
          <table:table-cell table:style-name="ce230" table:formula="of:=RANK([.A3];[.$A$3:.$A$12];0)" office:value-type="float" office:value="6" calcext:value-type="float">
            <text:p>6</text:p>
          </table:table-cell>
          <table:table-cell table:style-name="ce230" table:formula="of:=INDEX([.$G$3:.$G$12];[.H3])" office:value-type="string" office:string-value="y=-5x+9" calcext:value-type="string">
            <text:p>y=-5x+9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64" calcext:value-type="float">
            <text:p>64</text:p>
          </table:table-cell>
          <table:table-cell table:style-name="ce233" table:formula="of:=IF([.H3]=1;[.$R$5];IF([.H3]=2;[.$R$5];INDEX([.$D$3:.$D$12];[.H3])*[.N3]+INDEX([.$E$3:.$E$12];[.H3])))" office:value-type="float" office:value="-46" calcext:value-type="float">
            <text:p>-46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31" office:value-type="string" calcext:value-type="string" table:number-columns-spanned="2" table:number-rows-spanned="1">
            <text:p>Appartenance</text:p>
          </table:table-cell>
          <table:covered-table-cell table:style-name="ce231"/>
          <table:table-cell table:style-name="ce231" table:formula="of:=IF(2*COUNTIF([$Appartenance.$I$3:$Appartenance.$I$12];&quot;VRAI&quot;)-COUNTIF([$Appartenance.$I$3:$Appartenance.$I$12];&quot;FAUX&quot;)&lt;0;0;2*COUNTIF([$Appartenance.$I$3:$Appartenance.$I$12];&quot;VRAI&quot;)-COUNTIF([$Appartenance.$I$3:$Appartenance.$I$12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0" office:value-type="float" office:value="0.194670460949973" calcext:value-type="float">
            <text:p>0,194670460949973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4" calcext:value-type="float">
            <text:p>4</text:p>
          </table:table-cell>
          <table:table-cell table:style-name="ce230" table:number-columns-repeated="2"/>
          <table:table-cell table:style-name="ce230" table:formula="of:=CONCATENATE([.C4];[.D4])" office:value-type="string" office:string-value="x=4" calcext:value-type="string">
            <text:p>x=4</text:p>
          </table:table-cell>
          <table:table-cell table:style-name="ce230" table:formula="of:=RANK([.A4];[.$A$3:.$A$12];0)" office:value-type="float" office:value="7" calcext:value-type="float">
            <text:p>7</text:p>
          </table:table-cell>
          <table:table-cell table:style-name="ce230" table:formula="of:=INDEX([.$G$3:.$G$12];[.H4])" office:value-type="string" office:string-value="y=-3x-3" calcext:value-type="string">
            <text:p>y=-3x-3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30" calcext:value-type="float">
            <text:p>30</text:p>
          </table:table-cell>
          <table:table-cell table:style-name="ce233" table:formula="of:=IF([.H4]=1;[.$R$5];IF([.H4]=2;[.$R$5];INDEX([.$D$3:.$D$12];[.H4])*[.N4]+INDEX([.$E$3:.$E$12];[.H4])))" office:value-type="float" office:value="-36" calcext:value-type="float">
            <text:p>-36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/>
          <table:table-cell table:style-name="ce231" office:value-type="string" calcext:value-type="string" table:number-columns-spanned="2" table:number-rows-spanned="1">
            <text:p>Équation réduite</text:p>
          </table:table-cell>
          <table:covered-table-cell table:style-name="ce231"/>
          <table:table-cell table:style-name="ce231" table:formula="of:=IF(2*COUNTIF([$'Equation réduite'.D3:$'Equation réduite'.D12];&quot;VRAI&quot;)-COUNTIF([$'Equation réduite'.D3:$'Equation réduite'.D12];&quot;FAUX&quot;)&lt;0;0;2*COUNTIF([$'Equation réduite'.D3:$'Equation réduite'.D12];&quot;VRAI&quot;)-COUNTIF([$'Equation réduite'.D3:$'Equation réduite'.D12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0" office:value-type="float" office:value="0.544856158854897" calcext:value-type="float">
            <text:p>0,544856158854897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-5" calcext:value-type="float">
            <text:p>-5</text:p>
          </table:table-cell>
          <table:table-cell table:style-name="ce230"/>
          <table:table-cell table:style-name="ce230" table:formula="of:=CONCATENATE([.C5];[.E5])" office:value-type="string" office:string-value="y=-5" calcext:value-type="string">
            <text:p>y=-5</text:p>
          </table:table-cell>
          <table:table-cell table:style-name="ce230" table:formula="of:=RANK([.A5];[.$A$3:.$A$12];0)" office:value-type="float" office:value="5" calcext:value-type="float">
            <text:p>5</text:p>
          </table:table-cell>
          <table:table-cell table:style-name="ce230" table:formula="of:=INDEX([.$G$3:.$G$12];[.H5])" office:value-type="string" office:string-value="y=-x+3" calcext:value-type="string">
            <text:p>y=-x+3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14" calcext:value-type="float">
            <text:p>14</text:p>
          </table:table-cell>
          <table:table-cell table:style-name="ce233" table:formula="of:=IF([.H5]=1;[.$R$5];IF([.H5]=2;[.$R$5];INDEX([.$D$3:.$D$12];[.H5])*[.N5]+INDEX([.$E$3:.$E$12];[.H5])))" office:value-type="float" office:value="-8" calcext:value-type="float">
            <text:p>-8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31" office:value-type="string" calcext:value-type="string" table:number-columns-spanned="2" table:number-rows-spanned="1">
            <text:p>Niveau 1</text:p>
          </table:table-cell>
          <table:covered-table-cell table:style-name="ce231"/>
          <table:table-cell table:style-name="ce231" table:formula="of:=IF(4*COUNTIF([$'Niveau 1'.C3:$'Niveau 1'.C7];&quot;VRAI&quot;)-2*COUNTIF([$'Niveau 1'.C3:$'Niveau 1'.C7];&quot;FAUX&quot;)&lt;0;0;4*COUNTIF([$'Niveau 1'.C3:$'Niveau 1'.C7];&quot;VRAI&quot;)-2*COUNTIF([$'Niveau 1'.C3:$'Niveau 1'.C7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0" office:value-type="float" office:value="0.0322056621286137" calcext:value-type="float">
            <text:p>0,032205662128614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6" calcext:value-type="float">
            <text:p>6</text:p>
          </table:table-cell>
          <table:table-cell table:style-name="ce230"/>
          <table:table-cell table:style-name="ce230" table:formula="of:=CONCATENATE([.C6];[.E6])" office:value-type="string" office:string-value="y=6" calcext:value-type="string">
            <text:p>y=6</text:p>
          </table:table-cell>
          <table:table-cell table:style-name="ce230" table:formula="of:=RANK([.A6];[.$A$3:.$A$12];0)" office:value-type="float" office:value="10" calcext:value-type="float">
            <text:p>10</text:p>
          </table:table-cell>
          <table:table-cell table:style-name="ce258" table:formula="of:=INDEX([.$G$3:.$G$12];[.H6])" office:value-type="string" office:string-value="y=x-3" calcext:value-type="string">
            <text:p>y=x-3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-14" calcext:value-type="float">
            <text:p>-14</text:p>
          </table:table-cell>
          <table:table-cell table:style-name="ce233" table:formula="of:=IF([.H6]=1;[.$R$5];IF([.H6]=2;[.$R$5];INDEX([.$D$3:.$D$12];[.H6])*[.N6]+INDEX([.$E$3:.$E$12];[.H6])))" office:value-type="float" office:value="8" calcext:value-type="float">
            <text:p>8</text:p>
          </table:table-cell>
          <table:table-cell table:number-columns-repeated="3"/>
          <table:table-cell table:style-name="ce231" office:value-type="string" calcext:value-type="string" table:number-columns-spanned="2" table:number-rows-spanned="1">
            <text:p>Niveau 2</text:p>
          </table:table-cell>
          <table:covered-table-cell table:style-name="ce231"/>
          <table:table-cell table:style-name="ce231" table:formula="of:=IF(4*COUNTIF([$'Niveau 2'.C3:$'Niveau 2'.C7];&quot;VRAI&quot;)-2*COUNTIF([$'Niveau 2'.C3:$'Niveau 2'.C7];&quot;FAUX&quot;)&lt;0;0;4*COUNTIF([$'Niveau 2'.C3:$'Niveau 2'.C7];&quot;VRAI&quot;)-2*COUNTIF([$'Niveau 2'.C3:$'Niveau 2'.C7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1" office:value-type="float" office:value="0.18035623155155" calcext:value-type="float">
            <text:p>0,18035623155155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3" calcext:value-type="float">
            <text:p>3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x+3" calcext:value-type="string">
            <text:p>y=-x+3</text:p>
          </table:table-cell>
          <table:table-cell table:style-name="ce231" table:formula="of:=RANK([.A7];[.$A$3:.$A$12];0)" office:value-type="float" office:value="8" calcext:value-type="float">
            <text:p>8</text:p>
          </table:table-cell>
          <table:table-cell table:style-name="ce231" table:formula="of:=INDEX([.$G$3:.$G$12];[.H7])" office:value-type="string" office:string-value="y=x+1" calcext:value-type="string">
            <text:p>y=x+1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-10" calcext:value-type="float">
            <text:p>-10</text:p>
          </table:table-cell>
          <table:table-cell table:style-name="ce233" table:formula="of:=IF([.H7]=1;[.$R$5];IF([.H7]=2;[.$R$5];INDEX([.$D$3:.$D$12];[.H7])*[.N7]+INDEX([.$E$3:.$E$12];[.H7])))" office:value-type="float" office:value="12" calcext:value-type="float">
            <text:p>12</text:p>
          </table:table-cell>
          <table:table-cell table:number-columns-repeated="3"/>
          <table:table-cell table:style-name="ce231" office:value-type="string" calcext:value-type="string" table:number-columns-spanned="2" table:number-rows-spanned="1">
            <text:p>Niveau 3</text:p>
          </table:table-cell>
          <table:covered-table-cell table:style-name="ce231"/>
          <table:table-cell table:style-name="ce231" table:formula="of:=IF(4*COUNTIF([$'Niveau 3'.C3:$'Niveau 3'.C7];&quot;VRAI&quot;)-2*COUNTIF([$'Niveau 3'.C3:$'Niveau 3'.C7];&quot;FAUX&quot;)&lt;0;0;4*COUNTIF([$'Niveau 3'.C3:$'Niveau 3'.C7];&quot;VRAI&quot;)-2*COUNTIF([$'Niveau 3'.C3:$'Niveau 3'.C7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1" office:value-type="float" office:value="0.83908679481858" calcext:value-type="float">
            <text:p>0,83908679481858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9" calcext:value-type="float">
            <text:p>9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5x+9" calcext:value-type="string">
            <text:p>y=-5x+9</text:p>
          </table:table-cell>
          <table:table-cell table:style-name="ce231" table:formula="of:=RANK([.A8];[.$A$3:.$A$12];0)" office:value-type="float" office:value="1" calcext:value-type="float">
            <text:p>1</text:p>
          </table:table-cell>
          <table:table-cell table:style-name="ce231" table:formula="of:=INDEX([.$G$3:.$G$12];[.H8])" office:value-type="string" office:string-value="x=-5" calcext:value-type="string">
            <text:p>x=-5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5" calcext:value-type="float">
            <text:p>-5</text:p>
          </table:table-cell>
          <table:table-cell table:style-name="ce233" table:formula="of:=IF([.H8]=1;[.$D$3];IF([.H8]=2;[.$D$4];[.$R$3]))" office:value-type="float" office:value="-5" calcext:value-type="float">
            <text:p>-5</text:p>
          </table:table-cell>
          <table:table-cell table:style-name="ce233" table:formula="of:=IF([.H8]=1;[.$R$4];IF([.H8]=2;[.$R$4];INDEX([.$D$3:.$D$12];[.H8])*[.M8]+INDEX([.$E$3:.$E$12];[.H8])))" office:value-type="float" office:value="-11" calcext:value-type="float">
            <text:p>-11</text:p>
          </table:table-cell>
          <table:table-cell table:style-name="ce233" table:formula="of:=IF([.H8]=1;[.$R$5];IF([.H8]=2;[.$R$5];INDEX([.$D$3:.$D$12];[.H8])*[.N8]+INDEX([.$E$3:.$E$12];[.H8])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1" office:value-type="float" office:value="0.704643681405172" calcext:value-type="float">
            <text:p>0,704643681405172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-3" calcext:value-type="float">
            <text:p>-3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3x-3" calcext:value-type="string">
            <text:p>y=-3x-3</text:p>
          </table:table-cell>
          <table:table-cell table:style-name="ce231" table:formula="of:=RANK([.A9];[.$A$3:.$A$12];0)" office:value-type="float" office:value="2" calcext:value-type="float">
            <text:p>2</text:p>
          </table:table-cell>
          <table:table-cell table:style-name="ce231" table:formula="of:=INDEX([.$G$3:.$G$12];[.H9])" office:value-type="string" office:string-value="x=4" calcext:value-type="string">
            <text:p>x=4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4" calcext:value-type="float">
            <text:p>4</text:p>
          </table:table-cell>
          <table:table-cell table:style-name="ce233" table:formula="of:=IF([.H9]=1;[.$D$3];IF([.H9]=2;[.$D$4];[.$R$3]))" office:value-type="float" office:value="4" calcext:value-type="float">
            <text:p>4</text:p>
          </table:table-cell>
          <table:table-cell table:style-name="ce233" table:formula="of:=IF([.H9]=1;[.$R$4];IF([.H9]=2;[.$R$4];INDEX([.$D$3:.$D$12];[.H9])*[.M9]+INDEX([.$E$3:.$E$12];[.H9])))" office:value-type="float" office:value="-11" calcext:value-type="float">
            <text:p>-11</text:p>
          </table:table-cell>
          <table:table-cell table:style-name="ce233" table:formula="of:=IF([.H9]=1;[.$R$5];IF([.H9]=2;[.$R$5];INDEX([.$D$3:.$D$12];[.H9])*[.N9]+INDEX([.$E$3:.$E$12];[.H9])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1" office:value-type="float" office:value="0.678852150818581" calcext:value-type="float">
            <text:p>0,678852150818581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231" table:formula="of:=IF([.A10]&lt;500000;&quot;+&quot;;&quot;-&quot;)" office:value-type="string" office:string-value="+" calcext:value-type="string">
            <text:p>+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x+1" calcext:value-type="string">
            <text:p>y=x+1</text:p>
          </table:table-cell>
          <table:table-cell table:style-name="ce231" table:formula="of:=RANK([.A10];[.$A$3:.$A$12];0)" office:value-type="float" office:value="3" calcext:value-type="float">
            <text:p>3</text:p>
          </table:table-cell>
          <table:table-cell table:style-name="ce231" table:formula="of:=INDEX([.$G$3:.$G$12];[.H10])" office:value-type="string" office:string-value="y=-5" calcext:value-type="string">
            <text:p>y=-5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-5" calcext:value-type="float">
            <text:p>-5</text:p>
          </table:table-cell>
          <table:table-cell table:style-name="ce233" table:formula="of:=IF([.H10]=1;[.$R$5];IF([.H10]=2;[.$R$5];INDEX([.$D$3:.$D$12];[.H10])*[.N10]+INDEX([.$E$3:.$E$12];[.H10])))" office:value-type="float" office:value="-5" calcext:value-type="float">
            <text:p>-5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1" office:value-type="float" office:value="0.612799196596478" calcext:value-type="float">
            <text:p>0,612799196596478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2x+8" calcext:value-type="string">
            <text:p>y=2x+8</text:p>
          </table:table-cell>
          <table:table-cell table:style-name="ce231" table:formula="of:=RANK([.A11];[.$A$3:.$A$12];0)" office:value-type="float" office:value="4" calcext:value-type="float">
            <text:p>4</text:p>
          </table:table-cell>
          <table:table-cell table:style-name="ce231" table:formula="of:=INDEX([.$G$3:.$G$12];[.H11])" office:value-type="string" office:string-value="y=6" calcext:value-type="string">
            <text:p>y=6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6" calcext:value-type="float">
            <text:p>6</text:p>
          </table:table-cell>
          <table:table-cell table:style-name="ce233" table:formula="of:=IF([.H11]=1;[.$R$5];IF([.H11]=2;[.$R$5];INDEX([.$D$3:.$D$12];[.H11])*[.N11]+INDEX([.$E$3:.$E$12];[.H11])))" office:value-type="float" office:value="6" calcext:value-type="float">
            <text:p>6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1" office:value-type="float" office:value="0.0775351499354433" calcext:value-type="float">
            <text:p>0,077535149935443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table:formula="of:=IF([.A12]&lt;500000;&quot;+&quot;;&quot;-&quot;)" office:value-type="string" office:string-value="+" calcext:value-type="string">
            <text:p>+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x-3" calcext:value-type="string">
            <text:p>y=x-3</text:p>
          </table:table-cell>
          <table:table-cell table:style-name="ce231" table:formula="of:=RANK([.A12];[.$A$3:.$A$12];0)" office:value-type="float" office:value="9" calcext:value-type="float">
            <text:p>9</text:p>
          </table:table-cell>
          <table:table-cell table:style-name="ce231" table:formula="of:=INDEX([.$G$3:.$G$12];[.H12])" office:value-type="string" office:string-value="y=2x+8" calcext:value-type="string">
            <text:p>y=2x+8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-14" calcext:value-type="float">
            <text:p>-14</text:p>
          </table:table-cell>
          <table:table-cell table:style-name="ce233" table:formula="of:=IF([.H12]=1;[.$R$5];IF([.H12]=2;[.$R$5];INDEX([.$D$3:.$D$12];[.H12])*[.N12]+INDEX([.$E$3:.$E$12];[.H12])))" office:value-type="float" office:value="30" calcext:value-type="float">
            <text:p>30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5" table:number-rows-repeated="2">
          <table:table-cell table:style-name="ce232" table:number-columns-repeated="2"/>
          <table:table-cell table:style-name="ce243" table:number-columns-repeated="3"/>
          <table:table-cell table:number-columns-repeated="1009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46" office:value-type="string" calcext:value-type="string">
            <text:p>Aléatoire</text:p>
          </table:table-cell>
          <table:table-cell table:style-name="ce246" office:value-type="string" calcext:value-type="string">
            <text:p>Rang</text:p>
          </table:table-cell>
          <table:table-cell table:style-name="ce246" office:value-type="string" calcext:value-type="string">
            <text:p>Variable</text:p>
          </table:table-cell>
          <table:table-cell table:style-name="ce246" office:value-type="string" calcext:value-type="string">
            <text:p>a</text:p>
          </table:table-cell>
          <table:table-cell table:style-name="ce246" office:value-type="string" calcext:value-type="string">
            <text:p>b</text:p>
          </table:table-cell>
          <table:table-cell table:style-name="ce246" office:value-type="string" calcext:value-type="string">
            <text:p>Signe</text:p>
          </table:table-cell>
          <table:table-cell table:style-name="ce246" office:value-type="string" calcext:value-type="string">
            <text:p>Concaténation</text:p>
          </table:table-cell>
          <table:table-cell table:style-name="ce246" office:value-type="string" calcext:value-type="string">
            <text:p>Choix</text:p>
          </table:table-cell>
          <table:table-cell table:style-name="ce246" office:value-type="string" calcext:value-type="string">
            <text:p>Équa niv2</text:p>
          </table:table-cell>
          <table:table-cell table:style-name="ce295"/>
          <table:table-cell table:style-name="ce263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number-columns-repeated="998"/>
          <table:table-cell table:style-name="ce203"/>
          <table:table-cell table:number-columns-repeated="9"/>
        </table:table-row>
        <table:table-row table:style-name="ro5">
          <table:table-cell table:style-name="ce230" office:value-type="float" office:value="0.832501405983974" calcext:value-type="float">
            <text:p>0,832501405983974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4" calcext:value-type="float">
            <text:p>4</text:p>
          </table:table-cell>
          <table:table-cell table:style-name="ce230" table:number-columns-repeated="2"/>
          <table:table-cell table:style-name="ce230" table:formula="of:=CONCATENATE([.C16];[.D16])" office:value-type="string" office:string-value="x=4" calcext:value-type="string">
            <text:p>x=4</text:p>
          </table:table-cell>
          <table:table-cell table:style-name="ce230" table:formula="of:=RANK([.A16];[.$A$16:.$A$29];0)" office:value-type="float" office:value="2" calcext:value-type="float">
            <text:p>2</text:p>
          </table:table-cell>
          <table:table-cell table:style-name="ce230" table:formula="of:=INDEX([.$G$16:.$G$29];[.H16])" office:value-type="string" office:string-value="y=1" calcext:value-type="string">
            <text:p>y=1</text:p>
          </table:table-cell>
          <table:table-cell table:style-name="ce232"/>
          <table:table-cell table:style-name="ce264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1" calcext:value-type="float">
            <text:p>1</text:p>
          </table:table-cell>
          <table:table-cell table:style-name="ce233" table:formula="of:=IF([.H16]=1;[.$R$5];INDEX([.$D$16:.$D$29];[.H16])*[.N16]+INDEX([.$E$16:.$E$29];[.H16]))" office:value-type="float" office:value="1" calcext:value-type="float">
            <text:p>1</text:p>
          </table:table-cell>
          <table:table-cell table:number-columns-repeated="1008"/>
        </table:table-row>
        <table:table-row table:style-name="ro5">
          <table:table-cell table:style-name="ce230" office:value-type="float" office:value="0.0985218962245907" calcext:value-type="float">
            <text:p>0,09852189622459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/>
          <table:table-cell table:style-name="ce230" table:formula="of:=CONCATENATE([.C17];[.E17])" office:value-type="string" office:string-value="y=1" calcext:value-type="string">
            <text:p>y=1</text:p>
          </table:table-cell>
          <table:table-cell table:style-name="ce230" table:formula="of:=RANK([.A17];[.$A$16:.$A$29];0)" office:value-type="float" office:value="10" calcext:value-type="float">
            <text:p>10</text:p>
          </table:table-cell>
          <table:table-cell table:style-name="ce230" table:formula="of:=INDEX([.$G$16:.$G$29];[.H17])" office:value-type="string" office:string-value="y=4x+8" calcext:value-type="string">
            <text:p>y=4x+8</text:p>
          </table:table-cell>
          <table:table-cell table:style-name="ce232"/>
          <table:table-cell table:style-name="ce264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36" calcext:value-type="float">
            <text:p>-36</text:p>
          </table:table-cell>
          <table:table-cell table:style-name="ce233" table:formula="of:=IF([.H17]=1;[.$R$5];INDEX([.$D$16:.$D$29];[.H17])*[.N17]+INDEX([.$E$16:.$E$29];[.H17]))" office:value-type="float" office:value="52" calcext:value-type="float">
            <text:p>52</text:p>
          </table:table-cell>
          <table:table-cell table:number-columns-repeated="1008"/>
        </table:table-row>
        <table:table-row table:style-name="ro5">
          <table:table-cell table:style-name="ce233" office:value-type="float" office:value="0.0942520149806332" calcext:value-type="float">
            <text:p>0,094252014980633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5" calcext:value-type="float">
            <text:p>5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4x+5" calcext:value-type="string">
            <text:p>y=-4x+5</text:p>
          </table:table-cell>
          <table:table-cell table:style-name="ce233" table:formula="of:=RANK([.A18];[.$A$16:.$A$29];0)" office:value-type="float" office:value="11" calcext:value-type="float">
            <text:p>11</text:p>
          </table:table-cell>
          <table:table-cell table:style-name="ce233" table:formula="of:=INDEX([.$G$16:.$G$29];[.H18])" office:value-type="string" office:string-value="y=5x-2" calcext:value-type="string">
            <text:p>y=5x-2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-57" calcext:value-type="float">
            <text:p>-57</text:p>
          </table:table-cell>
          <table:table-cell table:style-name="ce233" table:formula="of:=IF([.H18]=1;[.$R$5];INDEX([.$D$16:.$D$29];[.H18])*[.N18]+INDEX([.$E$16:.$E$29];[.H18]))" office:value-type="float" office:value="53" calcext:value-type="float">
            <text:p>53</text:p>
          </table:table-cell>
          <table:table-cell table:number-columns-repeated="1008"/>
        </table:table-row>
        <table:table-row table:style-name="ro5">
          <table:table-cell table:style-name="ce233" office:value-type="float" office:value="0.0360059280859859" calcext:value-type="float">
            <text:p>0,036005928085986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4x+10" calcext:value-type="string">
            <text:p>y=-4x+10</text:p>
          </table:table-cell>
          <table:table-cell table:style-name="ce233" table:formula="of:=RANK([.A19];[.$A$16:.$A$29];0)" office:value-type="float" office:value="13" calcext:value-type="float">
            <text:p>13</text:p>
          </table:table-cell>
          <table:table-cell table:style-name="ce262" table:formula="of:=INDEX([.$G$16:.$G$29];[.H19])" office:value-type="string" office:string-value="y=6x-20" calcext:value-type="string">
            <text:p>y=6x-20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86" calcext:value-type="float">
            <text:p>-86</text:p>
          </table:table-cell>
          <table:table-cell table:style-name="ce233" table:formula="of:=IF([.H19]=1;[.$R$5];INDEX([.$D$16:.$D$29];[.H19])*[.N19]+INDEX([.$E$16:.$E$29];[.H19]))" office:value-type="float" office:value="46" calcext:value-type="float">
            <text:p>46</text:p>
          </table:table-cell>
          <table:table-cell/>
          <table:table-cell table:style-name="ce285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227439169857556" calcext:value-type="float">
            <text:p>0,227439169857556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3x+12" calcext:value-type="string">
            <text:p>y=-3x+12</text:p>
          </table:table-cell>
          <table:table-cell table:style-name="ce231" table:formula="of:=RANK([.A20];[.$A$16:.$A$29];0)" office:value-type="float" office:value="8" calcext:value-type="float">
            <text:p>8</text:p>
          </table:table-cell>
          <table:table-cell table:style-name="ce231" table:formula="of:=INDEX([.$G$16:.$G$29];[.H20])" office:value-type="string" office:string-value="y=-7x+15" calcext:value-type="string">
            <text:p>y=-7x+15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92" calcext:value-type="float">
            <text:p>92</text:p>
          </table:table-cell>
          <table:table-cell table:style-name="ce233" table:formula="of:=IF([.H20]=1;[.$R$5];INDEX([.$D$16:.$D$29];[.H20])*[.N20]+INDEX([.$E$16:.$E$29];[.H20]))" office:value-type="float" office:value="-62" calcext:value-type="float">
            <text:p>-62</text:p>
          </table:table-cell>
          <table:table-cell/>
          <table:table-cell table:style-name="ce286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274990438405775" calcext:value-type="float">
            <text:p>0,274990438405775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4x-1" calcext:value-type="string">
            <text:p>y=-4x-1</text:p>
          </table:table-cell>
          <table:table-cell table:style-name="ce231" table:formula="of:=RANK([.A21];[.$A$16:.$A$29];0)" office:value-type="float" office:value="7" calcext:value-type="float">
            <text:p>7</text:p>
          </table:table-cell>
          <table:table-cell table:style-name="ce231" table:formula="of:=INDEX([.$G$16:.$G$29];[.H21])" office:value-type="string" office:string-value="y=-5x-7" calcext:value-type="string">
            <text:p>y=-5x-7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48" calcext:value-type="float">
            <text:p>48</text:p>
          </table:table-cell>
          <table:table-cell table:style-name="ce233" table:formula="of:=IF([.H21]=1;[.$R$5];INDEX([.$D$16:.$D$29];[.H21])*[.N21]+INDEX([.$E$16:.$E$29];[.H21]))" office:value-type="float" office:value="-62" calcext:value-type="float">
            <text:p>-62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515563227129798" calcext:value-type="float">
            <text:p>0,515563227129798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-7" calcext:value-type="float">
            <text:p>-7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5x-7" calcext:value-type="string">
            <text:p>y=-5x-7</text:p>
          </table:table-cell>
          <table:table-cell table:style-name="ce231" table:formula="of:=RANK([.A22];[.$A$16:.$A$29];0)" office:value-type="float" office:value="5" calcext:value-type="float">
            <text:p>5</text:p>
          </table:table-cell>
          <table:table-cell table:style-name="ce231" table:formula="of:=INDEX([.$G$16:.$G$29];[.H22])" office:value-type="string" office:string-value="y=-3x+12" calcext:value-type="string">
            <text:p>y=-3x+12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45" calcext:value-type="float">
            <text:p>45</text:p>
          </table:table-cell>
          <table:table-cell table:style-name="ce233" table:formula="of:=IF([.H22]=1;[.$R$5];INDEX([.$D$16:.$D$29];[.H22])*[.N22]+INDEX([.$E$16:.$E$29];[.H22]))" office:value-type="float" office:value="-21" calcext:value-type="float">
            <text:p>-21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0323069492460022" calcext:value-type="float">
            <text:p>0,032306949246002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7" calcext:value-type="float">
            <text:p>-7</text:p>
          </table:table-cell>
          <table:table-cell table:style-name="ce231" office:value-type="float" office:value="15" calcext:value-type="float">
            <text:p>15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7x+15" calcext:value-type="string">
            <text:p>y=-7x+15</text:p>
          </table:table-cell>
          <table:table-cell table:style-name="ce231" table:formula="of:=RANK([.A23];[.$A$16:.$A$29];0)" office:value-type="float" office:value="14" calcext:value-type="float">
            <text:p>14</text:p>
          </table:table-cell>
          <table:table-cell table:style-name="ce231" table:formula="of:=INDEX([.$G$16:.$G$29];[.H23])" office:value-type="string" office:string-value="y=5x-11" calcext:value-type="string">
            <text:p>y=5x-11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-66" calcext:value-type="float">
            <text:p>-66</text:p>
          </table:table-cell>
          <table:table-cell table:style-name="ce233" table:formula="of:=IF([.H23]=1;[.$R$5];INDEX([.$D$16:.$D$29];[.H23])*[.N23]+INDEX([.$E$16:.$E$29];[.H23]))" office:value-type="float" office:value="44" calcext:value-type="float">
            <text:p>44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952309622368625" calcext:value-type="float">
            <text:p>0,952309622368625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5" calcext:value-type="float">
            <text:p>5</text:p>
          </table:table-cell>
          <table:table-cell table:style-name="ce231" table:formula="of:=IF([.A24]&lt;500000;&quot;+&quot;;&quot;-&quot;)" office:value-type="string" office:string-value="+" calcext:value-type="string">
            <text:p>+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5x+5" calcext:value-type="string">
            <text:p>y=5x+5</text:p>
          </table:table-cell>
          <table:table-cell table:style-name="ce231" table:formula="of:=RANK([.A24];[.$A$16:.$A$29];0)" office:value-type="float" office:value="1" calcext:value-type="float">
            <text:p>1</text:p>
          </table:table-cell>
          <table:table-cell table:style-name="ce231" table:formula="of:=INDEX([.$G$16:.$G$29];[.H24])" office:value-type="string" office:string-value="x=4" calcext:value-type="string">
            <text:p>x=4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4" calcext:value-type="float">
            <text:p>4</text:p>
          </table:table-cell>
          <table:table-cell table:style-name="ce233" table:formula="of:=IF([.H24]=1;[.$D$16];[.$R$3])" office:value-type="float" office:value="4" calcext:value-type="float">
            <text:p>4</text:p>
          </table:table-cell>
          <table:table-cell table:style-name="ce233" table:formula="of:=IF([.H24]=1;[.$R$4];INDEX([.$D$16:.$D$29];[.H24])*[.M24]+INDEX([.$E$16:.$E$29];[.H24]))" office:value-type="float" office:value="-11" calcext:value-type="float">
            <text:p>-11</text:p>
          </table:table-cell>
          <table:table-cell table:style-name="ce233" table:formula="of:=IF([.H24]=1;[.$R$5];INDEX([.$D$16:.$D$29];[.H24])*[.N24]+INDEX([.$E$16:.$E$29];[.H24]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0923574469221578" calcext:value-type="float">
            <text:p>0,092357446922158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4x+8" calcext:value-type="string">
            <text:p>y=4x+8</text:p>
          </table:table-cell>
          <table:table-cell table:style-name="ce231" table:formula="of:=RANK([.A25];[.$A$16:.$A$29];0)" office:value-type="float" office:value="12" calcext:value-type="float">
            <text:p>12</text:p>
          </table:table-cell>
          <table:table-cell table:style-name="ce257" table:formula="of:=INDEX([.$G$16:.$G$29];[.H25])" office:value-type="string" office:string-value="y=4x-14" calcext:value-type="string">
            <text:p>y=4x-14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-58" calcext:value-type="float">
            <text:p>-58</text:p>
          </table:table-cell>
          <table:table-cell table:style-name="ce233" table:formula="of:=IF([.H25]=1;[.$R$5];INDEX([.$D$16:.$D$29];[.H25])*[.N25]+INDEX([.$E$16:.$E$29];[.H25]))" office:value-type="float" office:value="30" calcext:value-type="float">
            <text:p>3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803710792115178" calcext:value-type="float">
            <text:p>0,803710792115178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table:formula="of:=IF([.A26]&lt;500000;&quot;+&quot;;&quot;-&quot;)" office:value-type="string" office:string-value="+" calcext:value-type="string">
            <text:p>+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5x-2" calcext:value-type="string">
            <text:p>y=5x-2</text:p>
          </table:table-cell>
          <table:table-cell table:style-name="ce231" table:formula="of:=RANK([.A26];[.$A$16:.$A$29];0)" office:value-type="float" office:value="3" calcext:value-type="float">
            <text:p>3</text:p>
          </table:table-cell>
          <table:table-cell table:style-name="ce231" table:formula="of:=INDEX([.$G$16:.$G$29];[.H26])" office:value-type="string" office:string-value="y=-4x+5" calcext:value-type="string">
            <text:p>y=-4x+5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49" calcext:value-type="float">
            <text:p>49</text:p>
          </table:table-cell>
          <table:table-cell table:style-name="ce233" table:formula="of:=IF([.H26]=1;[.$R$5];INDEX([.$D$16:.$D$29];[.H26])*[.N26]+INDEX([.$E$16:.$E$29];[.H26]))" office:value-type="float" office:value="-39" calcext:value-type="float">
            <text:p>-39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187706919302487" calcext:value-type="float">
            <text:p>0,187706919302487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-14" calcext:value-type="float">
            <text:p>-14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4x-14" calcext:value-type="string">
            <text:p>y=4x-14</text:p>
          </table:table-cell>
          <table:table-cell table:style-name="ce231" table:formula="of:=RANK([.A27];[.$A$16:.$A$29];0)" office:value-type="float" office:value="9" calcext:value-type="float">
            <text:p>9</text:p>
          </table:table-cell>
          <table:table-cell table:style-name="ce257" table:formula="of:=INDEX([.$G$16:.$G$29];[.H27])" office:value-type="string" office:string-value="y=5x+5" calcext:value-type="string">
            <text:p>y=5x+5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-50" calcext:value-type="float">
            <text:p>-50</text:p>
          </table:table-cell>
          <table:table-cell table:style-name="ce233" table:formula="of:=IF([.H27]=1;[.$R$5];INDEX([.$D$16:.$D$29];[.H27])*[.N27]+INDEX([.$E$16:.$E$29];[.H27]))" office:value-type="float" office:value="60" calcext:value-type="float">
            <text:p>6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317829853400485" calcext:value-type="float">
            <text:p>0,317829853400485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-20" calcext:value-type="float">
            <text:p>-20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20" calcext:value-type="string">
            <text:p>y=6x-20</text:p>
          </table:table-cell>
          <table:table-cell table:style-name="ce231" table:formula="of:=RANK([.A28];[.$A$16:.$A$29];0)" office:value-type="float" office:value="6" calcext:value-type="float">
            <text:p>6</text:p>
          </table:table-cell>
          <table:table-cell table:style-name="ce231" table:formula="of:=INDEX([.$G$16:.$G$29];[.H28])" office:value-type="string" office:string-value="y=-4x-1" calcext:value-type="string">
            <text:p>y=-4x-1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43" calcext:value-type="float">
            <text:p>43</text:p>
          </table:table-cell>
          <table:table-cell table:style-name="ce233" table:formula="of:=IF([.H28]=1;[.$R$5];INDEX([.$D$16:.$D$29];[.H28])*[.N28]+INDEX([.$E$16:.$E$29];[.H28]))" office:value-type="float" office:value="-45" calcext:value-type="float">
            <text:p>-45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655715419687377" calcext:value-type="float">
            <text:p>0,655715419687377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11" calcext:value-type="float">
            <text:p>-11</text:p>
          </table:table-cell>
          <table:table-cell table:style-name="ce231" table:formula="of:=IF([.A29]&lt;500000;&quot;+&quot;;&quot;-&quot;)" office:value-type="string" office:string-value="+" calcext:value-type="string">
            <text:p>+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5x-11" calcext:value-type="string">
            <text:p>y=5x-11</text:p>
          </table:table-cell>
          <table:table-cell table:style-name="ce231" table:formula="of:=RANK([.A29];[.$A$16:.$A$29];0)" office:value-type="float" office:value="4" calcext:value-type="float">
            <text:p>4</text:p>
          </table:table-cell>
          <table:table-cell table:style-name="ce231" table:formula="of:=INDEX([.$G$16:.$G$29];[.H29])" office:value-type="string" office:string-value="y=-4x+10" calcext:value-type="string">
            <text:p>y=-4x+10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54" calcext:value-type="float">
            <text:p>54</text:p>
          </table:table-cell>
          <table:table-cell table:style-name="ce233" table:formula="of:=IF([.H29]=1;[.$R$5];INDEX([.$D$16:.$D$29];[.H29])*[.N29]+INDEX([.$E$16:.$E$29];[.H29]))" office:value-type="float" office:value="-34" calcext:value-type="float">
            <text:p>-34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number-columns-repeated="21"/>
          <table:table-cell table:style-name="ce246" office:value-type="string" calcext:value-type="string">
            <text:p>Dénom</text:p>
          </table:table-cell>
          <table:table-cell table:number-columns-repeated="2" table:style-name="ce246" office:value-type="string" calcext:value-type="string">
            <text:p>Fraction</text:p>
          </table:table-cell>
          <table:table-cell table:number-columns-repeated="1000"/>
        </table:table-row>
        <table:table-row table:style-name="ro5">
          <table:table-cell table:style-name="ce246" office:value-type="string" calcext:value-type="string">
            <text:p>Aléatoire</text:p>
          </table:table-cell>
          <table:table-cell table:style-name="ce246" office:value-type="string" calcext:value-type="string">
            <text:p>Rang</text:p>
          </table:table-cell>
          <table:table-cell table:style-name="ce246" office:value-type="string" calcext:value-type="string">
            <text:p>Variable</text:p>
          </table:table-cell>
          <table:table-cell table:style-name="ce246" office:value-type="string" calcext:value-type="string">
            <text:p>a num</text:p>
          </table:table-cell>
          <table:table-cell table:style-name="ce246" office:value-type="string" calcext:value-type="string">
            <text:p>a dénom</text:p>
          </table:table-cell>
          <table:table-cell table:style-name="ce246" office:value-type="string" calcext:value-type="string">
            <text:p>b num</text:p>
          </table:table-cell>
          <table:table-cell table:style-name="ce246" office:value-type="string" calcext:value-type="string">
            <text:p>b dénom</text:p>
          </table:table-cell>
          <table:table-cell table:style-name="ce246" office:value-type="string" calcext:value-type="string">
            <text:p>Signe</text:p>
          </table:table-cell>
          <table:table-cell table:style-name="ce246" office:value-type="string" calcext:value-type="string">
            <text:p>Concaténation</text:p>
          </table:table-cell>
          <table:table-cell table:style-name="ce246" office:value-type="string" calcext:value-type="string">
            <text:p>Choix</text:p>
          </table:table-cell>
          <table:table-cell table:style-name="ce246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46" office:value-type="string" calcext:value-type="string">
            <text:p>Num</text:p>
          </table:table-cell>
          <table:table-cell table:style-name="ce246" office:value-type="string" calcext:value-type="string">
            <text:p>Dénom</text:p>
          </table:table-cell>
          <table:table-cell table:style-name="ce246" office:value-type="string" calcext:value-type="string">
            <text:p>PGCD</text:p>
          </table:table-cell>
          <table:table-cell table:style-name="ce246" office:value-type="string" calcext:value-type="string">
            <text:p>Num simp</text:p>
          </table:table-cell>
          <table:table-cell table:number-columns-repeated="3" table:style-name="ce246" office:value-type="string" calcext:value-type="string">
            <text:p>simp</text:p>
          </table:table-cell>
          <table:table-cell table:number-columns-repeated="990"/>
          <table:table-cell table:style-name="ce203" table:number-columns-repeated="10"/>
        </table:table-row>
        <table:table-row table:style-name="ro5">
          <table:table-cell table:style-name="ce230" office:value-type="float" office:value="0.480105680388954" calcext:value-type="float">
            <text:p>0,480105680388954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6" calcext:value-type="float">
            <text:p>6</text:p>
          </table:table-cell>
          <table:table-cell table:style-name="ce230" table:formula="of:=[.V32]" office:value-type="float" office:value="11" calcext:value-type="float">
            <text:p>11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6x/11+7" calcext:value-type="string">
            <text:p>y=6x/11+7</text:p>
          </table:table-cell>
          <table:table-cell table:style-name="ce230" table:formula="of:=RANK([.A32];[.$A$32:.$A$51];0)" office:value-type="float" office:value="11" calcext:value-type="float">
            <text:p>11</text:p>
          </table:table-cell>
          <table:table-cell table:style-name="ce230" table:formula="of:=INDEX([.$I$32:.$I$51];[.J32])" office:value-type="string" office:string-value="y=8x/9+3" calcext:value-type="string">
            <text:p>y=8x/9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-6.77777777777778" calcext:value-type="float">
            <text:p>-6,77777777777778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12.7777777777778" calcext:value-type="float">
            <text:p>12,7777777777778</text:p>
          </table:table-cell>
          <table:table-cell/>
          <table:table-cell table:style-name="ce233" table:formula="of:=[.E54]-[.C54]" office:value-type="float" office:value="6" calcext:value-type="float">
            <text:p>6</text:p>
          </table:table-cell>
          <table:table-cell table:style-name="ce233" table:formula="of:=[.D54]-[.B54]" office:value-type="float" office:value="11" calcext:value-type="float">
            <text:p>11</text:p>
          </table:table-cell>
          <table:table-cell table:style-name="ce262" table:formula="of:=GCD(ABS([.R32]);ABS([.S32]))" office:value-type="float" office:value="1" calcext:value-type="float">
            <text:p>1</text:p>
          </table:table-cell>
          <table:table-cell table:style-name="ce262" table:formula="of:=[.R32]/[.T32]" office:value-type="float" office:value="6" calcext:value-type="float">
            <text:p>6</text:p>
          </table:table-cell>
          <table:table-cell table:style-name="ce262" table:formula="of:=[.S32]/[.T32]" office:value-type="float" office:value="11" calcext:value-type="float">
            <text:p>11</text:p>
          </table:table-cell>
          <table:table-cell table:style-name="ce289" table:formula="of:=[.U32]/[.V32]" office:value-type="float" office:value="0.545454545454545" calcext:value-type="float">
            <text:p><text:s/>6/11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0.545454545454545" calcext:value-type="float">
            <text:p><text:s/>6/11</text:p>
          </table:table-cell>
          <table:table-cell table:number-columns-repeated="1000"/>
        </table:table-row>
        <table:table-row table:style-name="ro5">
          <table:table-cell table:style-name="ce230" office:value-type="float" office:value="0.419831552687209" calcext:value-type="float">
            <text:p>0,419831552687209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7" calcext:value-type="float">
            <text:p>7</text:p>
          </table:table-cell>
          <table:table-cell table:style-name="ce230" table:formula="of:=[.V33]" office:value-type="float" office:value="13" calcext:value-type="float">
            <text:p>13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7x/13+8" calcext:value-type="string">
            <text:p>y=7x/13+8</text:p>
          </table:table-cell>
          <table:table-cell table:style-name="ce230" table:formula="of:=RANK([.A33];[.$A$32:.$A$51];0)" office:value-type="float" office:value="13" calcext:value-type="float">
            <text:p>13</text:p>
          </table:table-cell>
          <table:table-cell table:style-name="ce258" table:formula="of:=INDEX([.$I$32:.$I$51];[.J33])" office:value-type="string" office:string-value="y=-2x+4" calcext:value-type="string">
            <text:p>y=-2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26" calcext:value-type="float">
            <text:p>26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-18" calcext:value-type="float">
            <text:p>-18</text:p>
          </table:table-cell>
          <table:table-cell/>
          <table:table-cell table:style-name="ce233" table:formula="of:=[.E55]-[.C55]" office:value-type="float" office:value="7" calcext:value-type="float">
            <text:p>7</text:p>
          </table:table-cell>
          <table:table-cell table:style-name="ce233" table:formula="of:=[.D55]-[.B55]" office:value-type="float" office:value="13" calcext:value-type="float">
            <text:p>13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7" calcext:value-type="float">
            <text:p>7</text:p>
          </table:table-cell>
          <table:table-cell table:style-name="ce262" table:formula="of:=[.S33]/[.T33]" office:value-type="float" office:value="13" calcext:value-type="float">
            <text:p>13</text:p>
          </table:table-cell>
          <table:table-cell table:style-name="ce289" table:formula="of:=[.U33]/[.V33]" office:value-type="float" office:value="0.538461538461538" calcext:value-type="float">
            <text:p><text:s/>7/13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538461538461538" calcext:value-type="float">
            <text:p><text:s/>7/13</text:p>
          </table:table-cell>
          <table:table-cell table:number-columns-repeated="1000"/>
        </table:table-row>
        <table:table-row table:style-name="ro5">
          <table:table-cell table:style-name="ce230" office:value-type="float" office:value="0.75543393481349" calcext:value-type="float">
            <text:p>0,75543393481349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7" calcext:value-type="float">
            <text:p>-7</text:p>
          </table:table-cell>
          <table:table-cell table:style-name="ce230" table:formula="of:=[.V34]" office:value-type="float" office:value="12" calcext:value-type="float">
            <text:p>12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7x/12+8" calcext:value-type="string">
            <text:p>y=-7x/12+8</text:p>
          </table:table-cell>
          <table:table-cell table:style-name="ce230" table:formula="of:=RANK([.A34];[.$A$32:.$A$51];0)" office:value-type="float" office:value="4" calcext:value-type="float">
            <text:p>4</text:p>
          </table:table-cell>
          <table:table-cell table:style-name="ce230" table:formula="of:=INDEX([.$I$32:.$I$51];[.J34])" office:value-type="string" office:string-value="y=-x/4+2" calcext:value-type="string">
            <text:p>y=-x/4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4.75" calcext:value-type="float">
            <text:p>4,75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-0.75" calcext:value-type="float">
            <text:p>-0,75</text:p>
          </table:table-cell>
          <table:table-cell/>
          <table:table-cell table:style-name="ce233" table:formula="of:=[.E56]-[.C56]" office:value-type="float" office:value="-7" calcext:value-type="float">
            <text:p>-7</text:p>
          </table:table-cell>
          <table:table-cell table:style-name="ce233" table:formula="of:=[.D56]-[.B56]" office:value-type="float" office:value="12" calcext:value-type="float">
            <text:p>12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7" calcext:value-type="float">
            <text:p>-7</text:p>
          </table:table-cell>
          <table:table-cell table:style-name="ce262" table:formula="of:=[.S34]/[.T34]" office:value-type="float" office:value="12" calcext:value-type="float">
            <text:p>12</text:p>
          </table:table-cell>
          <table:table-cell table:style-name="ce289" table:formula="of:=[.U34]/[.V34]" office:value-type="float" office:value="-0.583333333333333" calcext:value-type="float">
            <text:p>- 7/12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583333333333333" calcext:value-type="float">
            <text:p>- 7/12</text:p>
          </table:table-cell>
          <table:table-cell table:number-columns-repeated="1000"/>
        </table:table-row>
        <table:table-row table:style-name="ro5">
          <table:table-cell table:style-name="ce230" office:value-type="float" office:value="0.0458569100832325" calcext:value-type="float">
            <text:p>0,045856910083233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1" calcext:value-type="float">
            <text:p>-1</text:p>
          </table:table-cell>
          <table:table-cell table:style-name="ce230" table:formula="of:=[.V35]" office:value-type="float" office:value="4" calcext:value-type="float">
            <text:p>4</text:p>
          </table:table-cell>
          <table:table-cell table:style-name="ce258" office:value-type="float" office:value="2" calcext:value-type="float">
            <text:p>2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x/4+2" calcext:value-type="string">
            <text:p>y=-x/4+2</text:p>
          </table:table-cell>
          <table:table-cell table:style-name="ce230" table:formula="of:=RANK([.A35];[.$A$32:.$A$51];0)" office:value-type="float" office:value="20" calcext:value-type="float">
            <text:p>20</text:p>
          </table:table-cell>
          <table:table-cell table:style-name="ce230" table:formula="of:=INDEX([.$I$32:.$I$51];[.J35])" office:value-type="string" office:string-value="y=-5x/8+5" calcext:value-type="string">
            <text:p>y=-5x/8+5</text:p>
          </table:table-cell>
          <table:table-cell table:style-name="ce295"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11.875" calcext:value-type="float">
            <text:p>11,87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-1.875" calcext:value-type="float">
            <text:p>-1,875</text:p>
          </table:table-cell>
          <table:table-cell/>
          <table:table-cell table:style-name="ce233" table:formula="of:=[.E57]-[.C57]" office:value-type="float" office:value="-4" calcext:value-type="float">
            <text:p>-4</text:p>
          </table:table-cell>
          <table:table-cell table:style-name="ce233" table:formula="of:=[.D57]-[.B57]" office:value-type="float" office:value="16" calcext:value-type="float">
            <text:p>16</text:p>
          </table:table-cell>
          <table:table-cell table:style-name="ce262" table:formula="of:=GCD(ABS([.R35]);ABS([.S35]))" office:value-type="float" office:value="4" calcext:value-type="float">
            <text:p>4</text:p>
          </table:table-cell>
          <table:table-cell table:style-name="ce262" table:formula="of:=[.R35]/[.T35]" office:value-type="float" office:value="-1" calcext:value-type="float">
            <text:p>-1</text:p>
          </table:table-cell>
          <table:table-cell table:style-name="ce262" table:formula="of:=[.S35]/[.T35]" office:value-type="float" office:value="4" calcext:value-type="float">
            <text:p>4</text:p>
          </table:table-cell>
          <table:table-cell table:style-name="ce289" table:formula="of:=[.U35]/[.V35]" office:value-type="float" office:value="-0.25" calcext:value-type="float">
            <text:p>- 1/4 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25" calcext:value-type="float">
            <text:p>- 1/4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5" office:value-type="float" office:value="0.666136778785865" calcext:value-type="float">
            <text:p>0,666136778785865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-2x+4" calcext:value-type="string">
            <text:p>y=-2x+4</text:p>
          </table:table-cell>
          <table:table-cell table:style-name="ce235" table:formula="of:=RANK([.A36];[.$A$32:.$A$51];0)" office:value-type="float" office:value="9" calcext:value-type="float">
            <text:p>9</text:p>
          </table:table-cell>
          <table:table-cell table:style-name="ce235" table:formula="of:=INDEX([.$I$32:.$I$51];[.J36])" office:value-type="string" office:string-value="y=2x/7+3" calcext:value-type="string">
            <text:p>y=2x/7+3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-0.142857142857143" calcext:value-type="float">
            <text:p>-0,142857142857143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6.14285714285714" calcext:value-type="float">
            <text:p>6,14285714285714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5" office:value-type="float" office:value="0.197609045119519" calcext:value-type="float">
            <text:p>0,197609045119519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+" calcext:value-type="string">
            <text:p>+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-4x+7" calcext:value-type="string">
            <text:p>y=-4x+7</text:p>
          </table:table-cell>
          <table:table-cell table:style-name="ce235" table:formula="of:=RANK([.A37];[.$A$32:.$A$51];0)" office:value-type="float" office:value="18" calcext:value-type="float">
            <text:p>18</text:p>
          </table:table-cell>
          <table:table-cell table:style-name="ce235" table:formula="of:=INDEX([.$I$32:.$I$51];[.J37])" office:value-type="string" office:string-value="y=7x/10+7" calcext:value-type="string">
            <text:p>y=7x/10+7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-0.7" calcext:value-type="float">
            <text:p>-0,7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14.7" calcext:value-type="float">
            <text:p>14,7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5" office:value-type="float" office:value="0.367452450018466" calcext:value-type="float">
            <text:p>0,367452450018466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3" calcext:value-type="float">
            <text:p>3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8" calcext:value-type="float">
            <text:p>8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3x+8" calcext:value-type="string">
            <text:p>y=3x+8</text:p>
          </table:table-cell>
          <table:table-cell table:style-name="ce235" table:formula="of:=RANK([.A38];[.$A$32:.$A$51];0)" office:value-type="float" office:value="14" calcext:value-type="float">
            <text:p>14</text:p>
          </table:table-cell>
          <table:table-cell table:style-name="ce235" table:formula="of:=INDEX([.$I$32:.$I$51];[.J38])" office:value-type="string" office:string-value="y=2x/11+7" calcext:value-type="string">
            <text:p>y=2x/11+7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5" calcext:value-type="float">
            <text:p>5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9" calcext:value-type="float">
            <text:p>9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5" office:value-type="float" office:value="0.523285798167938" calcext:value-type="float">
            <text:p>0,523285798167938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+" calcext:value-type="string">
            <text:p>+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4x+5" calcext:value-type="string">
            <text:p>y=-4x+5</text:p>
          </table:table-cell>
          <table:table-cell table:style-name="ce235" table:formula="of:=RANK([.A39];[.$A$32:.$A$51];0)" office:value-type="float" office:value="10" calcext:value-type="float">
            <text:p>10</text:p>
          </table:table-cell>
          <table:table-cell table:style-name="ce235" table:formula="of:=INDEX([.$I$32:.$I$51];[.J39])" office:value-type="string" office:string-value="y=-4x/9+9" calcext:value-type="string">
            <text:p>y=-4x/9+9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13.8888888888889" calcext:value-type="float">
            <text:p>13,8888888888889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4.11111111111111" calcext:value-type="float">
            <text:p>4,11111111111111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295848610315167" calcext:value-type="float">
            <text:p>0,295848610315167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7" calcext:value-type="float">
            <text:p>7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+" calcext:value-type="string">
            <text:p>+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2x/7+3" calcext:value-type="string">
            <text:p>y=2x/7+3</text:p>
          </table:table-cell>
          <table:table-cell table:style-name="ce231" table:formula="of:=RANK([.A40];[.$A$32:.$A$51];0)" office:value-type="float" office:value="16" calcext:value-type="float">
            <text:p>16</text:p>
          </table:table-cell>
          <table:table-cell table:style-name="ce233" table:formula="of:=INDEX([.$I$32:.$I$51];[.J40])" office:value-type="string" office:string-value="y=x/2+4" calcext:value-type="string">
            <text:p>y=x/2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-1.5" calcext:value-type="float">
            <text:p>-1,5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9.5" calcext:value-type="float">
            <text:p>9,5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7" calcext:value-type="float">
            <text:p>7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7" calcext:value-type="float">
            <text:p>7</text:p>
          </table:table-cell>
          <table:table-cell table:style-name="ce283" table:formula="of:=[.U40]/[.V40]" office:value-type="float" office:value="0.285714285714286" calcext:value-type="float">
            <text:p><text:s/>2/7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0.285714285714286" calcext:value-type="float">
            <text:p><text:s/>2/7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717262229462793" calcext:value-type="float">
            <text:p>0,717262229462793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-4" calcext:value-type="float">
            <text:p>-4</text:p>
          </table:table-cell>
          <table:table-cell table:style-name="ce257" table:formula="of:=[.S41]/[.T41]" office:value-type="float" office:value="9" calcext:value-type="float">
            <text:p>9</text:p>
          </table:table-cell>
          <table:table-cell table:style-name="ce231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+" calcext:value-type="string">
            <text:p>+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-4x/9+9" calcext:value-type="string">
            <text:p>y=-4x/9+9</text:p>
          </table:table-cell>
          <table:table-cell table:style-name="ce231" table:formula="of:=RANK([.A41];[.$A$32:.$A$51];0)" office:value-type="float" office:value="6" calcext:value-type="float">
            <text:p>6</text:p>
          </table:table-cell>
          <table:table-cell table:style-name="ce233" table:formula="of:=INDEX([.$I$32:.$I$51];[.J41])" office:value-type="string" office:string-value="y=-4x+7" calcext:value-type="string">
            <text:p>y=-4x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51" calcext:value-type="float">
            <text:p>51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-37" calcext:value-type="float">
            <text:p>-37</text:p>
          </table:table-cell>
          <table:table-cell/>
          <table:table-cell table:style-name="ce257" office:value-type="float" office:value="-4" calcext:value-type="float">
            <text:p>-4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-4" calcext:value-type="float">
            <text:p>-4</text:p>
          </table:table-cell>
          <table:table-cell table:style-name="ce257" table:formula="of:=[.S41]/[.T41]" office:value-type="float" office:value="9" calcext:value-type="float">
            <text:p>9</text:p>
          </table:table-cell>
          <table:table-cell table:style-name="ce283" table:formula="of:=[.U41]/[.V41]" office:value-type="float" office:value="-0.444444444444444" calcext:value-type="float">
            <text:p>- 4/9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-0.444444444444444" calcext:value-type="float">
            <text:p>- 4/9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719084879169403" calcext:value-type="float">
            <text:p>0,719084879169403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8" calcext:value-type="float">
            <text:p>8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8x/9+3" calcext:value-type="string">
            <text:p>y=8x/9+3</text:p>
          </table:table-cell>
          <table:table-cell table:style-name="ce231" table:formula="of:=RANK([.A42];[.$A$32:.$A$51];0)" office:value-type="float" office:value="5" calcext:value-type="float">
            <text:p>5</text:p>
          </table:table-cell>
          <table:table-cell table:style-name="ce233" table:formula="of:=INDEX([.$I$32:.$I$51];[.J42])" office:value-type="string" office:string-value="y=-2x+4" calcext:value-type="string">
            <text:p>y=-2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26" calcext:value-type="float">
            <text:p>26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-18" calcext:value-type="float">
            <text:p>-18</text:p>
          </table:table-cell>
          <table:table-cell/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8" calcext:value-type="float">
            <text:p>8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83" table:formula="of:=[.U42]/[.V42]" office:value-type="float" office:value="0.888888888888889" calcext:value-type="float">
            <text:p><text:s/>8/9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0.888888888888889" calcext:value-type="float">
            <text:p><text:s/>8/9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963587105964016" calcext:value-type="float">
            <text:p>0,963587105964016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5" calcext:value-type="float">
            <text:p>5</text:p>
          </table:table-cell>
          <table:table-cell table:style-name="ce231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2x/5+6" calcext:value-type="string">
            <text:p>y=2x/5+6</text:p>
          </table:table-cell>
          <table:table-cell table:style-name="ce231" table:formula="of:=RANK([.A43];[.$A$32:.$A$51];0)" office:value-type="float" office:value="2" calcext:value-type="float">
            <text:p>2</text:p>
          </table:table-cell>
          <table:table-cell table:style-name="ce233" table:formula="of:=INDEX([.$I$32:.$I$51];[.J43])" office:value-type="string" office:string-value="y=7x/13+8" calcext:value-type="string">
            <text:p>y=7x/13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2.07692307692308" calcext:value-type="float">
            <text:p>2,07692307692308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13.9230769230769" calcext:value-type="float">
            <text:p>13,9230769230769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5" calcext:value-type="float">
            <text:p>5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5" calcext:value-type="float">
            <text:p>5</text:p>
          </table:table-cell>
          <table:table-cell table:style-name="ce283" table:formula="of:=[.U43]/[.V43]" office:value-type="float" office:value="0.4" calcext:value-type="float">
            <text:p><text:s/>2/5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0.4" calcext:value-type="float">
            <text:p><text:s/>2/5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669991387851391" calcext:value-type="float">
            <text:p>0,669991387851391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-2" calcext:value-type="float">
            <text:p>-2</text:p>
          </table:table-cell>
          <table:table-cell table:style-name="ce257" table:formula="of:=[.S44]/[.T44]" office:value-type="float" office:value="1" calcext:value-type="float">
            <text:p>1</text:p>
          </table:table-cell>
          <table:table-cell table:style-name="ce231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-2x+4" calcext:value-type="string">
            <text:p>y=-2x+4</text:p>
          </table:table-cell>
          <table:table-cell table:style-name="ce231" table:formula="of:=RANK([.A44];[.$A$32:.$A$51];0)" office:value-type="float" office:value="8" calcext:value-type="float">
            <text:p>8</text:p>
          </table:table-cell>
          <table:table-cell table:style-name="ce233" table:formula="of:=INDEX([.$I$32:.$I$51];[.J44])" office:value-type="string" office:string-value="y=-4x+5" calcext:value-type="string">
            <text:p>y=-4x+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49" calcext:value-type="float">
            <text:p>49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-39" calcext:value-type="float">
            <text:p>-39</text:p>
          </table:table-cell>
          <table:table-cell/>
          <table:table-cell table:style-name="ce257" office:value-type="float" office:value="-6" calcext:value-type="float">
            <text:p>-6</text:p>
          </table:table-cell>
          <table:table-cell table:style-name="ce257" office:value-type="float" office:value="3" calcext:value-type="float">
            <text:p>3</text:p>
          </table:table-cell>
          <table:table-cell table:style-name="ce257" table:formula="of:=GCD(ABS([.R44]);ABS([.S44]))" office:value-type="float" office:value="3" calcext:value-type="float">
            <text:p>3</text:p>
          </table:table-cell>
          <table:table-cell table:style-name="ce257" table:formula="of:=[.R44]/[.T44]" office:value-type="float" office:value="-2" calcext:value-type="float">
            <text:p>-2</text:p>
          </table:table-cell>
          <table:table-cell table:style-name="ce257" table:formula="of:=[.S44]/[.T44]" office:value-type="float" office:value="1" calcext:value-type="float">
            <text:p>1</text:p>
          </table:table-cell>
          <table:table-cell table:style-name="ce283" table:formula="of:=[.U44]/[.V44]" office:value-type="float" office:value="-2" calcext:value-type="float">
            <text:p>- 2/1 </text:p>
          </table:table-cell>
          <table:table-cell table:style-name="ce283" table:formula="of:=IF([.D44]=0;&quot;0&quot;;(IF([.D44]=[.E44];&quot;1&quot;;(IF([.D44]=-[.E44];&quot;-1&quot;;IF([.E44]=1;TEXT([.D44];10);[.W44]))))))" office:value-type="string" office:string-value="-2" calcext:value-type="string">
            <text:p>-2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281696949259201" calcext:value-type="float">
            <text:p>0,281696949259201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2" calcext:value-type="float">
            <text:p>2</text:p>
          </table:table-cell>
          <table:table-cell table:style-name="ce257" table:formula="of:=[.S45]/[.T45]" office:value-type="float" office:value="11" calcext:value-type="float">
            <text:p>11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2x/11+7" calcext:value-type="string">
            <text:p>y=2x/11+7</text:p>
          </table:table-cell>
          <table:table-cell table:style-name="ce231" table:formula="of:=RANK([.A45];[.$A$32:.$A$51];0)" office:value-type="float" office:value="17" calcext:value-type="float">
            <text:p>17</text:p>
          </table:table-cell>
          <table:table-cell table:style-name="ce233" table:formula="of:=INDEX([.$I$32:.$I$51];[.J45])" office:value-type="string" office:string-value="y=7x/6+3" calcext:value-type="string">
            <text:p>y=7x/6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-9.83333333333333" calcext:value-type="float">
            <text:p>-9,83333333333333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15.8333333333333" calcext:value-type="float">
            <text:p>15,8333333333333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2" calcext:value-type="float">
            <text:p>2</text:p>
          </table:table-cell>
          <table:table-cell table:style-name="ce257" table:formula="of:=[.S45]/[.T45]" office:value-type="float" office:value="11" calcext:value-type="float">
            <text:p>11</text:p>
          </table:table-cell>
          <table:table-cell table:style-name="ce283" table:formula="of:=[.U45]/[.V45]" office:value-type="float" office:value="0.181818181818182" calcext:value-type="float">
            <text:p><text:s/>2/11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0.181818181818182" calcext:value-type="float">
            <text:p><text:s/>2/11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169486089953734" calcext:value-type="float">
            <text:p>0,169486089953734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3" calcext:value-type="float">
            <text:p>3</text:p>
          </table:table-cell>
          <table:table-cell table:style-name="ce257" table:formula="of:=[.S46]/[.T46]" office:value-type="float" office:value="10" calcext:value-type="float">
            <text:p>10</text:p>
          </table:table-cell>
          <table:table-cell table:style-name="ce231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3x/10+10" calcext:value-type="string">
            <text:p>y=3x/10+10</text:p>
          </table:table-cell>
          <table:table-cell table:style-name="ce231" table:formula="of:=RANK([.A46];[.$A$32:.$A$51];0)" office:value-type="float" office:value="19" calcext:value-type="float">
            <text:p>19</text:p>
          </table:table-cell>
          <table:table-cell table:style-name="ce233" table:formula="of:=INDEX([.$I$32:.$I$51];[.J46])" office:value-type="string" office:string-value="y=-3x/2+12" calcext:value-type="string">
            <text:p>y=-3x/2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28.5" calcext:value-type="float">
            <text:p>28,5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4.5" calcext:value-type="float">
            <text:p>-4,5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3" calcext:value-type="float">
            <text:p>3</text:p>
          </table:table-cell>
          <table:table-cell table:style-name="ce257" table:formula="of:=[.S46]/[.T46]" office:value-type="float" office:value="10" calcext:value-type="float">
            <text:p>10</text:p>
          </table:table-cell>
          <table:table-cell table:style-name="ce283" table:formula="of:=[.U46]/[.V46]" office:value-type="float" office:value="0.3" calcext:value-type="float">
            <text:p><text:s/>3/10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0.3" calcext:value-type="float">
            <text:p><text:s/>3/10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355446423859076" calcext:value-type="float">
            <text:p>0,355446423859076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1" calcext:value-type="float">
            <text:p>1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31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x/2+4" calcext:value-type="string">
            <text:p>y=x/2+4</text:p>
          </table:table-cell>
          <table:table-cell table:style-name="ce231" table:formula="of:=RANK([.A47];[.$A$32:.$A$51];0)" office:value-type="float" office:value="15" calcext:value-type="float">
            <text:p>15</text:p>
          </table:table-cell>
          <table:table-cell table:style-name="ce233" table:formula="of:=INDEX([.$I$32:.$I$51];[.J47])" office:value-type="string" office:string-value="y=3x/10+10" calcext:value-type="string">
            <text:p>y=3x/10+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6.7" calcext:value-type="float">
            <text:p>6,7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13.3" calcext:value-type="float">
            <text:p>13,3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47]);ABS([.S47]))" office:value-type="float" office:value="3" calcext:value-type="float">
            <text:p>3</text:p>
          </table:table-cell>
          <table:table-cell table:style-name="ce257" table:formula="of:=[.R47]/[.T47]" office:value-type="float" office:value="1" calcext:value-type="float">
            <text:p>1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83" table:formula="of:=[.U47]/[.V47]" office:value-type="float" office:value="0.5" calcext:value-type="float">
            <text:p><text:s/>1/2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0.5" calcext:value-type="float">
            <text:p><text:s/>1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976435241772539" calcext:value-type="float">
            <text:p>0,976435241772539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7" calcext:value-type="float">
            <text:p>7</text:p>
          </table:table-cell>
          <table:table-cell table:style-name="ce257" table:formula="of:=[.S48]/[.T48]" office:value-type="float" office:value="6" calcext:value-type="float">
            <text:p>6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7x/6+3" calcext:value-type="string">
            <text:p>y=7x/6+3</text:p>
          </table:table-cell>
          <table:table-cell table:style-name="ce231" table:formula="of:=RANK([.A48];[.$A$32:.$A$51];0)" office:value-type="float" office:value="1" calcext:value-type="float">
            <text:p>1</text:p>
          </table:table-cell>
          <table:table-cell table:style-name="ce233" table:formula="of:=INDEX([.$I$32:.$I$51];[.J48])" office:value-type="string" office:string-value="y=6x/11+7" calcext:value-type="string">
            <text:p>y=6x/11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1" calcext:value-type="float">
            <text:p>1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13" calcext:value-type="float">
            <text:p>13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7" calcext:value-type="float">
            <text:p>7</text:p>
          </table:table-cell>
          <table:table-cell table:style-name="ce257" table:formula="of:=[.S48]/[.T48]" office:value-type="float" office:value="6" calcext:value-type="float">
            <text:p>6</text:p>
          </table:table-cell>
          <table:table-cell table:style-name="ce283" table:formula="of:=[.U48]/[.V48]" office:value-type="float" office:value="1.16666666666667" calcext:value-type="float">
            <text:p><text:s/>7/6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1.16666666666667" calcext:value-type="float">
            <text:p><text:s/>7/6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460831631450182" calcext:value-type="float">
            <text:p>0,460831631450182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7" calcext:value-type="float">
            <text:p>7</text:p>
          </table:table-cell>
          <table:table-cell table:style-name="ce257" table:formula="of:=[.S49]/[.T49]" office:value-type="float" office:value="10" calcext:value-type="float">
            <text:p>10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7x/10+7" calcext:value-type="string">
            <text:p>y=7x/10+7</text:p>
          </table:table-cell>
          <table:table-cell table:style-name="ce231" table:formula="of:=RANK([.A49];[.$A$32:.$A$51];0)" office:value-type="float" office:value="12" calcext:value-type="float">
            <text:p>12</text:p>
          </table:table-cell>
          <table:table-cell table:style-name="ce233" table:formula="of:=INDEX([.$I$32:.$I$51];[.J49])" office:value-type="string" office:string-value="y=2x/5+6" calcext:value-type="string">
            <text:p>y=2x/5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1.6" calcext:value-type="float">
            <text:p>1,6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10.4" calcext:value-type="float">
            <text:p>10,4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7" calcext:value-type="float">
            <text:p>7</text:p>
          </table:table-cell>
          <table:table-cell table:style-name="ce257" table:formula="of:=[.S49]/[.T49]" office:value-type="float" office:value="10" calcext:value-type="float">
            <text:p>10</text:p>
          </table:table-cell>
          <table:table-cell table:style-name="ce283" table:formula="of:=[.U49]/[.V49]" office:value-type="float" office:value="0.7" calcext:value-type="float">
            <text:p><text:s/>7/10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0.7" calcext:value-type="float">
            <text:p><text:s/>7/10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674105364976741" calcext:value-type="float">
            <text:p>0,674105364976741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-3" calcext:value-type="float">
            <text:p>-3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-3x/2+12" calcext:value-type="string">
            <text:p>y=-3x/2+12</text:p>
          </table:table-cell>
          <table:table-cell table:style-name="ce231" table:formula="of:=RANK([.A50];[.$A$32:.$A$51];0)" office:value-type="float" office:value="7" calcext:value-type="float">
            <text:p>7</text:p>
          </table:table-cell>
          <table:table-cell table:style-name="ce233" table:formula="of:=INDEX([.$I$32:.$I$51];[.J50])" office:value-type="string" office:string-value="y=3x+8" calcext:value-type="string">
            <text:p>y=3x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25" calcext:value-type="float">
            <text:p>-25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41" calcext:value-type="float">
            <text:p>41</text:p>
          </table:table-cell>
          <table:table-cell/>
          <table:table-cell table:style-name="ce257" office:value-type="float" office:value="-3" calcext:value-type="float">
            <text:p>-3</text:p>
          </table:table-cell>
          <table:table-cell table:style-name="ce257" office:value-type="float" office:value="2" calcext:value-type="float">
            <text:p>2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-3" calcext:value-type="float">
            <text:p>-3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83" table:formula="of:=[.U50]/[.V50]" office:value-type="float" office:value="-1.5" calcext:value-type="float">
            <text:p>- 3/2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-1.5" calcext:value-type="float">
            <text:p>- 3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925355023564228" calcext:value-type="float">
            <text:p>0,925355023564228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-5" calcext:value-type="float">
            <text:p>-5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31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-5x/8+5" calcext:value-type="string">
            <text:p>y=-5x/8+5</text:p>
          </table:table-cell>
          <table:table-cell table:style-name="ce231" table:formula="of:=RANK([.A51];[.$A$32:.$A$51];0)" office:value-type="float" office:value="3" calcext:value-type="float">
            <text:p>3</text:p>
          </table:table-cell>
          <table:table-cell table:style-name="ce233" table:formula="of:=INDEX([.$I$32:.$I$51];[.J51])" office:value-type="string" office:string-value="y=-7x/12+8" calcext:value-type="string">
            <text:p>y=-7x/12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14.4166666666667" calcext:value-type="float">
            <text:p>14,4166666666667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1.58333333333333" calcext:value-type="float">
            <text:p>1,58333333333333</text:p>
          </table:table-cell>
          <table:table-cell/>
          <table:table-cell table:style-name="ce257" office:value-type="float" office:value="-5" calcext:value-type="float">
            <text:p>-5</text:p>
          </table:table-cell>
          <table:table-cell table:style-name="ce257" office:value-type="float" office:value="8" calcext:value-type="float">
            <text:p>8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-5" calcext:value-type="float">
            <text:p>-5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83" table:formula="of:=[.U51]/[.V51]" office:value-type="float" office:value="-0.625" calcext:value-type="float">
            <text:p>- 5/8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-0.625" calcext:value-type="float">
            <text:p>- 5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number-columns-repeated="1024"/>
        </table:table-row>
        <table:table-row table:style-name="ro15">
          <table:table-cell/>
          <table:table-cell table:style-name="ce240" office:value-type="string" calcext:value-type="string">
            <text:p>x<text:span text:style-name="T15">A</text:span></text:p>
          </table:table-cell>
          <table:table-cell table:style-name="ce240" office:value-type="string" calcext:value-type="string">
            <text:p>y<text:span text:style-name="T16">A</text:span></text:p>
          </table:table-cell>
          <table:table-cell table:style-name="ce240" office:value-type="string" calcext:value-type="string">
            <text:p>x<text:span text:style-name="T16">B</text:span></text:p>
          </table:table-cell>
          <table:table-cell table:style-name="ce240" office:value-type="string" calcext:value-type="string">
            <text:p>y<text:span text:style-name="T16">B</text:span></text:p>
          </table:table-cell>
          <table:table-cell table:number-columns-repeated="16"/>
          <table:table-cell table:style-name="ce246" office:value-type="string" calcext:value-type="string">
            <text:p>Dénom</text:p>
          </table:table-cell>
          <table:table-cell table:number-columns-repeated="2" table:style-name="ce246" office:value-type="string" calcext:value-type="string">
            <text:p>Fraction</text:p>
          </table:table-cell>
          <table:table-cell table:number-columns-repeated="1000"/>
        </table:table-row>
        <table:table-row table:style-name="ro5">
          <table:table-cell/>
          <table:table-cell table:style-name="ce233" office:value-type="float" office:value="-1" calcext:value-type="float">
            <text:p>-1</text:p>
          </table:table-cell>
          <table:table-cell table:style-name="ce233" office:value-type="float" office:value="-2" calcext:value-type="float">
            <text:p>-2</text:p>
          </table:table-cell>
          <table:table-cell table:style-name="ce233" office:value-type="float" office:value="10" calcext:value-type="float">
            <text:p>10</text:p>
          </table:table-cell>
          <table:table-cell table:style-name="ce233" office:value-type="float" office:value="4" calcext:value-type="float">
            <text:p>4</text:p>
          </table:table-cell>
          <table:table-cell table:number-columns-repeated="12"/>
          <table:table-cell table:style-name="ce246" office:value-type="string" calcext:value-type="string">
            <text:p>Num</text:p>
          </table:table-cell>
          <table:table-cell table:style-name="ce246" office:value-type="string" calcext:value-type="string">
            <text:p>Dénom</text:p>
          </table:table-cell>
          <table:table-cell table:style-name="ce246" office:value-type="string" calcext:value-type="string">
            <text:p>PGCD</text:p>
          </table:table-cell>
          <table:table-cell table:style-name="ce246" office:value-type="string" calcext:value-type="string">
            <text:p>Num simp</text:p>
          </table:table-cell>
          <table:table-cell table:number-columns-repeated="3" table:style-name="ce246" office:value-type="string" calcext:value-type="string">
            <text:p>simp</text:p>
          </table:table-cell>
          <table:table-cell table:number-columns-repeated="1000"/>
        </table:table-row>
        <table:table-row table:style-name="ro5">
          <table:table-cell/>
          <table:table-cell table:style-name="ce233" office:value-type="float" office:value="-4" calcext:value-type="float">
            <text:p>-4</text:p>
          </table:table-cell>
          <table:table-cell table:style-name="ce233" office:value-type="float" office:value="-10" calcext:value-type="float">
            <text:p>-10</text:p>
          </table:table-cell>
          <table:table-cell table:style-name="ce233" office:value-type="float" office:value="9" calcext:value-type="float">
            <text:p>9</text:p>
          </table:table-cell>
          <table:table-cell table:style-name="ce233" office:value-type="float" office:value="-3" calcext:value-type="float">
            <text:p>-3</text:p>
          </table:table-cell>
          <table:table-cell table:number-columns-repeated="12"/>
          <table:table-cell table:style-name="ce233" table:formula="of:=[.C54]*([.D54]-[.B54])-[.B54]*([.E54]-[.C54])" office:value-type="float" office:value="-16" calcext:value-type="float">
            <text:p>-16</text:p>
          </table:table-cell>
          <table:table-cell table:style-name="ce233" table:formula="of:=[.D54]-[.B54]" office:value-type="float" office:value="11" calcext:value-type="float">
            <text:p>11</text:p>
          </table:table-cell>
          <table:table-cell table:style-name="ce262" table:formula="of:=GCD(ABS([.R55]);ABS([.S55]))" office:value-type="float" office:value="1" calcext:value-type="float">
            <text:p>1</text:p>
          </table:table-cell>
          <table:table-cell table:style-name="ce262" table:formula="of:=[.R55]/[.T55]" office:value-type="float" office:value="-16" calcext:value-type="float">
            <text:p>-16</text:p>
          </table:table-cell>
          <table:table-cell table:style-name="ce262" table:formula="of:=[.S55]/[.T55]" office:value-type="float" office:value="11" calcext:value-type="float">
            <text:p>11</text:p>
          </table:table-cell>
          <table:table-cell table:style-name="ce289" table:formula="of:=[.U55]/[.V55]" office:value-type="float" office:value="-1.45454545454545" calcext:value-type="float">
            <text:p>-16/11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-1.45454545454545" calcext:value-type="float">
            <text:p>-16/11</text:p>
          </table:table-cell>
          <table:table-cell table:number-columns-repeated="1000"/>
        </table:table-row>
        <table:table-row table:style-name="ro5">
          <table:table-cell/>
          <table:table-cell table:style-name="ce233" office:value-type="float" office:value="-4" calcext:value-type="float">
            <text:p>-4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-2" calcext:value-type="float">
            <text:p>-2</text:p>
          </table:table-cell>
          <table:table-cell table:number-columns-repeated="12"/>
          <table:table-cell table:style-name="ce233" table:formula="of:=[.C55]*([.D55]-[.B55])-[.B55]*([.E55]-[.C55])" office:value-type="float" office:value="-102" calcext:value-type="float">
            <text:p>-102</text:p>
          </table:table-cell>
          <table:table-cell table:style-name="ce233" table:formula="of:=[.D55]-[.B55]" office:value-type="float" office:value="13" calcext:value-type="float">
            <text:p>13</text:p>
          </table:table-cell>
          <table:table-cell table:style-name="ce262" table:formula="of:=GCD(ABS([.R56]);ABS([.S56]))" office:value-type="float" office:value="1" calcext:value-type="float">
            <text:p>1</text:p>
          </table:table-cell>
          <table:table-cell table:style-name="ce262" table:formula="of:=[.R56]/[.T56]" office:value-type="float" office:value="-102" calcext:value-type="float">
            <text:p>-102</text:p>
          </table:table-cell>
          <table:table-cell table:style-name="ce262" table:formula="of:=[.S56]/[.T56]" office:value-type="float" office:value="13" calcext:value-type="float">
            <text:p>13</text:p>
          </table:table-cell>
          <table:table-cell table:style-name="ce289" table:formula="of:=[.U56]/[.V56]" office:value-type="float" office:value="-7.84615384615385" calcext:value-type="float">
            <text:p>-102/13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7.84615384615385" calcext:value-type="float">
            <text:p>-102/13</text:p>
          </table:table-cell>
          <table:table-cell table:number-columns-repeated="1000"/>
        </table:table-row>
        <table:table-row table:style-name="ro5">
          <table:table-cell/>
          <table:table-cell table:style-name="ce233" office:value-type="float" office:value="-9" calcext:value-type="float">
            <text:p>-9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2" calcext:value-type="float">
            <text:p>2</text:p>
          </table:table-cell>
          <table:table-cell table:number-columns-repeated="12"/>
          <table:table-cell table:style-name="ce233" table:formula="of:=[.C56]*([.D56]-[.B56])-[.B56]*([.E56]-[.C56])" office:value-type="float" office:value="32" calcext:value-type="float">
            <text:p>32</text:p>
          </table:table-cell>
          <table:table-cell table:style-name="ce233" table:formula="of:=[.D56]-[.B56]" office:value-type="float" office:value="12" calcext:value-type="float">
            <text:p>12</text:p>
          </table:table-cell>
          <table:table-cell table:style-name="ce262" table:formula="of:=GCD(ABS([.R57]);ABS([.S57]))" office:value-type="float" office:value="4" calcext:value-type="float">
            <text:p>4</text:p>
          </table:table-cell>
          <table:table-cell table:style-name="ce262" table:formula="of:=[.R57]/[.T57]" office:value-type="float" office:value="8" calcext:value-type="float">
            <text:p>8</text:p>
          </table:table-cell>
          <table:table-cell table:style-name="ce262" table:formula="of:=[.S57]/[.T57]" office:value-type="float" office:value="3" calcext:value-type="float">
            <text:p>3</text:p>
          </table:table-cell>
          <table:table-cell table:style-name="ce289" table:formula="of:=[.U57]/[.V57]" office:value-type="float" office:value="2.66666666666667" calcext:value-type="float">
            <text:p><text:s/>8/3 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2.66666666666667" calcext:value-type="float">
            <text:p><text:s/>8/3 </text:p>
          </table:table-cell>
          <table:table-cell table:number-columns-repeated="1000"/>
        </table:table-row>
        <table:table-row table:style-name="ro5">
          <table:table-cell/>
          <table:table-cell table:style-name="ce273" table:number-columns-repeated="4"/>
          <table:table-cell table:number-columns-repeated="12"/>
          <table:table-cell table:style-name="ce233" table:formula="of:=[.C57]*([.D57]-[.B57])-[.B57]*([.E57]-[.C57])" office:value-type="float" office:value="60" calcext:value-type="float">
            <text:p>60</text:p>
          </table:table-cell>
          <table:table-cell table:style-name="ce233" table:formula="of:=[.D57]-[.B57]" office:value-type="float" office:value="16" calcext:value-type="float">
            <text:p>16</text:p>
          </table:table-cell>
          <table:table-cell table:style-name="ce262" table:formula="of:=GCD(ABS([.R58]);ABS([.S58]))" office:value-type="float" office:value="4" calcext:value-type="float">
            <text:p>4</text:p>
          </table:table-cell>
          <table:table-cell table:style-name="ce262" table:formula="of:=[.R58]/[.T58]" office:value-type="float" office:value="15" calcext:value-type="float">
            <text:p>15</text:p>
          </table:table-cell>
          <table:table-cell table:style-name="ce262" table:formula="of:=[.S58]/[.T58]" office:value-type="float" office:value="4" calcext:value-type="float">
            <text:p>4</text:p>
          </table:table-cell>
          <table:table-cell table:style-name="ce289" table:formula="of:=[.U58]/[.V58]" office:value-type="float" office:value="3.75" calcext:value-type="float">
            <text:p>15/4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3.75" calcext:value-type="float">
            <text:p>15/4 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table:style-name="ce273"/>
          <table:table-cell table:number-columns-repeated="1023"/>
        </table:table-row>
        <table:table-row table:style-name="ro5">
          <table:table-cell table:style-name="ce246" office:value-type="string" calcext:value-type="string">
            <text:p>Aléatoire</text:p>
          </table:table-cell>
          <table:table-cell table:style-name="ce246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46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46" office:value-type="string" calcext:value-type="string">
            <text:p>Réduite</text:p>
          </table:table-cell>
          <table:table-cell table:style-name="ce246" office:value-type="string" calcext:value-type="string">
            <text:p>Choix</text:p>
          </table:table-cell>
          <table:table-cell table:number-columns-repeated="1004"/>
          <table:table-cell table:style-name="ce203"/>
          <table:table-cell table:number-columns-repeated="9"/>
        </table:table-row>
        <table:table-row table:style-name="ro5">
          <table:table-cell table:style-name="ce237" office:value-type="float" office:value="0.256217900210154" calcext:value-type="float">
            <text:p>0,256217900210154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8" calcext:value-type="float">
            <text:p>8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8x-y+9=0" calcext:value-type="string">
            <text:p>8x-y+9=0</text:p>
          </table:table-cell>
          <table:table-cell table:style-name="ce252" table:formula="of:=-[.C62]/[.D62]" office:value-type="float" office:value="8" calcext:value-type="float">
            <text:p>8</text:p>
          </table:table-cell>
          <table:table-cell table:style-name="ce252" table:formula="of:=-[.E62]/[.D62]" office:value-type="float" office:value="9" calcext:value-type="float">
            <text:p>9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8x+9" calcext:value-type="string">
            <text:p>y=8x+9</text:p>
          </table:table-cell>
          <table:table-cell table:style-name="ce252"/>
          <table:table-cell table:number-columns-repeated="1004"/>
          <table:table-cell table:style-name="ce203"/>
          <table:table-cell table:number-columns-repeated="9"/>
        </table:table-row>
        <table:table-row table:style-name="ro5">
          <table:table-cell table:style-name="ce237" office:value-type="float" office:value="0.639593847838192" calcext:value-type="float">
            <text:p>0,639593847838192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office:value-type="float" office:value="9" calcext:value-type="float">
            <text:p>9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9x+y+4=0" calcext:value-type="string">
            <text:p>9x+y+4=0</text:p>
          </table:table-cell>
          <table:table-cell table:style-name="ce252" table:formula="of:=-[.C63]/[.D63]" office:value-type="float" office:value="-9" calcext:value-type="float">
            <text:p>-9</text:p>
          </table:table-cell>
          <table:table-cell table:style-name="ce252" table:formula="of:=-[.E63]/[.D63]" office:value-type="float" office:value="-4" calcext:value-type="float">
            <text:p>-4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9x-4" calcext:value-type="string">
            <text:p>y=-9x-4</text:p>
          </table:table-cell>
          <table:table-cell table:style-name="ce252"/>
          <table:table-cell table:style-name="ce273" table:number-columns-repeated="8"/>
          <table:table-cell table:number-columns-repeated="996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7" office:value-type="float" office:value="0.377547484869812" calcext:value-type="float">
            <text:p>0,377547484869812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7x+y-1=0" calcext:value-type="string">
            <text:p>-7x+y-1=0</text:p>
          </table:table-cell>
          <table:table-cell table:style-name="ce252" table:formula="of:=-[.C64]/[.D64]" office:value-type="float" office:value="7" calcext:value-type="float">
            <text:p>7</text:p>
          </table:table-cell>
          <table:table-cell table:style-name="ce252" table:formula="of:=-[.E64]/[.D64]" office:value-type="float" office:value="1" calcext:value-type="float">
            <text:p>1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7x+1" calcext:value-type="string">
            <text:p>y=7x+1</text:p>
          </table:table-cell>
          <table:table-cell table:style-name="ce252"/>
          <table:table-cell table:number-columns-repeated="3"/>
          <table:table-cell table:style-name="ce246" office:value-type="string" calcext:value-type="string">
            <text:p>Num</text:p>
          </table:table-cell>
          <table:table-cell table:style-name="ce246" office:value-type="string" calcext:value-type="string">
            <text:p>Dénom</text:p>
          </table:table-cell>
          <table:table-cell table:number-columns-repeated="2" table:style-name="ce246" office:value-type="string" calcext:value-type="string">
            <text:p>Fraction</text:p>
          </table:table-cell>
          <table:table-cell table:number-columns-repeated="3"/>
          <table:table-cell table:style-name="ce246" office:value-type="string" calcext:value-type="string">
            <text:p>Num</text:p>
          </table:table-cell>
          <table:table-cell table:style-name="ce246" office:value-type="string" calcext:value-type="string">
            <text:p>Dénom</text:p>
          </table:table-cell>
          <table:table-cell table:number-columns-repeated="2" table:style-name="ce246" office:value-type="string" calcext:value-type="string">
            <text:p>Fraction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7" office:value-type="float" office:value="0.309336544195878" calcext:value-type="float">
            <text:p>0,309336544195878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3x+y+6=0" calcext:value-type="string">
            <text:p>3x+y+6=0</text:p>
          </table:table-cell>
          <table:table-cell table:style-name="ce252" table:formula="of:=-[.C65]/[.D65]" office:value-type="float" office:value="-3" calcext:value-type="float">
            <text:p>-3</text:p>
          </table:table-cell>
          <table:table-cell table:style-name="ce252" table:formula="of:=-[.E65]/[.D65]" office:value-type="float" office:value="-6" calcext:value-type="float">
            <text:p>-6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3x-6" calcext:value-type="string">
            <text:p>y=-3x-6</text:p>
          </table:table-cell>
          <table:table-cell table:style-name="ce252"/>
          <table:table-cell table:style-name="ce246" office:value-type="string" calcext:value-type="string">
            <text:p>Num 1</text:p>
          </table:table-cell>
          <table:table-cell table:style-name="ce246" office:value-type="string" calcext:value-type="string">
            <text:p>Dénom 1</text:p>
          </table:table-cell>
          <table:table-cell table:style-name="ce246" office:value-type="string" calcext:value-type="string">
            <text:p>PGCD</text:p>
          </table:table-cell>
          <table:table-cell table:number-columns-repeated="4" table:style-name="ce246" office:value-type="string" calcext:value-type="string">
            <text:p>simp</text:p>
          </table:table-cell>
          <table:table-cell table:style-name="ce246" office:value-type="string" calcext:value-type="string">
            <text:p>Num 1</text:p>
          </table:table-cell>
          <table:table-cell table:style-name="ce246" office:value-type="string" calcext:value-type="string">
            <text:p>Dénom 1</text:p>
          </table:table-cell>
          <table:table-cell table:style-name="ce246" office:value-type="string" calcext:value-type="string">
            <text:p>PGCD</text:p>
          </table:table-cell>
          <table:table-cell table:number-columns-repeated="4" table:style-name="ce246" office:value-type="string" calcext:value-type="string">
            <text:p>simp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8" office:value-type="float" office:value="0.759369280922563" calcext:value-type="float">
            <text:p>0,759369280922563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8" calcext:value-type="float">
            <text:p>8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-2x+18y+8=0" calcext:value-type="string">
            <text:p>-2x+18y+8=0</text:p>
          </table:table-cell>
          <table:table-cell table:style-name="ce260" table:formula="of:=-[.C66]/[.D66]" office:value-type="float" office:value="0.111111111111111" calcext:value-type="float">
            <text:p><text:s/>1/9 </text:p>
          </table:table-cell>
          <table:table-cell table:style-name="ce260" table:formula="of:=-[.E66]/[.D66]" office:value-type="float" office:value="-0.444444444444444" calcext:value-type="float">
            <text:p>- 4/9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x/9-4/9" calcext:value-type="string">
            <text:p>y=x/9-4/9</text:p>
          </table:table-cell>
          <table:table-cell table:style-name="ce253" table:formula="of:=RANK([.A66];[.$A$66:.$A$85];0)" office:value-type="float" office:value="6" calcext:value-type="float">
            <text:p>6</text:p>
          </table:table-cell>
          <table:table-cell table:style-name="ce231" table:formula="of:=-ABS([.C66])*SIGN([.C66]*[.D66])" office:value-type="float" office:value="2" calcext:value-type="float">
            <text:p>2</text:p>
          </table:table-cell>
          <table:table-cell table:style-name="ce231" table:formula="of:=ABS([.D66])" office:value-type="float" office:value="18" calcext:value-type="float">
            <text:p>18</text:p>
          </table:table-cell>
          <table:table-cell table:style-name="ce231" table:formula="of:=GCD(ABS([.K66]);ABS([.L66]))" office:value-type="float" office:value="2" calcext:value-type="float">
            <text:p>2</text:p>
          </table:table-cell>
          <table:table-cell table:style-name="ce270" table:formula="of:=[.K66]/[.M66]" office:value-type="float" office:value="1" calcext:value-type="float">
            <text:p>1</text:p>
          </table:table-cell>
          <table:table-cell table:style-name="ce270" table:formula="of:=[.L66]/[.M66]" office:value-type="float" office:value="9" calcext:value-type="float">
            <text:p>9</text:p>
          </table:table-cell>
          <table:table-cell table:style-name="ce283" table:formula="of:=[.N66]/[.O66]" office:value-type="float" office:value="0.111111111111111" calcext:value-type="float">
            <text:p><text:s/>1/9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0.111111111111111" calcext:value-type="float">
            <text:p><text:s/>1/9 </text:p>
          </table:table-cell>
          <table:table-cell table:style-name="ce231" table:formula="of:=-ABS([.E66])*SIGN([.D66]*[.E66])" office:value-type="float" office:value="-8" calcext:value-type="float">
            <text:p>-8</text:p>
          </table:table-cell>
          <table:table-cell table:style-name="ce231" table:formula="of:=ABS([.D66])" office:value-type="float" office:value="18" calcext:value-type="float">
            <text:p>18</text:p>
          </table:table-cell>
          <table:table-cell table:style-name="ce231" table:formula="of:=GCD(ABS([.R66]);ABS([.S66]))" office:value-type="float" office:value="2" calcext:value-type="float">
            <text:p>2</text:p>
          </table:table-cell>
          <table:table-cell table:style-name="ce270" table:formula="of:=[.R66]/[.T66]" office:value-type="float" office:value="-4" calcext:value-type="float">
            <text:p>-4</text:p>
          </table:table-cell>
          <table:table-cell table:style-name="ce270" table:formula="of:=[.S66]/[.T66]" office:value-type="float" office:value="9" calcext:value-type="float">
            <text:p>9</text:p>
          </table:table-cell>
          <table:table-cell table:style-name="ce283" table:formula="of:=[.U66]/[.V66]" office:value-type="float" office:value="-0.444444444444444" calcext:value-type="float">
            <text:p>- 4/9 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-0.444444444444444" calcext:value-type="float">
            <text:p>- 4/9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8" office:value-type="float" office:value="0.636960805317147" calcext:value-type="float">
            <text:p>0,636960805317147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9" calcext:value-type="float">
            <text:p>9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12x+2y+9=0" calcext:value-type="string">
            <text:p>12x+2y+9=0</text:p>
          </table:table-cell>
          <table:table-cell table:style-name="ce260" table:formula="of:=-[.C67]/[.D67]" office:value-type="float" office:value="-6" calcext:value-type="float">
            <text:p>- 6/1 </text:p>
          </table:table-cell>
          <table:table-cell table:style-name="ce260" table:formula="of:=-[.E67]/[.D67]" office:value-type="float" office:value="-4.5" calcext:value-type="float">
            <text:p>- 9/2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-6x-9/2" calcext:value-type="string">
            <text:p>y=-6x-9/2</text:p>
          </table:table-cell>
          <table:table-cell table:style-name="ce253" table:formula="of:=RANK([.A67];[.$A$66:.$A$85];0)" office:value-type="float" office:value="10" calcext:value-type="float">
            <text:p>10</text:p>
          </table:table-cell>
          <table:table-cell table:style-name="ce231" table:formula="of:=-ABS([.C67])*SIGN([.C67]*[.D67])" office:value-type="float" office:value="-12" calcext:value-type="float">
            <text:p>-12</text:p>
          </table:table-cell>
          <table:table-cell table:style-name="ce231" table:formula="of:=ABS([.D67])" office:value-type="float" office:value="2" calcext:value-type="float">
            <text:p>2</text:p>
          </table:table-cell>
          <table:table-cell table:style-name="ce231" table:formula="of:=GCD(ABS([.K67]);ABS([.L67]))" office:value-type="float" office:value="2" calcext:value-type="float">
            <text:p>2</text:p>
          </table:table-cell>
          <table:table-cell table:style-name="ce270" table:formula="of:=[.K67]/[.M67]" office:value-type="float" office:value="-6" calcext:value-type="float">
            <text:p>-6</text:p>
          </table:table-cell>
          <table:table-cell table:style-name="ce270" table:formula="of:=[.L67]/[.M67]" office:value-type="float" office:value="1" calcext:value-type="float">
            <text:p>1</text:p>
          </table:table-cell>
          <table:table-cell table:style-name="ce283" table:formula="of:=[.N67]/[.O67]" office:value-type="float" office:value="-6" calcext:value-type="float">
            <text:p>- 6/1 </text:p>
          </table:table-cell>
          <table:table-cell table:style-name="ce283" table:formula="of:=IF([.K67]=0;&quot;0&quot;;(IF([.K67]=[.L67];&quot;1&quot;;(IF([.K67]=-[.L67];&quot;-1&quot;;IF([.O67]=1;TEXT([.N67];10);[.P67]))))))" office:value-type="string" office:string-value="-6" calcext:value-type="string">
            <text:p>-6</text:p>
          </table:table-cell>
          <table:table-cell table:style-name="ce231" table:formula="of:=-ABS([.E67])*SIGN([.D67]*[.E67])" office:value-type="float" office:value="-9" calcext:value-type="float">
            <text:p>-9</text:p>
          </table:table-cell>
          <table:table-cell table:style-name="ce231" table:formula="of:=ABS([.D67])" office:value-type="float" office:value="2" calcext:value-type="float">
            <text:p>2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-9" calcext:value-type="float">
            <text:p>-9</text:p>
          </table:table-cell>
          <table:table-cell table:style-name="ce270" table:formula="of:=[.S67]/[.T67]" office:value-type="float" office:value="2" calcext:value-type="float">
            <text:p>2</text:p>
          </table:table-cell>
          <table:table-cell table:style-name="ce283" table:formula="of:=[.U67]/[.V67]" office:value-type="float" office:value="-4.5" calcext:value-type="float">
            <text:p>- 9/2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-4.5" calcext:value-type="float">
            <text:p>- 9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8" office:value-type="float" office:value="0.883864351372581" calcext:value-type="float">
            <text:p>0,883864351372581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9x+14y-15=0" calcext:value-type="string">
            <text:p>-9x+14y-15=0</text:p>
          </table:table-cell>
          <table:table-cell table:style-name="ce260" table:formula="of:=-[.C68]/[.D68]" office:value-type="float" office:value="0.642857142857143" calcext:value-type="float">
            <text:p><text:s/>9/14</text:p>
          </table:table-cell>
          <table:table-cell table:style-name="ce260" table:formula="of:=-[.E68]/[.D68]" office:value-type="float" office:value="1.07142857142857" calcext:value-type="float">
            <text:p>15/14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9x/14+15/14" calcext:value-type="string">
            <text:p>y=9x/14+15/14</text:p>
          </table:table-cell>
          <table:table-cell table:style-name="ce253" table:formula="of:=RANK([.A68];[.$A$66:.$A$85];0)" office:value-type="float" office:value="4" calcext:value-type="float">
            <text:p>4</text:p>
          </table:table-cell>
          <table:table-cell table:style-name="ce231" table:formula="of:=-ABS([.C68])*SIGN([.C68]*[.D68])" office:value-type="float" office:value="9" calcext:value-type="float">
            <text:p>9</text:p>
          </table:table-cell>
          <table:table-cell table:style-name="ce231" table:formula="of:=ABS([.D68])" office:value-type="float" office:value="14" calcext:value-type="float">
            <text:p>14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9" calcext:value-type="float">
            <text:p>9</text:p>
          </table:table-cell>
          <table:table-cell table:style-name="ce270" table:formula="of:=[.L68]/[.M68]" office:value-type="float" office:value="14" calcext:value-type="float">
            <text:p>14</text:p>
          </table:table-cell>
          <table:table-cell table:style-name="ce283" table:formula="of:=[.N68]/[.O68]" office:value-type="float" office:value="0.642857142857143" calcext:value-type="float">
            <text:p><text:s/>9/14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0.642857142857143" calcext:value-type="float">
            <text:p><text:s/>9/14</text:p>
          </table:table-cell>
          <table:table-cell table:style-name="ce231" table:formula="of:=-ABS([.E68])*SIGN([.D68]*[.E68])" office:value-type="float" office:value="15" calcext:value-type="float">
            <text:p>15</text:p>
          </table:table-cell>
          <table:table-cell table:style-name="ce231" table:formula="of:=ABS([.D68])" office:value-type="float" office:value="14" calcext:value-type="float">
            <text:p>14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15" calcext:value-type="float">
            <text:p>15</text:p>
          </table:table-cell>
          <table:table-cell table:style-name="ce270" table:formula="of:=[.S68]/[.T68]" office:value-type="float" office:value="14" calcext:value-type="float">
            <text:p>14</text:p>
          </table:table-cell>
          <table:table-cell table:style-name="ce283" table:formula="of:=[.U68]/[.V68]" office:value-type="float" office:value="1.07142857142857" calcext:value-type="float">
            <text:p>15/14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1.07142857142857" calcext:value-type="float">
            <text:p>15/14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8" office:value-type="float" office:value="0.536095115248687" calcext:value-type="float">
            <text:p>0,536095115248687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2x-13y+19=0" calcext:value-type="string">
            <text:p>2x-13y+19=0</text:p>
          </table:table-cell>
          <table:table-cell table:style-name="ce260" table:formula="of:=-[.C69]/[.D69]" office:value-type="float" office:value="0.153846153846154" calcext:value-type="float">
            <text:p><text:s/>2/13</text:p>
          </table:table-cell>
          <table:table-cell table:style-name="ce260" table:formula="of:=-[.E69]/[.D69]" office:value-type="float" office:value="1.46153846153846" calcext:value-type="float">
            <text:p>19/13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2x/13+19/13" calcext:value-type="string">
            <text:p>y=2x/13+19/13</text:p>
          </table:table-cell>
          <table:table-cell table:style-name="ce253" table:formula="of:=RANK([.A69];[.$A$66:.$A$85];0)" office:value-type="float" office:value="11" calcext:value-type="float">
            <text:p>11</text:p>
          </table:table-cell>
          <table:table-cell table:style-name="ce231" table:formula="of:=-ABS([.C69])*SIGN([.C69]*[.D69])" office:value-type="float" office:value="2" calcext:value-type="float">
            <text:p>2</text:p>
          </table:table-cell>
          <table:table-cell table:style-name="ce231" table:formula="of:=ABS([.D69])" office:value-type="float" office:value="13" calcext:value-type="float">
            <text:p>13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2" calcext:value-type="float">
            <text:p>2</text:p>
          </table:table-cell>
          <table:table-cell table:style-name="ce270" table:formula="of:=[.L69]/[.M69]" office:value-type="float" office:value="13" calcext:value-type="float">
            <text:p>13</text:p>
          </table:table-cell>
          <table:table-cell table:style-name="ce283" table:formula="of:=[.N69]/[.O69]" office:value-type="float" office:value="0.153846153846154" calcext:value-type="float">
            <text:p><text:s/>2/13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0.153846153846154" calcext:value-type="float">
            <text:p><text:s/>2/13</text:p>
          </table:table-cell>
          <table:table-cell table:style-name="ce231" table:formula="of:=-ABS([.E69])*SIGN([.D69]*[.E69])" office:value-type="float" office:value="19" calcext:value-type="float">
            <text:p>19</text:p>
          </table:table-cell>
          <table:table-cell table:style-name="ce231" table:formula="of:=ABS([.D69])" office:value-type="float" office:value="13" calcext:value-type="float">
            <text:p>13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19" calcext:value-type="float">
            <text:p>19</text:p>
          </table:table-cell>
          <table:table-cell table:style-name="ce270" table:formula="of:=[.S69]/[.T69]" office:value-type="float" office:value="13" calcext:value-type="float">
            <text:p>13</text:p>
          </table:table-cell>
          <table:table-cell table:style-name="ce283" table:formula="of:=[.U69]/[.V69]" office:value-type="float" office:value="1.46153846153846" calcext:value-type="float">
            <text:p>19/13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1.46153846153846" calcext:value-type="float">
            <text:p>19/13</text:p>
          </table:table-cell>
          <table:table-cell table:number-columns-repeated="1000"/>
        </table:table-row>
        <table:table-row table:style-name="ro5">
          <table:table-cell table:style-name="ce238" office:value-type="float" office:value="0.0895429438281509" calcext:value-type="float">
            <text:p>0,089542943828151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office:value-type="float" office:value="2" calcext:value-type="float">
            <text:p>2</text:p>
          </table:table-cell>
          <table:table-cell table:number-columns-repeated="2" table:style-name="ce253" office:value-type="float" office:value="9" calcext:value-type="float">
            <text:p>9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2x+9y+9=0" calcext:value-type="string">
            <text:p>2x+9y+9=0</text:p>
          </table:table-cell>
          <table:table-cell table:style-name="ce260" table:formula="of:=-[.C70]/[.D70]" office:value-type="float" office:value="-0.222222222222222" calcext:value-type="float">
            <text:p>- 2/9 </text:p>
          </table:table-cell>
          <table:table-cell table:style-name="ce260" table:formula="of:=-[.E70]/[.D70]" office:value-type="float" office:value="-1" calcext:value-type="float">
            <text:p>- 1/1 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-2x/9-1" calcext:value-type="string">
            <text:p>y=-2x/9-1</text:p>
          </table:table-cell>
          <table:table-cell table:style-name="ce253" table:formula="of:=RANK([.A70];[.$A$66:.$A$85];0)" office:value-type="float" office:value="19" calcext:value-type="float">
            <text:p>19</text:p>
          </table:table-cell>
          <table:table-cell table:style-name="ce231" table:formula="of:=-ABS([.C70])*SIGN([.C70]*[.D70])" office:value-type="float" office:value="-2" calcext:value-type="float">
            <text:p>-2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-2" calcext:value-type="float">
            <text:p>-2</text:p>
          </table:table-cell>
          <table:table-cell table:style-name="ce270" table:formula="of:=[.L70]/[.M70]" office:value-type="float" office:value="9" calcext:value-type="float">
            <text:p>9</text:p>
          </table:table-cell>
          <table:table-cell table:style-name="ce283" table:formula="of:=[.N70]/[.O70]" office:value-type="float" office:value="-0.222222222222222" calcext:value-type="float">
            <text:p>- 2/9 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-0.222222222222222" calcext:value-type="float">
            <text:p>- 2/9 </text:p>
          </table:table-cell>
          <table:table-cell table:style-name="ce231" table:formula="of:=-ABS([.E70])*SIGN([.D70]*[.E70])" office:value-type="float" office:value="-9" calcext:value-type="float">
            <text:p>-9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R70]);ABS([.S70]))" office:value-type="float" office:value="9" calcext:value-type="float">
            <text:p>9</text:p>
          </table:table-cell>
          <table:table-cell table:style-name="ce270" table:formula="of:=[.R70]/[.T70]" office:value-type="float" office:value="-1" calcext:value-type="float">
            <text:p>-1</text:p>
          </table:table-cell>
          <table:table-cell table:style-name="ce270" table:formula="of:=[.S70]/[.T70]" office:value-type="float" office:value="1" calcext:value-type="float">
            <text:p>1</text:p>
          </table:table-cell>
          <table:table-cell table:style-name="ce283" table:formula="of:=[.U70]/[.V70]" office:value-type="float" office:value="-1" calcext:value-type="float">
            <text:p>- 1/1 </text:p>
          </table:table-cell>
          <table:table-cell table:style-name="ce283" table:formula="of:=IF([.R70]=0;&quot;0&quot;;(IF([.R70]=[.S70];&quot;1&quot;;(IF([.R70]=-[.S70];&quot;-1&quot;;IF([.V70]=1;TEXT([.U70];10);[.W70]))))))" office:value-type="string" office:string-value="-1" calcext:value-type="string">
            <text:p>-1</text:p>
          </table:table-cell>
          <table:table-cell table:number-columns-repeated="1000"/>
        </table:table-row>
        <table:table-row table:style-name="ro5">
          <table:table-cell table:style-name="ce238" office:value-type="float" office:value="0.0648103776095076" calcext:value-type="float">
            <text:p>0,064810377609508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7x+17y+6=0" calcext:value-type="string">
            <text:p>7x+17y+6=0</text:p>
          </table:table-cell>
          <table:table-cell table:style-name="ce260" table:formula="of:=-[.C71]/[.D71]" office:value-type="float" office:value="-0.411764705882353" calcext:value-type="float">
            <text:p>- 7/17</text:p>
          </table:table-cell>
          <table:table-cell table:style-name="ce260" table:formula="of:=-[.E71]/[.D71]" office:value-type="float" office:value="-0.352941176470588" calcext:value-type="float">
            <text:p>- 6/17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7x/17-6/17" calcext:value-type="string">
            <text:p>y=-7x/17-6/17</text:p>
          </table:table-cell>
          <table:table-cell table:style-name="ce253" table:formula="of:=RANK([.A71];[.$A$66:.$A$85];0)" office:value-type="float" office:value="20" calcext:value-type="float">
            <text:p>20</text:p>
          </table:table-cell>
          <table:table-cell table:style-name="ce231" table:formula="of:=-ABS([.C71])*SIGN([.C71]*[.D71])" office:value-type="float" office:value="-7" calcext:value-type="float">
            <text:p>-7</text:p>
          </table:table-cell>
          <table:table-cell table:style-name="ce231" table:formula="of:=ABS([.D71])" office:value-type="float" office:value="17" calcext:value-type="float">
            <text:p>17</text:p>
          </table:table-cell>
          <table:table-cell table:style-name="ce231" table:formula="of:=GCD(ABS([.K71]);ABS([.L71]))" office:value-type="float" office:value="1" calcext:value-type="float">
            <text:p>1</text:p>
          </table:table-cell>
          <table:table-cell table:style-name="ce270" table:formula="of:=[.K71]/[.M71]" office:value-type="float" office:value="-7" calcext:value-type="float">
            <text:p>-7</text:p>
          </table:table-cell>
          <table:table-cell table:style-name="ce270" table:formula="of:=[.L71]/[.M71]" office:value-type="float" office:value="17" calcext:value-type="float">
            <text:p>17</text:p>
          </table:table-cell>
          <table:table-cell table:style-name="ce283" table:formula="of:=[.N71]/[.O71]" office:value-type="float" office:value="-0.411764705882353" calcext:value-type="float">
            <text:p>- 7/17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-0.411764705882353" calcext:value-type="float">
            <text:p>- 7/17</text:p>
          </table:table-cell>
          <table:table-cell table:style-name="ce231" table:formula="of:=-ABS([.E71])*SIGN([.D71]*[.E71])" office:value-type="float" office:value="-6" calcext:value-type="float">
            <text:p>-6</text:p>
          </table:table-cell>
          <table:table-cell table:style-name="ce231" table:formula="of:=ABS([.D71])" office:value-type="float" office:value="17" calcext:value-type="float">
            <text:p>17</text:p>
          </table:table-cell>
          <table:table-cell table:style-name="ce231" table:formula="of:=GCD(ABS([.R71]);ABS([.S71]))" office:value-type="float" office:value="1" calcext:value-type="float">
            <text:p>1</text:p>
          </table:table-cell>
          <table:table-cell table:style-name="ce270" table:formula="of:=[.R71]/[.T71]" office:value-type="float" office:value="-6" calcext:value-type="float">
            <text:p>-6</text:p>
          </table:table-cell>
          <table:table-cell table:style-name="ce270" table:formula="of:=[.S71]/[.T71]" office:value-type="float" office:value="17" calcext:value-type="float">
            <text:p>17</text:p>
          </table:table-cell>
          <table:table-cell table:style-name="ce283" table:formula="of:=[.U71]/[.V71]" office:value-type="float" office:value="-0.352941176470588" calcext:value-type="float">
            <text:p>- 6/17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0.352941176470588" calcext:value-type="float">
            <text:p>- 6/17</text:p>
          </table:table-cell>
          <table:table-cell table:number-columns-repeated="1000"/>
        </table:table-row>
        <table:table-row table:style-name="ro5">
          <table:table-cell table:style-name="ce238" office:value-type="float" office:value="0.202428519738737" calcext:value-type="float">
            <text:p>0,202428519738737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-7x-13y-20=0" calcext:value-type="string">
            <text:p>-7x-13y-20=0</text:p>
          </table:table-cell>
          <table:table-cell table:style-name="ce260" table:formula="of:=-[.C72]/[.D72]" office:value-type="float" office:value="-0.538461538461538" calcext:value-type="float">
            <text:p>- 7/13</text:p>
          </table:table-cell>
          <table:table-cell table:style-name="ce260" table:formula="of:=-[.E72]/[.D72]" office:value-type="float" office:value="-1.53846153846154" calcext:value-type="float">
            <text:p>-20/13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7x/13-20/13" calcext:value-type="string">
            <text:p>y=-7x/13-20/13</text:p>
          </table:table-cell>
          <table:table-cell table:style-name="ce253" table:formula="of:=RANK([.A72];[.$A$66:.$A$85];0)" office:value-type="float" office:value="15" calcext:value-type="float">
            <text:p>15</text:p>
          </table:table-cell>
          <table:table-cell table:style-name="ce231" table:formula="of:=-ABS([.C72])*SIGN([.C72]*[.D72])" office:value-type="float" office:value="-7" calcext:value-type="float">
            <text:p>-7</text:p>
          </table:table-cell>
          <table:table-cell table:style-name="ce231" table:formula="of:=ABS([.D72])" office:value-type="float" office:value="13" calcext:value-type="float">
            <text:p>13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-7" calcext:value-type="float">
            <text:p>-7</text:p>
          </table:table-cell>
          <table:table-cell table:style-name="ce270" table:formula="of:=[.L72]/[.M72]" office:value-type="float" office:value="13" calcext:value-type="float">
            <text:p>13</text:p>
          </table:table-cell>
          <table:table-cell table:style-name="ce283" table:formula="of:=[.N72]/[.O72]" office:value-type="float" office:value="-0.538461538461538" calcext:value-type="float">
            <text:p>- 7/13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-0.538461538461538" calcext:value-type="float">
            <text:p>- 7/13</text:p>
          </table:table-cell>
          <table:table-cell table:style-name="ce231" table:formula="of:=-ABS([.E72])*SIGN([.D72]*[.E72])" office:value-type="float" office:value="-20" calcext:value-type="float">
            <text:p>-20</text:p>
          </table:table-cell>
          <table:table-cell table:style-name="ce231" table:formula="of:=ABS([.D72])" office:value-type="float" office:value="13" calcext:value-type="float">
            <text:p>13</text:p>
          </table:table-cell>
          <table:table-cell table:style-name="ce231" table:formula="of:=GCD(ABS([.R72]);ABS([.S72]))" office:value-type="float" office:value="1" calcext:value-type="float">
            <text:p>1</text:p>
          </table:table-cell>
          <table:table-cell table:style-name="ce270" table:formula="of:=[.R72]/[.T72]" office:value-type="float" office:value="-20" calcext:value-type="float">
            <text:p>-20</text:p>
          </table:table-cell>
          <table:table-cell table:style-name="ce270" table:formula="of:=[.S72]/[.T72]" office:value-type="float" office:value="13" calcext:value-type="float">
            <text:p>13</text:p>
          </table:table-cell>
          <table:table-cell table:style-name="ce283" table:formula="of:=[.U72]/[.V72]" office:value-type="float" office:value="-1.53846153846154" calcext:value-type="float">
            <text:p>-20/13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-1.53846153846154" calcext:value-type="float">
            <text:p>-20/13</text:p>
          </table:table-cell>
          <table:table-cell table:number-columns-repeated="1000"/>
        </table:table-row>
        <table:table-row table:style-name="ro5">
          <table:table-cell table:style-name="ce238" office:value-type="float" office:value="0.749905064395847" calcext:value-type="float">
            <text:p>0,749905064395847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-3" calcext:value-type="float">
            <text:p>-3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-10x-3y+17=0" calcext:value-type="string">
            <text:p>-10x-3y+17=0</text:p>
          </table:table-cell>
          <table:table-cell table:style-name="ce260" table:formula="of:=-[.C73]/[.D73]" office:value-type="float" office:value="-3.33333333333333" calcext:value-type="float">
            <text:p>-10/3 </text:p>
          </table:table-cell>
          <table:table-cell table:style-name="ce260" table:formula="of:=-[.E73]/[.D73]" office:value-type="float" office:value="5.66666666666667" calcext:value-type="float">
            <text:p>17/3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10x/3+17/3" calcext:value-type="string">
            <text:p>y=-10x/3+17/3</text:p>
          </table:table-cell>
          <table:table-cell table:style-name="ce253" table:formula="of:=RANK([.A73];[.$A$66:.$A$85];0)" office:value-type="float" office:value="7" calcext:value-type="float">
            <text:p>7</text:p>
          </table:table-cell>
          <table:table-cell table:style-name="ce231" table:formula="of:=-ABS([.C73])*SIGN([.C73]*[.D73])" office:value-type="float" office:value="-10" calcext:value-type="float">
            <text:p>-10</text:p>
          </table:table-cell>
          <table:table-cell table:style-name="ce231" table:formula="of:=ABS([.D73])" office:value-type="float" office:value="3" calcext:value-type="float">
            <text:p>3</text:p>
          </table:table-cell>
          <table:table-cell table:style-name="ce231" table:formula="of:=GCD(ABS([.K73]);ABS([.L73]))" office:value-type="float" office:value="1" calcext:value-type="float">
            <text:p>1</text:p>
          </table:table-cell>
          <table:table-cell table:style-name="ce270" table:formula="of:=[.K73]/[.M73]" office:value-type="float" office:value="-10" calcext:value-type="float">
            <text:p>-10</text:p>
          </table:table-cell>
          <table:table-cell table:style-name="ce270" table:formula="of:=[.L73]/[.M73]" office:value-type="float" office:value="3" calcext:value-type="float">
            <text:p>3</text:p>
          </table:table-cell>
          <table:table-cell table:style-name="ce283" table:formula="of:=[.N73]/[.O73]" office:value-type="float" office:value="-3.33333333333333" calcext:value-type="float">
            <text:p>-10/3 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-3.33333333333333" calcext:value-type="float">
            <text:p>-10/3 </text:p>
          </table:table-cell>
          <table:table-cell table:style-name="ce231" table:formula="of:=-ABS([.E73])*SIGN([.D73]*[.E73])" office:value-type="float" office:value="17" calcext:value-type="float">
            <text:p>17</text:p>
          </table:table-cell>
          <table:table-cell table:style-name="ce231" table:formula="of:=ABS([.D73])" office:value-type="float" office:value="3" calcext:value-type="float">
            <text:p>3</text:p>
          </table:table-cell>
          <table:table-cell table:style-name="ce231" table:formula="of:=GCD(ABS([.R73]);ABS([.S73]))" office:value-type="float" office:value="1" calcext:value-type="float">
            <text:p>1</text:p>
          </table:table-cell>
          <table:table-cell table:style-name="ce270" table:formula="of:=[.R73]/[.T73]" office:value-type="float" office:value="17" calcext:value-type="float">
            <text:p>17</text:p>
          </table:table-cell>
          <table:table-cell table:style-name="ce270" table:formula="of:=[.S73]/[.T73]" office:value-type="float" office:value="3" calcext:value-type="float">
            <text:p>3</text:p>
          </table:table-cell>
          <table:table-cell table:style-name="ce283" table:formula="of:=[.U73]/[.V73]" office:value-type="float" office:value="5.66666666666667" calcext:value-type="float">
            <text:p>17/3 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5.66666666666667" calcext:value-type="float">
            <text:p>17/3 </text:p>
          </table:table-cell>
          <table:table-cell table:number-columns-repeated="1000"/>
        </table:table-row>
        <table:table-row table:style-name="ro5">
          <table:table-cell table:style-name="ce238" office:value-type="float" office:value="0.982681704194235" calcext:value-type="float">
            <text:p>0,982681704194235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18x+2y-6=0" calcext:value-type="string">
            <text:p>18x+2y-6=0</text:p>
          </table:table-cell>
          <table:table-cell table:style-name="ce260" table:formula="of:=-[.C74]/[.D74]" office:value-type="float" office:value="-9" calcext:value-type="float">
            <text:p>- 9/1 </text:p>
          </table:table-cell>
          <table:table-cell table:style-name="ce260" table:formula="of:=-[.E74]/[.D74]" office:value-type="float" office:value="3" calcext:value-type="float">
            <text:p><text:s/>3/1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9x+3" calcext:value-type="string">
            <text:p>y=-9x+3</text:p>
          </table:table-cell>
          <table:table-cell table:style-name="ce253" table:formula="of:=RANK([.A74];[.$A$66:.$A$85];0)" office:value-type="float" office:value="2" calcext:value-type="float">
            <text:p>2</text:p>
          </table:table-cell>
          <table:table-cell table:style-name="ce231" table:formula="of:=-ABS([.C74])*SIGN([.C74]*[.D74])" office:value-type="float" office:value="-18" calcext:value-type="float">
            <text:p>-18</text:p>
          </table:table-cell>
          <table:table-cell table:style-name="ce231" table:formula="of:=ABS([.D74])" office:value-type="float" office:value="2" calcext:value-type="float">
            <text:p>2</text:p>
          </table:table-cell>
          <table:table-cell table:style-name="ce231" table:formula="of:=GCD(ABS([.K74]);ABS([.L74]))" office:value-type="float" office:value="2" calcext:value-type="float">
            <text:p>2</text:p>
          </table:table-cell>
          <table:table-cell table:style-name="ce270" table:formula="of:=[.K74]/[.M74]" office:value-type="float" office:value="-9" calcext:value-type="float">
            <text:p>-9</text:p>
          </table:table-cell>
          <table:table-cell table:style-name="ce270" table:formula="of:=[.L74]/[.M74]" office:value-type="float" office:value="1" calcext:value-type="float">
            <text:p>1</text:p>
          </table:table-cell>
          <table:table-cell table:style-name="ce283" table:formula="of:=[.N74]/[.O74]" office:value-type="float" office:value="-9" calcext:value-type="float">
            <text:p>- 9/1 </text:p>
          </table:table-cell>
          <table:table-cell table:style-name="ce283" table:formula="of:=IF([.K74]=0;&quot;0&quot;;(IF([.K74]=[.L74];&quot;1&quot;;(IF([.K74]=-[.L74];&quot;-1&quot;;IF([.O74]=1;TEXT([.N74];10);[.P74]))))))" office:value-type="string" office:string-value="-9" calcext:value-type="string">
            <text:p>-9</text:p>
          </table:table-cell>
          <table:table-cell table:style-name="ce231" table:formula="of:=-ABS([.E74])*SIGN([.D74]*[.E74])" office:value-type="float" office:value="6" calcext:value-type="float">
            <text:p>6</text:p>
          </table:table-cell>
          <table:table-cell table:style-name="ce231" table:formula="of:=ABS([.D74])" office:value-type="float" office:value="2" calcext:value-type="float">
            <text:p>2</text:p>
          </table:table-cell>
          <table:table-cell table:style-name="ce231" table:formula="of:=GCD(ABS([.R74]);ABS([.S74]))" office:value-type="float" office:value="2" calcext:value-type="float">
            <text:p>2</text:p>
          </table:table-cell>
          <table:table-cell table:style-name="ce270" table:formula="of:=[.R74]/[.T74]" office:value-type="float" office:value="3" calcext:value-type="float">
            <text:p>3</text:p>
          </table:table-cell>
          <table:table-cell table:style-name="ce270" table:formula="of:=[.S74]/[.T74]" office:value-type="float" office:value="1" calcext:value-type="float">
            <text:p>1</text:p>
          </table:table-cell>
          <table:table-cell table:style-name="ce283" table:formula="of:=[.U74]/[.V74]" office:value-type="float" office:value="3" calcext:value-type="float">
            <text:p><text:s/>3/1 </text:p>
          </table:table-cell>
          <table:table-cell table:style-name="ce283" table:formula="of:=IF([.R74]=0;&quot;0&quot;;(IF([.R74]=[.S74];&quot;1&quot;;(IF([.R74]=-[.S74];&quot;-1&quot;;IF([.V74]=1;TEXT([.U74];10);[.W74]))))))" office:value-type="string" office:string-value="3" calcext:value-type="string">
            <text:p>3</text:p>
          </table:table-cell>
          <table:table-cell table:number-columns-repeated="1000"/>
        </table:table-row>
        <table:table-row table:style-name="ro5">
          <table:table-cell table:style-name="ce238" office:value-type="float" office:value="0.858534169256503" calcext:value-type="float">
            <text:p>0,858534169256503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9" calcext:value-type="float">
            <text:p>9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5x+19y+9=0" calcext:value-type="string">
            <text:p>5x+19y+9=0</text:p>
          </table:table-cell>
          <table:table-cell table:style-name="ce260" table:formula="of:=-[.C75]/[.D75]" office:value-type="float" office:value="-0.263157894736842" calcext:value-type="float">
            <text:p>- 5/19</text:p>
          </table:table-cell>
          <table:table-cell table:style-name="ce260" table:formula="of:=-[.E75]/[.D75]" office:value-type="float" office:value="-0.473684210526316" calcext:value-type="float">
            <text:p>- 9/19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5x/19-9/19" calcext:value-type="string">
            <text:p>y=-5x/19-9/19</text:p>
          </table:table-cell>
          <table:table-cell table:style-name="ce253" table:formula="of:=RANK([.A75];[.$A$66:.$A$85];0)" office:value-type="float" office:value="5" calcext:value-type="float">
            <text:p>5</text:p>
          </table:table-cell>
          <table:table-cell table:style-name="ce231" table:formula="of:=-ABS([.C75])*SIGN([.C75]*[.D75])" office:value-type="float" office:value="-5" calcext:value-type="float">
            <text:p>-5</text:p>
          </table:table-cell>
          <table:table-cell table:style-name="ce231" table:formula="of:=ABS([.D75])" office:value-type="float" office:value="19" calcext:value-type="float">
            <text:p>19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-5" calcext:value-type="float">
            <text:p>-5</text:p>
          </table:table-cell>
          <table:table-cell table:style-name="ce270" table:formula="of:=[.L75]/[.M75]" office:value-type="float" office:value="19" calcext:value-type="float">
            <text:p>19</text:p>
          </table:table-cell>
          <table:table-cell table:style-name="ce283" table:formula="of:=[.N75]/[.O75]" office:value-type="float" office:value="-0.263157894736842" calcext:value-type="float">
            <text:p>- 5/19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-0.263157894736842" calcext:value-type="float">
            <text:p>- 5/19</text:p>
          </table:table-cell>
          <table:table-cell table:style-name="ce231" table:formula="of:=-ABS([.E75])*SIGN([.D75]*[.E75])" office:value-type="float" office:value="-9" calcext:value-type="float">
            <text:p>-9</text:p>
          </table:table-cell>
          <table:table-cell table:style-name="ce231" table:formula="of:=ABS([.D75])" office:value-type="float" office:value="19" calcext:value-type="float">
            <text:p>19</text:p>
          </table:table-cell>
          <table:table-cell table:style-name="ce231" table:formula="of:=GCD(ABS([.R75]);ABS([.S75]))" office:value-type="float" office:value="1" calcext:value-type="float">
            <text:p>1</text:p>
          </table:table-cell>
          <table:table-cell table:style-name="ce270" table:formula="of:=[.R75]/[.T75]" office:value-type="float" office:value="-9" calcext:value-type="float">
            <text:p>-9</text:p>
          </table:table-cell>
          <table:table-cell table:style-name="ce270" table:formula="of:=[.S75]/[.T75]" office:value-type="float" office:value="19" calcext:value-type="float">
            <text:p>19</text:p>
          </table:table-cell>
          <table:table-cell table:style-name="ce283" table:formula="of:=[.U75]/[.V75]" office:value-type="float" office:value="-0.473684210526316" calcext:value-type="float">
            <text:p>- 9/19</text:p>
          </table:table-cell>
          <table:table-cell table:style-name="ce283" table:formula="of:=IF([.R75]=0;&quot;0&quot;;(IF([.R75]=[.S75];&quot;1&quot;;(IF([.R75]=-[.S75];&quot;-1&quot;;IF([.V75]=1;TEXT([.U75];10);[.W75]))))))" office:value-type="float" office:value="-0.473684210526316" calcext:value-type="float">
            <text:p>- 9/19</text:p>
          </table:table-cell>
          <table:table-cell table:number-columns-repeated="1000"/>
        </table:table-row>
        <table:table-row table:style-name="ro5">
          <table:table-cell table:style-name="ce238" office:value-type="float" office:value="0.173811686282182" calcext:value-type="float">
            <text:p>0,173811686282182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-13x+8y+11=0" calcext:value-type="string">
            <text:p>-13x+8y+11=0</text:p>
          </table:table-cell>
          <table:table-cell table:style-name="ce260" table:formula="of:=-[.C76]/[.D76]" office:value-type="float" office:value="1.625" calcext:value-type="float">
            <text:p>13/8 </text:p>
          </table:table-cell>
          <table:table-cell table:style-name="ce260" table:formula="of:=-[.E76]/[.D76]" office:value-type="float" office:value="-1.375" calcext:value-type="float">
            <text:p>-11/8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13x/8-11/8" calcext:value-type="string">
            <text:p>y=13x/8-11/8</text:p>
          </table:table-cell>
          <table:table-cell table:style-name="ce253" table:formula="of:=RANK([.A76];[.$A$66:.$A$85];0)" office:value-type="float" office:value="17" calcext:value-type="float">
            <text:p>17</text:p>
          </table:table-cell>
          <table:table-cell table:style-name="ce231" table:formula="of:=-ABS([.C76])*SIGN([.C76]*[.D76])" office:value-type="float" office:value="13" calcext:value-type="float">
            <text:p>13</text:p>
          </table:table-cell>
          <table:table-cell table:style-name="ce231" table:formula="of:=ABS([.D76])" office:value-type="float" office:value="8" calcext:value-type="float">
            <text:p>8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13" calcext:value-type="float">
            <text:p>13</text:p>
          </table:table-cell>
          <table:table-cell table:style-name="ce270" table:formula="of:=[.L76]/[.M76]" office:value-type="float" office:value="8" calcext:value-type="float">
            <text:p>8</text:p>
          </table:table-cell>
          <table:table-cell table:style-name="ce283" table:formula="of:=[.N76]/[.O76]" office:value-type="float" office:value="1.625" calcext:value-type="float">
            <text:p>13/8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1.625" calcext:value-type="float">
            <text:p>13/8 </text:p>
          </table:table-cell>
          <table:table-cell table:style-name="ce231" table:formula="of:=-ABS([.E76])*SIGN([.D76]*[.E76])" office:value-type="float" office:value="-11" calcext:value-type="float">
            <text:p>-11</text:p>
          </table:table-cell>
          <table:table-cell table:style-name="ce231" table:formula="of:=ABS([.D76])" office:value-type="float" office:value="8" calcext:value-type="float">
            <text:p>8</text:p>
          </table:table-cell>
          <table:table-cell table:style-name="ce231" table:formula="of:=GCD(ABS([.R76]);ABS([.S76]))" office:value-type="float" office:value="1" calcext:value-type="float">
            <text:p>1</text:p>
          </table:table-cell>
          <table:table-cell table:style-name="ce270" table:formula="of:=[.R76]/[.T76]" office:value-type="float" office:value="-11" calcext:value-type="float">
            <text:p>-11</text:p>
          </table:table-cell>
          <table:table-cell table:style-name="ce270" table:formula="of:=[.S76]/[.T76]" office:value-type="float" office:value="8" calcext:value-type="float">
            <text:p>8</text:p>
          </table:table-cell>
          <table:table-cell table:style-name="ce283" table:formula="of:=[.U76]/[.V76]" office:value-type="float" office:value="-1.375" calcext:value-type="float">
            <text:p>-11/8 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-1.375" calcext:value-type="float">
            <text:p>-11/8 </text:p>
          </table:table-cell>
          <table:table-cell table:number-columns-repeated="1000"/>
        </table:table-row>
        <table:table-row table:style-name="ro5">
          <table:table-cell table:style-name="ce238" office:value-type="float" office:value="0.730588206206601" calcext:value-type="float">
            <text:p>0,730588206206601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19x-4y-14=0" calcext:value-type="string">
            <text:p>19x-4y-14=0</text:p>
          </table:table-cell>
          <table:table-cell table:style-name="ce260" table:formula="of:=-[.C77]/[.D77]" office:value-type="float" office:value="4.75" calcext:value-type="float">
            <text:p>19/4 </text:p>
          </table:table-cell>
          <table:table-cell table:style-name="ce260" table:formula="of:=-[.E77]/[.D77]" office:value-type="float" office:value="-3.5" calcext:value-type="float">
            <text:p>- 7/2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19x/4-7/2" calcext:value-type="string">
            <text:p>y=19x/4-7/2</text:p>
          </table:table-cell>
          <table:table-cell table:style-name="ce253" table:formula="of:=RANK([.A77];[.$A$66:.$A$85];0)" office:value-type="float" office:value="8" calcext:value-type="float">
            <text:p>8</text:p>
          </table:table-cell>
          <table:table-cell table:style-name="ce231" table:formula="of:=-ABS([.C77])*SIGN([.C77]*[.D77])" office:value-type="float" office:value="19" calcext:value-type="float">
            <text:p>19</text:p>
          </table:table-cell>
          <table:table-cell table:style-name="ce231" table:formula="of:=ABS([.D77])" office:value-type="float" office:value="4" calcext:value-type="float">
            <text:p>4</text:p>
          </table:table-cell>
          <table:table-cell table:style-name="ce231" table:formula="of:=GCD(ABS([.K77]);ABS([.L77]))" office:value-type="float" office:value="1" calcext:value-type="float">
            <text:p>1</text:p>
          </table:table-cell>
          <table:table-cell table:style-name="ce270" table:formula="of:=[.K77]/[.M77]" office:value-type="float" office:value="19" calcext:value-type="float">
            <text:p>19</text:p>
          </table:table-cell>
          <table:table-cell table:style-name="ce270" table:formula="of:=[.L77]/[.M77]" office:value-type="float" office:value="4" calcext:value-type="float">
            <text:p>4</text:p>
          </table:table-cell>
          <table:table-cell table:style-name="ce283" table:formula="of:=[.N77]/[.O77]" office:value-type="float" office:value="4.75" calcext:value-type="float">
            <text:p>19/4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4.75" calcext:value-type="float">
            <text:p>19/4 </text:p>
          </table:table-cell>
          <table:table-cell table:style-name="ce231" table:formula="of:=-ABS([.E77])*SIGN([.D77]*[.E77])" office:value-type="float" office:value="-14" calcext:value-type="float">
            <text:p>-14</text:p>
          </table:table-cell>
          <table:table-cell table:style-name="ce231" table:formula="of:=ABS([.D77])" office:value-type="float" office:value="4" calcext:value-type="float">
            <text:p>4</text:p>
          </table:table-cell>
          <table:table-cell table:style-name="ce231" table:formula="of:=GCD(ABS([.R77]);ABS([.S77]))" office:value-type="float" office:value="2" calcext:value-type="float">
            <text:p>2</text:p>
          </table:table-cell>
          <table:table-cell table:style-name="ce270" table:formula="of:=[.R77]/[.T77]" office:value-type="float" office:value="-7" calcext:value-type="float">
            <text:p>-7</text:p>
          </table:table-cell>
          <table:table-cell table:style-name="ce270" table:formula="of:=[.S77]/[.T77]" office:value-type="float" office:value="2" calcext:value-type="float">
            <text:p>2</text:p>
          </table:table-cell>
          <table:table-cell table:style-name="ce283" table:formula="of:=[.U77]/[.V77]" office:value-type="float" office:value="-3.5" calcext:value-type="float">
            <text:p>- 7/2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-3.5" calcext:value-type="float">
            <text:p>- 7/2 </text:p>
          </table:table-cell>
          <table:table-cell table:number-columns-repeated="1000"/>
        </table:table-row>
        <table:table-row table:style-name="ro5">
          <table:table-cell table:style-name="ce238" office:value-type="float" office:value="0.327093446514954" calcext:value-type="float">
            <text:p>0,327093446514954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9x-12y-9=0" calcext:value-type="string">
            <text:p>9x-12y-9=0</text:p>
          </table:table-cell>
          <table:table-cell table:style-name="ce260" table:formula="of:=-[.C78]/[.D78]" office:value-type="float" office:value="0.75" calcext:value-type="float">
            <text:p><text:s/>3/4 </text:p>
          </table:table-cell>
          <table:table-cell table:style-name="ce260" table:formula="of:=-[.E78]/[.D78]" office:value-type="float" office:value="-0.75" calcext:value-type="float">
            <text:p>- 3/4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3x/4-3/4" calcext:value-type="string">
            <text:p>y=3x/4-3/4</text:p>
          </table:table-cell>
          <table:table-cell table:style-name="ce253" table:formula="of:=RANK([.A78];[.$A$66:.$A$85];0)" office:value-type="float" office:value="14" calcext:value-type="float">
            <text:p>14</text:p>
          </table:table-cell>
          <table:table-cell table:style-name="ce231" table:formula="of:=-ABS([.C78])*SIGN([.C78]*[.D78])" office:value-type="float" office:value="9" calcext:value-type="float">
            <text:p>9</text:p>
          </table:table-cell>
          <table:table-cell table:style-name="ce231" table:formula="of:=ABS([.D78])" office:value-type="float" office:value="12" calcext:value-type="float">
            <text:p>12</text:p>
          </table:table-cell>
          <table:table-cell table:style-name="ce231" table:formula="of:=GCD(ABS([.K78]);ABS([.L78]))" office:value-type="float" office:value="3" calcext:value-type="float">
            <text:p>3</text:p>
          </table:table-cell>
          <table:table-cell table:style-name="ce270" table:formula="of:=[.K78]/[.M78]" office:value-type="float" office:value="3" calcext:value-type="float">
            <text:p>3</text:p>
          </table:table-cell>
          <table:table-cell table:style-name="ce270" table:formula="of:=[.L78]/[.M78]" office:value-type="float" office:value="4" calcext:value-type="float">
            <text:p>4</text:p>
          </table:table-cell>
          <table:table-cell table:style-name="ce283" table:formula="of:=[.N78]/[.O78]" office:value-type="float" office:value="0.75" calcext:value-type="float">
            <text:p><text:s/>3/4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0.75" calcext:value-type="float">
            <text:p><text:s/>3/4 </text:p>
          </table:table-cell>
          <table:table-cell table:style-name="ce231" table:formula="of:=-ABS([.E78])*SIGN([.D78]*[.E78])" office:value-type="float" office:value="-9" calcext:value-type="float">
            <text:p>-9</text:p>
          </table:table-cell>
          <table:table-cell table:style-name="ce231" table:formula="of:=ABS([.D78])" office:value-type="float" office:value="12" calcext:value-type="float">
            <text:p>12</text:p>
          </table:table-cell>
          <table:table-cell table:style-name="ce231" table:formula="of:=GCD(ABS([.R78]);ABS([.S78]))" office:value-type="float" office:value="3" calcext:value-type="float">
            <text:p>3</text:p>
          </table:table-cell>
          <table:table-cell table:style-name="ce270" table:formula="of:=[.R78]/[.T78]" office:value-type="float" office:value="-3" calcext:value-type="float">
            <text:p>-3</text:p>
          </table:table-cell>
          <table:table-cell table:style-name="ce270" table:formula="of:=[.S78]/[.T78]" office:value-type="float" office:value="4" calcext:value-type="float">
            <text:p>4</text:p>
          </table:table-cell>
          <table:table-cell table:style-name="ce283" table:formula="of:=[.U78]/[.V78]" office:value-type="float" office:value="-0.75" calcext:value-type="float">
            <text:p>- 3/4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0.75" calcext:value-type="float">
            <text:p>- 3/4 </text:p>
          </table:table-cell>
          <table:table-cell table:number-columns-repeated="1000"/>
        </table:table-row>
        <table:table-row table:style-name="ro5">
          <table:table-cell table:style-name="ce238" office:value-type="float" office:value="0.99955242432502" calcext:value-type="float">
            <text:p>0,99955242432502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5x+12y-6=0" calcext:value-type="string">
            <text:p>5x+12y-6=0</text:p>
          </table:table-cell>
          <table:table-cell table:style-name="ce260" table:formula="of:=-[.C79]/[.D79]" office:value-type="float" office:value="-0.416666666666667" calcext:value-type="float">
            <text:p>- 5/12</text:p>
          </table:table-cell>
          <table:table-cell table:style-name="ce260" table:formula="of:=-[.E79]/[.D79]" office:value-type="float" office:value="0.5" calcext:value-type="float">
            <text:p><text:s/>1/2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-5x/12+1/2" calcext:value-type="string">
            <text:p>y=-5x/12+1/2</text:p>
          </table:table-cell>
          <table:table-cell table:style-name="ce253" table:formula="of:=RANK([.A79];[.$A$66:.$A$85];0)" office:value-type="float" office:value="1" calcext:value-type="float">
            <text:p>1</text:p>
          </table:table-cell>
          <table:table-cell table:style-name="ce231" table:formula="of:=-ABS([.C79])*SIGN([.C79]*[.D79])" office:value-type="float" office:value="-5" calcext:value-type="float">
            <text:p>-5</text:p>
          </table:table-cell>
          <table:table-cell table:style-name="ce231" table:formula="of:=ABS([.D79])" office:value-type="float" office:value="12" calcext:value-type="float">
            <text:p>12</text:p>
          </table:table-cell>
          <table:table-cell table:style-name="ce231" table:formula="of:=GCD(ABS([.K79]);ABS([.L79]))" office:value-type="float" office:value="1" calcext:value-type="float">
            <text:p>1</text:p>
          </table:table-cell>
          <table:table-cell table:style-name="ce270" table:formula="of:=[.K79]/[.M79]" office:value-type="float" office:value="-5" calcext:value-type="float">
            <text:p>-5</text:p>
          </table:table-cell>
          <table:table-cell table:style-name="ce270" table:formula="of:=[.L79]/[.M79]" office:value-type="float" office:value="12" calcext:value-type="float">
            <text:p>12</text:p>
          </table:table-cell>
          <table:table-cell table:style-name="ce283" table:formula="of:=[.N79]/[.O79]" office:value-type="float" office:value="-0.416666666666667" calcext:value-type="float">
            <text:p>- 5/12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-0.416666666666667" calcext:value-type="float">
            <text:p>- 5/12</text:p>
          </table:table-cell>
          <table:table-cell table:style-name="ce231" table:formula="of:=-ABS([.E79])*SIGN([.D79]*[.E79])" office:value-type="float" office:value="6" calcext:value-type="float">
            <text:p>6</text:p>
          </table:table-cell>
          <table:table-cell table:style-name="ce231" table:formula="of:=ABS([.D79])" office:value-type="float" office:value="12" calcext:value-type="float">
            <text:p>12</text:p>
          </table:table-cell>
          <table:table-cell table:style-name="ce231" table:formula="of:=GCD(ABS([.R79]);ABS([.S79]))" office:value-type="float" office:value="6" calcext:value-type="float">
            <text:p>6</text:p>
          </table:table-cell>
          <table:table-cell table:style-name="ce270" table:formula="of:=[.R79]/[.T79]" office:value-type="float" office:value="1" calcext:value-type="float">
            <text:p>1</text:p>
          </table:table-cell>
          <table:table-cell table:style-name="ce270" table:formula="of:=[.S79]/[.T79]" office:value-type="float" office:value="2" calcext:value-type="float">
            <text:p>2</text:p>
          </table:table-cell>
          <table:table-cell table:style-name="ce283" table:formula="of:=[.U79]/[.V79]" office:value-type="float" office:value="0.5" calcext:value-type="float">
            <text:p><text:s/>1/2 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0.5" calcext:value-type="float">
            <text:p><text:s/>1/2 </text:p>
          </table:table-cell>
          <table:table-cell table:number-columns-repeated="1000"/>
        </table:table-row>
        <table:table-row table:style-name="ro5">
          <table:table-cell table:style-name="ce238" office:value-type="float" office:value="0.949069978285927" calcext:value-type="float">
            <text:p>0,949069978285927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-16x-14y-8=0" calcext:value-type="string">
            <text:p>-16x-14y-8=0</text:p>
          </table:table-cell>
          <table:table-cell table:style-name="ce260" table:formula="of:=-[.C80]/[.D80]" office:value-type="float" office:value="-1.14285714285714" calcext:value-type="float">
            <text:p>- 8/7 </text:p>
          </table:table-cell>
          <table:table-cell table:style-name="ce260" table:formula="of:=-[.E80]/[.D80]" office:value-type="float" office:value="-0.571428571428571" calcext:value-type="float">
            <text:p>- 4/7 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-8x/7-4/7" calcext:value-type="string">
            <text:p>y=-8x/7-4/7</text:p>
          </table:table-cell>
          <table:table-cell table:style-name="ce253" table:formula="of:=RANK([.A80];[.$A$66:.$A$85];0)" office:value-type="float" office:value="3" calcext:value-type="float">
            <text:p>3</text:p>
          </table:table-cell>
          <table:table-cell table:style-name="ce231" table:formula="of:=-ABS([.C80])*SIGN([.C80]*[.D80])" office:value-type="float" office:value="-16" calcext:value-type="float">
            <text:p>-16</text:p>
          </table:table-cell>
          <table:table-cell table:style-name="ce231" table:formula="of:=ABS([.D80])" office:value-type="float" office:value="14" calcext:value-type="float">
            <text:p>14</text:p>
          </table:table-cell>
          <table:table-cell table:style-name="ce231" table:formula="of:=GCD(ABS([.K80]);ABS([.L80]))" office:value-type="float" office:value="2" calcext:value-type="float">
            <text:p>2</text:p>
          </table:table-cell>
          <table:table-cell table:style-name="ce270" table:formula="of:=[.K80]/[.M80]" office:value-type="float" office:value="-8" calcext:value-type="float">
            <text:p>-8</text:p>
          </table:table-cell>
          <table:table-cell table:style-name="ce270" table:formula="of:=[.L80]/[.M80]" office:value-type="float" office:value="7" calcext:value-type="float">
            <text:p>7</text:p>
          </table:table-cell>
          <table:table-cell table:style-name="ce283" table:formula="of:=[.N80]/[.O80]" office:value-type="float" office:value="-1.14285714285714" calcext:value-type="float">
            <text:p>- 8/7 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-1.14285714285714" calcext:value-type="float">
            <text:p>- 8/7 </text:p>
          </table:table-cell>
          <table:table-cell table:style-name="ce231" table:formula="of:=-ABS([.E80])*SIGN([.D80]*[.E80])" office:value-type="float" office:value="-8" calcext:value-type="float">
            <text:p>-8</text:p>
          </table:table-cell>
          <table:table-cell table:style-name="ce231" table:formula="of:=ABS([.D80])" office:value-type="float" office:value="14" calcext:value-type="float">
            <text:p>14</text:p>
          </table:table-cell>
          <table:table-cell table:style-name="ce231" table:formula="of:=GCD(ABS([.R80]);ABS([.S80]))" office:value-type="float" office:value="2" calcext:value-type="float">
            <text:p>2</text:p>
          </table:table-cell>
          <table:table-cell table:style-name="ce270" table:formula="of:=[.R80]/[.T80]" office:value-type="float" office:value="-4" calcext:value-type="float">
            <text:p>-4</text:p>
          </table:table-cell>
          <table:table-cell table:style-name="ce270" table:formula="of:=[.S80]/[.T80]" office:value-type="float" office:value="7" calcext:value-type="float">
            <text:p>7</text:p>
          </table:table-cell>
          <table:table-cell table:style-name="ce283" table:formula="of:=[.U80]/[.V80]" office:value-type="float" office:value="-0.571428571428571" calcext:value-type="float">
            <text:p>- 4/7 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-0.571428571428571" calcext:value-type="float">
            <text:p>- 4/7 </text:p>
          </table:table-cell>
          <table:table-cell table:number-columns-repeated="1000"/>
        </table:table-row>
        <table:table-row table:style-name="ro5">
          <table:table-cell table:style-name="ce238" office:value-type="float" office:value="0.187762540682199" calcext:value-type="float">
            <text:p>0,187762540682199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-17x-8y-14=0" calcext:value-type="string">
            <text:p>-17x-8y-14=0</text:p>
          </table:table-cell>
          <table:table-cell table:style-name="ce260" table:formula="of:=-[.C81]/[.D81]" office:value-type="float" office:value="-2.125" calcext:value-type="float">
            <text:p>-17/8 </text:p>
          </table:table-cell>
          <table:table-cell table:style-name="ce260" table:formula="of:=-[.E81]/[.D81]" office:value-type="float" office:value="-1.75" calcext:value-type="float">
            <text:p>- 7/4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17x/8-7/4" calcext:value-type="string">
            <text:p>y=-17x/8-7/4</text:p>
          </table:table-cell>
          <table:table-cell table:style-name="ce253" table:formula="of:=RANK([.A81];[.$A$66:.$A$85];0)" office:value-type="float" office:value="16" calcext:value-type="float">
            <text:p>16</text:p>
          </table:table-cell>
          <table:table-cell table:style-name="ce231" table:formula="of:=-ABS([.C81])*SIGN([.C81]*[.D81])" office:value-type="float" office:value="-17" calcext:value-type="float">
            <text:p>-17</text:p>
          </table:table-cell>
          <table:table-cell table:style-name="ce231" table:formula="of:=ABS([.D81])" office:value-type="float" office:value="8" calcext:value-type="float">
            <text:p>8</text:p>
          </table:table-cell>
          <table:table-cell table:style-name="ce231" table:formula="of:=GCD(ABS([.K81]);ABS([.L81]))" office:value-type="float" office:value="1" calcext:value-type="float">
            <text:p>1</text:p>
          </table:table-cell>
          <table:table-cell table:style-name="ce270" table:formula="of:=[.K81]/[.M81]" office:value-type="float" office:value="-17" calcext:value-type="float">
            <text:p>-17</text:p>
          </table:table-cell>
          <table:table-cell table:style-name="ce270" table:formula="of:=[.L81]/[.M81]" office:value-type="float" office:value="8" calcext:value-type="float">
            <text:p>8</text:p>
          </table:table-cell>
          <table:table-cell table:style-name="ce283" table:formula="of:=[.N81]/[.O81]" office:value-type="float" office:value="-2.125" calcext:value-type="float">
            <text:p>-17/8 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-2.125" calcext:value-type="float">
            <text:p>-17/8 </text:p>
          </table:table-cell>
          <table:table-cell table:style-name="ce231" table:formula="of:=-ABS([.E81])*SIGN([.D81]*[.E81])" office:value-type="float" office:value="-14" calcext:value-type="float">
            <text:p>-14</text:p>
          </table:table-cell>
          <table:table-cell table:style-name="ce231" table:formula="of:=ABS([.D81])" office:value-type="float" office:value="8" calcext:value-type="float">
            <text:p>8</text:p>
          </table:table-cell>
          <table:table-cell table:style-name="ce231" table:formula="of:=GCD(ABS([.R81]);ABS([.S81]))" office:value-type="float" office:value="2" calcext:value-type="float">
            <text:p>2</text:p>
          </table:table-cell>
          <table:table-cell table:style-name="ce270" table:formula="of:=[.R81]/[.T81]" office:value-type="float" office:value="-7" calcext:value-type="float">
            <text:p>-7</text:p>
          </table:table-cell>
          <table:table-cell table:style-name="ce270" table:formula="of:=[.S81]/[.T81]" office:value-type="float" office:value="4" calcext:value-type="float">
            <text:p>4</text:p>
          </table:table-cell>
          <table:table-cell table:style-name="ce283" table:formula="of:=[.U81]/[.V81]" office:value-type="float" office:value="-1.75" calcext:value-type="float">
            <text:p>- 7/4 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-1.75" calcext:value-type="float">
            <text:p>- 7/4 </text:p>
          </table:table-cell>
          <table:table-cell table:number-columns-repeated="1000"/>
        </table:table-row>
        <table:table-row table:style-name="ro5">
          <table:table-cell table:style-name="ce238" office:value-type="float" office:value="0.395414477577477" calcext:value-type="float">
            <text:p>0,395414477577477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11" calcext:value-type="float">
            <text:p>-11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-12x-11y+17=0" calcext:value-type="string">
            <text:p>-12x-11y+17=0</text:p>
          </table:table-cell>
          <table:table-cell table:style-name="ce260" table:formula="of:=-[.C82]/[.D82]" office:value-type="float" office:value="-1.09090909090909" calcext:value-type="float">
            <text:p>-12/11</text:p>
          </table:table-cell>
          <table:table-cell table:style-name="ce260" table:formula="of:=-[.E82]/[.D82]" office:value-type="float" office:value="1.54545454545455" calcext:value-type="float">
            <text:p>17/11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12x/11+17/11" calcext:value-type="string">
            <text:p>y=-12x/11+17/11</text:p>
          </table:table-cell>
          <table:table-cell table:style-name="ce253" table:formula="of:=RANK([.A82];[.$A$66:.$A$85];0)" office:value-type="float" office:value="13" calcext:value-type="float">
            <text:p>13</text:p>
          </table:table-cell>
          <table:table-cell table:style-name="ce231" table:formula="of:=-ABS([.C82])*SIGN([.C82]*[.D82])" office:value-type="float" office:value="-12" calcext:value-type="float">
            <text:p>-12</text:p>
          </table:table-cell>
          <table:table-cell table:style-name="ce231" table:formula="of:=ABS([.D82])" office:value-type="float" office:value="11" calcext:value-type="float">
            <text:p>11</text:p>
          </table:table-cell>
          <table:table-cell table:style-name="ce231" table:formula="of:=GCD(ABS([.K82]);ABS([.L82]))" office:value-type="float" office:value="1" calcext:value-type="float">
            <text:p>1</text:p>
          </table:table-cell>
          <table:table-cell table:style-name="ce270" table:formula="of:=[.K82]/[.M82]" office:value-type="float" office:value="-12" calcext:value-type="float">
            <text:p>-12</text:p>
          </table:table-cell>
          <table:table-cell table:style-name="ce270" table:formula="of:=[.L82]/[.M82]" office:value-type="float" office:value="11" calcext:value-type="float">
            <text:p>11</text:p>
          </table:table-cell>
          <table:table-cell table:style-name="ce283" table:formula="of:=[.N82]/[.O82]" office:value-type="float" office:value="-1.09090909090909" calcext:value-type="float">
            <text:p>-12/11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-1.09090909090909" calcext:value-type="float">
            <text:p>-12/11</text:p>
          </table:table-cell>
          <table:table-cell table:style-name="ce231" table:formula="of:=-ABS([.E82])*SIGN([.D82]*[.E82])" office:value-type="float" office:value="17" calcext:value-type="float">
            <text:p>17</text:p>
          </table:table-cell>
          <table:table-cell table:style-name="ce231" table:formula="of:=ABS([.D82])" office:value-type="float" office:value="11" calcext:value-type="float">
            <text:p>11</text:p>
          </table:table-cell>
          <table:table-cell table:style-name="ce231" table:formula="of:=GCD(ABS([.R82]);ABS([.S82]))" office:value-type="float" office:value="1" calcext:value-type="float">
            <text:p>1</text:p>
          </table:table-cell>
          <table:table-cell table:style-name="ce270" table:formula="of:=[.R82]/[.T82]" office:value-type="float" office:value="17" calcext:value-type="float">
            <text:p>17</text:p>
          </table:table-cell>
          <table:table-cell table:style-name="ce270" table:formula="of:=[.S82]/[.T82]" office:value-type="float" office:value="11" calcext:value-type="float">
            <text:p>11</text:p>
          </table:table-cell>
          <table:table-cell table:style-name="ce283" table:formula="of:=[.U82]/[.V82]" office:value-type="float" office:value="1.54545454545455" calcext:value-type="float">
            <text:p>17/11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1.54545454545455" calcext:value-type="float">
            <text:p>17/11</text:p>
          </table:table-cell>
          <table:table-cell table:number-columns-repeated="1000"/>
        </table:table-row>
        <table:table-row table:style-name="ro5">
          <table:table-cell table:style-name="ce238" office:value-type="float" office:value="0.521298355304311" calcext:value-type="float">
            <text:p>0,521298355304311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20x-12y-8=0" calcext:value-type="string">
            <text:p>20x-12y-8=0</text:p>
          </table:table-cell>
          <table:table-cell table:style-name="ce260" table:formula="of:=-[.C83]/[.D83]" office:value-type="float" office:value="1.66666666666667" calcext:value-type="float">
            <text:p><text:s/>5/3 </text:p>
          </table:table-cell>
          <table:table-cell table:style-name="ce260" table:formula="of:=-[.E83]/[.D83]" office:value-type="float" office:value="-0.666666666666667" calcext:value-type="float">
            <text:p>- 2/3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5x/3-2/3" calcext:value-type="string">
            <text:p>y=5x/3-2/3</text:p>
          </table:table-cell>
          <table:table-cell table:style-name="ce253" table:formula="of:=RANK([.A83];[.$A$66:.$A$85];0)" office:value-type="float" office:value="12" calcext:value-type="float">
            <text:p>12</text:p>
          </table:table-cell>
          <table:table-cell table:style-name="ce231" table:formula="of:=-ABS([.C83])*SIGN([.C83]*[.D83])" office:value-type="float" office:value="20" calcext:value-type="float">
            <text:p>20</text:p>
          </table:table-cell>
          <table:table-cell table:style-name="ce231" table:formula="of:=ABS([.D83])" office:value-type="float" office:value="12" calcext:value-type="float">
            <text:p>12</text:p>
          </table:table-cell>
          <table:table-cell table:style-name="ce231" table:formula="of:=GCD(ABS([.K83]);ABS([.L83]))" office:value-type="float" office:value="4" calcext:value-type="float">
            <text:p>4</text:p>
          </table:table-cell>
          <table:table-cell table:style-name="ce270" table:formula="of:=[.K83]/[.M83]" office:value-type="float" office:value="5" calcext:value-type="float">
            <text:p>5</text:p>
          </table:table-cell>
          <table:table-cell table:style-name="ce270" table:formula="of:=[.L83]/[.M83]" office:value-type="float" office:value="3" calcext:value-type="float">
            <text:p>3</text:p>
          </table:table-cell>
          <table:table-cell table:style-name="ce283" table:formula="of:=[.N83]/[.O83]" office:value-type="float" office:value="1.66666666666667" calcext:value-type="float">
            <text:p><text:s/>5/3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1.66666666666667" calcext:value-type="float">
            <text:p><text:s/>5/3 </text:p>
          </table:table-cell>
          <table:table-cell table:style-name="ce231" table:formula="of:=-ABS([.E83])*SIGN([.D83]*[.E83])" office:value-type="float" office:value="-8" calcext:value-type="float">
            <text:p>-8</text:p>
          </table:table-cell>
          <table:table-cell table:style-name="ce231" table:formula="of:=ABS([.D83])" office:value-type="float" office:value="12" calcext:value-type="float">
            <text:p>12</text:p>
          </table:table-cell>
          <table:table-cell table:style-name="ce231" table:formula="of:=GCD(ABS([.R83]);ABS([.S83]))" office:value-type="float" office:value="4" calcext:value-type="float">
            <text:p>4</text:p>
          </table:table-cell>
          <table:table-cell table:style-name="ce270" table:formula="of:=[.R83]/[.T83]" office:value-type="float" office:value="-2" calcext:value-type="float">
            <text:p>-2</text:p>
          </table:table-cell>
          <table:table-cell table:style-name="ce270" table:formula="of:=[.S83]/[.T83]" office:value-type="float" office:value="3" calcext:value-type="float">
            <text:p>3</text:p>
          </table:table-cell>
          <table:table-cell table:style-name="ce283" table:formula="of:=[.U83]/[.V83]" office:value-type="float" office:value="-0.666666666666667" calcext:value-type="float">
            <text:p>- 2/3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-0.666666666666667" calcext:value-type="float">
            <text:p>- 2/3 </text:p>
          </table:table-cell>
          <table:table-cell table:number-columns-repeated="1000"/>
        </table:table-row>
        <table:table-row table:style-name="ro5">
          <table:table-cell table:style-name="ce238" office:value-type="float" office:value="0.637757952934179" calcext:value-type="float">
            <text:p>0,637757952934179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2" calcext:value-type="float">
            <text:p>2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-19x-2y+2=0" calcext:value-type="string">
            <text:p>-19x-2y+2=0</text:p>
          </table:table-cell>
          <table:table-cell table:style-name="ce260" table:formula="of:=-[.C84]/[.D84]" office:value-type="float" office:value="-9.5" calcext:value-type="float">
            <text:p>-19/2 </text:p>
          </table:table-cell>
          <table:table-cell table:style-name="ce260" table:formula="of:=-[.E84]/[.D84]" office:value-type="float" office:value="1" calcext:value-type="float">
            <text:p><text:s/>1/1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19x/2+1" calcext:value-type="string">
            <text:p>y=-19x/2+1</text:p>
          </table:table-cell>
          <table:table-cell table:style-name="ce253" table:formula="of:=RANK([.A84];[.$A$66:.$A$85];0)" office:value-type="float" office:value="9" calcext:value-type="float">
            <text:p>9</text:p>
          </table:table-cell>
          <table:table-cell table:style-name="ce231" table:formula="of:=-ABS([.C84])*SIGN([.C84]*[.D84])" office:value-type="float" office:value="-19" calcext:value-type="float">
            <text:p>-19</text:p>
          </table:table-cell>
          <table:table-cell table:style-name="ce231" table:formula="of:=ABS([.D84])" office:value-type="float" office:value="2" calcext:value-type="float">
            <text:p>2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-19" calcext:value-type="float">
            <text:p>-19</text:p>
          </table:table-cell>
          <table:table-cell table:style-name="ce270" table:formula="of:=[.L84]/[.M84]" office:value-type="float" office:value="2" calcext:value-type="float">
            <text:p>2</text:p>
          </table:table-cell>
          <table:table-cell table:style-name="ce283" table:formula="of:=[.N84]/[.O84]" office:value-type="float" office:value="-9.5" calcext:value-type="float">
            <text:p>-19/2 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-9.5" calcext:value-type="float">
            <text:p>-19/2 </text:p>
          </table:table-cell>
          <table:table-cell table:style-name="ce231" table:formula="of:=-ABS([.E84])*SIGN([.D84]*[.E84])" office:value-type="float" office:value="2" calcext:value-type="float">
            <text:p>2</text:p>
          </table:table-cell>
          <table:table-cell table:style-name="ce231" table:formula="of:=ABS([.D84])" office:value-type="float" office:value="2" calcext:value-type="float">
            <text:p>2</text:p>
          </table:table-cell>
          <table:table-cell table:style-name="ce231" table:formula="of:=GCD(ABS([.R84]);ABS([.S84]))" office:value-type="float" office:value="2" calcext:value-type="float">
            <text:p>2</text:p>
          </table:table-cell>
          <table:table-cell table:style-name="ce270" table:formula="of:=[.R84]/[.T84]" office:value-type="float" office:value="1" calcext:value-type="float">
            <text:p>1</text:p>
          </table:table-cell>
          <table:table-cell table:style-name="ce270" table:formula="of:=[.S84]/[.T84]" office:value-type="float" office:value="1" calcext:value-type="float">
            <text:p>1</text:p>
          </table:table-cell>
          <table:table-cell table:style-name="ce283" table:formula="of:=[.U84]/[.V84]" office:value-type="float" office:value="1" calcext:value-type="float">
            <text:p><text:s/>1/1 </text:p>
          </table:table-cell>
          <table:table-cell table:style-name="ce283" table:formula="of:=IF([.R84]=0;&quot;0&quot;;(IF([.R84]=[.S84];&quot;1&quot;;(IF([.R84]=-[.S84];&quot;-1&quot;;IF([.V84]=1;TEXT([.U84];10);[.W84]))))))" office:value-type="string" office:string-value="1" calcext:value-type="string">
            <text:p>1</text:p>
          </table:table-cell>
          <table:table-cell table:number-columns-repeated="1000"/>
        </table:table-row>
        <table:table-row table:style-name="ro5">
          <table:table-cell table:style-name="ce238" office:value-type="float" office:value="0.114289305419131" calcext:value-type="float">
            <text:p>0,114289305419131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-10x-18y-8=0" calcext:value-type="string">
            <text:p>-10x-18y-8=0</text:p>
          </table:table-cell>
          <table:table-cell table:style-name="ce260" table:formula="of:=-[.C85]/[.D85]" office:value-type="float" office:value="-0.555555555555556" calcext:value-type="float">
            <text:p>- 5/9 </text:p>
          </table:table-cell>
          <table:table-cell table:style-name="ce260" table:formula="of:=-[.E85]/[.D85]" office:value-type="float" office:value="-0.444444444444444" calcext:value-type="float">
            <text:p>- 4/9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5x/9-4/9" calcext:value-type="string">
            <text:p>y=-5x/9-4/9</text:p>
          </table:table-cell>
          <table:table-cell table:style-name="ce253" table:formula="of:=RANK([.A85];[.$A$66:.$A$85];0)" office:value-type="float" office:value="18" calcext:value-type="float">
            <text:p>18</text:p>
          </table:table-cell>
          <table:table-cell table:style-name="ce231" table:formula="of:=-ABS([.C85])*SIGN([.C85]*[.D85])" office:value-type="float" office:value="-10" calcext:value-type="float">
            <text:p>-10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K85]);ABS([.L85]))" office:value-type="float" office:value="2" calcext:value-type="float">
            <text:p>2</text:p>
          </table:table-cell>
          <table:table-cell table:style-name="ce270" table:formula="of:=[.K85]/[.M85]" office:value-type="float" office:value="-5" calcext:value-type="float">
            <text:p>-5</text:p>
          </table:table-cell>
          <table:table-cell table:style-name="ce270" table:formula="of:=[.L85]/[.M85]" office:value-type="float" office:value="9" calcext:value-type="float">
            <text:p>9</text:p>
          </table:table-cell>
          <table:table-cell table:style-name="ce283" table:formula="of:=[.N85]/[.O85]" office:value-type="float" office:value="-0.555555555555556" calcext:value-type="float">
            <text:p>- 5/9 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-0.555555555555556" calcext:value-type="float">
            <text:p>- 5/9 </text:p>
          </table:table-cell>
          <table:table-cell table:style-name="ce231" table:formula="of:=-ABS([.E85])*SIGN([.D85]*[.E85])" office:value-type="float" office:value="-8" calcext:value-type="float">
            <text:p>-8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R85]);ABS([.S85]))" office:value-type="float" office:value="2" calcext:value-type="float">
            <text:p>2</text:p>
          </table:table-cell>
          <table:table-cell table:style-name="ce270" table:formula="of:=[.R85]/[.T85]" office:value-type="float" office:value="-4" calcext:value-type="float">
            <text:p>-4</text:p>
          </table:table-cell>
          <table:table-cell table:style-name="ce270" table:formula="of:=[.S85]/[.T85]" office:value-type="float" office:value="9" calcext:value-type="float">
            <text:p>9</text:p>
          </table:table-cell>
          <table:table-cell table:style-name="ce283" table:formula="of:=[.U85]/[.V85]" office:value-type="float" office:value="-0.444444444444444" calcext:value-type="float">
            <text:p>- 4/9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-0.444444444444444" calcext:value-type="float">
            <text:p>- 4/9 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table:style-name="ce246" office:value-type="string" calcext:value-type="string">
            <text:p>Aléatoire</text:p>
          </table:table-cell>
          <table:table-cell table:style-name="ce246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46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46" office:value-type="string" calcext:value-type="string">
            <text:p>Réduite</text:p>
          </table:table-cell>
          <table:table-cell table:number-columns-repeated="2" table:style-name="ce246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71" office:value-type="string" calcext:value-type="string">
            <text:p>ALEA()</text:p>
          </table:table-cell>
          <table:table-cell table:style-name="ce325"/>
          <table:table-cell table:style-name="ce282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356177297451795" calcext:value-type="float">
            <text:p>0,356177297451795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-8" calcext:value-type="float">
            <text:p>-8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-8x+y-7=0" calcext:value-type="string">
            <text:p>-8x+y-7=0</text:p>
          </table:table-cell>
          <table:table-cell table:style-name="ce252" table:formula="of:=-[.C88]/[.D88]" office:value-type="float" office:value="8" calcext:value-type="float">
            <text:p>8</text:p>
          </table:table-cell>
          <table:table-cell table:style-name="ce252" table:formula="of:=-[.E88]/[.D88]" office:value-type="float" office:value="7" calcext:value-type="float">
            <text:p>7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8x+7" calcext:value-type="string">
            <text:p>y = 8x+7</text:p>
          </table:table-cell>
          <table:table-cell table:style-name="ce252" table:formula="of:=RANK([.A88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88]*[.L88]+[.H88]" office:value-type="float" office:value="23" calcext:value-type="float">
            <text:p>2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487056264415838" calcext:value-type="float">
            <text:p>0,487056264415838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-8" calcext:value-type="float">
            <text:p>-8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-7" calcext:value-type="float">
            <text:p>-7</text:p>
          </table:table-cell>
          <table:table-cell table:style-name="ce237" table:formula="of:=[.F88]" office:value-type="string" office:string-value="-8x+y-7=0" calcext:value-type="string">
            <text:p>-8x+y-7=0</text:p>
          </table:table-cell>
          <table:table-cell table:style-name="ce237" table:formula="of:=[.G88]" office:value-type="float" office:value="8" calcext:value-type="float">
            <text:p>8</text:p>
          </table:table-cell>
          <table:table-cell table:style-name="ce237" table:formula="of:=[.H88]" office:value-type="float" office:value="7" calcext:value-type="float">
            <text:p>7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8x+7" calcext:value-type="string">
            <text:p>y = 8x+7</text:p>
          </table:table-cell>
          <table:table-cell table:style-name="ce252" table:formula="of:=RANK([.A89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[.G89]*[.L89]+[.H89]+[.O89]" office:value-type="float" office:value="80" calcext:value-type="float">
            <text:p>80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296"/>
          <table:table-cell table:style-name="ce232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909464553774044" calcext:value-type="float">
            <text:p>0,909464553774044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7x-y=0" calcext:value-type="string">
            <text:p>7x-y=0</text:p>
          </table:table-cell>
          <table:table-cell table:style-name="ce252" table:formula="of:=-[.C90]/[.D90]" office:value-type="float" office:value="7" calcext:value-type="float">
            <text:p>7</text:p>
          </table:table-cell>
          <table:table-cell table:style-name="ce252" table:formula="of:=-[.E90]/[.D90]" office:value-type="float" office:value="0" calcext:value-type="float">
            <text:p>0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7x" calcext:value-type="string">
            <text:p>y = 7x</text:p>
          </table:table-cell>
          <table:table-cell table:style-name="ce252" table:formula="of:=RANK([.A90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0]*[.L90]+[.H90]" office:value-type="float" office:value="42" calcext:value-type="float">
            <text:p>4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899337159879809" calcext:value-type="float">
            <text:p>0,899337159879809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7" calcext:value-type="float">
            <text:p>7</text:p>
          </table:table-cell>
          <table:table-cell table:style-name="ce237" table:formula="of:=[.D90]" office:value-type="float" office:value="-1" calcext:value-type="float">
            <text:p>-1</text:p>
          </table:table-cell>
          <table:table-cell table:style-name="ce237" table:formula="of:=[.E90]" office:value-type="float" office:value="0" calcext:value-type="float">
            <text:p>0</text:p>
          </table:table-cell>
          <table:table-cell table:style-name="ce237" table:formula="of:=[.F90]" office:value-type="string" office:string-value="7x-y=0" calcext:value-type="string">
            <text:p>7x-y=0</text:p>
          </table:table-cell>
          <table:table-cell table:style-name="ce237" table:formula="of:=[.G90]" office:value-type="float" office:value="7" calcext:value-type="float">
            <text:p>7</text:p>
          </table:table-cell>
          <table:table-cell table:style-name="ce237" table:formula="of:=[.H90]" office:value-type="float" office:value="0" calcext:value-type="float">
            <text:p>0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7x" calcext:value-type="string">
            <text:p>y = 7x</text:p>
          </table:table-cell>
          <table:table-cell table:style-name="ce252" table:formula="of:=RANK([.A91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91]*[.L91]+[.H91]+[.O91]" office:value-type="float" office:value="3" calcext:value-type="float">
            <text:p>3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296"/>
          <table:table-cell table:style-name="ce284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899589237158471" calcext:value-type="float">
            <text:p>0,899589237158471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number-columns-repeated="2" table:style-name="ce252" office:value-type="float" office:value="-1" calcext:value-type="float">
            <text:p>-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x-y+4=0" calcext:value-type="string">
            <text:p>-x-y+4=0</text:p>
          </table:table-cell>
          <table:table-cell table:style-name="ce252" table:formula="of:=-[.C92]/[.D92]" office:value-type="float" office:value="-1" calcext:value-type="float">
            <text:p>-1</text:p>
          </table:table-cell>
          <table:table-cell table:style-name="ce252" table:formula="of:=-[.E92]/[.D92]" office:value-type="float" office:value="4" calcext:value-type="float">
            <text:p>4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-x+4" calcext:value-type="string">
            <text:p>y = -x+4</text:p>
          </table:table-cell>
          <table:table-cell table:style-name="ce252" table:formula="of:=RANK([.A92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2]*[.L92]+[.H92]" office:value-type="float" office:value="-2" calcext:value-type="float">
            <text:p>-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825024329823031" calcext:value-type="float">
            <text:p>0,825024329823031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1" calcext:value-type="float">
            <text:p>-1</text:p>
          </table:table-cell>
          <table:table-cell table:style-name="ce237" table:formula="of:=[.D92]" office:value-type="float" office:value="-1" calcext:value-type="float">
            <text:p>-1</text:p>
          </table:table-cell>
          <table:table-cell table:style-name="ce237" table:formula="of:=[.E92]" office:value-type="float" office:value="4" calcext:value-type="float">
            <text:p>4</text:p>
          </table:table-cell>
          <table:table-cell table:style-name="ce237" table:formula="of:=[.F92]" office:value-type="string" office:string-value="-x-y+4=0" calcext:value-type="string">
            <text:p>-x-y+4=0</text:p>
          </table:table-cell>
          <table:table-cell table:style-name="ce237" table:formula="of:=[.G92]" office:value-type="float" office:value="-1" calcext:value-type="float">
            <text:p>-1</text:p>
          </table:table-cell>
          <table:table-cell table:style-name="ce237" table:formula="of:=[.H92]" office:value-type="float" office:value="4" calcext:value-type="float">
            <text:p>4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-x+4" calcext:value-type="string">
            <text:p>y = -x+4</text:p>
          </table:table-cell>
          <table:table-cell table:style-name="ce252" table:formula="of:=RANK([.A93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93]*[.L93]+[.H93]+[.O93]" office:value-type="float" office:value="9" calcext:value-type="float">
            <text:p>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6" calcext:value-type="float">
            <text:p>6</text:p>
          </table:table-cell>
          <table:table-cell table:style-name="ce296"/>
          <table:table-cell table:style-name="ce232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319604383333427" calcext:value-type="float">
            <text:p>0,319604383333427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10x+y+9=0" calcext:value-type="string">
            <text:p>-10x+y+9=0</text:p>
          </table:table-cell>
          <table:table-cell table:style-name="ce252" table:formula="of:=-[.C94]/[.D94]" office:value-type="float" office:value="10" calcext:value-type="float">
            <text:p>10</text:p>
          </table:table-cell>
          <table:table-cell table:style-name="ce252" table:formula="of:=-[.E94]/[.D94]" office:value-type="float" office:value="-9" calcext:value-type="float">
            <text:p>-9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10x-9" calcext:value-type="string">
            <text:p>y = 10x-9</text:p>
          </table:table-cell>
          <table:table-cell table:style-name="ce252" table:formula="of:=RANK([.A94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3" calcext:value-type="float">
            <text:p>3</text:p>
          </table:table-cell>
          <table:table-cell table:style-name="ce252" table:formula="of:=[.G94]*[.L94]+[.H94]" office:value-type="float" office:value="21" calcext:value-type="float">
            <text:p>2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655866759322614" calcext:value-type="float">
            <text:p>0,655866759322614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-10" calcext:value-type="float">
            <text:p>-10</text:p>
          </table:table-cell>
          <table:table-cell table:style-name="ce237" table:formula="of:=[.D94]" office:value-type="float" office:value="1" calcext:value-type="float">
            <text:p>1</text:p>
          </table:table-cell>
          <table:table-cell table:style-name="ce237" table:formula="of:=[.E94]" office:value-type="float" office:value="9" calcext:value-type="float">
            <text:p>9</text:p>
          </table:table-cell>
          <table:table-cell table:style-name="ce237" table:formula="of:=[.F94]" office:value-type="string" office:string-value="-10x+y+9=0" calcext:value-type="string">
            <text:p>-10x+y+9=0</text:p>
          </table:table-cell>
          <table:table-cell table:style-name="ce237" table:formula="of:=[.G94]" office:value-type="float" office:value="10" calcext:value-type="float">
            <text:p>10</text:p>
          </table:table-cell>
          <table:table-cell table:style-name="ce237" table:formula="of:=[.H94]" office:value-type="float" office:value="-9" calcext:value-type="float">
            <text:p>-9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10x-9" calcext:value-type="string">
            <text:p>y = 10x-9</text:p>
          </table:table-cell>
          <table:table-cell table:style-name="ce252" table:formula="of:=RANK([.A95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[.G95]*[.L95]+[.H95]+[.O95]" office:value-type="float" office:value="-32" calcext:value-type="float">
            <text:p>-3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296"/>
          <table:table-cell table:style-name="ce232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764663805456792" calcext:value-type="float">
            <text:p>0,764663805456792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6x+y+4=0" calcext:value-type="string">
            <text:p>-6x+y+4=0</text:p>
          </table:table-cell>
          <table:table-cell table:style-name="ce252" table:formula="of:=-[.C96]/[.D96]" office:value-type="float" office:value="6" calcext:value-type="float">
            <text:p>6</text:p>
          </table:table-cell>
          <table:table-cell table:style-name="ce252" table:formula="of:=-[.E96]/[.D96]" office:value-type="float" office:value="-4" calcext:value-type="float">
            <text:p>-4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6x-4" calcext:value-type="string">
            <text:p>y = 6x-4</text:p>
          </table:table-cell>
          <table:table-cell table:style-name="ce252" table:formula="of:=RANK([.A96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[.G96]*[.L96]+[.H96]" office:value-type="float" office:value="44" calcext:value-type="float">
            <text:p>4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889879449391357" calcext:value-type="float">
            <text:p>0,889879449391357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6" calcext:value-type="float">
            <text:p>-6</text:p>
          </table:table-cell>
          <table:table-cell table:style-name="ce237" table:formula="of:=[.D96]" office:value-type="float" office:value="1" calcext:value-type="float">
            <text:p>1</text:p>
          </table:table-cell>
          <table:table-cell table:style-name="ce237" table:formula="of:=[.E96]" office:value-type="float" office:value="4" calcext:value-type="float">
            <text:p>4</text:p>
          </table:table-cell>
          <table:table-cell table:style-name="ce237" table:formula="of:=[.F96]" office:value-type="string" office:string-value="-6x+y+4=0" calcext:value-type="string">
            <text:p>-6x+y+4=0</text:p>
          </table:table-cell>
          <table:table-cell table:style-name="ce237" table:formula="of:=[.G96]" office:value-type="float" office:value="6" calcext:value-type="float">
            <text:p>6</text:p>
          </table:table-cell>
          <table:table-cell table:style-name="ce237" table:formula="of:=[.H96]" office:value-type="float" office:value="-4" calcext:value-type="float">
            <text:p>-4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6x-4" calcext:value-type="string">
            <text:p>y = 6x-4</text:p>
          </table:table-cell>
          <table:table-cell table:style-name="ce252" table:formula="of:=RANK([.A97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[.G97]*[.L97]+[.H97]+[.O97]" office:value-type="float" office:value="15" calcext:value-type="float">
            <text:p>15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296"/>
          <table:table-cell table:style-name="ce232"/>
          <table:table-cell table:style-name="ce243"/>
          <table:table-cell table:number-columns-repeated="994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0547585150037161" calcext:value-type="float">
            <text:p>0,054758515003716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-7x+y-3=0" calcext:value-type="string">
            <text:p>-7x+y-3=0</text:p>
          </table:table-cell>
          <table:table-cell table:style-name="ce252" table:formula="of:=-[.C98]/[.D98]" office:value-type="float" office:value="7" calcext:value-type="float">
            <text:p>7</text:p>
          </table:table-cell>
          <table:table-cell table:style-name="ce252" table:formula="of:=-[.E98]/[.D98]" office:value-type="float" office:value="3" calcext:value-type="float">
            <text:p>3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7x+3" calcext:value-type="string">
            <text:p>y = 7x+3</text:p>
          </table:table-cell>
          <table:table-cell table:style-name="ce252" table:formula="of:=RANK([.A98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8]*[.L98]+[.H98]" office:value-type="float" office:value="45" calcext:value-type="float">
            <text:p>4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996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210802141611705" calcext:value-type="float">
            <text:p>0,210802141611705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-7" calcext:value-type="float">
            <text:p>-7</text:p>
          </table:table-cell>
          <table:table-cell table:style-name="ce237" table:formula="of:=[.D98]" office:value-type="float" office:value="1" calcext:value-type="float">
            <text:p>1</text:p>
          </table:table-cell>
          <table:table-cell table:style-name="ce237" table:formula="of:=[.E98]" office:value-type="float" office:value="-3" calcext:value-type="float">
            <text:p>-3</text:p>
          </table:table-cell>
          <table:table-cell table:style-name="ce237" table:formula="of:=[.F98]" office:value-type="string" office:string-value="-7x+y-3=0" calcext:value-type="string">
            <text:p>-7x+y-3=0</text:p>
          </table:table-cell>
          <table:table-cell table:style-name="ce237" table:formula="of:=[.G98]" office:value-type="float" office:value="7" calcext:value-type="float">
            <text:p>7</text:p>
          </table:table-cell>
          <table:table-cell table:style-name="ce237" table:formula="of:=[.H98]" office:value-type="float" office:value="3" calcext:value-type="float">
            <text:p>3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7x+3" calcext:value-type="string">
            <text:p>y = 7x+3</text:p>
          </table:table-cell>
          <table:table-cell table:style-name="ce252" table:formula="of:=RANK([.A99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99]*[.L99]+[.H99]+[.O99]" office:value-type="float" office:value="49" calcext:value-type="float">
            <text:p>4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296"/>
          <table:table-cell table:number-columns-repeated="996"/>
          <table:table-cell table:style-name="ce273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928862468279964" calcext:value-type="float">
            <text:p>0,928862468279964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5" calcext:value-type="float">
            <text:p>5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10x+y+5=0" calcext:value-type="string">
            <text:p>10x+y+5=0</text:p>
          </table:table-cell>
          <table:table-cell table:style-name="ce252" table:formula="of:=-[.C100]/[.D100]" office:value-type="float" office:value="-10" calcext:value-type="float">
            <text:p>-10</text:p>
          </table:table-cell>
          <table:table-cell table:style-name="ce252" table:formula="of:=-[.E100]/[.D100]" office:value-type="float" office:value="-5" calcext:value-type="float">
            <text:p>-5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-10x-5" calcext:value-type="string">
            <text:p>y = -10x-5</text:p>
          </table:table-cell>
          <table:table-cell table:style-name="ce252" table:formula="of:=RANK([.A100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100]*[.L100]+[.H100]" office:value-type="float" office:value="-75" calcext:value-type="float">
            <text:p>-7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997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733104167986778" calcext:value-type="float">
            <text:p>0,733104167986778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10" calcext:value-type="float">
            <text:p>10</text:p>
          </table:table-cell>
          <table:table-cell table:style-name="ce237" table:formula="of:=[.D100]" office:value-type="float" office:value="1" calcext:value-type="float">
            <text:p>1</text:p>
          </table:table-cell>
          <table:table-cell table:style-name="ce237" table:formula="of:=[.E100]" office:value-type="float" office:value="5" calcext:value-type="float">
            <text:p>5</text:p>
          </table:table-cell>
          <table:table-cell table:style-name="ce237" table:formula="of:=[.F100]" office:value-type="string" office:string-value="10x+y+5=0" calcext:value-type="string">
            <text:p>10x+y+5=0</text:p>
          </table:table-cell>
          <table:table-cell table:style-name="ce237" table:formula="of:=[.G100]" office:value-type="float" office:value="-10" calcext:value-type="float">
            <text:p>-10</text:p>
          </table:table-cell>
          <table:table-cell table:style-name="ce237" table:formula="of:=[.H100]" office:value-type="float" office:value="-5" calcext:value-type="float">
            <text:p>-5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-10x-5" calcext:value-type="string">
            <text:p>y = -10x-5</text:p>
          </table:table-cell>
          <table:table-cell table:style-name="ce252" table:formula="of:=RANK([.A101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101]*[.L101]+[.H101]+[.O101]" office:value-type="float" office:value="-6" calcext:value-type="float">
            <text:p>-6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296"/>
          <table:table-cell table:number-columns-repeated="997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741975000407902" calcext:value-type="float">
            <text:p>0,741975000407902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x+y-10=0" calcext:value-type="string">
            <text:p>-x+y-10=0</text:p>
          </table:table-cell>
          <table:table-cell table:style-name="ce252" table:formula="of:=-[.C102]/[.D102]" office:value-type="float" office:value="1" calcext:value-type="float">
            <text:p>1</text:p>
          </table:table-cell>
          <table:table-cell table:style-name="ce252" table:formula="of:=-[.E102]/[.D102]" office:value-type="float" office:value="10" calcext:value-type="float">
            <text:p>10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x+10" calcext:value-type="string">
            <text:p>y = x+10</text:p>
          </table:table-cell>
          <table:table-cell table:style-name="ce252" table:formula="of:=RANK([.A102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[.G102]*[.L102]+[.H102]" office:value-type="float" office:value="1" calcext:value-type="float">
            <text:p>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997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331405303220928" calcext:value-type="float">
            <text:p>0,331405303220928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-1" calcext:value-type="float">
            <text:p>-1</text:p>
          </table:table-cell>
          <table:table-cell table:style-name="ce237" table:formula="of:=[.D102]" office:value-type="float" office:value="1" calcext:value-type="float">
            <text:p>1</text:p>
          </table:table-cell>
          <table:table-cell table:style-name="ce237" table:formula="of:=[.E102]" office:value-type="float" office:value="-10" calcext:value-type="float">
            <text:p>-10</text:p>
          </table:table-cell>
          <table:table-cell table:style-name="ce237" table:formula="of:=[.F102]" office:value-type="string" office:string-value="-x+y-10=0" calcext:value-type="string">
            <text:p>-x+y-10=0</text:p>
          </table:table-cell>
          <table:table-cell table:style-name="ce237" table:formula="of:=[.G102]" office:value-type="float" office:value="1" calcext:value-type="float">
            <text:p>1</text:p>
          </table:table-cell>
          <table:table-cell table:style-name="ce237" table:formula="of:=[.H102]" office:value-type="float" office:value="10" calcext:value-type="float">
            <text:p>10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x+10" calcext:value-type="string">
            <text:p>y = x+10</text:p>
          </table:table-cell>
          <table:table-cell table:style-name="ce252" table:formula="of:=RANK([.A103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[.G103]*[.L103]+[.H103]+[.O103]" office:value-type="float" office:value="-2" calcext:value-type="float">
            <text:p>-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296"/>
          <table:table-cell table:number-columns-repeated="997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152222973560029" calcext:value-type="float">
            <text:p>0,152222973560029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6x-y-10=0" calcext:value-type="string">
            <text:p>-6x-y-10=0</text:p>
          </table:table-cell>
          <table:table-cell table:style-name="ce252" table:formula="of:=-[.C104]/[.D104]" office:value-type="float" office:value="-6" calcext:value-type="float">
            <text:p>-6</text:p>
          </table:table-cell>
          <table:table-cell table:style-name="ce252" table:formula="of:=-[.E104]/[.D104]" office:value-type="float" office:value="-10" calcext:value-type="float">
            <text:p>-10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6x-10" calcext:value-type="string">
            <text:p>y = -6x-10</text:p>
          </table:table-cell>
          <table:table-cell table:style-name="ce252" table:formula="of:=RANK([.A104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104]*[.L104]+[.H104]" office:value-type="float" office:value="-22" calcext:value-type="float">
            <text:p>-2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997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5188816094399" calcext:value-type="float">
            <text:p>0,5188816094399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-6" calcext:value-type="float">
            <text:p>-6</text:p>
          </table:table-cell>
          <table:table-cell table:style-name="ce237" table:formula="of:=[.D104]" office:value-type="float" office:value="-1" calcext:value-type="float">
            <text:p>-1</text:p>
          </table:table-cell>
          <table:table-cell table:style-name="ce237" table:formula="of:=[.E104]" office:value-type="float" office:value="-10" calcext:value-type="float">
            <text:p>-10</text:p>
          </table:table-cell>
          <table:table-cell table:style-name="ce237" table:formula="of:=[.F104]" office:value-type="string" office:string-value="-6x-y-10=0" calcext:value-type="string">
            <text:p>-6x-y-10=0</text:p>
          </table:table-cell>
          <table:table-cell table:style-name="ce237" table:formula="of:=[.G104]" office:value-type="float" office:value="-6" calcext:value-type="float">
            <text:p>-6</text:p>
          </table:table-cell>
          <table:table-cell table:style-name="ce237" table:formula="of:=[.H104]" office:value-type="float" office:value="-10" calcext:value-type="float">
            <text:p>-10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6x-10" calcext:value-type="string">
            <text:p>y = -6x-10</text:p>
          </table:table-cell>
          <table:table-cell table:style-name="ce252" table:formula="of:=RANK([.A105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[.G105]*[.L105]+[.H105]+[.O105]" office:value-type="float" office:value="21" calcext:value-type="float">
            <text:p>2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296"/>
          <table:table-cell table:number-columns-repeated="997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41367452536145" calcext:value-type="float">
            <text:p>0,41367452536145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2x-y-2=0" calcext:value-type="string">
            <text:p>-2x-y-2=0</text:p>
          </table:table-cell>
          <table:table-cell table:style-name="ce252" table:formula="of:=-[.C106]/[.D106]" office:value-type="float" office:value="-2" calcext:value-type="float">
            <text:p>-2</text:p>
          </table:table-cell>
          <table:table-cell table:style-name="ce252" table:formula="of:=-[.E106]/[.D106]" office:value-type="float" office:value="-2" calcext:value-type="float">
            <text:p>-2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2x-2" calcext:value-type="string">
            <text:p>y = -2x-2</text:p>
          </table:table-cell>
          <table:table-cell table:style-name="ce252" table:formula="of:=RANK([.A106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[.G106]*[.L106]+[.H106]" office:value-type="float" office:value="4" calcext:value-type="float">
            <text:p>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3"/>
          <table:table-cell table:style-name="ce246" office:value-type="string" calcext:value-type="string">
            <text:p>Num m</text:p>
          </table:table-cell>
          <table:table-cell table:style-name="ce246" office:value-type="string" calcext:value-type="string">
            <text:p>Dénom m</text:p>
          </table:table-cell>
          <table:table-cell table:number-columns-repeated="2" table:style-name="ce246" office:value-type="string" calcext:value-type="string">
            <text:p>Fraction</text:p>
          </table:table-cell>
          <table:table-cell table:number-columns-repeated="3"/>
          <table:table-cell table:style-name="ce246" office:value-type="string" calcext:value-type="string">
            <text:p>Num p</text:p>
          </table:table-cell>
          <table:table-cell table:style-name="ce246" office:value-type="string" calcext:value-type="string">
            <text:p>Dénom p</text:p>
          </table:table-cell>
          <table:table-cell table:number-columns-repeated="2" table:style-name="ce246" office:value-type="string" calcext:value-type="string">
            <text:p>Fraction</text:p>
          </table:table-cell>
          <table:table-cell table:number-columns-repeated="3"/>
          <table:table-cell table:style-name="ce246" office:value-type="string" calcext:value-type="string">
            <text:p>Num y</text:p>
          </table:table-cell>
          <table:table-cell table:style-name="ce246" office:value-type="string" calcext:value-type="string">
            <text:p>Dénom y</text:p>
          </table:table-cell>
          <table:table-cell table:number-columns-repeated="2" table:style-name="ce246" office:value-type="string" calcext:value-type="string">
            <text:p>Fraction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17481519465235" calcext:value-type="float">
            <text:p>0,17481519465235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2" calcext:value-type="float">
            <text:p>-2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-2" calcext:value-type="float">
            <text:p>-2</text:p>
          </table:table-cell>
          <table:table-cell table:style-name="ce237" table:formula="of:=[.F106]" office:value-type="string" office:string-value="-2x-y-2=0" calcext:value-type="string">
            <text:p>-2x-y-2=0</text:p>
          </table:table-cell>
          <table:table-cell table:style-name="ce237" table:formula="of:=[.G106]" office:value-type="float" office:value="-2" calcext:value-type="float">
            <text:p>-2</text:p>
          </table:table-cell>
          <table:table-cell table:style-name="ce237" table:formula="of:=[.H106]" office:value-type="float" office:value="-2" calcext:value-type="float">
            <text:p>-2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2x-2" calcext:value-type="string">
            <text:p>y = -2x-2</text:p>
          </table:table-cell>
          <table:table-cell table:style-name="ce252" table:formula="of:=RANK([.A107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107]*[.L107]+[.H107]+[.O107]" office:value-type="float" office:value="9" calcext:value-type="float">
            <text:p>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296"/>
          <table:table-cell table:style-name="ce246" office:value-type="string" calcext:value-type="string">
            <text:p>Num m</text:p>
          </table:table-cell>
          <table:table-cell table:style-name="ce246" office:value-type="string" calcext:value-type="string">
            <text:p>Dénom m</text:p>
          </table:table-cell>
          <table:table-cell table:style-name="ce246" office:value-type="string" calcext:value-type="string">
            <text:p>PGCD</text:p>
          </table:table-cell>
          <table:table-cell table:number-columns-repeated="4" table:style-name="ce246" office:value-type="string" calcext:value-type="string">
            <text:p>simp</text:p>
          </table:table-cell>
          <table:table-cell table:style-name="ce246" office:value-type="string" calcext:value-type="string">
            <text:p>Num p</text:p>
          </table:table-cell>
          <table:table-cell table:style-name="ce246" office:value-type="string" calcext:value-type="string">
            <text:p>Dénom p</text:p>
          </table:table-cell>
          <table:table-cell table:style-name="ce246" office:value-type="string" calcext:value-type="string">
            <text:p>PGCD</text:p>
          </table:table-cell>
          <table:table-cell table:number-columns-repeated="4" table:style-name="ce246" office:value-type="string" calcext:value-type="string">
            <text:p>simp</text:p>
          </table:table-cell>
          <table:table-cell table:style-name="ce246" office:value-type="string" calcext:value-type="string">
            <text:p>Num y</text:p>
          </table:table-cell>
          <table:table-cell table:style-name="ce246" office:value-type="string" calcext:value-type="string">
            <text:p>Dénom y</text:p>
          </table:table-cell>
          <table:table-cell table:style-name="ce246" office:value-type="string" calcext:value-type="string">
            <text:p>PGCD</text:p>
          </table:table-cell>
          <table:table-cell table:number-columns-repeated="4" table:style-name="ce246" office:value-type="string" calcext:value-type="string">
            <text:p>simp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446625614161957" calcext:value-type="float">
            <text:p>0,446625614161957</text:p>
          </table:table-cell>
          <table:table-cell table:style-name="ce239" office:value-type="float" office:value="1" calcext:value-type="float">
            <text:p>1</text:p>
          </table:table-cell>
          <table:table-cell table:style-name="ce254" office:value-type="float" office:value="-9" calcext:value-type="float">
            <text:p>-9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office:value-type="float" office:value="13" calcext:value-type="float">
            <text:p>13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-9x+15y+13=0" calcext:value-type="string">
            <text:p>-9x+15y+13=0</text:p>
          </table:table-cell>
          <table:table-cell table:style-name="ce261" table:formula="of:=-[.C108]/[.D108]" office:value-type="float" office:value="0.6" calcext:value-type="float">
            <text:p><text:s/>3/5 </text:p>
          </table:table-cell>
          <table:table-cell table:style-name="ce261" table:formula="of:=-[.E108]/[.D108]" office:value-type="float" office:value="-0.866666666666667" calcext:value-type="float">
            <text:p>-13/15</text:p>
          </table:table-cell>
          <table:table-cell table:style-name="ce261" table:formula="of:=CONCATENATE(&quot;y = &quot;;IF([.T108]=1;&quot;&quot;;IF([.T108]=-1;&quot;-&quot;;[.T108]));IF([.U108]=1;&quot;x&quot;;&quot;x/&quot;);IF([.U108]=1;&quot;&quot;;[.U108]);IF([.V108]&gt;0;&quot;+&quot;;&quot;-&quot;);ABS([.AA108]);IF([.AB108]=1;&quot;&quot;;&quot;/&quot;);IF([.AB108]=1;&quot;&quot;;[.AB108]))" office:value-type="string" office:string-value="y = 3x/5+13/15" calcext:value-type="string">
            <text:p>y = 3x/5+13/15</text:p>
          </table:table-cell>
          <table:table-cell table:style-name="ce254" table:formula="of:=RANK([.A108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9" calcext:value-type="float">
            <text:p>9</text:p>
          </table:table-cell>
          <table:table-cell table:style-name="ce261" table:formula="of:=[.AK108]" office:value-type="float" office:value="4.53333333333333" calcext:value-type="float">
            <text:p>68/15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08])*SIGN([.C108]*[.D108])" office:value-type="float" office:value="9" calcext:value-type="float">
            <text:p>9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Q108]);ABS([.R108]))" office:value-type="float" office:value="3" calcext:value-type="float">
            <text:p>3</text:p>
          </table:table-cell>
          <table:table-cell table:style-name="ce252" table:formula="of:=[.Q108]/[.S108]" office:value-type="float" office:value="3" calcext:value-type="float">
            <text:p>3</text:p>
          </table:table-cell>
          <table:table-cell table:style-name="ce252" table:formula="of:=[.R108]/[.S108]" office:value-type="float" office:value="5" calcext:value-type="float">
            <text:p>5</text:p>
          </table:table-cell>
          <table:table-cell table:style-name="ce287" table:formula="of:=[.T108]/[.U108]" office:value-type="float" office:value="0.6" calcext:value-type="float">
            <text:p><text:s/>3/5 </text:p>
          </table:table-cell>
          <table:table-cell table:style-name="ce287" table:formula="of:=IF([.Q108]=0;&quot;0&quot;;(IF([.Q108]=[.R108];&quot;1&quot;;(IF([.Q108]=-[.R108];&quot;-1&quot;;IF([.U108]=1;TEXT([.T108];10);[.V108]))))))" office:value-type="float" office:value="0.6" calcext:value-type="float">
            <text:p><text:s/>3/5 </text:p>
          </table:table-cell>
          <table:table-cell table:style-name="ce254" table:formula="of:=-ABS([.E108])*SIGN([.D108]*[.E108])" office:value-type="float" office:value="-13" calcext:value-type="float">
            <text:p>-13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X108]);ABS([.Y108]))" office:value-type="float" office:value="1" calcext:value-type="float">
            <text:p>1</text:p>
          </table:table-cell>
          <table:table-cell table:style-name="ce252" table:formula="of:=[.X108]/[.Z108]" office:value-type="float" office:value="-13" calcext:value-type="float">
            <text:p>-13</text:p>
          </table:table-cell>
          <table:table-cell table:style-name="ce252" table:formula="of:=[.Y108]/[.Z108]" office:value-type="float" office:value="15" calcext:value-type="float">
            <text:p>15</text:p>
          </table:table-cell>
          <table:table-cell table:style-name="ce287" table:formula="of:=[.AA108]/[.AB108]" office:value-type="float" office:value="-0.866666666666667" calcext:value-type="float">
            <text:p>-13/15</text:p>
          </table:table-cell>
          <table:table-cell table:style-name="ce287" table:formula="of:=IF([.X108]=0;&quot;0&quot;;(IF([.X108]=[.Y108];&quot;1&quot;;(IF([.X108]=-[.Y108];&quot;-1&quot;;IF([.AB108]=1;TEXT([.AA108];10);[.AC108]))))))" office:value-type="float" office:value="-0.866666666666667" calcext:value-type="float">
            <text:p>-13/15</text:p>
          </table:table-cell>
          <table:table-cell table:style-name="ce254" table:formula="of:=(-[.C108]*[.L108]-[.E108])*SIGN([.D108])" office:value-type="float" office:value="68" calcext:value-type="float">
            <text:p>68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AE108]);ABS([.AF108]))" office:value-type="float" office:value="1" calcext:value-type="float">
            <text:p>1</text:p>
          </table:table-cell>
          <table:table-cell table:style-name="ce252" table:formula="of:=[.AE108]/[.AG108]" office:value-type="float" office:value="68" calcext:value-type="float">
            <text:p>68</text:p>
          </table:table-cell>
          <table:table-cell table:style-name="ce252" table:formula="of:=[.AF108]/[.AG108]" office:value-type="float" office:value="15" calcext:value-type="float">
            <text:p>15</text:p>
          </table:table-cell>
          <table:table-cell table:style-name="ce287" table:formula="of:=[.AH108]/[.AI108]" office:value-type="float" office:value="4.53333333333333" calcext:value-type="float">
            <text:p>68/15</text:p>
          </table:table-cell>
          <table:table-cell table:style-name="ce287" table:formula="of:=IF([.AE108]=0;&quot;0&quot;;(IF([.AE108]=[.AF108];&quot;1&quot;;(IF([.AE108]=-[.AF108];&quot;-1&quot;;IF([.AI108]=1;TEXT([.AH108];10);[.AJ108]))))))" office:value-type="float" office:value="4.53333333333333" calcext:value-type="float">
            <text:p>68/15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094029435570264" calcext:value-type="float">
            <text:p>0,094029435570264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-9" calcext:value-type="float">
            <text:p>-9</text:p>
          </table:table-cell>
          <table:table-cell table:style-name="ce254" table:formula="of:=[.D108]" office:value-type="float" office:value="15" calcext:value-type="float">
            <text:p>15</text:p>
          </table:table-cell>
          <table:table-cell table:style-name="ce254" table:formula="of:=[.E108]" office:value-type="float" office:value="13" calcext:value-type="float">
            <text:p>13</text:p>
          </table:table-cell>
          <table:table-cell table:style-name="ce254" table:formula="of:=[.F108]" office:value-type="string" office:string-value="-9x+15y+13=0" calcext:value-type="string">
            <text:p>-9x+15y+13=0</text:p>
          </table:table-cell>
          <table:table-cell table:style-name="ce261" table:formula="of:=[.G108]" office:value-type="float" office:value="0.6" calcext:value-type="float">
            <text:p><text:s/>3/5 </text:p>
          </table:table-cell>
          <table:table-cell table:style-name="ce261" table:formula="of:=[.H108]" office:value-type="float" office:value="-0.866666666666667" calcext:value-type="float">
            <text:p>-13/15</text:p>
          </table:table-cell>
          <table:table-cell table:style-name="ce261" table:formula="of:=[.I108]" office:value-type="string" office:string-value="y = 3x/5+13/15" calcext:value-type="string">
            <text:p>y = 3x/5+13/15</text:p>
          </table:table-cell>
          <table:table-cell table:style-name="ce254" table:formula="of:=RANK([.A109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09]" office:value-type="float" office:value="0.220588235294118" calcext:value-type="float">
            <text:p>15/68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4" table:formula="of:=-ABS([.C109])*SIGN([.C109]*[.D109])" office:value-type="float" office:value="9" calcext:value-type="float">
            <text:p>9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Q109]);ABS([.R109]))" office:value-type="float" office:value="3" calcext:value-type="float">
            <text:p>3</text:p>
          </table:table-cell>
          <table:table-cell table:style-name="ce252" table:formula="of:=[.Q109]/[.S109]" office:value-type="float" office:value="3" calcext:value-type="float">
            <text:p>3</text:p>
          </table:table-cell>
          <table:table-cell table:style-name="ce252" table:formula="of:=[.R109]/[.S109]" office:value-type="float" office:value="5" calcext:value-type="float">
            <text:p>5</text:p>
          </table:table-cell>
          <table:table-cell table:style-name="ce287" table:formula="of:=[.T109]/[.U109]" office:value-type="float" office:value="0.6" calcext:value-type="float">
            <text:p><text:s/>3/5 </text:p>
          </table:table-cell>
          <table:table-cell table:style-name="ce287" table:formula="of:=IF([.Q109]=0;&quot;0&quot;;(IF([.Q109]=[.R109];&quot;1&quot;;(IF([.Q109]=-[.R109];&quot;-1&quot;;IF([.U109]=1;TEXT([.T109];10);[.V109]))))))" office:value-type="float" office:value="0.6" calcext:value-type="float">
            <text:p><text:s/>3/5 </text:p>
          </table:table-cell>
          <table:table-cell table:style-name="ce254" table:formula="of:=-ABS([.E109])*SIGN([.D109]*[.E109])+[.O109]" office:value-type="float" office:value="-18" calcext:value-type="float">
            <text:p>-18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X109]);ABS([.Y109]))" office:value-type="float" office:value="3" calcext:value-type="float">
            <text:p>3</text:p>
          </table:table-cell>
          <table:table-cell table:style-name="ce252" table:formula="of:=[.X109]/[.Z109]" office:value-type="float" office:value="-6" calcext:value-type="float">
            <text:p>-6</text:p>
          </table:table-cell>
          <table:table-cell table:style-name="ce252" table:formula="of:=[.Y109]/[.Z109]" office:value-type="float" office:value="5" calcext:value-type="float">
            <text:p>5</text:p>
          </table:table-cell>
          <table:table-cell table:style-name="ce287" table:formula="of:=[.AA109]/[.AB109]" office:value-type="float" office:value="-1.2" calcext:value-type="float">
            <text:p>- 6/5 </text:p>
          </table:table-cell>
          <table:table-cell table:style-name="ce287" table:formula="of:=IF([.X109]=0;&quot;0&quot;;(IF([.X109]=[.Y109];&quot;1&quot;;(IF([.X109]=-[.Y109];&quot;-1&quot;;IF([.AB109]=1;TEXT([.AA109];10);[.AC109]))))))" office:value-type="float" office:value="-1.2" calcext:value-type="float">
            <text:p>- 6/5 </text:p>
          </table:table-cell>
          <table:table-cell table:style-name="ce254" table:formula="of:=[.AF108]" office:value-type="float" office:value="15" calcext:value-type="float">
            <text:p>15</text:p>
          </table:table-cell>
          <table:table-cell table:style-name="ce254" table:formula="of:=[.AE108]" office:value-type="float" office:value="68" calcext:value-type="float">
            <text:p>68</text:p>
          </table:table-cell>
          <table:table-cell table:style-name="ce254" table:formula="of:=GCD(ABS([.AE109]);ABS([.AF109]))" office:value-type="float" office:value="1" calcext:value-type="float">
            <text:p>1</text:p>
          </table:table-cell>
          <table:table-cell table:style-name="ce252" table:formula="of:=[.AE109]/[.AG109]" office:value-type="float" office:value="15" calcext:value-type="float">
            <text:p>15</text:p>
          </table:table-cell>
          <table:table-cell table:style-name="ce252" table:formula="of:=[.AF109]/[.AG109]" office:value-type="float" office:value="68" calcext:value-type="float">
            <text:p>68</text:p>
          </table:table-cell>
          <table:table-cell table:style-name="ce287" table:formula="of:=[.AH109]/[.AI109]" office:value-type="float" office:value="0.220588235294118" calcext:value-type="float">
            <text:p>15/68</text:p>
          </table:table-cell>
          <table:table-cell table:style-name="ce287" table:formula="of:=IF([.AE109]=0;&quot;0&quot;;(IF([.AE109]=[.AF109];&quot;1&quot;;(IF([.AE109]=-[.AF109];&quot;-1&quot;;IF([.AI109]=1;TEXT([.AH109];10);[.AJ109]))))))" office:value-type="float" office:value="0.220588235294118" calcext:value-type="float">
            <text:p>15/68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426538435980311" calcext:value-type="float">
            <text:p>0,426538435980311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office:value-type="float" office:value="-18" calcext:value-type="float">
            <text:p>-18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-18x+14y+3=0" calcext:value-type="string">
            <text:p>-18x+14y+3=0</text:p>
          </table:table-cell>
          <table:table-cell table:style-name="ce261" table:formula="of:=-[.C110]/[.D110]" office:value-type="float" office:value="1.28571428571429" calcext:value-type="float">
            <text:p><text:s/>9/7 </text:p>
          </table:table-cell>
          <table:table-cell table:style-name="ce261" table:formula="of:=-[.E110]/[.D110]" office:value-type="float" office:value="-0.214285714285714" calcext:value-type="float">
            <text:p>- 3/14</text:p>
          </table:table-cell>
          <table:table-cell table:style-name="ce261" table:formula="of:=CONCATENATE(&quot;y = &quot;;IF([.T110]=1;&quot;&quot;;IF([.T110]=-1;&quot;-&quot;;[.T110]));IF([.U110]=1;&quot;x&quot;;&quot;x/&quot;);IF([.U110]=1;&quot;&quot;;[.U110]);IF([.V110]&gt;0;&quot;+&quot;;&quot;-&quot;);ABS([.AA110]);IF([.AB110]=1;&quot;&quot;;&quot;/&quot;);IF([.AB110]=1;&quot;&quot;;[.AB110]))" office:value-type="string" office:string-value="y = 9x/7+3/14" calcext:value-type="string">
            <text:p>y = 9x/7+3/14</text:p>
          </table:table-cell>
          <table:table-cell table:style-name="ce254" table:formula="of:=RANK([.A110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2" calcext:value-type="float">
            <text:p>-2</text:p>
          </table:table-cell>
          <table:table-cell table:style-name="ce261" table:formula="of:=[.AK110]" office:value-type="float" office:value="-2.78571428571429" calcext:value-type="float">
            <text:p>-39/14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0])*SIGN([.C110]*[.D110])" office:value-type="float" office:value="18" calcext:value-type="float">
            <text:p>18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Q110]);ABS([.R110]))" office:value-type="float" office:value="2" calcext:value-type="float">
            <text:p>2</text:p>
          </table:table-cell>
          <table:table-cell table:style-name="ce252" table:formula="of:=[.Q110]/[.S110]" office:value-type="float" office:value="9" calcext:value-type="float">
            <text:p>9</text:p>
          </table:table-cell>
          <table:table-cell table:style-name="ce252" table:formula="of:=[.R110]/[.S110]" office:value-type="float" office:value="7" calcext:value-type="float">
            <text:p>7</text:p>
          </table:table-cell>
          <table:table-cell table:style-name="ce287" table:formula="of:=[.T110]/[.U110]" office:value-type="float" office:value="1.28571428571429" calcext:value-type="float">
            <text:p><text:s/>9/7 </text:p>
          </table:table-cell>
          <table:table-cell table:style-name="ce287" table:formula="of:=IF([.Q110]=0;&quot;0&quot;;(IF([.Q110]=[.R110];&quot;1&quot;;(IF([.Q110]=-[.R110];&quot;-1&quot;;IF([.U110]=1;TEXT([.T110];10);[.V110]))))))" office:value-type="float" office:value="1.28571428571429" calcext:value-type="float">
            <text:p><text:s/>9/7 </text:p>
          </table:table-cell>
          <table:table-cell table:style-name="ce254" table:formula="of:=-ABS([.E110])*SIGN([.D110]*[.E110])" office:value-type="float" office:value="-3" calcext:value-type="float">
            <text:p>-3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X110]);ABS([.Y110]))" office:value-type="float" office:value="1" calcext:value-type="float">
            <text:p>1</text:p>
          </table:table-cell>
          <table:table-cell table:style-name="ce252" table:formula="of:=[.X110]/[.Z110]" office:value-type="float" office:value="-3" calcext:value-type="float">
            <text:p>-3</text:p>
          </table:table-cell>
          <table:table-cell table:style-name="ce252" table:formula="of:=[.Y110]/[.Z110]" office:value-type="float" office:value="14" calcext:value-type="float">
            <text:p>14</text:p>
          </table:table-cell>
          <table:table-cell table:style-name="ce287" table:formula="of:=[.AA110]/[.AB110]" office:value-type="float" office:value="-0.214285714285714" calcext:value-type="float">
            <text:p>- 3/14</text:p>
          </table:table-cell>
          <table:table-cell table:style-name="ce287" table:formula="of:=IF([.X110]=0;&quot;0&quot;;(IF([.X110]=[.Y110];&quot;1&quot;;(IF([.X110]=-[.Y110];&quot;-1&quot;;IF([.AB110]=1;TEXT([.AA110];10);[.AC110]))))))" office:value-type="float" office:value="-0.214285714285714" calcext:value-type="float">
            <text:p>- 3/14</text:p>
          </table:table-cell>
          <table:table-cell table:style-name="ce254" table:formula="of:=(-[.C110]*[.L110]-[.E110])*SIGN([.D110])" office:value-type="float" office:value="-39" calcext:value-type="float">
            <text:p>-39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AE110]);ABS([.AF110]))" office:value-type="float" office:value="1" calcext:value-type="float">
            <text:p>1</text:p>
          </table:table-cell>
          <table:table-cell table:style-name="ce252" table:formula="of:=[.AE110]/[.AG110]" office:value-type="float" office:value="-39" calcext:value-type="float">
            <text:p>-39</text:p>
          </table:table-cell>
          <table:table-cell table:style-name="ce252" table:formula="of:=[.AF110]/[.AG110]" office:value-type="float" office:value="14" calcext:value-type="float">
            <text:p>14</text:p>
          </table:table-cell>
          <table:table-cell table:style-name="ce287" table:formula="of:=[.AH110]/[.AI110]" office:value-type="float" office:value="-2.78571428571429" calcext:value-type="float">
            <text:p>-39/14</text:p>
          </table:table-cell>
          <table:table-cell table:style-name="ce287" table:formula="of:=IF([.AE110]=0;&quot;0&quot;;(IF([.AE110]=[.AF110];&quot;1&quot;;(IF([.AE110]=-[.AF110];&quot;-1&quot;;IF([.AI110]=1;TEXT([.AH110];10);[.AJ110]))))))" office:value-type="float" office:value="-2.78571428571429" calcext:value-type="float">
            <text:p>-39/14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156145485597901" calcext:value-type="float">
            <text:p>0,156145485597901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-18" calcext:value-type="float">
            <text:p>-18</text:p>
          </table:table-cell>
          <table:table-cell table:style-name="ce254" table:formula="of:=[.D110]" office:value-type="float" office:value="14" calcext:value-type="float">
            <text:p>14</text:p>
          </table:table-cell>
          <table:table-cell table:style-name="ce254" table:formula="of:=[.E110]" office:value-type="float" office:value="3" calcext:value-type="float">
            <text:p>3</text:p>
          </table:table-cell>
          <table:table-cell table:style-name="ce254" table:formula="of:=[.F110]" office:value-type="string" office:string-value="-18x+14y+3=0" calcext:value-type="string">
            <text:p>-18x+14y+3=0</text:p>
          </table:table-cell>
          <table:table-cell table:style-name="ce261" table:formula="of:=[.G110]" office:value-type="float" office:value="1.28571428571429" calcext:value-type="float">
            <text:p><text:s/>9/7 </text:p>
          </table:table-cell>
          <table:table-cell table:style-name="ce261" table:formula="of:=[.H110]" office:value-type="float" office:value="-0.214285714285714" calcext:value-type="float">
            <text:p>- 3/14</text:p>
          </table:table-cell>
          <table:table-cell table:style-name="ce261" table:formula="of:=[.I110]" office:value-type="string" office:string-value="y = 9x/7+3/14" calcext:value-type="string">
            <text:p>y = 9x/7+3/14</text:p>
          </table:table-cell>
          <table:table-cell table:style-name="ce254" table:formula="of:=RANK([.A111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1]" office:value-type="float" office:value="-0.358974358974359" calcext:value-type="float">
            <text:p>-14/3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326"/>
          <table:table-cell table:style-name="ce254" table:formula="of:=-ABS([.C111])*SIGN([.C111]*[.D111])" office:value-type="float" office:value="18" calcext:value-type="float">
            <text:p>18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Q111]);ABS([.R111]))" office:value-type="float" office:value="2" calcext:value-type="float">
            <text:p>2</text:p>
          </table:table-cell>
          <table:table-cell table:style-name="ce252" table:formula="of:=[.Q111]/[.S111]" office:value-type="float" office:value="9" calcext:value-type="float">
            <text:p>9</text:p>
          </table:table-cell>
          <table:table-cell table:style-name="ce252" table:formula="of:=[.R111]/[.S111]" office:value-type="float" office:value="7" calcext:value-type="float">
            <text:p>7</text:p>
          </table:table-cell>
          <table:table-cell table:style-name="ce287" table:formula="of:=[.T111]/[.U111]" office:value-type="float" office:value="1.28571428571429" calcext:value-type="float">
            <text:p><text:s/>9/7 </text:p>
          </table:table-cell>
          <table:table-cell table:style-name="ce287" table:formula="of:=IF([.Q111]=0;&quot;0&quot;;(IF([.Q111]=[.R111];&quot;1&quot;;(IF([.Q111]=-[.R111];&quot;-1&quot;;IF([.U111]=1;TEXT([.T111];10);[.V111]))))))" office:value-type="float" office:value="1.28571428571429" calcext:value-type="float">
            <text:p><text:s/>9/7 </text:p>
          </table:table-cell>
          <table:table-cell table:style-name="ce254" table:formula="of:=-ABS([.E111])*SIGN([.D111]*[.E111])+[.O111]" office:value-type="float" office:value="-6" calcext:value-type="float">
            <text:p>-6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X111]);ABS([.Y111]))" office:value-type="float" office:value="2" calcext:value-type="float">
            <text:p>2</text:p>
          </table:table-cell>
          <table:table-cell table:style-name="ce252" table:formula="of:=[.X111]/[.Z111]" office:value-type="float" office:value="-3" calcext:value-type="float">
            <text:p>-3</text:p>
          </table:table-cell>
          <table:table-cell table:style-name="ce252" table:formula="of:=[.Y111]/[.Z111]" office:value-type="float" office:value="7" calcext:value-type="float">
            <text:p>7</text:p>
          </table:table-cell>
          <table:table-cell table:style-name="ce287" table:formula="of:=[.AA111]/[.AB111]" office:value-type="float" office:value="-0.428571428571429" calcext:value-type="float">
            <text:p>- 3/7 </text:p>
          </table:table-cell>
          <table:table-cell table:style-name="ce287" table:formula="of:=IF([.X111]=0;&quot;0&quot;;(IF([.X111]=[.Y111];&quot;1&quot;;(IF([.X111]=-[.Y111];&quot;-1&quot;;IF([.AB111]=1;TEXT([.AA111];10);[.AC111]))))))" office:value-type="float" office:value="-0.428571428571429" calcext:value-type="float">
            <text:p>- 3/7 </text:p>
          </table:table-cell>
          <table:table-cell table:style-name="ce254" table:formula="of:=[.AF110]" office:value-type="float" office:value="14" calcext:value-type="float">
            <text:p>14</text:p>
          </table:table-cell>
          <table:table-cell table:style-name="ce254" table:formula="of:=[.AE110]" office:value-type="float" office:value="-39" calcext:value-type="float">
            <text:p>-39</text:p>
          </table:table-cell>
          <table:table-cell table:style-name="ce254" table:formula="of:=GCD(ABS([.AE111]);ABS([.AF111]))" office:value-type="float" office:value="1" calcext:value-type="float">
            <text:p>1</text:p>
          </table:table-cell>
          <table:table-cell table:style-name="ce252" table:formula="of:=[.AE111]/[.AG111]" office:value-type="float" office:value="14" calcext:value-type="float">
            <text:p>14</text:p>
          </table:table-cell>
          <table:table-cell table:style-name="ce252" table:formula="of:=[.AF111]/[.AG111]" office:value-type="float" office:value="-39" calcext:value-type="float">
            <text:p>-39</text:p>
          </table:table-cell>
          <table:table-cell table:style-name="ce287" table:formula="of:=[.AH111]/[.AI111]" office:value-type="float" office:value="-0.358974358974359" calcext:value-type="float">
            <text:p>-14/39</text:p>
          </table:table-cell>
          <table:table-cell table:style-name="ce287" table:formula="of:=IF([.AE111]=0;&quot;0&quot;;(IF([.AE111]=[.AF111];&quot;1&quot;;(IF([.AE111]=-[.AF111];&quot;-1&quot;;IF([.AI111]=1;TEXT([.AH111];10);[.AJ111]))))))" office:value-type="float" office:value="-0.358974358974359" calcext:value-type="float">
            <text:p>-14/39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225975945364378" calcext:value-type="float">
            <text:p>0,225975945364378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office:value-type="float" office:value="-6" calcext:value-type="float">
            <text:p>-6</text:p>
          </table:table-cell>
          <table:table-cell table:style-name="ce254" office:value-type="float" office:value="-3" calcext:value-type="float">
            <text:p>-3</text:p>
          </table:table-cell>
          <table:table-cell table:style-name="ce254" office:value-type="float" office:value="17" calcext:value-type="float">
            <text:p>17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-6x-3y+17=0" calcext:value-type="string">
            <text:p>-6x-3y+17=0</text:p>
          </table:table-cell>
          <table:table-cell table:style-name="ce261" table:formula="of:=-[.C112]/[.D112]" office:value-type="float" office:value="-2" calcext:value-type="float">
            <text:p>- 2/1 </text:p>
          </table:table-cell>
          <table:table-cell table:style-name="ce261" table:formula="of:=-[.E112]/[.D112]" office:value-type="float" office:value="5.66666666666667" calcext:value-type="float">
            <text:p>17/3 </text:p>
          </table:table-cell>
          <table:table-cell table:style-name="ce261" table:formula="of:=CONCATENATE(&quot;y = &quot;;IF([.T112]=1;&quot;&quot;;IF([.T112]=-1;&quot;-&quot;;[.T112]));IF([.U112]=1;&quot;x&quot;;&quot;x/&quot;);IF([.U112]=1;&quot;&quot;;[.U112]);IF([.V112]&gt;0;&quot;+&quot;;&quot;-&quot;);ABS([.AA112]);IF([.AB112]=1;&quot;&quot;;&quot;/&quot;);IF([.AB112]=1;&quot;&quot;;[.AB112]))" office:value-type="string" office:string-value="y = -2x-17/3" calcext:value-type="string">
            <text:p>y = -2x-17/3</text:p>
          </table:table-cell>
          <table:table-cell table:style-name="ce254" table:formula="of:=RANK([.A112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2]" office:value-type="float" office:value="7.66666666666667" calcext:value-type="float">
            <text:p>23/3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2])*SIGN([.C112]*[.D112])" office:value-type="float" office:value="-6" calcext:value-type="float">
            <text:p>-6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Q112]);ABS([.R112]))" office:value-type="float" office:value="3" calcext:value-type="float">
            <text:p>3</text:p>
          </table:table-cell>
          <table:table-cell table:style-name="ce252" table:formula="of:=[.Q112]/[.S112]" office:value-type="float" office:value="-2" calcext:value-type="float">
            <text:p>-2</text:p>
          </table:table-cell>
          <table:table-cell table:style-name="ce252" table:formula="of:=[.R112]/[.S112]" office:value-type="float" office:value="1" calcext:value-type="float">
            <text:p>1</text:p>
          </table:table-cell>
          <table:table-cell table:style-name="ce287" table:formula="of:=[.T112]/[.U112]" office:value-type="float" office:value="-2" calcext:value-type="float">
            <text:p>- 2/1 </text:p>
          </table:table-cell>
          <table:table-cell table:style-name="ce287" table:formula="of:=IF([.Q112]=0;&quot;0&quot;;(IF([.Q112]=[.R112];&quot;1&quot;;(IF([.Q112]=-[.R112];&quot;-1&quot;;IF([.U112]=1;TEXT([.T112];10);[.V112]))))))" office:value-type="string" office:string-value="-2" calcext:value-type="string">
            <text:p>-2</text:p>
          </table:table-cell>
          <table:table-cell table:style-name="ce254" table:formula="of:=-ABS([.E112])*SIGN([.D112]*[.E112])" office:value-type="float" office:value="17" calcext:value-type="float">
            <text:p>17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X112]);ABS([.Y112]))" office:value-type="float" office:value="1" calcext:value-type="float">
            <text:p>1</text:p>
          </table:table-cell>
          <table:table-cell table:style-name="ce252" table:formula="of:=[.X112]/[.Z112]" office:value-type="float" office:value="17" calcext:value-type="float">
            <text:p>17</text:p>
          </table:table-cell>
          <table:table-cell table:style-name="ce252" table:formula="of:=[.Y112]/[.Z112]" office:value-type="float" office:value="3" calcext:value-type="float">
            <text:p>3</text:p>
          </table:table-cell>
          <table:table-cell table:style-name="ce287" table:formula="of:=[.AA112]/[.AB112]" office:value-type="float" office:value="5.66666666666667" calcext:value-type="float">
            <text:p>17/3 </text:p>
          </table:table-cell>
          <table:table-cell table:style-name="ce287" table:formula="of:=IF([.X112]=0;&quot;0&quot;;(IF([.X112]=[.Y112];&quot;1&quot;;(IF([.X112]=-[.Y112];&quot;-1&quot;;IF([.AB112]=1;TEXT([.AA112];10);[.AC112]))))))" office:value-type="float" office:value="5.66666666666667" calcext:value-type="float">
            <text:p>17/3 </text:p>
          </table:table-cell>
          <table:table-cell table:style-name="ce254" table:formula="of:=(-[.C112]*[.L112]-[.E112])*SIGN([.D112])" office:value-type="float" office:value="23" calcext:value-type="float">
            <text:p>23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AE112]);ABS([.AF112]))" office:value-type="float" office:value="1" calcext:value-type="float">
            <text:p>1</text:p>
          </table:table-cell>
          <table:table-cell table:style-name="ce252" table:formula="of:=[.AE112]/[.AG112]" office:value-type="float" office:value="23" calcext:value-type="float">
            <text:p>23</text:p>
          </table:table-cell>
          <table:table-cell table:style-name="ce252" table:formula="of:=[.AF112]/[.AG112]" office:value-type="float" office:value="3" calcext:value-type="float">
            <text:p>3</text:p>
          </table:table-cell>
          <table:table-cell table:style-name="ce287" table:formula="of:=[.AH112]/[.AI112]" office:value-type="float" office:value="7.66666666666667" calcext:value-type="float">
            <text:p>23/3 </text:p>
          </table:table-cell>
          <table:table-cell table:style-name="ce287" table:formula="of:=IF([.AE112]=0;&quot;0&quot;;(IF([.AE112]=[.AF112];&quot;1&quot;;(IF([.AE112]=-[.AF112];&quot;-1&quot;;IF([.AI112]=1;TEXT([.AH112];10);[.AJ112]))))))" office:value-type="float" office:value="7.66666666666667" calcext:value-type="float">
            <text:p>23/3 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184899920431139" calcext:value-type="float">
            <text:p>0,184899920431139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-6" calcext:value-type="float">
            <text:p>-6</text:p>
          </table:table-cell>
          <table:table-cell table:style-name="ce254" table:formula="of:=[.D112]" office:value-type="float" office:value="-3" calcext:value-type="float">
            <text:p>-3</text:p>
          </table:table-cell>
          <table:table-cell table:style-name="ce254" table:formula="of:=[.E112]" office:value-type="float" office:value="17" calcext:value-type="float">
            <text:p>17</text:p>
          </table:table-cell>
          <table:table-cell table:style-name="ce254" table:formula="of:=[.F112]" office:value-type="string" office:string-value="-6x-3y+17=0" calcext:value-type="string">
            <text:p>-6x-3y+17=0</text:p>
          </table:table-cell>
          <table:table-cell table:style-name="ce261" table:formula="of:=[.G112]" office:value-type="float" office:value="-2" calcext:value-type="float">
            <text:p>- 2/1 </text:p>
          </table:table-cell>
          <table:table-cell table:style-name="ce261" table:formula="of:=[.H112]" office:value-type="float" office:value="5.66666666666667" calcext:value-type="float">
            <text:p>17/3 </text:p>
          </table:table-cell>
          <table:table-cell table:style-name="ce261" table:formula="of:=[.I112]" office:value-type="string" office:string-value="y = -2x-17/3" calcext:value-type="string">
            <text:p>y = -2x-17/3</text:p>
          </table:table-cell>
          <table:table-cell table:style-name="ce254" table:formula="of:=RANK([.A113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9" calcext:value-type="float">
            <text:p>-9</text:p>
          </table:table-cell>
          <table:table-cell table:style-name="ce261" table:formula="of:=[.AK113]" office:value-type="float" office:value="0.130434782608696" calcext:value-type="float">
            <text:p><text:s/>3/2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326"/>
          <table:table-cell table:style-name="ce254" table:formula="of:=-ABS([.C113])*SIGN([.C113]*[.D113])" office:value-type="float" office:value="-6" calcext:value-type="float">
            <text:p>-6</text:p>
          </table:table-cell>
          <table:table-cell table:style-name="ce254" table:formula="of:=ABS([.D113])" office:value-type="float" office:value="3" calcext:value-type="float">
            <text:p>3</text:p>
          </table:table-cell>
          <table:table-cell table:style-name="ce254" table:formula="of:=GCD(ABS([.Q113]);ABS([.R113]))" office:value-type="float" office:value="3" calcext:value-type="float">
            <text:p>3</text:p>
          </table:table-cell>
          <table:table-cell table:style-name="ce252" table:formula="of:=[.Q113]/[.S113]" office:value-type="float" office:value="-2" calcext:value-type="float">
            <text:p>-2</text:p>
          </table:table-cell>
          <table:table-cell table:style-name="ce252" table:formula="of:=[.R113]/[.S113]" office:value-type="float" office:value="1" calcext:value-type="float">
            <text:p>1</text:p>
          </table:table-cell>
          <table:table-cell table:style-name="ce287" table:formula="of:=[.T113]/[.U113]" office:value-type="float" office:value="-2" calcext:value-type="float">
            <text:p>- 2/1 </text:p>
          </table:table-cell>
          <table:table-cell table:style-name="ce287" table:formula="of:=IF([.Q113]=0;&quot;0&quot;;(IF([.Q113]=[.R113];&quot;1&quot;;(IF([.Q113]=-[.R113];&quot;-1&quot;;IF([.U113]=1;TEXT([.T113];10);[.V113]))))))" office:value-type="string" office:string-value="-2" calcext:value-type="string">
            <text:p>-2</text:p>
          </table:table-cell>
          <table:table-cell table:style-name="ce254" table:formula="of:=-ABS([.E113])*SIGN([.D113]*[.E113])+[.O113]" office:value-type="float" office:value="24" calcext:value-type="float">
            <text:p>24</text:p>
          </table:table-cell>
          <table:table-cell table:style-name="ce254" table:formula="of:=ABS([.D113])" office:value-type="float" office:value="3" calcext:value-type="float">
            <text:p>3</text:p>
          </table:table-cell>
          <table:table-cell table:style-name="ce254" table:formula="of:=GCD(ABS([.X113]);ABS([.Y113]))" office:value-type="float" office:value="3" calcext:value-type="float">
            <text:p>3</text:p>
          </table:table-cell>
          <table:table-cell table:style-name="ce252" table:formula="of:=[.X113]/[.Z113]" office:value-type="float" office:value="8" calcext:value-type="float">
            <text:p>8</text:p>
          </table:table-cell>
          <table:table-cell table:style-name="ce252" table:formula="of:=[.Y113]/[.Z113]" office:value-type="float" office:value="1" calcext:value-type="float">
            <text:p>1</text:p>
          </table:table-cell>
          <table:table-cell table:style-name="ce287" table:formula="of:=[.AA113]/[.AB113]" office:value-type="float" office:value="8" calcext:value-type="float">
            <text:p><text:s/>8/1 </text:p>
          </table:table-cell>
          <table:table-cell table:style-name="ce287" table:formula="of:=IF([.X113]=0;&quot;0&quot;;(IF([.X113]=[.Y113];&quot;1&quot;;(IF([.X113]=-[.Y113];&quot;-1&quot;;IF([.AB113]=1;TEXT([.AA113];10);[.AC113]))))))" office:value-type="string" office:string-value="8" calcext:value-type="string">
            <text:p>8</text:p>
          </table:table-cell>
          <table:table-cell table:style-name="ce254" table:formula="of:=[.AF112]" office:value-type="float" office:value="3" calcext:value-type="float">
            <text:p>3</text:p>
          </table:table-cell>
          <table:table-cell table:style-name="ce254" table:formula="of:=[.AE112]" office:value-type="float" office:value="23" calcext:value-type="float">
            <text:p>23</text:p>
          </table:table-cell>
          <table:table-cell table:style-name="ce254" table:formula="of:=GCD(ABS([.AE113]);ABS([.AF113]))" office:value-type="float" office:value="1" calcext:value-type="float">
            <text:p>1</text:p>
          </table:table-cell>
          <table:table-cell table:style-name="ce252" table:formula="of:=[.AE113]/[.AG113]" office:value-type="float" office:value="3" calcext:value-type="float">
            <text:p>3</text:p>
          </table:table-cell>
          <table:table-cell table:style-name="ce252" table:formula="of:=[.AF113]/[.AG113]" office:value-type="float" office:value="23" calcext:value-type="float">
            <text:p>23</text:p>
          </table:table-cell>
          <table:table-cell table:style-name="ce287" table:formula="of:=[.AH113]/[.AI113]" office:value-type="float" office:value="0.130434782608696" calcext:value-type="float">
            <text:p><text:s/>3/23</text:p>
          </table:table-cell>
          <table:table-cell table:style-name="ce287" table:formula="of:=IF([.AE113]=0;&quot;0&quot;;(IF([.AE113]=[.AF113];&quot;1&quot;;(IF([.AE113]=-[.AF113];&quot;-1&quot;;IF([.AI113]=1;TEXT([.AH113];10);[.AJ113]))))))" office:value-type="float" office:value="0.130434782608696" calcext:value-type="float">
            <text:p><text:s/>3/23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593298083836375" calcext:value-type="float">
            <text:p>0,593298083836375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office:value-type="float" office:value="-13" calcext:value-type="float">
            <text:p>-13</text:p>
          </table:table-cell>
          <table:table-cell table:style-name="ce254" office:value-type="float" office:value="9" calcext:value-type="float">
            <text:p>9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-13x+9y+15=0" calcext:value-type="string">
            <text:p>-13x+9y+15=0</text:p>
          </table:table-cell>
          <table:table-cell table:style-name="ce261" table:formula="of:=-[.C114]/[.D114]" office:value-type="float" office:value="1.44444444444444" calcext:value-type="float">
            <text:p>13/9 </text:p>
          </table:table-cell>
          <table:table-cell table:style-name="ce261" table:formula="of:=-[.E114]/[.D114]" office:value-type="float" office:value="-1.66666666666667" calcext:value-type="float">
            <text:p>- 5/3 </text:p>
          </table:table-cell>
          <table:table-cell table:style-name="ce261" table:formula="of:=CONCATENATE(&quot;y = &quot;;IF([.T114]=1;&quot;&quot;;IF([.T114]=-1;&quot;-&quot;;[.T114]));IF([.U114]=1;&quot;x&quot;;&quot;x/&quot;);IF([.U114]=1;&quot;&quot;;[.U114]);IF([.V114]&gt;0;&quot;+&quot;;&quot;-&quot;);ABS([.AA114]);IF([.AB114]=1;&quot;&quot;;&quot;/&quot;);IF([.AB114]=1;&quot;&quot;;[.AB114]))" office:value-type="string" office:string-value="y = 13x/9+5/3" calcext:value-type="string">
            <text:p>y = 13x/9+5/3</text:p>
          </table:table-cell>
          <table:table-cell table:style-name="ce254" table:formula="of:=RANK([.A114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14]" office:value-type="string" office:string-value="7" calcext:value-type="string">
            <text:p>7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4])*SIGN([.C114]*[.D114])" office:value-type="float" office:value="13" calcext:value-type="float">
            <text:p>1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Q114]);ABS([.R114]))" office:value-type="float" office:value="1" calcext:value-type="float">
            <text:p>1</text:p>
          </table:table-cell>
          <table:table-cell table:style-name="ce252" table:formula="of:=[.Q114]/[.S114]" office:value-type="float" office:value="13" calcext:value-type="float">
            <text:p>13</text:p>
          </table:table-cell>
          <table:table-cell table:style-name="ce252" table:formula="of:=[.R114]/[.S114]" office:value-type="float" office:value="9" calcext:value-type="float">
            <text:p>9</text:p>
          </table:table-cell>
          <table:table-cell table:style-name="ce287" table:formula="of:=[.T114]/[.U114]" office:value-type="float" office:value="1.44444444444444" calcext:value-type="float">
            <text:p>13/9 </text:p>
          </table:table-cell>
          <table:table-cell table:style-name="ce287" table:formula="of:=IF([.Q114]=0;&quot;0&quot;;(IF([.Q114]=[.R114];&quot;1&quot;;(IF([.Q114]=-[.R114];&quot;-1&quot;;IF([.U114]=1;TEXT([.T114];10);[.V114]))))))" office:value-type="float" office:value="1.44444444444444" calcext:value-type="float">
            <text:p>13/9 </text:p>
          </table:table-cell>
          <table:table-cell table:style-name="ce254" table:formula="of:=-ABS([.E114])*SIGN([.D114]*[.E114])" office:value-type="float" office:value="-15" calcext:value-type="float">
            <text:p>-15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X114]);ABS([.Y114]))" office:value-type="float" office:value="3" calcext:value-type="float">
            <text:p>3</text:p>
          </table:table-cell>
          <table:table-cell table:style-name="ce252" table:formula="of:=[.X114]/[.Z114]" office:value-type="float" office:value="-5" calcext:value-type="float">
            <text:p>-5</text:p>
          </table:table-cell>
          <table:table-cell table:style-name="ce252" table:formula="of:=[.Y114]/[.Z114]" office:value-type="float" office:value="3" calcext:value-type="float">
            <text:p>3</text:p>
          </table:table-cell>
          <table:table-cell table:style-name="ce287" table:formula="of:=[.AA114]/[.AB114]" office:value-type="float" office:value="-1.66666666666667" calcext:value-type="float">
            <text:p>- 5/3 </text:p>
          </table:table-cell>
          <table:table-cell table:style-name="ce287" table:formula="of:=IF([.X114]=0;&quot;0&quot;;(IF([.X114]=[.Y114];&quot;1&quot;;(IF([.X114]=-[.Y114];&quot;-1&quot;;IF([.AB114]=1;TEXT([.AA114];10);[.AC114]))))))" office:value-type="float" office:value="-1.66666666666667" calcext:value-type="float">
            <text:p>- 5/3 </text:p>
          </table:table-cell>
          <table:table-cell table:style-name="ce254" table:formula="of:=(-[.C114]*[.L114]-[.E114])*SIGN([.D114])" office:value-type="float" office:value="63" calcext:value-type="float">
            <text:p>6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AE114]);ABS([.AF114]))" office:value-type="float" office:value="9" calcext:value-type="float">
            <text:p>9</text:p>
          </table:table-cell>
          <table:table-cell table:style-name="ce252" table:formula="of:=[.AE114]/[.AG114]" office:value-type="float" office:value="7" calcext:value-type="float">
            <text:p>7</text:p>
          </table:table-cell>
          <table:table-cell table:style-name="ce252" table:formula="of:=[.AF114]/[.AG114]" office:value-type="float" office:value="1" calcext:value-type="float">
            <text:p>1</text:p>
          </table:table-cell>
          <table:table-cell table:style-name="ce287" table:formula="of:=[.AH114]/[.AI114]" office:value-type="float" office:value="7" calcext:value-type="float">
            <text:p><text:s/>7/1 </text:p>
          </table:table-cell>
          <table:table-cell table:style-name="ce287" table:formula="of:=IF([.AE114]=0;&quot;0&quot;;(IF([.AE114]=[.AF114];&quot;1&quot;;(IF([.AE114]=-[.AF114];&quot;-1&quot;;IF([.AI114]=1;TEXT([.AH114];10);[.AJ114]))))))" office:value-type="string" office:string-value="7" calcext:value-type="string">
            <text:p>7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379546361136489" calcext:value-type="float">
            <text:p>0,379546361136489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-13" calcext:value-type="float">
            <text:p>-13</text:p>
          </table:table-cell>
          <table:table-cell table:style-name="ce254" table:formula="of:=[.D114]" office:value-type="float" office:value="9" calcext:value-type="float">
            <text:p>9</text:p>
          </table:table-cell>
          <table:table-cell table:style-name="ce254" table:formula="of:=[.E114]" office:value-type="float" office:value="15" calcext:value-type="float">
            <text:p>15</text:p>
          </table:table-cell>
          <table:table-cell table:style-name="ce254" table:formula="of:=[.F114]" office:value-type="string" office:string-value="-13x+9y+15=0" calcext:value-type="string">
            <text:p>-13x+9y+15=0</text:p>
          </table:table-cell>
          <table:table-cell table:style-name="ce261" table:formula="of:=[.G114]" office:value-type="float" office:value="1.44444444444444" calcext:value-type="float">
            <text:p>13/9 </text:p>
          </table:table-cell>
          <table:table-cell table:style-name="ce261" table:formula="of:=[.H114]" office:value-type="float" office:value="-1.66666666666667" calcext:value-type="float">
            <text:p>- 5/3 </text:p>
          </table:table-cell>
          <table:table-cell table:style-name="ce261" table:formula="of:=[.I114]" office:value-type="string" office:string-value="y = 13x/9+5/3" calcext:value-type="string">
            <text:p>y = 13x/9+5/3</text:p>
          </table:table-cell>
          <table:table-cell table:style-name="ce254" table:formula="of:=RANK([.A115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15]" office:value-type="float" office:value="0.142857142857143" calcext:value-type="float">
            <text:p><text:s/>1/7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4" table:formula="of:=-ABS([.C115])*SIGN([.C115]*[.D115])" office:value-type="float" office:value="13" calcext:value-type="float">
            <text:p>13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Q115]);ABS([.R115]))" office:value-type="float" office:value="1" calcext:value-type="float">
            <text:p>1</text:p>
          </table:table-cell>
          <table:table-cell table:style-name="ce252" table:formula="of:=[.Q115]/[.S115]" office:value-type="float" office:value="13" calcext:value-type="float">
            <text:p>13</text:p>
          </table:table-cell>
          <table:table-cell table:style-name="ce252" table:formula="of:=[.R115]/[.S115]" office:value-type="float" office:value="9" calcext:value-type="float">
            <text:p>9</text:p>
          </table:table-cell>
          <table:table-cell table:style-name="ce287" table:formula="of:=[.T115]/[.U115]" office:value-type="float" office:value="1.44444444444444" calcext:value-type="float">
            <text:p>13/9 </text:p>
          </table:table-cell>
          <table:table-cell table:style-name="ce287" table:formula="of:=IF([.Q115]=0;&quot;0&quot;;(IF([.Q115]=[.R115];&quot;1&quot;;(IF([.Q115]=-[.R115];&quot;-1&quot;;IF([.U115]=1;TEXT([.T115];10);[.V115]))))))" office:value-type="float" office:value="1.44444444444444" calcext:value-type="float">
            <text:p>13/9 </text:p>
          </table:table-cell>
          <table:table-cell table:style-name="ce254" table:formula="of:=-ABS([.E115])*SIGN([.D115]*[.E115])+[.O115]" office:value-type="float" office:value="-6" calcext:value-type="float">
            <text:p>-6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X115]);ABS([.Y115]))" office:value-type="float" office:value="3" calcext:value-type="float">
            <text:p>3</text:p>
          </table:table-cell>
          <table:table-cell table:style-name="ce252" table:formula="of:=[.X115]/[.Z115]" office:value-type="float" office:value="-2" calcext:value-type="float">
            <text:p>-2</text:p>
          </table:table-cell>
          <table:table-cell table:style-name="ce252" table:formula="of:=[.Y115]/[.Z115]" office:value-type="float" office:value="3" calcext:value-type="float">
            <text:p>3</text:p>
          </table:table-cell>
          <table:table-cell table:style-name="ce287" table:formula="of:=[.AA115]/[.AB115]" office:value-type="float" office:value="-0.666666666666667" calcext:value-type="float">
            <text:p>- 2/3 </text:p>
          </table:table-cell>
          <table:table-cell table:style-name="ce287" table:formula="of:=IF([.X115]=0;&quot;0&quot;;(IF([.X115]=[.Y115];&quot;1&quot;;(IF([.X115]=-[.Y115];&quot;-1&quot;;IF([.AB115]=1;TEXT([.AA115];10);[.AC115]))))))" office:value-type="float" office:value="-0.666666666666667" calcext:value-type="float">
            <text:p>- 2/3 </text:p>
          </table:table-cell>
          <table:table-cell table:style-name="ce254" table:formula="of:=[.AF114]" office:value-type="float" office:value="9" calcext:value-type="float">
            <text:p>9</text:p>
          </table:table-cell>
          <table:table-cell table:style-name="ce254" table:formula="of:=[.AE114]" office:value-type="float" office:value="63" calcext:value-type="float">
            <text:p>63</text:p>
          </table:table-cell>
          <table:table-cell table:style-name="ce254" table:formula="of:=GCD(ABS([.AE115]);ABS([.AF115]))" office:value-type="float" office:value="9" calcext:value-type="float">
            <text:p>9</text:p>
          </table:table-cell>
          <table:table-cell table:style-name="ce252" table:formula="of:=[.AE115]/[.AG115]" office:value-type="float" office:value="1" calcext:value-type="float">
            <text:p>1</text:p>
          </table:table-cell>
          <table:table-cell table:style-name="ce252" table:formula="of:=[.AF115]/[.AG115]" office:value-type="float" office:value="7" calcext:value-type="float">
            <text:p>7</text:p>
          </table:table-cell>
          <table:table-cell table:style-name="ce287" table:formula="of:=[.AH115]/[.AI115]" office:value-type="float" office:value="0.142857142857143" calcext:value-type="float">
            <text:p><text:s/>1/7 </text:p>
          </table:table-cell>
          <table:table-cell table:style-name="ce287" table:formula="of:=IF([.AE115]=0;&quot;0&quot;;(IF([.AE115]=[.AF115];&quot;1&quot;;(IF([.AE115]=-[.AF115];&quot;-1&quot;;IF([.AI115]=1;TEXT([.AH115];10);[.AJ115]))))))" office:value-type="float" office:value="0.142857142857143" calcext:value-type="float">
            <text:p><text:s/>1/7 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989375093581434" calcext:value-type="float">
            <text:p>0,989375093581434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office:value-type="float" office:value="-20" calcext:value-type="float">
            <text:p>-20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14x-20y-14=0" calcext:value-type="string">
            <text:p>-14x-20y-14=0</text:p>
          </table:table-cell>
          <table:table-cell table:style-name="ce261" table:formula="of:=-[.C116]/[.D116]" office:value-type="float" office:value="-0.7" calcext:value-type="float">
            <text:p>- 7/10</text:p>
          </table:table-cell>
          <table:table-cell table:style-name="ce261" table:formula="of:=-[.E116]/[.D116]" office:value-type="float" office:value="-0.7" calcext:value-type="float">
            <text:p>- 7/10</text:p>
          </table:table-cell>
          <table:table-cell table:style-name="ce261" table:formula="of:=CONCATENATE(&quot;y = &quot;;IF([.T116]=1;&quot;&quot;;IF([.T116]=-1;&quot;-&quot;;[.T116]));IF([.U116]=1;&quot;x&quot;;&quot;x/&quot;);IF([.U116]=1;&quot;&quot;;[.U116]);IF([.V116]&gt;0;&quot;+&quot;;&quot;-&quot;);ABS([.AA116]);IF([.AB116]=1;&quot;&quot;;&quot;/&quot;);IF([.AB116]=1;&quot;&quot;;[.AB116]))" office:value-type="string" office:string-value="y = -7x/10-7/10" calcext:value-type="string">
            <text:p>y = -7x/10-7/10</text:p>
          </table:table-cell>
          <table:table-cell table:style-name="ce254" table:formula="of:=RANK([.A116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6]" office:value-type="string" office:string-value="0" calcext:value-type="string">
            <text:p>0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6])*SIGN([.C116]*[.D116])" office:value-type="float" office:value="-14" calcext:value-type="float">
            <text:p>-14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Q116]);ABS([.R116]))" office:value-type="float" office:value="2" calcext:value-type="float">
            <text:p>2</text:p>
          </table:table-cell>
          <table:table-cell table:style-name="ce252" table:formula="of:=[.Q116]/[.S116]" office:value-type="float" office:value="-7" calcext:value-type="float">
            <text:p>-7</text:p>
          </table:table-cell>
          <table:table-cell table:style-name="ce252" table:formula="of:=[.R116]/[.S116]" office:value-type="float" office:value="10" calcext:value-type="float">
            <text:p>10</text:p>
          </table:table-cell>
          <table:table-cell table:style-name="ce287" table:formula="of:=[.T116]/[.U116]" office:value-type="float" office:value="-0.7" calcext:value-type="float">
            <text:p>- 7/10</text:p>
          </table:table-cell>
          <table:table-cell table:style-name="ce287" table:formula="of:=IF([.Q116]=0;&quot;0&quot;;(IF([.Q116]=[.R116];&quot;1&quot;;(IF([.Q116]=-[.R116];&quot;-1&quot;;IF([.U116]=1;TEXT([.T116];10);[.V116]))))))" office:value-type="float" office:value="-0.7" calcext:value-type="float">
            <text:p>- 7/10</text:p>
          </table:table-cell>
          <table:table-cell table:style-name="ce254" table:formula="of:=-ABS([.E116])*SIGN([.D116]*[.E116])" office:value-type="float" office:value="-14" calcext:value-type="float">
            <text:p>-14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X116]);ABS([.Y116]))" office:value-type="float" office:value="2" calcext:value-type="float">
            <text:p>2</text:p>
          </table:table-cell>
          <table:table-cell table:style-name="ce252" table:formula="of:=[.X116]/[.Z116]" office:value-type="float" office:value="-7" calcext:value-type="float">
            <text:p>-7</text:p>
          </table:table-cell>
          <table:table-cell table:style-name="ce252" table:formula="of:=[.Y116]/[.Z116]" office:value-type="float" office:value="10" calcext:value-type="float">
            <text:p>10</text:p>
          </table:table-cell>
          <table:table-cell table:style-name="ce287" table:formula="of:=[.AA116]/[.AB116]" office:value-type="float" office:value="-0.7" calcext:value-type="float">
            <text:p>- 7/10</text:p>
          </table:table-cell>
          <table:table-cell table:style-name="ce287" table:formula="of:=IF([.X116]=0;&quot;0&quot;;(IF([.X116]=[.Y116];&quot;1&quot;;(IF([.X116]=-[.Y116];&quot;-1&quot;;IF([.AB116]=1;TEXT([.AA116];10);[.AC116]))))))" office:value-type="float" office:value="-0.7" calcext:value-type="float">
            <text:p>- 7/10</text:p>
          </table:table-cell>
          <table:table-cell table:style-name="ce254" table:formula="of:=(-[.C116]*[.L116]-[.E116])*SIGN([.D116])" office:value-type="float" office:value="-0" calcext:value-type="float">
            <text:p>0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AE116]);ABS([.AF116]))" office:value-type="float" office:value="20" calcext:value-type="float">
            <text:p>20</text:p>
          </table:table-cell>
          <table:table-cell table:style-name="ce252" table:formula="of:=[.AE116]/[.AG116]" office:value-type="float" office:value="-0" calcext:value-type="float">
            <text:p>0</text:p>
          </table:table-cell>
          <table:table-cell table:style-name="ce252" table:formula="of:=[.AF116]/[.AG116]" office:value-type="float" office:value="1" calcext:value-type="float">
            <text:p>1</text:p>
          </table:table-cell>
          <table:table-cell table:style-name="ce287" table:formula="of:=[.AH116]/[.AI116]" office:value-type="float" office:value="-0" calcext:value-type="float">
            <text:p><text:s/>0/1 </text:p>
          </table:table-cell>
          <table:table-cell table:style-name="ce287" table:formula="of:=IF([.AE116]=0;&quot;0&quot;;(IF([.AE116]=[.AF116];&quot;1&quot;;(IF([.AE116]=-[.AF116];&quot;-1&quot;;IF([.AI116]=1;TEXT([.AH116];10);[.AJ116]))))))" office:value-type="string" office:string-value="0" calcext:value-type="string">
            <text:p>0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895113284890452" calcext:value-type="float">
            <text:p>0,895113284890452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14" calcext:value-type="float">
            <text:p>-14</text:p>
          </table:table-cell>
          <table:table-cell table:style-name="ce254" table:formula="of:=[.D116]" office:value-type="float" office:value="-20" calcext:value-type="float">
            <text:p>-20</text:p>
          </table:table-cell>
          <table:table-cell table:style-name="ce254" table:formula="of:=[.E116]" office:value-type="float" office:value="-14" calcext:value-type="float">
            <text:p>-14</text:p>
          </table:table-cell>
          <table:table-cell table:style-name="ce254" table:formula="of:=[.F116]" office:value-type="string" office:string-value="-14x-20y-14=0" calcext:value-type="string">
            <text:p>-14x-20y-14=0</text:p>
          </table:table-cell>
          <table:table-cell table:style-name="ce261" table:formula="of:=[.G116]" office:value-type="float" office:value="-0.7" calcext:value-type="float">
            <text:p>- 7/10</text:p>
          </table:table-cell>
          <table:table-cell table:style-name="ce261" table:formula="of:=[.H116]" office:value-type="float" office:value="-0.7" calcext:value-type="float">
            <text:p>- 7/10</text:p>
          </table:table-cell>
          <table:table-cell table:style-name="ce261" table:formula="of:=[.I116]" office:value-type="string" office:string-value="y = -7x/10-7/10" calcext:value-type="string">
            <text:p>y = -7x/10-7/10</text:p>
          </table:table-cell>
          <table:table-cell table:style-name="ce254" table:formula="of:=RANK([.A117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17]" office:value-type="string" office:string-value="" calcext:value-type="error">
            <text:p>#DIV/0 !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326"/>
          <table:table-cell table:style-name="ce254" table:formula="of:=-ABS([.C117])*SIGN([.C117]*[.D117])" office:value-type="float" office:value="-14" calcext:value-type="float">
            <text:p>-14</text:p>
          </table:table-cell>
          <table:table-cell table:style-name="ce254" table:formula="of:=ABS([.D117])" office:value-type="float" office:value="20" calcext:value-type="float">
            <text:p>20</text:p>
          </table:table-cell>
          <table:table-cell table:style-name="ce254" table:formula="of:=GCD(ABS([.Q117]);ABS([.R117]))" office:value-type="float" office:value="2" calcext:value-type="float">
            <text:p>2</text:p>
          </table:table-cell>
          <table:table-cell table:style-name="ce252" table:formula="of:=[.Q117]/[.S117]" office:value-type="float" office:value="-7" calcext:value-type="float">
            <text:p>-7</text:p>
          </table:table-cell>
          <table:table-cell table:style-name="ce252" table:formula="of:=[.R117]/[.S117]" office:value-type="float" office:value="10" calcext:value-type="float">
            <text:p>10</text:p>
          </table:table-cell>
          <table:table-cell table:style-name="ce287" table:formula="of:=[.T117]/[.U117]" office:value-type="float" office:value="-0.7" calcext:value-type="float">
            <text:p>- 7/10</text:p>
          </table:table-cell>
          <table:table-cell table:style-name="ce287" table:formula="of:=IF([.Q117]=0;&quot;0&quot;;(IF([.Q117]=[.R117];&quot;1&quot;;(IF([.Q117]=-[.R117];&quot;-1&quot;;IF([.U117]=1;TEXT([.T117];10);[.V117]))))))" office:value-type="float" office:value="-0.7" calcext:value-type="float">
            <text:p>- 7/10</text:p>
          </table:table-cell>
          <table:table-cell table:style-name="ce254" table:formula="of:=-ABS([.E117])*SIGN([.D117]*[.E117])+[.O117]" office:value-type="float" office:value="-10" calcext:value-type="float">
            <text:p>-10</text:p>
          </table:table-cell>
          <table:table-cell table:style-name="ce254" table:formula="of:=ABS([.D117])" office:value-type="float" office:value="20" calcext:value-type="float">
            <text:p>20</text:p>
          </table:table-cell>
          <table:table-cell table:style-name="ce254" table:formula="of:=GCD(ABS([.X117]);ABS([.Y117]))" office:value-type="float" office:value="10" calcext:value-type="float">
            <text:p>10</text:p>
          </table:table-cell>
          <table:table-cell table:style-name="ce252" table:formula="of:=[.X117]/[.Z117]" office:value-type="float" office:value="-1" calcext:value-type="float">
            <text:p>-1</text:p>
          </table:table-cell>
          <table:table-cell table:style-name="ce252" table:formula="of:=[.Y117]/[.Z117]" office:value-type="float" office:value="2" calcext:value-type="float">
            <text:p>2</text:p>
          </table:table-cell>
          <table:table-cell table:style-name="ce287" table:formula="of:=[.AA117]/[.AB117]" office:value-type="float" office:value="-0.5" calcext:value-type="float">
            <text:p>- 1/2 </text:p>
          </table:table-cell>
          <table:table-cell table:style-name="ce287" table:formula="of:=IF([.X117]=0;&quot;0&quot;;(IF([.X117]=[.Y117];&quot;1&quot;;(IF([.X117]=-[.Y117];&quot;-1&quot;;IF([.AB117]=1;TEXT([.AA117];10);[.AC117]))))))" office:value-type="float" office:value="-0.5" calcext:value-type="float">
            <text:p>- 1/2 </text:p>
          </table:table-cell>
          <table:table-cell table:style-name="ce254" table:formula="of:=[.AF116]" office:value-type="float" office:value="20" calcext:value-type="float">
            <text:p>20</text:p>
          </table:table-cell>
          <table:table-cell table:style-name="ce254" table:formula="of:=[.AE116]" office:value-type="float" office:value="-0" calcext:value-type="float">
            <text:p>0</text:p>
          </table:table-cell>
          <table:table-cell table:style-name="ce254" table:formula="of:=GCD(ABS([.AE117]);ABS([.AF117]))" office:value-type="float" office:value="20" calcext:value-type="float">
            <text:p>20</text:p>
          </table:table-cell>
          <table:table-cell table:style-name="ce252" table:formula="of:=[.AE117]/[.AG117]" office:value-type="float" office:value="1" calcext:value-type="float">
            <text:p>1</text:p>
          </table:table-cell>
          <table:table-cell table:style-name="ce252" table:formula="of:=[.AF117]/[.AG117]" office:value-type="float" office:value="-0" calcext:value-type="float">
            <text:p>0</text:p>
          </table:table-cell>
          <table:table-cell table:style-name="ce287" table:formula="of:=[.AH117]/[.AI117]" office:value-type="string" office:string-value="" calcext:value-type="error">
            <text:p>#DIV/0 !</text:p>
          </table:table-cell>
          <table:table-cell table:style-name="ce287" table:formula="of:=IF([.AE117]=0;&quot;0&quot;;(IF([.AE117]=[.AF117];&quot;1&quot;;(IF([.AE117]=-[.AF117];&quot;-1&quot;;IF([.AI117]=1;TEXT([.AH117];10);[.AJ117]))))))" office:value-type="string" office:string-value="" calcext:value-type="error">
            <text:p>#DIV/0 !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0543519348870399" calcext:value-type="float">
            <text:p>0,05435193488704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office:value-type="float" office:value="-12" calcext:value-type="float">
            <text:p>-12</text:p>
          </table:table-cell>
          <table:table-cell table:style-name="ce254" office:value-type="float" office:value="-8" calcext:value-type="float">
            <text:p>-8</text:p>
          </table:table-cell>
          <table:table-cell table:style-name="ce254" office:value-type="float" office:value="-3" calcext:value-type="float">
            <text:p>-3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-12x-8y-3=0" calcext:value-type="string">
            <text:p>-12x-8y-3=0</text:p>
          </table:table-cell>
          <table:table-cell table:style-name="ce261" table:formula="of:=-[.C118]/[.D118]" office:value-type="float" office:value="-1.5" calcext:value-type="float">
            <text:p>- 3/2 </text:p>
          </table:table-cell>
          <table:table-cell table:style-name="ce261" table:formula="of:=-[.E118]/[.D118]" office:value-type="float" office:value="-0.375" calcext:value-type="float">
            <text:p>- 3/8 </text:p>
          </table:table-cell>
          <table:table-cell table:style-name="ce261" table:formula="of:=CONCATENATE(&quot;y = &quot;;IF([.T118]=1;&quot;&quot;;IF([.T118]=-1;&quot;-&quot;;[.T118]));IF([.U118]=1;&quot;x&quot;;&quot;x/&quot;);IF([.U118]=1;&quot;&quot;;[.U118]);IF([.V118]&gt;0;&quot;+&quot;;&quot;-&quot;);ABS([.AA118]);IF([.AB118]=1;&quot;&quot;;&quot;/&quot;);IF([.AB118]=1;&quot;&quot;;[.AB118]))" office:value-type="string" office:string-value="y = -3x/2-3/8" calcext:value-type="string">
            <text:p>y = -3x/2-3/8</text:p>
          </table:table-cell>
          <table:table-cell table:style-name="ce254" table:formula="of:=RANK([.A118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7" calcext:value-type="float">
            <text:p>7</text:p>
          </table:table-cell>
          <table:table-cell table:style-name="ce261" table:formula="of:=[.AK118]" office:value-type="float" office:value="-10.875" calcext:value-type="float">
            <text:p>-87/8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8])*SIGN([.C118]*[.D118])" office:value-type="float" office:value="-12" calcext:value-type="float">
            <text:p>-12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Q118]);ABS([.R118]))" office:value-type="float" office:value="4" calcext:value-type="float">
            <text:p>4</text:p>
          </table:table-cell>
          <table:table-cell table:style-name="ce252" table:formula="of:=[.Q118]/[.S118]" office:value-type="float" office:value="-3" calcext:value-type="float">
            <text:p>-3</text:p>
          </table:table-cell>
          <table:table-cell table:style-name="ce252" table:formula="of:=[.R118]/[.S118]" office:value-type="float" office:value="2" calcext:value-type="float">
            <text:p>2</text:p>
          </table:table-cell>
          <table:table-cell table:style-name="ce287" table:formula="of:=[.T118]/[.U118]" office:value-type="float" office:value="-1.5" calcext:value-type="float">
            <text:p>- 3/2 </text:p>
          </table:table-cell>
          <table:table-cell table:style-name="ce287" table:formula="of:=IF([.Q118]=0;&quot;0&quot;;(IF([.Q118]=[.R118];&quot;1&quot;;(IF([.Q118]=-[.R118];&quot;-1&quot;;IF([.U118]=1;TEXT([.T118];10);[.V118]))))))" office:value-type="float" office:value="-1.5" calcext:value-type="float">
            <text:p>- 3/2 </text:p>
          </table:table-cell>
          <table:table-cell table:style-name="ce254" table:formula="of:=-ABS([.E118])*SIGN([.D118]*[.E118])" office:value-type="float" office:value="-3" calcext:value-type="float">
            <text:p>-3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X118]);ABS([.Y118]))" office:value-type="float" office:value="1" calcext:value-type="float">
            <text:p>1</text:p>
          </table:table-cell>
          <table:table-cell table:style-name="ce252" table:formula="of:=[.X118]/[.Z118]" office:value-type="float" office:value="-3" calcext:value-type="float">
            <text:p>-3</text:p>
          </table:table-cell>
          <table:table-cell table:style-name="ce252" table:formula="of:=[.Y118]/[.Z118]" office:value-type="float" office:value="8" calcext:value-type="float">
            <text:p>8</text:p>
          </table:table-cell>
          <table:table-cell table:style-name="ce287" table:formula="of:=[.AA118]/[.AB118]" office:value-type="float" office:value="-0.375" calcext:value-type="float">
            <text:p>- 3/8 </text:p>
          </table:table-cell>
          <table:table-cell table:style-name="ce287" table:formula="of:=IF([.X118]=0;&quot;0&quot;;(IF([.X118]=[.Y118];&quot;1&quot;;(IF([.X118]=-[.Y118];&quot;-1&quot;;IF([.AB118]=1;TEXT([.AA118];10);[.AC118]))))))" office:value-type="float" office:value="-0.375" calcext:value-type="float">
            <text:p>- 3/8 </text:p>
          </table:table-cell>
          <table:table-cell table:style-name="ce254" table:formula="of:=(-[.C118]*[.L118]-[.E118])*SIGN([.D118])" office:value-type="float" office:value="-87" calcext:value-type="float">
            <text:p>-87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AE118]);ABS([.AF118]))" office:value-type="float" office:value="1" calcext:value-type="float">
            <text:p>1</text:p>
          </table:table-cell>
          <table:table-cell table:style-name="ce252" table:formula="of:=[.AE118]/[.AG118]" office:value-type="float" office:value="-87" calcext:value-type="float">
            <text:p>-87</text:p>
          </table:table-cell>
          <table:table-cell table:style-name="ce252" table:formula="of:=[.AF118]/[.AG118]" office:value-type="float" office:value="8" calcext:value-type="float">
            <text:p>8</text:p>
          </table:table-cell>
          <table:table-cell table:style-name="ce287" table:formula="of:=[.AH118]/[.AI118]" office:value-type="float" office:value="-10.875" calcext:value-type="float">
            <text:p>-87/8 </text:p>
          </table:table-cell>
          <table:table-cell table:style-name="ce287" table:formula="of:=IF([.AE118]=0;&quot;0&quot;;(IF([.AE118]=[.AF118];&quot;1&quot;;(IF([.AE118]=-[.AF118];&quot;-1&quot;;IF([.AI118]=1;TEXT([.AH118];10);[.AJ118]))))))" office:value-type="float" office:value="-10.875" calcext:value-type="float">
            <text:p>-87/8 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27708269705184" calcext:value-type="float">
            <text:p>0,27708269705184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-12" calcext:value-type="float">
            <text:p>-12</text:p>
          </table:table-cell>
          <table:table-cell table:style-name="ce254" table:formula="of:=[.D118]" office:value-type="float" office:value="-8" calcext:value-type="float">
            <text:p>-8</text:p>
          </table:table-cell>
          <table:table-cell table:style-name="ce254" table:formula="of:=[.E118]" office:value-type="float" office:value="-3" calcext:value-type="float">
            <text:p>-3</text:p>
          </table:table-cell>
          <table:table-cell table:style-name="ce254" table:formula="of:=[.F118]" office:value-type="string" office:string-value="-12x-8y-3=0" calcext:value-type="string">
            <text:p>-12x-8y-3=0</text:p>
          </table:table-cell>
          <table:table-cell table:style-name="ce261" table:formula="of:=[.G118]" office:value-type="float" office:value="-1.5" calcext:value-type="float">
            <text:p>- 3/2 </text:p>
          </table:table-cell>
          <table:table-cell table:style-name="ce261" table:formula="of:=[.H118]" office:value-type="float" office:value="-0.375" calcext:value-type="float">
            <text:p>- 3/8 </text:p>
          </table:table-cell>
          <table:table-cell table:style-name="ce261" table:formula="of:=[.I118]" office:value-type="string" office:string-value="y = -3x/2-3/8" calcext:value-type="string">
            <text:p>y = -3x/2-3/8</text:p>
          </table:table-cell>
          <table:table-cell table:style-name="ce254" table:formula="of:=RANK([.A119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5" calcext:value-type="float">
            <text:p>5</text:p>
          </table:table-cell>
          <table:table-cell table:style-name="ce261" table:formula="of:=[.AK119]" office:value-type="float" office:value="-0.0919540229885057" calcext:value-type="float">
            <text:p>- 8/8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326"/>
          <table:table-cell table:style-name="ce254" table:formula="of:=-ABS([.C119])*SIGN([.C119]*[.D119])" office:value-type="float" office:value="-12" calcext:value-type="float">
            <text:p>-12</text:p>
          </table:table-cell>
          <table:table-cell table:style-name="ce254" table:formula="of:=ABS([.D119])" office:value-type="float" office:value="8" calcext:value-type="float">
            <text:p>8</text:p>
          </table:table-cell>
          <table:table-cell table:style-name="ce254" table:formula="of:=GCD(ABS([.Q119]);ABS([.R119]))" office:value-type="float" office:value="4" calcext:value-type="float">
            <text:p>4</text:p>
          </table:table-cell>
          <table:table-cell table:style-name="ce252" table:formula="of:=[.Q119]/[.S119]" office:value-type="float" office:value="-3" calcext:value-type="float">
            <text:p>-3</text:p>
          </table:table-cell>
          <table:table-cell table:style-name="ce252" table:formula="of:=[.R119]/[.S119]" office:value-type="float" office:value="2" calcext:value-type="float">
            <text:p>2</text:p>
          </table:table-cell>
          <table:table-cell table:style-name="ce287" table:formula="of:=[.T119]/[.U119]" office:value-type="float" office:value="-1.5" calcext:value-type="float">
            <text:p>- 3/2 </text:p>
          </table:table-cell>
          <table:table-cell table:style-name="ce287" table:formula="of:=IF([.Q119]=0;&quot;0&quot;;(IF([.Q119]=[.R119];&quot;1&quot;;(IF([.Q119]=-[.R119];&quot;-1&quot;;IF([.U119]=1;TEXT([.T119];10);[.V119]))))))" office:value-type="float" office:value="-1.5" calcext:value-type="float">
            <text:p>- 3/2 </text:p>
          </table:table-cell>
          <table:table-cell table:style-name="ce254" table:formula="of:=-ABS([.E119])*SIGN([.D119]*[.E119])+[.O119]" office:value-type="float" office:value="7" calcext:value-type="float">
            <text:p>7</text:p>
          </table:table-cell>
          <table:table-cell table:style-name="ce254" table:formula="of:=ABS([.D119])" office:value-type="float" office:value="8" calcext:value-type="float">
            <text:p>8</text:p>
          </table:table-cell>
          <table:table-cell table:style-name="ce254" table:formula="of:=GCD(ABS([.X119]);ABS([.Y119]))" office:value-type="float" office:value="1" calcext:value-type="float">
            <text:p>1</text:p>
          </table:table-cell>
          <table:table-cell table:style-name="ce252" table:formula="of:=[.X119]/[.Z119]" office:value-type="float" office:value="7" calcext:value-type="float">
            <text:p>7</text:p>
          </table:table-cell>
          <table:table-cell table:style-name="ce252" table:formula="of:=[.Y119]/[.Z119]" office:value-type="float" office:value="8" calcext:value-type="float">
            <text:p>8</text:p>
          </table:table-cell>
          <table:table-cell table:style-name="ce287" table:formula="of:=[.AA119]/[.AB119]" office:value-type="float" office:value="0.875" calcext:value-type="float">
            <text:p><text:s/>7/8 </text:p>
          </table:table-cell>
          <table:table-cell table:style-name="ce287" table:formula="of:=IF([.X119]=0;&quot;0&quot;;(IF([.X119]=[.Y119];&quot;1&quot;;(IF([.X119]=-[.Y119];&quot;-1&quot;;IF([.AB119]=1;TEXT([.AA119];10);[.AC119]))))))" office:value-type="float" office:value="0.875" calcext:value-type="float">
            <text:p><text:s/>7/8 </text:p>
          </table:table-cell>
          <table:table-cell table:style-name="ce254" table:formula="of:=[.AF118]" office:value-type="float" office:value="8" calcext:value-type="float">
            <text:p>8</text:p>
          </table:table-cell>
          <table:table-cell table:style-name="ce254" table:formula="of:=[.AE118]" office:value-type="float" office:value="-87" calcext:value-type="float">
            <text:p>-87</text:p>
          </table:table-cell>
          <table:table-cell table:style-name="ce254" table:formula="of:=GCD(ABS([.AE119]);ABS([.AF119]))" office:value-type="float" office:value="1" calcext:value-type="float">
            <text:p>1</text:p>
          </table:table-cell>
          <table:table-cell table:style-name="ce252" table:formula="of:=[.AE119]/[.AG119]" office:value-type="float" office:value="8" calcext:value-type="float">
            <text:p>8</text:p>
          </table:table-cell>
          <table:table-cell table:style-name="ce252" table:formula="of:=[.AF119]/[.AG119]" office:value-type="float" office:value="-87" calcext:value-type="float">
            <text:p>-87</text:p>
          </table:table-cell>
          <table:table-cell table:style-name="ce287" table:formula="of:=[.AH119]/[.AI119]" office:value-type="float" office:value="-0.0919540229885057" calcext:value-type="float">
            <text:p>- 8/87</text:p>
          </table:table-cell>
          <table:table-cell table:style-name="ce287" table:formula="of:=IF([.AE119]=0;&quot;0&quot;;(IF([.AE119]=[.AF119];&quot;1&quot;;(IF([.AE119]=-[.AF119];&quot;-1&quot;;IF([.AI119]=1;TEXT([.AH119];10);[.AJ119]))))))" office:value-type="float" office:value="-0.0919540229885057" calcext:value-type="float">
            <text:p>- 8/87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216497534784838" calcext:value-type="float">
            <text:p>0,216497534784838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office:value-type="float" office:value="8" calcext:value-type="float">
            <text:p>8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office:value-type="float" office:value="-16" calcext:value-type="float">
            <text:p>-16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8x+18y-16=0" calcext:value-type="string">
            <text:p>8x+18y-16=0</text:p>
          </table:table-cell>
          <table:table-cell table:style-name="ce261" table:formula="of:=-[.C120]/[.D120]" office:value-type="float" office:value="-0.444444444444444" calcext:value-type="float">
            <text:p>- 4/9 </text:p>
          </table:table-cell>
          <table:table-cell table:style-name="ce261" table:formula="of:=-[.E120]/[.D120]" office:value-type="float" office:value="0.888888888888889" calcext:value-type="float">
            <text:p><text:s/>8/9 </text:p>
          </table:table-cell>
          <table:table-cell table:style-name="ce261" table:formula="of:=CONCATENATE(&quot;y = &quot;;IF([.T120]=1;&quot;&quot;;IF([.T120]=-1;&quot;-&quot;;[.T120]));IF([.U120]=1;&quot;x&quot;;&quot;x/&quot;);IF([.U120]=1;&quot;&quot;;[.U120]);IF([.V120]&gt;0;&quot;+&quot;;&quot;-&quot;);ABS([.AA120]);IF([.AB120]=1;&quot;&quot;;&quot;/&quot;);IF([.AB120]=1;&quot;&quot;;[.AB120]))" office:value-type="string" office:string-value="y = -4x/9-8/9" calcext:value-type="string">
            <text:p>y = -4x/9-8/9</text:p>
          </table:table-cell>
          <table:table-cell table:style-name="ce254" table:formula="of:=RANK([.A120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20]" office:value-type="float" office:value="-2.66666666666667" calcext:value-type="float">
            <text:p>- 8/3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0])*SIGN([.C120]*[.D120])" office:value-type="float" office:value="-8" calcext:value-type="float">
            <text:p>-8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Q120]);ABS([.R120]))" office:value-type="float" office:value="2" calcext:value-type="float">
            <text:p>2</text:p>
          </table:table-cell>
          <table:table-cell table:style-name="ce252" table:formula="of:=[.Q120]/[.S120]" office:value-type="float" office:value="-4" calcext:value-type="float">
            <text:p>-4</text:p>
          </table:table-cell>
          <table:table-cell table:style-name="ce252" table:formula="of:=[.R120]/[.S120]" office:value-type="float" office:value="9" calcext:value-type="float">
            <text:p>9</text:p>
          </table:table-cell>
          <table:table-cell table:style-name="ce287" table:formula="of:=[.T120]/[.U120]" office:value-type="float" office:value="-0.444444444444444" calcext:value-type="float">
            <text:p>- 4/9 </text:p>
          </table:table-cell>
          <table:table-cell table:style-name="ce287" table:formula="of:=IF([.Q120]=0;&quot;0&quot;;(IF([.Q120]=[.R120];&quot;1&quot;;(IF([.Q120]=-[.R120];&quot;-1&quot;;IF([.U120]=1;TEXT([.T120];10);[.V120]))))))" office:value-type="float" office:value="-0.444444444444444" calcext:value-type="float">
            <text:p>- 4/9 </text:p>
          </table:table-cell>
          <table:table-cell table:style-name="ce254" table:formula="of:=-ABS([.E120])*SIGN([.D120]*[.E120])" office:value-type="float" office:value="16" calcext:value-type="float">
            <text:p>16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X120]);ABS([.Y120]))" office:value-type="float" office:value="2" calcext:value-type="float">
            <text:p>2</text:p>
          </table:table-cell>
          <table:table-cell table:style-name="ce252" table:formula="of:=[.X120]/[.Z120]" office:value-type="float" office:value="8" calcext:value-type="float">
            <text:p>8</text:p>
          </table:table-cell>
          <table:table-cell table:style-name="ce252" table:formula="of:=[.Y120]/[.Z120]" office:value-type="float" office:value="9" calcext:value-type="float">
            <text:p>9</text:p>
          </table:table-cell>
          <table:table-cell table:style-name="ce287" table:formula="of:=[.AA120]/[.AB120]" office:value-type="float" office:value="0.888888888888889" calcext:value-type="float">
            <text:p><text:s/>8/9 </text:p>
          </table:table-cell>
          <table:table-cell table:style-name="ce287" table:formula="of:=IF([.X120]=0;&quot;0&quot;;(IF([.X120]=[.Y120];&quot;1&quot;;(IF([.X120]=-[.Y120];&quot;-1&quot;;IF([.AB120]=1;TEXT([.AA120];10);[.AC120]))))))" office:value-type="float" office:value="0.888888888888889" calcext:value-type="float">
            <text:p><text:s/>8/9 </text:p>
          </table:table-cell>
          <table:table-cell table:style-name="ce254" table:formula="of:=(-[.C120]*[.L120]-[.E120])*SIGN([.D120])" office:value-type="float" office:value="-48" calcext:value-type="float">
            <text:p>-48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AE120]);ABS([.AF120]))" office:value-type="float" office:value="6" calcext:value-type="float">
            <text:p>6</text:p>
          </table:table-cell>
          <table:table-cell table:style-name="ce252" table:formula="of:=[.AE120]/[.AG120]" office:value-type="float" office:value="-8" calcext:value-type="float">
            <text:p>-8</text:p>
          </table:table-cell>
          <table:table-cell table:style-name="ce252" table:formula="of:=[.AF120]/[.AG120]" office:value-type="float" office:value="3" calcext:value-type="float">
            <text:p>3</text:p>
          </table:table-cell>
          <table:table-cell table:style-name="ce287" table:formula="of:=[.AH120]/[.AI120]" office:value-type="float" office:value="-2.66666666666667" calcext:value-type="float">
            <text:p>- 8/3 </text:p>
          </table:table-cell>
          <table:table-cell table:style-name="ce287" table:formula="of:=IF([.AE120]=0;&quot;0&quot;;(IF([.AE120]=[.AF120];&quot;1&quot;;(IF([.AE120]=-[.AF120];&quot;-1&quot;;IF([.AI120]=1;TEXT([.AH120];10);[.AJ120]))))))" office:value-type="float" office:value="-2.66666666666667" calcext:value-type="float">
            <text:p>- 8/3 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900660041004794" calcext:value-type="float">
            <text:p>0,900660041004794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8" calcext:value-type="float">
            <text:p>8</text:p>
          </table:table-cell>
          <table:table-cell table:style-name="ce254" table:formula="of:=[.D120]" office:value-type="float" office:value="18" calcext:value-type="float">
            <text:p>18</text:p>
          </table:table-cell>
          <table:table-cell table:style-name="ce254" table:formula="of:=[.E120]" office:value-type="float" office:value="-16" calcext:value-type="float">
            <text:p>-16</text:p>
          </table:table-cell>
          <table:table-cell table:style-name="ce254" table:formula="of:=[.F120]" office:value-type="string" office:string-value="8x+18y-16=0" calcext:value-type="string">
            <text:p>8x+18y-16=0</text:p>
          </table:table-cell>
          <table:table-cell table:style-name="ce261" table:formula="of:=[.G120]" office:value-type="float" office:value="-0.444444444444444" calcext:value-type="float">
            <text:p>- 4/9 </text:p>
          </table:table-cell>
          <table:table-cell table:style-name="ce261" table:formula="of:=[.H120]" office:value-type="float" office:value="0.888888888888889" calcext:value-type="float">
            <text:p><text:s/>8/9 </text:p>
          </table:table-cell>
          <table:table-cell table:style-name="ce261" table:formula="of:=[.I120]" office:value-type="string" office:string-value="y = -4x/9-8/9" calcext:value-type="string">
            <text:p>y = -4x/9-8/9</text:p>
          </table:table-cell>
          <table:table-cell table:style-name="ce254" table:formula="of:=RANK([.A121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7" calcext:value-type="float">
            <text:p>-7</text:p>
          </table:table-cell>
          <table:table-cell table:style-name="ce261" table:formula="of:=[.AK121]" office:value-type="float" office:value="-0.375" calcext:value-type="float">
            <text:p>- 3/8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326"/>
          <table:table-cell table:style-name="ce254" table:formula="of:=-ABS([.C121])*SIGN([.C121]*[.D121])" office:value-type="float" office:value="-8" calcext:value-type="float">
            <text:p>-8</text:p>
          </table:table-cell>
          <table:table-cell table:style-name="ce254" table:formula="of:=ABS([.D121])" office:value-type="float" office:value="18" calcext:value-type="float">
            <text:p>18</text:p>
          </table:table-cell>
          <table:table-cell table:style-name="ce254" table:formula="of:=GCD(ABS([.Q121]);ABS([.R121]))" office:value-type="float" office:value="2" calcext:value-type="float">
            <text:p>2</text:p>
          </table:table-cell>
          <table:table-cell table:style-name="ce252" table:formula="of:=[.Q121]/[.S121]" office:value-type="float" office:value="-4" calcext:value-type="float">
            <text:p>-4</text:p>
          </table:table-cell>
          <table:table-cell table:style-name="ce252" table:formula="of:=[.R121]/[.S121]" office:value-type="float" office:value="9" calcext:value-type="float">
            <text:p>9</text:p>
          </table:table-cell>
          <table:table-cell table:style-name="ce287" table:formula="of:=[.T121]/[.U121]" office:value-type="float" office:value="-0.444444444444444" calcext:value-type="float">
            <text:p>- 4/9 </text:p>
          </table:table-cell>
          <table:table-cell table:style-name="ce287" table:formula="of:=IF([.Q121]=0;&quot;0&quot;;(IF([.Q121]=[.R121];&quot;1&quot;;(IF([.Q121]=-[.R121];&quot;-1&quot;;IF([.U121]=1;TEXT([.T121];10);[.V121]))))))" office:value-type="float" office:value="-0.444444444444444" calcext:value-type="float">
            <text:p>- 4/9 </text:p>
          </table:table-cell>
          <table:table-cell table:style-name="ce254" table:formula="of:=-ABS([.E121])*SIGN([.D121]*[.E121])+[.O121]" office:value-type="float" office:value="17" calcext:value-type="float">
            <text:p>17</text:p>
          </table:table-cell>
          <table:table-cell table:style-name="ce254" table:formula="of:=ABS([.D121])" office:value-type="float" office:value="18" calcext:value-type="float">
            <text:p>18</text:p>
          </table:table-cell>
          <table:table-cell table:style-name="ce254" table:formula="of:=GCD(ABS([.X121]);ABS([.Y121]))" office:value-type="float" office:value="1" calcext:value-type="float">
            <text:p>1</text:p>
          </table:table-cell>
          <table:table-cell table:style-name="ce252" table:formula="of:=[.X121]/[.Z121]" office:value-type="float" office:value="17" calcext:value-type="float">
            <text:p>17</text:p>
          </table:table-cell>
          <table:table-cell table:style-name="ce252" table:formula="of:=[.Y121]/[.Z121]" office:value-type="float" office:value="18" calcext:value-type="float">
            <text:p>18</text:p>
          </table:table-cell>
          <table:table-cell table:style-name="ce287" table:formula="of:=[.AA121]/[.AB121]" office:value-type="float" office:value="0.944444444444444" calcext:value-type="float">
            <text:p>17/18</text:p>
          </table:table-cell>
          <table:table-cell table:style-name="ce287" table:formula="of:=IF([.X121]=0;&quot;0&quot;;(IF([.X121]=[.Y121];&quot;1&quot;;(IF([.X121]=-[.Y121];&quot;-1&quot;;IF([.AB121]=1;TEXT([.AA121];10);[.AC121]))))))" office:value-type="float" office:value="0.944444444444444" calcext:value-type="float">
            <text:p>17/18</text:p>
          </table:table-cell>
          <table:table-cell table:style-name="ce254" table:formula="of:=[.AF120]" office:value-type="float" office:value="18" calcext:value-type="float">
            <text:p>18</text:p>
          </table:table-cell>
          <table:table-cell table:style-name="ce254" table:formula="of:=[.AE120]" office:value-type="float" office:value="-48" calcext:value-type="float">
            <text:p>-48</text:p>
          </table:table-cell>
          <table:table-cell table:style-name="ce254" table:formula="of:=GCD(ABS([.AE121]);ABS([.AF121]))" office:value-type="float" office:value="6" calcext:value-type="float">
            <text:p>6</text:p>
          </table:table-cell>
          <table:table-cell table:style-name="ce252" table:formula="of:=[.AE121]/[.AG121]" office:value-type="float" office:value="3" calcext:value-type="float">
            <text:p>3</text:p>
          </table:table-cell>
          <table:table-cell table:style-name="ce252" table:formula="of:=[.AF121]/[.AG121]" office:value-type="float" office:value="-8" calcext:value-type="float">
            <text:p>-8</text:p>
          </table:table-cell>
          <table:table-cell table:style-name="ce287" table:formula="of:=[.AH121]/[.AI121]" office:value-type="float" office:value="-0.375" calcext:value-type="float">
            <text:p>- 3/8 </text:p>
          </table:table-cell>
          <table:table-cell table:style-name="ce287" table:formula="of:=IF([.AE121]=0;&quot;0&quot;;(IF([.AE121]=[.AF121];&quot;1&quot;;(IF([.AE121]=-[.AF121];&quot;-1&quot;;IF([.AI121]=1;TEXT([.AH121];10);[.AJ121]))))))" office:value-type="float" office:value="-0.375" calcext:value-type="float">
            <text:p>- 3/8 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417461597609851" calcext:value-type="float">
            <text:p>0,417461597609851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office:value-type="float" office:value="10" calcext:value-type="float">
            <text:p>10</text:p>
          </table:table-cell>
          <table:table-cell table:style-name="ce254" office:value-type="float" office:value="-16" calcext:value-type="float">
            <text:p>-16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10x-16y+18=0" calcext:value-type="string">
            <text:p>10x-16y+18=0</text:p>
          </table:table-cell>
          <table:table-cell table:style-name="ce261" table:formula="of:=-[.C122]/[.D122]" office:value-type="float" office:value="0.625" calcext:value-type="float">
            <text:p><text:s/>5/8 </text:p>
          </table:table-cell>
          <table:table-cell table:style-name="ce261" table:formula="of:=-[.E122]/[.D122]" office:value-type="float" office:value="1.125" calcext:value-type="float">
            <text:p><text:s/>9/8 </text:p>
          </table:table-cell>
          <table:table-cell table:style-name="ce261" table:formula="of:=CONCATENATE(&quot;y = &quot;;IF([.T122]=1;&quot;&quot;;IF([.T122]=-1;&quot;-&quot;;[.T122]));IF([.U122]=1;&quot;x&quot;;&quot;x/&quot;);IF([.U122]=1;&quot;&quot;;[.U122]);IF([.V122]&gt;0;&quot;+&quot;;&quot;-&quot;);ABS([.AA122]);IF([.AB122]=1;&quot;&quot;;&quot;/&quot;);IF([.AB122]=1;&quot;&quot;;[.AB122]))" office:value-type="string" office:string-value="y = 5x/8+9/8" calcext:value-type="string">
            <text:p>y = 5x/8+9/8</text:p>
          </table:table-cell>
          <table:table-cell table:style-name="ce254" table:formula="of:=RANK([.A122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9" calcext:value-type="float">
            <text:p>-9</text:p>
          </table:table-cell>
          <table:table-cell table:style-name="ce261" table:formula="of:=[.AK122]" office:value-type="float" office:value="-4.5" calcext:value-type="float">
            <text:p>- 9/2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2])*SIGN([.C122]*[.D122])" office:value-type="float" office:value="10" calcext:value-type="float">
            <text:p>10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Q122]);ABS([.R122]))" office:value-type="float" office:value="2" calcext:value-type="float">
            <text:p>2</text:p>
          </table:table-cell>
          <table:table-cell table:style-name="ce252" table:formula="of:=[.Q122]/[.S122]" office:value-type="float" office:value="5" calcext:value-type="float">
            <text:p>5</text:p>
          </table:table-cell>
          <table:table-cell table:style-name="ce252" table:formula="of:=[.R122]/[.S122]" office:value-type="float" office:value="8" calcext:value-type="float">
            <text:p>8</text:p>
          </table:table-cell>
          <table:table-cell table:style-name="ce287" table:formula="of:=[.T122]/[.U122]" office:value-type="float" office:value="0.625" calcext:value-type="float">
            <text:p><text:s/>5/8 </text:p>
          </table:table-cell>
          <table:table-cell table:style-name="ce287" table:formula="of:=IF([.Q122]=0;&quot;0&quot;;(IF([.Q122]=[.R122];&quot;1&quot;;(IF([.Q122]=-[.R122];&quot;-1&quot;;IF([.U122]=1;TEXT([.T122];10);[.V122]))))))" office:value-type="float" office:value="0.625" calcext:value-type="float">
            <text:p><text:s/>5/8 </text:p>
          </table:table-cell>
          <table:table-cell table:style-name="ce254" table:formula="of:=-ABS([.E122])*SIGN([.D122]*[.E122])" office:value-type="float" office:value="18" calcext:value-type="float">
            <text:p>18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X122]);ABS([.Y122]))" office:value-type="float" office:value="2" calcext:value-type="float">
            <text:p>2</text:p>
          </table:table-cell>
          <table:table-cell table:style-name="ce252" table:formula="of:=[.X122]/[.Z122]" office:value-type="float" office:value="9" calcext:value-type="float">
            <text:p>9</text:p>
          </table:table-cell>
          <table:table-cell table:style-name="ce252" table:formula="of:=[.Y122]/[.Z122]" office:value-type="float" office:value="8" calcext:value-type="float">
            <text:p>8</text:p>
          </table:table-cell>
          <table:table-cell table:style-name="ce287" table:formula="of:=[.AA122]/[.AB122]" office:value-type="float" office:value="1.125" calcext:value-type="float">
            <text:p><text:s/>9/8 </text:p>
          </table:table-cell>
          <table:table-cell table:style-name="ce287" table:formula="of:=IF([.X122]=0;&quot;0&quot;;(IF([.X122]=[.Y122];&quot;1&quot;;(IF([.X122]=-[.Y122];&quot;-1&quot;;IF([.AB122]=1;TEXT([.AA122];10);[.AC122]))))))" office:value-type="float" office:value="1.125" calcext:value-type="float">
            <text:p><text:s/>9/8 </text:p>
          </table:table-cell>
          <table:table-cell table:style-name="ce254" table:formula="of:=(-[.C122]*[.L122]-[.E122])*SIGN([.D122])" office:value-type="float" office:value="-72" calcext:value-type="float">
            <text:p>-72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AE122]);ABS([.AF122]))" office:value-type="float" office:value="8" calcext:value-type="float">
            <text:p>8</text:p>
          </table:table-cell>
          <table:table-cell table:style-name="ce252" table:formula="of:=[.AE122]/[.AG122]" office:value-type="float" office:value="-9" calcext:value-type="float">
            <text:p>-9</text:p>
          </table:table-cell>
          <table:table-cell table:style-name="ce252" table:formula="of:=[.AF122]/[.AG122]" office:value-type="float" office:value="2" calcext:value-type="float">
            <text:p>2</text:p>
          </table:table-cell>
          <table:table-cell table:style-name="ce287" table:formula="of:=[.AH122]/[.AI122]" office:value-type="float" office:value="-4.5" calcext:value-type="float">
            <text:p>- 9/2 </text:p>
          </table:table-cell>
          <table:table-cell table:style-name="ce287" table:formula="of:=IF([.AE122]=0;&quot;0&quot;;(IF([.AE122]=[.AF122];&quot;1&quot;;(IF([.AE122]=-[.AF122];&quot;-1&quot;;IF([.AI122]=1;TEXT([.AH122];10);[.AJ122]))))))" office:value-type="float" office:value="-4.5" calcext:value-type="float">
            <text:p>- 9/2 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776006461282349" calcext:value-type="float">
            <text:p>0,776006461282349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10" calcext:value-type="float">
            <text:p>10</text:p>
          </table:table-cell>
          <table:table-cell table:style-name="ce254" table:formula="of:=[.D122]" office:value-type="float" office:value="-16" calcext:value-type="float">
            <text:p>-16</text:p>
          </table:table-cell>
          <table:table-cell table:style-name="ce254" table:formula="of:=[.E122]" office:value-type="float" office:value="18" calcext:value-type="float">
            <text:p>18</text:p>
          </table:table-cell>
          <table:table-cell table:style-name="ce254" table:formula="of:=[.F122]" office:value-type="string" office:string-value="10x-16y+18=0" calcext:value-type="string">
            <text:p>10x-16y+18=0</text:p>
          </table:table-cell>
          <table:table-cell table:style-name="ce261" table:formula="of:=[.G122]" office:value-type="float" office:value="0.625" calcext:value-type="float">
            <text:p><text:s/>5/8 </text:p>
          </table:table-cell>
          <table:table-cell table:style-name="ce261" table:formula="of:=[.H122]" office:value-type="float" office:value="1.125" calcext:value-type="float">
            <text:p><text:s/>9/8 </text:p>
          </table:table-cell>
          <table:table-cell table:style-name="ce261" table:formula="of:=[.I122]" office:value-type="string" office:string-value="y = 5x/8+9/8" calcext:value-type="string">
            <text:p>y = 5x/8+9/8</text:p>
          </table:table-cell>
          <table:table-cell table:style-name="ce254" table:formula="of:=RANK([.A123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23]" office:value-type="float" office:value="-0.222222222222222" calcext:value-type="float">
            <text:p>- 2/9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326"/>
          <table:table-cell table:style-name="ce254" table:formula="of:=-ABS([.C123])*SIGN([.C123]*[.D123])" office:value-type="float" office:value="10" calcext:value-type="float">
            <text:p>10</text:p>
          </table:table-cell>
          <table:table-cell table:style-name="ce254" table:formula="of:=ABS([.D123])" office:value-type="float" office:value="16" calcext:value-type="float">
            <text:p>16</text:p>
          </table:table-cell>
          <table:table-cell table:style-name="ce254" table:formula="of:=GCD(ABS([.Q123]);ABS([.R123]))" office:value-type="float" office:value="2" calcext:value-type="float">
            <text:p>2</text:p>
          </table:table-cell>
          <table:table-cell table:style-name="ce252" table:formula="of:=[.Q123]/[.S123]" office:value-type="float" office:value="5" calcext:value-type="float">
            <text:p>5</text:p>
          </table:table-cell>
          <table:table-cell table:style-name="ce252" table:formula="of:=[.R123]/[.S123]" office:value-type="float" office:value="8" calcext:value-type="float">
            <text:p>8</text:p>
          </table:table-cell>
          <table:table-cell table:style-name="ce287" table:formula="of:=[.T123]/[.U123]" office:value-type="float" office:value="0.625" calcext:value-type="float">
            <text:p><text:s/>5/8 </text:p>
          </table:table-cell>
          <table:table-cell table:style-name="ce287" table:formula="of:=IF([.Q123]=0;&quot;0&quot;;(IF([.Q123]=[.R123];&quot;1&quot;;(IF([.Q123]=-[.R123];&quot;-1&quot;;IF([.U123]=1;TEXT([.T123];10);[.V123]))))))" office:value-type="float" office:value="0.625" calcext:value-type="float">
            <text:p><text:s/>5/8 </text:p>
          </table:table-cell>
          <table:table-cell table:style-name="ce254" table:formula="of:=-ABS([.E123])*SIGN([.D123]*[.E123])+[.O123]" office:value-type="float" office:value="19" calcext:value-type="float">
            <text:p>19</text:p>
          </table:table-cell>
          <table:table-cell table:style-name="ce254" table:formula="of:=ABS([.D123])" office:value-type="float" office:value="16" calcext:value-type="float">
            <text:p>16</text:p>
          </table:table-cell>
          <table:table-cell table:style-name="ce254" table:formula="of:=GCD(ABS([.X123]);ABS([.Y123]))" office:value-type="float" office:value="1" calcext:value-type="float">
            <text:p>1</text:p>
          </table:table-cell>
          <table:table-cell table:style-name="ce252" table:formula="of:=[.X123]/[.Z123]" office:value-type="float" office:value="19" calcext:value-type="float">
            <text:p>19</text:p>
          </table:table-cell>
          <table:table-cell table:style-name="ce252" table:formula="of:=[.Y123]/[.Z123]" office:value-type="float" office:value="16" calcext:value-type="float">
            <text:p>16</text:p>
          </table:table-cell>
          <table:table-cell table:style-name="ce287" table:formula="of:=[.AA123]/[.AB123]" office:value-type="float" office:value="1.1875" calcext:value-type="float">
            <text:p>19/16</text:p>
          </table:table-cell>
          <table:table-cell table:style-name="ce287" table:formula="of:=IF([.X123]=0;&quot;0&quot;;(IF([.X123]=[.Y123];&quot;1&quot;;(IF([.X123]=-[.Y123];&quot;-1&quot;;IF([.AB123]=1;TEXT([.AA123];10);[.AC123]))))))" office:value-type="float" office:value="1.1875" calcext:value-type="float">
            <text:p>19/16</text:p>
          </table:table-cell>
          <table:table-cell table:style-name="ce254" table:formula="of:=[.AF122]" office:value-type="float" office:value="16" calcext:value-type="float">
            <text:p>16</text:p>
          </table:table-cell>
          <table:table-cell table:style-name="ce254" table:formula="of:=[.AE122]" office:value-type="float" office:value="-72" calcext:value-type="float">
            <text:p>-72</text:p>
          </table:table-cell>
          <table:table-cell table:style-name="ce254" table:formula="of:=GCD(ABS([.AE123]);ABS([.AF123]))" office:value-type="float" office:value="8" calcext:value-type="float">
            <text:p>8</text:p>
          </table:table-cell>
          <table:table-cell table:style-name="ce252" table:formula="of:=[.AE123]/[.AG123]" office:value-type="float" office:value="2" calcext:value-type="float">
            <text:p>2</text:p>
          </table:table-cell>
          <table:table-cell table:style-name="ce252" table:formula="of:=[.AF123]/[.AG123]" office:value-type="float" office:value="-9" calcext:value-type="float">
            <text:p>-9</text:p>
          </table:table-cell>
          <table:table-cell table:style-name="ce287" table:formula="of:=[.AH123]/[.AI123]" office:value-type="float" office:value="-0.222222222222222" calcext:value-type="float">
            <text:p>- 2/9 </text:p>
          </table:table-cell>
          <table:table-cell table:style-name="ce287" table:formula="of:=IF([.AE123]=0;&quot;0&quot;;(IF([.AE123]=[.AF123];&quot;1&quot;;(IF([.AE123]=-[.AF123];&quot;-1&quot;;IF([.AI123]=1;TEXT([.AH123];10);[.AJ123]))))))" office:value-type="float" office:value="-0.222222222222222" calcext:value-type="float">
            <text:p>- 2/9 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766094432088955" calcext:value-type="float">
            <text:p>0,766094432088955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3x+14y+15=0" calcext:value-type="string">
            <text:p>3x+14y+15=0</text:p>
          </table:table-cell>
          <table:table-cell table:style-name="ce261" table:formula="of:=-[.C124]/[.D124]" office:value-type="float" office:value="-0.214285714285714" calcext:value-type="float">
            <text:p>- 3/14</text:p>
          </table:table-cell>
          <table:table-cell table:style-name="ce261" table:formula="of:=-[.E124]/[.D124]" office:value-type="float" office:value="-1.07142857142857" calcext:value-type="float">
            <text:p>-15/14</text:p>
          </table:table-cell>
          <table:table-cell table:style-name="ce261" table:formula="of:=CONCATENATE(&quot;y = &quot;;IF([.T124]=1;&quot;&quot;;IF([.T124]=-1;&quot;-&quot;;[.T124]));IF([.U124]=1;&quot;x&quot;;&quot;x/&quot;);IF([.U124]=1;&quot;&quot;;[.U124]);IF([.V124]&gt;0;&quot;+&quot;;&quot;-&quot;);ABS([.AA124]);IF([.AB124]=1;&quot;&quot;;&quot;/&quot;);IF([.AB124]=1;&quot;&quot;;[.AB124]))" office:value-type="string" office:string-value="y = -3x/14-15/14" calcext:value-type="string">
            <text:p>y = -3x/14-15/14</text:p>
          </table:table-cell>
          <table:table-cell table:style-name="ce254" table:formula="of:=RANK([.A124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4" calcext:value-type="float">
            <text:p>-4</text:p>
          </table:table-cell>
          <table:table-cell table:style-name="ce261" table:formula="of:=[.AK124]" office:value-type="float" office:value="-0.214285714285714" calcext:value-type="float">
            <text:p>- 3/14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4])*SIGN([.C124]*[.D124])" office:value-type="float" office:value="-3" calcext:value-type="float">
            <text:p>-3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Q124]);ABS([.R124]))" office:value-type="float" office:value="1" calcext:value-type="float">
            <text:p>1</text:p>
          </table:table-cell>
          <table:table-cell table:style-name="ce252" table:formula="of:=[.Q124]/[.S124]" office:value-type="float" office:value="-3" calcext:value-type="float">
            <text:p>-3</text:p>
          </table:table-cell>
          <table:table-cell table:style-name="ce252" table:formula="of:=[.R124]/[.S124]" office:value-type="float" office:value="14" calcext:value-type="float">
            <text:p>14</text:p>
          </table:table-cell>
          <table:table-cell table:style-name="ce287" table:formula="of:=[.T124]/[.U124]" office:value-type="float" office:value="-0.214285714285714" calcext:value-type="float">
            <text:p>- 3/14</text:p>
          </table:table-cell>
          <table:table-cell table:style-name="ce287" table:formula="of:=IF([.Q124]=0;&quot;0&quot;;(IF([.Q124]=[.R124];&quot;1&quot;;(IF([.Q124]=-[.R124];&quot;-1&quot;;IF([.U124]=1;TEXT([.T124];10);[.V124]))))))" office:value-type="float" office:value="-0.214285714285714" calcext:value-type="float">
            <text:p>- 3/14</text:p>
          </table:table-cell>
          <table:table-cell table:style-name="ce254" table:formula="of:=-ABS([.E124])*SIGN([.D124]*[.E124])" office:value-type="float" office:value="-15" calcext:value-type="float">
            <text:p>-15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X124]);ABS([.Y124]))" office:value-type="float" office:value="1" calcext:value-type="float">
            <text:p>1</text:p>
          </table:table-cell>
          <table:table-cell table:style-name="ce252" table:formula="of:=[.X124]/[.Z124]" office:value-type="float" office:value="-15" calcext:value-type="float">
            <text:p>-15</text:p>
          </table:table-cell>
          <table:table-cell table:style-name="ce252" table:formula="of:=[.Y124]/[.Z124]" office:value-type="float" office:value="14" calcext:value-type="float">
            <text:p>14</text:p>
          </table:table-cell>
          <table:table-cell table:style-name="ce287" table:formula="of:=[.AA124]/[.AB124]" office:value-type="float" office:value="-1.07142857142857" calcext:value-type="float">
            <text:p>-15/14</text:p>
          </table:table-cell>
          <table:table-cell table:style-name="ce287" table:formula="of:=IF([.X124]=0;&quot;0&quot;;(IF([.X124]=[.Y124];&quot;1&quot;;(IF([.X124]=-[.Y124];&quot;-1&quot;;IF([.AB124]=1;TEXT([.AA124];10);[.AC124]))))))" office:value-type="float" office:value="-1.07142857142857" calcext:value-type="float">
            <text:p>-15/14</text:p>
          </table:table-cell>
          <table:table-cell table:style-name="ce254" table:formula="of:=(-[.C124]*[.L124]-[.E124])*SIGN([.D124])" office:value-type="float" office:value="-3" calcext:value-type="float">
            <text:p>-3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AE124]);ABS([.AF124]))" office:value-type="float" office:value="1" calcext:value-type="float">
            <text:p>1</text:p>
          </table:table-cell>
          <table:table-cell table:style-name="ce252" table:formula="of:=[.AE124]/[.AG124]" office:value-type="float" office:value="-3" calcext:value-type="float">
            <text:p>-3</text:p>
          </table:table-cell>
          <table:table-cell table:style-name="ce252" table:formula="of:=[.AF124]/[.AG124]" office:value-type="float" office:value="14" calcext:value-type="float">
            <text:p>14</text:p>
          </table:table-cell>
          <table:table-cell table:style-name="ce287" table:formula="of:=[.AH124]/[.AI124]" office:value-type="float" office:value="-0.214285714285714" calcext:value-type="float">
            <text:p>- 3/14</text:p>
          </table:table-cell>
          <table:table-cell table:style-name="ce287" table:formula="of:=IF([.AE124]=0;&quot;0&quot;;(IF([.AE124]=[.AF124];&quot;1&quot;;(IF([.AE124]=-[.AF124];&quot;-1&quot;;IF([.AI124]=1;TEXT([.AH124];10);[.AJ124]))))))" office:value-type="float" office:value="-0.214285714285714" calcext:value-type="float">
            <text:p>- 3/14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15601855074377" calcext:value-type="float">
            <text:p>0,15601855074377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3" calcext:value-type="float">
            <text:p>3</text:p>
          </table:table-cell>
          <table:table-cell table:style-name="ce254" table:formula="of:=[.D124]" office:value-type="float" office:value="14" calcext:value-type="float">
            <text:p>14</text:p>
          </table:table-cell>
          <table:table-cell table:style-name="ce254" table:formula="of:=[.E124]" office:value-type="float" office:value="15" calcext:value-type="float">
            <text:p>15</text:p>
          </table:table-cell>
          <table:table-cell table:style-name="ce254" table:formula="of:=[.F124]" office:value-type="string" office:string-value="3x+14y+15=0" calcext:value-type="string">
            <text:p>3x+14y+15=0</text:p>
          </table:table-cell>
          <table:table-cell table:style-name="ce261" table:formula="of:=[.G124]" office:value-type="float" office:value="-0.214285714285714" calcext:value-type="float">
            <text:p>- 3/14</text:p>
          </table:table-cell>
          <table:table-cell table:style-name="ce261" table:formula="of:=[.H124]" office:value-type="float" office:value="-1.07142857142857" calcext:value-type="float">
            <text:p>-15/14</text:p>
          </table:table-cell>
          <table:table-cell table:style-name="ce261" table:formula="of:=[.I124]" office:value-type="string" office:string-value="y = -3x/14-15/14" calcext:value-type="string">
            <text:p>y = -3x/14-15/14</text:p>
          </table:table-cell>
          <table:table-cell table:style-name="ce254" table:formula="of:=RANK([.A125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1" calcext:value-type="float">
            <text:p>1</text:p>
          </table:table-cell>
          <table:table-cell table:style-name="ce261" table:formula="of:=[.AK125]" office:value-type="float" office:value="-4.66666666666667" calcext:value-type="float">
            <text:p>-14/3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9" calcext:value-type="float">
            <text:p>-9</text:p>
          </table:table-cell>
          <table:table-cell table:style-name="ce326"/>
          <table:table-cell table:style-name="ce254" table:formula="of:=-ABS([.C125])*SIGN([.C125]*[.D125])" office:value-type="float" office:value="-3" calcext:value-type="float">
            <text:p>-3</text:p>
          </table:table-cell>
          <table:table-cell table:style-name="ce254" table:formula="of:=ABS([.D125])" office:value-type="float" office:value="14" calcext:value-type="float">
            <text:p>14</text:p>
          </table:table-cell>
          <table:table-cell table:style-name="ce254" table:formula="of:=GCD(ABS([.Q125]);ABS([.R125]))" office:value-type="float" office:value="1" calcext:value-type="float">
            <text:p>1</text:p>
          </table:table-cell>
          <table:table-cell table:style-name="ce252" table:formula="of:=[.Q125]/[.S125]" office:value-type="float" office:value="-3" calcext:value-type="float">
            <text:p>-3</text:p>
          </table:table-cell>
          <table:table-cell table:style-name="ce252" table:formula="of:=[.R125]/[.S125]" office:value-type="float" office:value="14" calcext:value-type="float">
            <text:p>14</text:p>
          </table:table-cell>
          <table:table-cell table:style-name="ce287" table:formula="of:=[.T125]/[.U125]" office:value-type="float" office:value="-0.214285714285714" calcext:value-type="float">
            <text:p>- 3/14</text:p>
          </table:table-cell>
          <table:table-cell table:style-name="ce287" table:formula="of:=IF([.Q125]=0;&quot;0&quot;;(IF([.Q125]=[.R125];&quot;1&quot;;(IF([.Q125]=-[.R125];&quot;-1&quot;;IF([.U125]=1;TEXT([.T125];10);[.V125]))))))" office:value-type="float" office:value="-0.214285714285714" calcext:value-type="float">
            <text:p>- 3/14</text:p>
          </table:table-cell>
          <table:table-cell table:style-name="ce254" table:formula="of:=-ABS([.E125])*SIGN([.D125]*[.E125])+[.O125]" office:value-type="float" office:value="-24" calcext:value-type="float">
            <text:p>-24</text:p>
          </table:table-cell>
          <table:table-cell table:style-name="ce254" table:formula="of:=ABS([.D125])" office:value-type="float" office:value="14" calcext:value-type="float">
            <text:p>14</text:p>
          </table:table-cell>
          <table:table-cell table:style-name="ce254" table:formula="of:=GCD(ABS([.X125]);ABS([.Y125]))" office:value-type="float" office:value="2" calcext:value-type="float">
            <text:p>2</text:p>
          </table:table-cell>
          <table:table-cell table:style-name="ce252" table:formula="of:=[.X125]/[.Z125]" office:value-type="float" office:value="-12" calcext:value-type="float">
            <text:p>-12</text:p>
          </table:table-cell>
          <table:table-cell table:style-name="ce252" table:formula="of:=[.Y125]/[.Z125]" office:value-type="float" office:value="7" calcext:value-type="float">
            <text:p>7</text:p>
          </table:table-cell>
          <table:table-cell table:style-name="ce287" table:formula="of:=[.AA125]/[.AB125]" office:value-type="float" office:value="-1.71428571428571" calcext:value-type="float">
            <text:p>-12/7 </text:p>
          </table:table-cell>
          <table:table-cell table:style-name="ce287" table:formula="of:=IF([.X125]=0;&quot;0&quot;;(IF([.X125]=[.Y125];&quot;1&quot;;(IF([.X125]=-[.Y125];&quot;-1&quot;;IF([.AB125]=1;TEXT([.AA125];10);[.AC125]))))))" office:value-type="float" office:value="-1.71428571428571" calcext:value-type="float">
            <text:p>-12/7 </text:p>
          </table:table-cell>
          <table:table-cell table:style-name="ce254" table:formula="of:=[.AF124]" office:value-type="float" office:value="14" calcext:value-type="float">
            <text:p>14</text:p>
          </table:table-cell>
          <table:table-cell table:style-name="ce254" table:formula="of:=[.AE124]" office:value-type="float" office:value="-3" calcext:value-type="float">
            <text:p>-3</text:p>
          </table:table-cell>
          <table:table-cell table:style-name="ce254" table:formula="of:=GCD(ABS([.AE125]);ABS([.AF125]))" office:value-type="float" office:value="1" calcext:value-type="float">
            <text:p>1</text:p>
          </table:table-cell>
          <table:table-cell table:style-name="ce252" table:formula="of:=[.AE125]/[.AG125]" office:value-type="float" office:value="14" calcext:value-type="float">
            <text:p>14</text:p>
          </table:table-cell>
          <table:table-cell table:style-name="ce252" table:formula="of:=[.AF125]/[.AG125]" office:value-type="float" office:value="-3" calcext:value-type="float">
            <text:p>-3</text:p>
          </table:table-cell>
          <table:table-cell table:style-name="ce287" table:formula="of:=[.AH125]/[.AI125]" office:value-type="float" office:value="-4.66666666666667" calcext:value-type="float">
            <text:p>-14/3 </text:p>
          </table:table-cell>
          <table:table-cell table:style-name="ce287" table:formula="of:=IF([.AE125]=0;&quot;0&quot;;(IF([.AE125]=[.AF125];&quot;1&quot;;(IF([.AE125]=-[.AF125];&quot;-1&quot;;IF([.AI125]=1;TEXT([.AH125];10);[.AJ125]))))))" office:value-type="float" office:value="-4.66666666666667" calcext:value-type="float">
            <text:p>-14/3 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683216586998234" calcext:value-type="float">
            <text:p>0,683216586998234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office:value-type="float" office:value="-11" calcext:value-type="float">
            <text:p>-11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-11x-14y+3=0" calcext:value-type="string">
            <text:p>-11x-14y+3=0</text:p>
          </table:table-cell>
          <table:table-cell table:style-name="ce261" table:formula="of:=-[.C126]/[.D126]" office:value-type="float" office:value="-0.785714285714286" calcext:value-type="float">
            <text:p>-11/14</text:p>
          </table:table-cell>
          <table:table-cell table:style-name="ce261" table:formula="of:=-[.E126]/[.D126]" office:value-type="float" office:value="0.214285714285714" calcext:value-type="float">
            <text:p><text:s/>3/14</text:p>
          </table:table-cell>
          <table:table-cell table:style-name="ce261" table:formula="of:=CONCATENATE(&quot;y = &quot;;IF([.T126]=1;&quot;&quot;;IF([.T126]=-1;&quot;-&quot;;[.T126]));IF([.U126]=1;&quot;x&quot;;&quot;x/&quot;);IF([.U126]=1;&quot;&quot;;[.U126]);IF([.V126]&gt;0;&quot;+&quot;;&quot;-&quot;);ABS([.AA126]);IF([.AB126]=1;&quot;&quot;;&quot;/&quot;);IF([.AB126]=1;&quot;&quot;;[.AB126]))" office:value-type="string" office:string-value="y = -11x/14-3/14" calcext:value-type="string">
            <text:p>y = -11x/14-3/14</text:p>
          </table:table-cell>
          <table:table-cell table:style-name="ce254" table:formula="of:=RANK([.A126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7" calcext:value-type="float">
            <text:p>7</text:p>
          </table:table-cell>
          <table:table-cell table:style-name="ce261" table:formula="of:=[.AK126]" office:value-type="float" office:value="-5.28571428571429" calcext:value-type="float">
            <text:p>-37/7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6])*SIGN([.C126]*[.D126])" office:value-type="float" office:value="-11" calcext:value-type="float">
            <text:p>-11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Q126]);ABS([.R126]))" office:value-type="float" office:value="1" calcext:value-type="float">
            <text:p>1</text:p>
          </table:table-cell>
          <table:table-cell table:style-name="ce252" table:formula="of:=[.Q126]/[.S126]" office:value-type="float" office:value="-11" calcext:value-type="float">
            <text:p>-11</text:p>
          </table:table-cell>
          <table:table-cell table:style-name="ce252" table:formula="of:=[.R126]/[.S126]" office:value-type="float" office:value="14" calcext:value-type="float">
            <text:p>14</text:p>
          </table:table-cell>
          <table:table-cell table:style-name="ce287" table:formula="of:=[.T126]/[.U126]" office:value-type="float" office:value="-0.785714285714286" calcext:value-type="float">
            <text:p>-11/14</text:p>
          </table:table-cell>
          <table:table-cell table:style-name="ce287" table:formula="of:=IF([.Q126]=0;&quot;0&quot;;(IF([.Q126]=[.R126];&quot;1&quot;;(IF([.Q126]=-[.R126];&quot;-1&quot;;IF([.U126]=1;TEXT([.T126];10);[.V126]))))))" office:value-type="float" office:value="-0.785714285714286" calcext:value-type="float">
            <text:p>-11/14</text:p>
          </table:table-cell>
          <table:table-cell table:style-name="ce254" table:formula="of:=-ABS([.E126])*SIGN([.D126]*[.E126])" office:value-type="float" office:value="3" calcext:value-type="float">
            <text:p>3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X126]);ABS([.Y126]))" office:value-type="float" office:value="1" calcext:value-type="float">
            <text:p>1</text:p>
          </table:table-cell>
          <table:table-cell table:style-name="ce252" table:formula="of:=[.X126]/[.Z126]" office:value-type="float" office:value="3" calcext:value-type="float">
            <text:p>3</text:p>
          </table:table-cell>
          <table:table-cell table:style-name="ce252" table:formula="of:=[.Y126]/[.Z126]" office:value-type="float" office:value="14" calcext:value-type="float">
            <text:p>14</text:p>
          </table:table-cell>
          <table:table-cell table:style-name="ce287" table:formula="of:=[.AA126]/[.AB126]" office:value-type="float" office:value="0.214285714285714" calcext:value-type="float">
            <text:p><text:s/>3/14</text:p>
          </table:table-cell>
          <table:table-cell table:style-name="ce287" table:formula="of:=IF([.X126]=0;&quot;0&quot;;(IF([.X126]=[.Y126];&quot;1&quot;;(IF([.X126]=-[.Y126];&quot;-1&quot;;IF([.AB126]=1;TEXT([.AA126];10);[.AC126]))))))" office:value-type="float" office:value="0.214285714285714" calcext:value-type="float">
            <text:p><text:s/>3/14</text:p>
          </table:table-cell>
          <table:table-cell table:style-name="ce254" table:formula="of:=(-[.C126]*[.L126]-[.E126])*SIGN([.D126])" office:value-type="float" office:value="-74" calcext:value-type="float">
            <text:p>-74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AE126]);ABS([.AF126]))" office:value-type="float" office:value="2" calcext:value-type="float">
            <text:p>2</text:p>
          </table:table-cell>
          <table:table-cell table:style-name="ce252" table:formula="of:=[.AE126]/[.AG126]" office:value-type="float" office:value="-37" calcext:value-type="float">
            <text:p>-37</text:p>
          </table:table-cell>
          <table:table-cell table:style-name="ce252" table:formula="of:=[.AF126]/[.AG126]" office:value-type="float" office:value="7" calcext:value-type="float">
            <text:p>7</text:p>
          </table:table-cell>
          <table:table-cell table:style-name="ce287" table:formula="of:=[.AH126]/[.AI126]" office:value-type="float" office:value="-5.28571428571429" calcext:value-type="float">
            <text:p>-37/7 </text:p>
          </table:table-cell>
          <table:table-cell table:style-name="ce287" table:formula="of:=IF([.AE126]=0;&quot;0&quot;;(IF([.AE126]=[.AF126];&quot;1&quot;;(IF([.AE126]=-[.AF126];&quot;-1&quot;;IF([.AI126]=1;TEXT([.AH126];10);[.AJ126]))))))" office:value-type="float" office:value="-5.28571428571429" calcext:value-type="float">
            <text:p>-37/7 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0359821771792109" calcext:value-type="float">
            <text:p>0,035982177179211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-11" calcext:value-type="float">
            <text:p>-11</text:p>
          </table:table-cell>
          <table:table-cell table:style-name="ce254" table:formula="of:=[.D126]" office:value-type="float" office:value="-14" calcext:value-type="float">
            <text:p>-14</text:p>
          </table:table-cell>
          <table:table-cell table:style-name="ce254" table:formula="of:=[.E126]" office:value-type="float" office:value="3" calcext:value-type="float">
            <text:p>3</text:p>
          </table:table-cell>
          <table:table-cell table:style-name="ce254" table:formula="of:=[.F126]" office:value-type="string" office:string-value="-11x-14y+3=0" calcext:value-type="string">
            <text:p>-11x-14y+3=0</text:p>
          </table:table-cell>
          <table:table-cell table:style-name="ce261" table:formula="of:=[.G126]" office:value-type="float" office:value="-0.785714285714286" calcext:value-type="float">
            <text:p>-11/14</text:p>
          </table:table-cell>
          <table:table-cell table:style-name="ce261" table:formula="of:=[.H126]" office:value-type="float" office:value="0.214285714285714" calcext:value-type="float">
            <text:p><text:s/>3/14</text:p>
          </table:table-cell>
          <table:table-cell table:style-name="ce261" table:formula="of:=[.I126]" office:value-type="string" office:string-value="y = -11x/14-3/14" calcext:value-type="string">
            <text:p>y = -11x/14-3/14</text:p>
          </table:table-cell>
          <table:table-cell table:style-name="ce254" table:formula="of:=RANK([.A127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27]" office:value-type="float" office:value="-0.189189189189189" calcext:value-type="float">
            <text:p>- 7/3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1" calcext:value-type="float">
            <text:p>-1</text:p>
          </table:table-cell>
          <table:table-cell table:style-name="ce326"/>
          <table:table-cell table:style-name="ce254" table:formula="of:=-ABS([.C127])*SIGN([.C127]*[.D127])" office:value-type="float" office:value="-11" calcext:value-type="float">
            <text:p>-11</text:p>
          </table:table-cell>
          <table:table-cell table:style-name="ce254" table:formula="of:=ABS([.D127])" office:value-type="float" office:value="14" calcext:value-type="float">
            <text:p>14</text:p>
          </table:table-cell>
          <table:table-cell table:style-name="ce254" table:formula="of:=GCD(ABS([.Q127]);ABS([.R127]))" office:value-type="float" office:value="1" calcext:value-type="float">
            <text:p>1</text:p>
          </table:table-cell>
          <table:table-cell table:style-name="ce252" table:formula="of:=[.Q127]/[.S127]" office:value-type="float" office:value="-11" calcext:value-type="float">
            <text:p>-11</text:p>
          </table:table-cell>
          <table:table-cell table:style-name="ce252" table:formula="of:=[.R127]/[.S127]" office:value-type="float" office:value="14" calcext:value-type="float">
            <text:p>14</text:p>
          </table:table-cell>
          <table:table-cell table:style-name="ce287" table:formula="of:=[.T127]/[.U127]" office:value-type="float" office:value="-0.785714285714286" calcext:value-type="float">
            <text:p>-11/14</text:p>
          </table:table-cell>
          <table:table-cell table:style-name="ce287" table:formula="of:=IF([.Q127]=0;&quot;0&quot;;(IF([.Q127]=[.R127];&quot;1&quot;;(IF([.Q127]=-[.R127];&quot;-1&quot;;IF([.U127]=1;TEXT([.T127];10);[.V127]))))))" office:value-type="float" office:value="-0.785714285714286" calcext:value-type="float">
            <text:p>-11/14</text:p>
          </table:table-cell>
          <table:table-cell table:style-name="ce254" table:formula="of:=-ABS([.E127])*SIGN([.D127]*[.E127])+[.O127]" office:value-type="float" office:value="2" calcext:value-type="float">
            <text:p>2</text:p>
          </table:table-cell>
          <table:table-cell table:style-name="ce254" table:formula="of:=ABS([.D127])" office:value-type="float" office:value="14" calcext:value-type="float">
            <text:p>14</text:p>
          </table:table-cell>
          <table:table-cell table:style-name="ce254" table:formula="of:=GCD(ABS([.X127]);ABS([.Y127]))" office:value-type="float" office:value="2" calcext:value-type="float">
            <text:p>2</text:p>
          </table:table-cell>
          <table:table-cell table:style-name="ce252" table:formula="of:=[.X127]/[.Z127]" office:value-type="float" office:value="1" calcext:value-type="float">
            <text:p>1</text:p>
          </table:table-cell>
          <table:table-cell table:style-name="ce252" table:formula="of:=[.Y127]/[.Z127]" office:value-type="float" office:value="7" calcext:value-type="float">
            <text:p>7</text:p>
          </table:table-cell>
          <table:table-cell table:style-name="ce287" table:formula="of:=[.AA127]/[.AB127]" office:value-type="float" office:value="0.142857142857143" calcext:value-type="float">
            <text:p><text:s/>1/7 </text:p>
          </table:table-cell>
          <table:table-cell table:style-name="ce287" table:formula="of:=IF([.X127]=0;&quot;0&quot;;(IF([.X127]=[.Y127];&quot;1&quot;;(IF([.X127]=-[.Y127];&quot;-1&quot;;IF([.AB127]=1;TEXT([.AA127];10);[.AC127]))))))" office:value-type="float" office:value="0.142857142857143" calcext:value-type="float">
            <text:p><text:s/>1/7 </text:p>
          </table:table-cell>
          <table:table-cell table:style-name="ce254" table:formula="of:=[.AF126]" office:value-type="float" office:value="14" calcext:value-type="float">
            <text:p>14</text:p>
          </table:table-cell>
          <table:table-cell table:style-name="ce254" table:formula="of:=[.AE126]" office:value-type="float" office:value="-74" calcext:value-type="float">
            <text:p>-74</text:p>
          </table:table-cell>
          <table:table-cell table:style-name="ce254" table:formula="of:=GCD(ABS([.AE127]);ABS([.AF127]))" office:value-type="float" office:value="2" calcext:value-type="float">
            <text:p>2</text:p>
          </table:table-cell>
          <table:table-cell table:style-name="ce252" table:formula="of:=[.AE127]/[.AG127]" office:value-type="float" office:value="7" calcext:value-type="float">
            <text:p>7</text:p>
          </table:table-cell>
          <table:table-cell table:style-name="ce252" table:formula="of:=[.AF127]/[.AG127]" office:value-type="float" office:value="-37" calcext:value-type="float">
            <text:p>-37</text:p>
          </table:table-cell>
          <table:table-cell table:style-name="ce287" table:formula="of:=[.AH127]/[.AI127]" office:value-type="float" office:value="-0.189189189189189" calcext:value-type="float">
            <text:p>- 7/37</text:p>
          </table:table-cell>
          <table:table-cell table:style-name="ce287" table:formula="of:=IF([.AE127]=0;&quot;0&quot;;(IF([.AE127]=[.AF127];&quot;1&quot;;(IF([.AE127]=-[.AF127];&quot;-1&quot;;IF([.AI127]=1;TEXT([.AH127];10);[.AJ127]))))))" office:value-type="float" office:value="-0.189189189189189" calcext:value-type="float">
            <text:p>- 7/37</text:p>
          </table:table-cell>
          <table:table-cell table:number-columns-repeated="976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853454198231954" calcext:value-type="float">
            <text:p>0,853454198231954</text:p>
          </table:table-cell>
          <table:table-cell table:style-name="ce238" office:value-type="float" office:value="1" calcext:value-type="float">
            <text:p>1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-3" calcext:value-type="float">
            <text:p>-3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-5x-3y+11=0" calcext:value-type="string">
            <text:p>-5x-3y+11=0</text:p>
          </table:table-cell>
          <table:table-cell table:style-name="ce260" table:formula="of:=-[.C128]/[.D128]" office:value-type="float" office:value="-1.66666666666667" calcext:value-type="float">
            <text:p>- 5/3 </text:p>
          </table:table-cell>
          <table:table-cell table:style-name="ce260" table:formula="of:=-[.E128]/[.D128]" office:value-type="float" office:value="3.66666666666667" calcext:value-type="float">
            <text:p>11/3 </text:p>
          </table:table-cell>
          <table:table-cell table:style-name="ce260" table:formula="of:=CONCATENATE(&quot;y = &quot;;IF([.T128]=1;&quot;&quot;;IF([.T128]=-1;&quot;-&quot;;[.T128]));IF([.U128]=1;&quot;x&quot;;&quot;x/&quot;);IF([.U128]=1;&quot;&quot;;[.U128]);IF([.H128]&gt;0;&quot;+&quot;;&quot;-&quot;);ABS([.AA128]);IF([.AB128]=1;&quot;&quot;;&quot;/&quot;);IF([.AB128]=1;&quot;&quot;;[.AB128]))" office:value-type="string" office:string-value="y = -5x/3+11/3" calcext:value-type="string">
            <text:p>y = -5x/3+11/3</text:p>
          </table:table-cell>
          <table:table-cell table:style-name="ce253" table:formula="of:=RANK([.A128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28]" office:value-type="string" office:string-value="7" calcext:value-type="string">
            <text:p>7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5" calcext:value-type="float">
            <text:p>5</text:p>
          </table:table-cell>
          <table:table-cell table:style-name="ce326"/>
          <table:table-cell table:style-name="ce253" table:formula="of:=-ABS([.C128])*SIGN([.C128]*[.D128])" office:value-type="float" office:value="-5" calcext:value-type="float">
            <text:p>-5</text:p>
          </table:table-cell>
          <table:table-cell table:style-name="ce253" table:formula="of:=ABS([.D128])" office:value-type="float" office:value="3" calcext:value-type="float">
            <text:p>3</text:p>
          </table:table-cell>
          <table:table-cell table:style-name="ce253" table:formula="of:=GCD(ABS([.Q128]);ABS([.R128]))" office:value-type="float" office:value="1" calcext:value-type="float">
            <text:p>1</text:p>
          </table:table-cell>
          <table:table-cell table:style-name="ce252" table:formula="of:=[.Q128]/[.S128]" office:value-type="float" office:value="-5" calcext:value-type="float">
            <text:p>-5</text:p>
          </table:table-cell>
          <table:table-cell table:style-name="ce252" table:formula="of:=[.R128]/[.S128]" office:value-type="float" office:value="3" calcext:value-type="float">
            <text:p>3</text:p>
          </table:table-cell>
          <table:table-cell table:style-name="ce287" table:formula="of:=[.T128]/[.U128]" office:value-type="float" office:value="-1.66666666666667" calcext:value-type="float">
            <text:p>- 5/3 </text:p>
          </table:table-cell>
          <table:table-cell table:style-name="ce287" table:formula="of:=IF([.Q128]=0;&quot;0&quot;;(IF([.Q128]=[.R128];&quot;1&quot;;(IF([.Q128]=-[.R128];&quot;-1&quot;;IF([.U128]=1;TEXT([.T128];10);[.V128]))))))" office:value-type="float" office:value="-1.66666666666667" calcext:value-type="float">
            <text:p>- 5/3 </text:p>
          </table:table-cell>
          <table:table-cell table:style-name="ce253" table:formula="of:=-ABS([.E128])*SIGN([.D128]*[.E128])" office:value-type="float" office:value="11" calcext:value-type="float">
            <text:p>11</text:p>
          </table:table-cell>
          <table:table-cell table:style-name="ce253" table:formula="of:=ABS([.D128])" office:value-type="float" office:value="3" calcext:value-type="float">
            <text:p>3</text:p>
          </table:table-cell>
          <table:table-cell table:style-name="ce253" table:formula="of:=GCD(ABS([.X128]);ABS([.Y128]))" office:value-type="float" office:value="1" calcext:value-type="float">
            <text:p>1</text:p>
          </table:table-cell>
          <table:table-cell table:style-name="ce252" table:formula="of:=[.X128]/[.Z128]" office:value-type="float" office:value="11" calcext:value-type="float">
            <text:p>11</text:p>
          </table:table-cell>
          <table:table-cell table:style-name="ce252" table:formula="of:=[.Y128]/[.Z128]" office:value-type="float" office:value="3" calcext:value-type="float">
            <text:p>3</text:p>
          </table:table-cell>
          <table:table-cell table:style-name="ce287" table:formula="of:=[.AA128]/[.AB128]" office:value-type="float" office:value="3.66666666666667" calcext:value-type="float">
            <text:p>11/3 </text:p>
          </table:table-cell>
          <table:table-cell table:style-name="ce287" table:formula="of:=IF([.X128]=0;&quot;0&quot;;(IF([.X128]=[.Y128];&quot;1&quot;;(IF([.X128]=-[.Y128];&quot;-1&quot;;IF([.AB128]=1;TEXT([.AA128];10);[.AC128]))))))" office:value-type="float" office:value="3.66666666666667" calcext:value-type="float">
            <text:p>11/3 </text:p>
          </table:table-cell>
          <table:table-cell table:style-name="ce253" table:formula="of:=(-[.D128]*[.M128]-[.E128])*SIGN([.C128])" office:value-type="float" office:value="35" calcext:value-type="float">
            <text:p>35</text:p>
          </table:table-cell>
          <table:table-cell table:style-name="ce253" table:formula="of:=ABS([.C128])" office:value-type="float" office:value="5" calcext:value-type="float">
            <text:p>5</text:p>
          </table:table-cell>
          <table:table-cell table:style-name="ce253" table:formula="of:=GCD(ABS([.AE128]);ABS([.AF128]))" office:value-type="float" office:value="5" calcext:value-type="float">
            <text:p>5</text:p>
          </table:table-cell>
          <table:table-cell table:style-name="ce252" table:formula="of:=[.AE128]/[.AG128]" office:value-type="float" office:value="7" calcext:value-type="float">
            <text:p>7</text:p>
          </table:table-cell>
          <table:table-cell table:style-name="ce252" table:formula="of:=[.AF128]/[.AG128]" office:value-type="float" office:value="1" calcext:value-type="float">
            <text:p>1</text:p>
          </table:table-cell>
          <table:table-cell table:style-name="ce287" table:formula="of:=[.AH128]/[.AI128]" office:value-type="float" office:value="7" calcext:value-type="float">
            <text:p><text:s/>7/1 </text:p>
          </table:table-cell>
          <table:table-cell table:style-name="ce287" table:formula="of:=IF([.AE128]=0;&quot;0&quot;;(IF([.AE128]=[.AF128];&quot;1&quot;;(IF([.AE128]=-[.AF128];&quot;-1&quot;;IF([.AI128]=1;TEXT([.AH128];10);[.AJ128]))))))" office:value-type="string" office:string-value="7" calcext:value-type="string">
            <text:p>7</text:p>
          </table:table-cell>
          <table:table-cell table:style-name="ce336" office:value-type="float" office:value="1" calcext:value-type="float">
            <text:p>1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596842324719297" calcext:value-type="float">
            <text:p>0,596842324719297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-5" calcext:value-type="float">
            <text:p>-5</text:p>
          </table:table-cell>
          <table:table-cell table:style-name="ce253" table:formula="of:=[.D128]" office:value-type="float" office:value="-3" calcext:value-type="float">
            <text:p>-3</text:p>
          </table:table-cell>
          <table:table-cell table:style-name="ce253" table:formula="of:=[.E128]" office:value-type="float" office:value="11" calcext:value-type="float">
            <text:p>11</text:p>
          </table:table-cell>
          <table:table-cell table:style-name="ce253" table:formula="of:=[.F128]" office:value-type="string" office:string-value="-5x-3y+11=0" calcext:value-type="string">
            <text:p>-5x-3y+11=0</text:p>
          </table:table-cell>
          <table:table-cell table:style-name="ce260" table:formula="of:=[.G128]" office:value-type="float" office:value="-1.66666666666667" calcext:value-type="float">
            <text:p>- 5/3 </text:p>
          </table:table-cell>
          <table:table-cell table:style-name="ce260" table:formula="of:=[.H128]" office:value-type="float" office:value="3.66666666666667" calcext:value-type="float">
            <text:p>11/3 </text:p>
          </table:table-cell>
          <table:table-cell table:style-name="ce260" table:formula="of:=[.I128]" office:value-type="string" office:string-value="y = -5x/3+11/3" calcext:value-type="string">
            <text:p>y = -5x/3+11/3</text:p>
          </table:table-cell>
          <table:table-cell table:style-name="ce253" table:formula="of:=RANK([.A129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29]" office:value-type="float" office:value="0.142857142857143" calcext:value-type="float">
            <text:p><text:s/>1/7 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3" table:formula="of:=-ABS([.C129])*SIGN([.C129]*[.D129])" office:value-type="float" office:value="-5" calcext:value-type="float">
            <text:p>-5</text:p>
          </table:table-cell>
          <table:table-cell table:style-name="ce253" table:formula="of:=ABS([.D129])" office:value-type="float" office:value="3" calcext:value-type="float">
            <text:p>3</text:p>
          </table:table-cell>
          <table:table-cell table:style-name="ce253" table:formula="of:=GCD(ABS([.Q129]);ABS([.R129]))" office:value-type="float" office:value="1" calcext:value-type="float">
            <text:p>1</text:p>
          </table:table-cell>
          <table:table-cell table:style-name="ce252" table:formula="of:=[.Q129]/[.S129]" office:value-type="float" office:value="-5" calcext:value-type="float">
            <text:p>-5</text:p>
          </table:table-cell>
          <table:table-cell table:style-name="ce252" table:formula="of:=[.R129]/[.S129]" office:value-type="float" office:value="3" calcext:value-type="float">
            <text:p>3</text:p>
          </table:table-cell>
          <table:table-cell table:style-name="ce287" table:formula="of:=[.T129]/[.U129]" office:value-type="float" office:value="-1.66666666666667" calcext:value-type="float">
            <text:p>- 5/3 </text:p>
          </table:table-cell>
          <table:table-cell table:style-name="ce287" table:formula="of:=IF([.Q129]=0;&quot;0&quot;;(IF([.Q129]=[.R129];&quot;1&quot;;(IF([.Q129]=-[.R129];&quot;-1&quot;;IF([.U129]=1;TEXT([.T129];10);[.V129]))))))" office:value-type="float" office:value="-1.66666666666667" calcext:value-type="float">
            <text:p>- 5/3 </text:p>
          </table:table-cell>
          <table:table-cell table:style-name="ce253" table:formula="of:=-ABS([.E129])*SIGN([.D129]*[.E129])+[.O129]" office:value-type="float" office:value="14" calcext:value-type="float">
            <text:p>14</text:p>
          </table:table-cell>
          <table:table-cell table:style-name="ce253" table:formula="of:=ABS([.D129])" office:value-type="float" office:value="3" calcext:value-type="float">
            <text:p>3</text:p>
          </table:table-cell>
          <table:table-cell table:style-name="ce253" table:formula="of:=GCD(ABS([.X129]);ABS([.Y129]))" office:value-type="float" office:value="1" calcext:value-type="float">
            <text:p>1</text:p>
          </table:table-cell>
          <table:table-cell table:style-name="ce252" table:formula="of:=[.X129]/[.Z129]" office:value-type="float" office:value="14" calcext:value-type="float">
            <text:p>14</text:p>
          </table:table-cell>
          <table:table-cell table:style-name="ce252" table:formula="of:=[.Y129]/[.Z129]" office:value-type="float" office:value="3" calcext:value-type="float">
            <text:p>3</text:p>
          </table:table-cell>
          <table:table-cell table:style-name="ce287" table:formula="of:=[.AA129]/[.AB129]" office:value-type="float" office:value="4.66666666666667" calcext:value-type="float">
            <text:p>14/3 </text:p>
          </table:table-cell>
          <table:table-cell table:style-name="ce287" table:formula="of:=IF([.X129]=0;&quot;0&quot;;(IF([.X129]=[.Y129];&quot;1&quot;;(IF([.X129]=-[.Y129];&quot;-1&quot;;IF([.AB129]=1;TEXT([.AA129];10);[.AC129]))))))" office:value-type="float" office:value="4.66666666666667" calcext:value-type="float">
            <text:p>14/3 </text:p>
          </table:table-cell>
          <table:table-cell table:style-name="ce253" table:formula="of:=[.AF128]" office:value-type="float" office:value="5" calcext:value-type="float">
            <text:p>5</text:p>
          </table:table-cell>
          <table:table-cell table:style-name="ce253" table:formula="of:=[.AE128]" office:value-type="float" office:value="35" calcext:value-type="float">
            <text:p>35</text:p>
          </table:table-cell>
          <table:table-cell table:style-name="ce253" table:formula="of:=GCD(ABS([.AE129]);ABS([.AF129]))" office:value-type="float" office:value="5" calcext:value-type="float">
            <text:p>5</text:p>
          </table:table-cell>
          <table:table-cell table:style-name="ce252" table:formula="of:=[.AE129]/[.AG129]" office:value-type="float" office:value="1" calcext:value-type="float">
            <text:p>1</text:p>
          </table:table-cell>
          <table:table-cell table:style-name="ce252" table:formula="of:=[.AF129]/[.AG129]" office:value-type="float" office:value="7" calcext:value-type="float">
            <text:p>7</text:p>
          </table:table-cell>
          <table:table-cell table:style-name="ce287" table:formula="of:=[.AH129]/[.AI129]" office:value-type="float" office:value="0.142857142857143" calcext:value-type="float">
            <text:p><text:s/>1/7 </text:p>
          </table:table-cell>
          <table:table-cell table:style-name="ce287" table:formula="of:=IF([.AE129]=0;&quot;0&quot;;(IF([.AE129]=[.AF129];&quot;1&quot;;(IF([.AE129]=-[.AF129];&quot;-1&quot;;IF([.AI129]=1;TEXT([.AH129];10);[.AJ129]))))))" office:value-type="float" office:value="0.142857142857143" calcext:value-type="float">
            <text:p><text:s/>1/7 </text:p>
          </table:table-cell>
          <table:table-cell table:style-name="ce336" office:value-type="float" office:value="2" calcext:value-type="float">
            <text:p>2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177766292282098" calcext:value-type="float">
            <text:p>0,177766292282098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-2x-13y-4=0" calcext:value-type="string">
            <text:p>-2x-13y-4=0</text:p>
          </table:table-cell>
          <table:table-cell table:style-name="ce260" table:formula="of:=-[.C130]/[.D130]" office:value-type="float" office:value="-0.153846153846154" calcext:value-type="float">
            <text:p>- 2/13</text:p>
          </table:table-cell>
          <table:table-cell table:style-name="ce260" table:formula="of:=-[.E130]/[.D130]" office:value-type="float" office:value="-0.307692307692308" calcext:value-type="float">
            <text:p>- 4/13</text:p>
          </table:table-cell>
          <table:table-cell table:style-name="ce260" table:formula="of:=CONCATENATE(&quot;y = &quot;;IF([.T130]=1;&quot;&quot;;IF([.T130]=-1;&quot;-&quot;;[.T130]));IF([.U130]=1;&quot;x&quot;;&quot;x/&quot;);IF([.U130]=1;&quot;&quot;;[.U130]);IF([.H130]&gt;0;&quot;+&quot;;&quot;-&quot;);ABS([.AA130]);IF([.AB130]=1;&quot;&quot;;&quot;/&quot;);IF([.AB130]=1;&quot;&quot;;[.AB130]))" office:value-type="string" office:string-value="y = -2x/13-4/13" calcext:value-type="string">
            <text:p>y = -2x/13-4/13</text:p>
          </table:table-cell>
          <table:table-cell table:style-name="ce253" table:formula="of:=RANK([.A130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0]" office:value-type="float" office:value="-47.5" calcext:value-type="float">
            <text:p>-95/2 </text:p>
          </table:table-cell>
          <table:table-cell table:style-name="ce269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30])*SIGN([.C130]*[.D130])" office:value-type="float" office:value="-2" calcext:value-type="float">
            <text:p>-2</text:p>
          </table:table-cell>
          <table:table-cell table:style-name="ce253" table:formula="of:=ABS([.D130])" office:value-type="float" office:value="13" calcext:value-type="float">
            <text:p>13</text:p>
          </table:table-cell>
          <table:table-cell table:style-name="ce253" table:formula="of:=GCD(ABS([.Q130]);ABS([.R130]))" office:value-type="float" office:value="1" calcext:value-type="float">
            <text:p>1</text:p>
          </table:table-cell>
          <table:table-cell table:style-name="ce252" table:formula="of:=[.Q130]/[.S130]" office:value-type="float" office:value="-2" calcext:value-type="float">
            <text:p>-2</text:p>
          </table:table-cell>
          <table:table-cell table:style-name="ce252" table:formula="of:=[.R130]/[.S130]" office:value-type="float" office:value="13" calcext:value-type="float">
            <text:p>13</text:p>
          </table:table-cell>
          <table:table-cell table:style-name="ce287" table:formula="of:=[.T130]/[.U130]" office:value-type="float" office:value="-0.153846153846154" calcext:value-type="float">
            <text:p>- 2/13</text:p>
          </table:table-cell>
          <table:table-cell table:style-name="ce287" table:formula="of:=IF([.Q130]=0;&quot;0&quot;;(IF([.Q130]=[.R130];&quot;1&quot;;(IF([.Q130]=-[.R130];&quot;-1&quot;;IF([.U130]=1;TEXT([.T130];10);[.V130]))))))" office:value-type="float" office:value="-0.153846153846154" calcext:value-type="float">
            <text:p>- 2/13</text:p>
          </table:table-cell>
          <table:table-cell table:style-name="ce253" table:formula="of:=-ABS([.E130])*SIGN([.D130]*[.E130])" office:value-type="float" office:value="-4" calcext:value-type="float">
            <text:p>-4</text:p>
          </table:table-cell>
          <table:table-cell table:style-name="ce253" table:formula="of:=ABS([.D130])" office:value-type="float" office:value="13" calcext:value-type="float">
            <text:p>13</text:p>
          </table:table-cell>
          <table:table-cell table:style-name="ce253" table:formula="of:=GCD(ABS([.X130]);ABS([.Y130]))" office:value-type="float" office:value="1" calcext:value-type="float">
            <text:p>1</text:p>
          </table:table-cell>
          <table:table-cell table:style-name="ce252" table:formula="of:=[.X130]/[.Z130]" office:value-type="float" office:value="-4" calcext:value-type="float">
            <text:p>-4</text:p>
          </table:table-cell>
          <table:table-cell table:style-name="ce252" table:formula="of:=[.Y130]/[.Z130]" office:value-type="float" office:value="13" calcext:value-type="float">
            <text:p>13</text:p>
          </table:table-cell>
          <table:table-cell table:style-name="ce287" table:formula="of:=[.AA130]/[.AB130]" office:value-type="float" office:value="-0.307692307692308" calcext:value-type="float">
            <text:p>- 4/13</text:p>
          </table:table-cell>
          <table:table-cell table:style-name="ce287" table:formula="of:=IF([.X130]=0;&quot;0&quot;;(IF([.X130]=[.Y130];&quot;1&quot;;(IF([.X130]=-[.Y130];&quot;-1&quot;;IF([.AB130]=1;TEXT([.AA130];10);[.AC130]))))))" office:value-type="float" office:value="-0.307692307692308" calcext:value-type="float">
            <text:p>- 4/13</text:p>
          </table:table-cell>
          <table:table-cell table:style-name="ce253" table:formula="of:=(-[.D130]*[.M130]-[.E130])*SIGN([.C130])" office:value-type="float" office:value="-95" calcext:value-type="float">
            <text:p>-95</text:p>
          </table:table-cell>
          <table:table-cell table:style-name="ce253" table:formula="of:=ABS([.C130])" office:value-type="float" office:value="2" calcext:value-type="float">
            <text:p>2</text:p>
          </table:table-cell>
          <table:table-cell table:style-name="ce253" table:formula="of:=GCD(ABS([.AE130]);ABS([.AF130]))" office:value-type="float" office:value="1" calcext:value-type="float">
            <text:p>1</text:p>
          </table:table-cell>
          <table:table-cell table:style-name="ce252" table:formula="of:=[.AE130]/[.AG130]" office:value-type="float" office:value="-95" calcext:value-type="float">
            <text:p>-95</text:p>
          </table:table-cell>
          <table:table-cell table:style-name="ce252" table:formula="of:=[.AF130]/[.AG130]" office:value-type="float" office:value="2" calcext:value-type="float">
            <text:p>2</text:p>
          </table:table-cell>
          <table:table-cell table:style-name="ce287" table:formula="of:=[.AH130]/[.AI130]" office:value-type="float" office:value="-47.5" calcext:value-type="float">
            <text:p>-95/2 </text:p>
          </table:table-cell>
          <table:table-cell table:style-name="ce287" table:formula="of:=IF([.AE130]=0;&quot;0&quot;;(IF([.AE130]=[.AF130];&quot;1&quot;;(IF([.AE130]=-[.AF130];&quot;-1&quot;;IF([.AI130]=1;TEXT([.AH130];10);[.AJ130]))))))" office:value-type="float" office:value="-47.5" calcext:value-type="float">
            <text:p>-95/2 </text:p>
          </table:table-cell>
          <table:table-cell table:style-name="ce336" office:value-type="float" office:value="3" calcext:value-type="float">
            <text:p>3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145319770955564" calcext:value-type="float">
            <text:p>0,145319770955564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-2" calcext:value-type="float">
            <text:p>-2</text:p>
          </table:table-cell>
          <table:table-cell table:style-name="ce253" table:formula="of:=[.D130]" office:value-type="float" office:value="-13" calcext:value-type="float">
            <text:p>-13</text:p>
          </table:table-cell>
          <table:table-cell table:style-name="ce253" table:formula="of:=[.E130]" office:value-type="float" office:value="-4" calcext:value-type="float">
            <text:p>-4</text:p>
          </table:table-cell>
          <table:table-cell table:style-name="ce253" table:formula="of:=[.F130]" office:value-type="string" office:string-value="-2x-13y-4=0" calcext:value-type="string">
            <text:p>-2x-13y-4=0</text:p>
          </table:table-cell>
          <table:table-cell table:style-name="ce260" table:formula="of:=[.G130]" office:value-type="float" office:value="-0.153846153846154" calcext:value-type="float">
            <text:p>- 2/13</text:p>
          </table:table-cell>
          <table:table-cell table:style-name="ce260" table:formula="of:=[.H130]" office:value-type="float" office:value="-0.307692307692308" calcext:value-type="float">
            <text:p>- 4/13</text:p>
          </table:table-cell>
          <table:table-cell table:style-name="ce260" table:formula="of:=[.I130]" office:value-type="string" office:string-value="y = -2x/13-4/13" calcext:value-type="string">
            <text:p>y = -2x/13-4/13</text:p>
          </table:table-cell>
          <table:table-cell table:style-name="ce253" table:formula="of:=RANK([.A131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1]" office:value-type="float" office:value="-0.0210526315789474" calcext:value-type="float">
            <text:p>- 2/95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326"/>
          <table:table-cell table:style-name="ce253" table:formula="of:=-ABS([.C131])*SIGN([.C131]*[.D131])" office:value-type="float" office:value="-2" calcext:value-type="float">
            <text:p>-2</text:p>
          </table:table-cell>
          <table:table-cell table:style-name="ce253" table:formula="of:=ABS([.D131])" office:value-type="float" office:value="13" calcext:value-type="float">
            <text:p>13</text:p>
          </table:table-cell>
          <table:table-cell table:style-name="ce253" table:formula="of:=GCD(ABS([.Q131]);ABS([.R131]))" office:value-type="float" office:value="1" calcext:value-type="float">
            <text:p>1</text:p>
          </table:table-cell>
          <table:table-cell table:style-name="ce252" table:formula="of:=[.Q131]/[.S131]" office:value-type="float" office:value="-2" calcext:value-type="float">
            <text:p>-2</text:p>
          </table:table-cell>
          <table:table-cell table:style-name="ce252" table:formula="of:=[.R131]/[.S131]" office:value-type="float" office:value="13" calcext:value-type="float">
            <text:p>13</text:p>
          </table:table-cell>
          <table:table-cell table:style-name="ce287" table:formula="of:=[.T131]/[.U131]" office:value-type="float" office:value="-0.153846153846154" calcext:value-type="float">
            <text:p>- 2/13</text:p>
          </table:table-cell>
          <table:table-cell table:style-name="ce287" table:formula="of:=IF([.Q131]=0;&quot;0&quot;;(IF([.Q131]=[.R131];&quot;1&quot;;(IF([.Q131]=-[.R131];&quot;-1&quot;;IF([.U131]=1;TEXT([.T131];10);[.V131]))))))" office:value-type="float" office:value="-0.153846153846154" calcext:value-type="float">
            <text:p>- 2/13</text:p>
          </table:table-cell>
          <table:table-cell table:style-name="ce253" table:formula="of:=-ABS([.E131])*SIGN([.D131]*[.E131])+[.O131]" office:value-type="float" office:value="0" calcext:value-type="float">
            <text:p>0</text:p>
          </table:table-cell>
          <table:table-cell table:style-name="ce253" table:formula="of:=ABS([.D131])" office:value-type="float" office:value="13" calcext:value-type="float">
            <text:p>13</text:p>
          </table:table-cell>
          <table:table-cell table:style-name="ce253" table:formula="of:=GCD(ABS([.X131]);ABS([.Y131]))" office:value-type="float" office:value="13" calcext:value-type="float">
            <text:p>13</text:p>
          </table:table-cell>
          <table:table-cell table:style-name="ce252" table:formula="of:=[.X131]/[.Z131]" office:value-type="float" office:value="0" calcext:value-type="float">
            <text:p>0</text:p>
          </table:table-cell>
          <table:table-cell table:style-name="ce252" table:formula="of:=[.Y131]/[.Z131]" office:value-type="float" office:value="1" calcext:value-type="float">
            <text:p>1</text:p>
          </table:table-cell>
          <table:table-cell table:style-name="ce287" table:formula="of:=[.AA131]/[.AB131]" office:value-type="float" office:value="0" calcext:value-type="float">
            <text:p><text:s/>0/1 </text:p>
          </table:table-cell>
          <table:table-cell table:style-name="ce287" table:formula="of:=IF([.X131]=0;&quot;0&quot;;(IF([.X131]=[.Y131];&quot;1&quot;;(IF([.X131]=-[.Y131];&quot;-1&quot;;IF([.AB131]=1;TEXT([.AA131];10);[.AC131]))))))" office:value-type="string" office:string-value="0" calcext:value-type="string">
            <text:p>0</text:p>
          </table:table-cell>
          <table:table-cell table:style-name="ce253" table:formula="of:=[.AF130]" office:value-type="float" office:value="2" calcext:value-type="float">
            <text:p>2</text:p>
          </table:table-cell>
          <table:table-cell table:style-name="ce253" table:formula="of:=[.AE130]" office:value-type="float" office:value="-95" calcext:value-type="float">
            <text:p>-95</text:p>
          </table:table-cell>
          <table:table-cell table:style-name="ce253" table:formula="of:=GCD(ABS([.AE131]);ABS([.AF131]))" office:value-type="float" office:value="1" calcext:value-type="float">
            <text:p>1</text:p>
          </table:table-cell>
          <table:table-cell table:style-name="ce252" table:formula="of:=[.AE131]/[.AG131]" office:value-type="float" office:value="2" calcext:value-type="float">
            <text:p>2</text:p>
          </table:table-cell>
          <table:table-cell table:style-name="ce252" table:formula="of:=[.AF131]/[.AG131]" office:value-type="float" office:value="-95" calcext:value-type="float">
            <text:p>-95</text:p>
          </table:table-cell>
          <table:table-cell table:style-name="ce287" table:formula="of:=[.AH131]/[.AI131]" office:value-type="float" office:value="-0.0210526315789474" calcext:value-type="float">
            <text:p>- 2/95</text:p>
          </table:table-cell>
          <table:table-cell table:style-name="ce287" table:formula="of:=IF([.AE131]=0;&quot;0&quot;;(IF([.AE131]=[.AF131];&quot;1&quot;;(IF([.AE131]=-[.AF131];&quot;-1&quot;;IF([.AI131]=1;TEXT([.AH131];10);[.AJ131]))))))" office:value-type="float" office:value="-0.0210526315789474" calcext:value-type="float">
            <text:p>- 2/95</text:p>
          </table:table-cell>
          <table:table-cell table:style-name="ce336" office:value-type="float" office:value="4" calcext:value-type="float">
            <text:p>4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434665247205949" calcext:value-type="float">
            <text:p>0,434665247205949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5" calcext:value-type="float">
            <text:p>5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2x+9y+5=0" calcext:value-type="string">
            <text:p>2x+9y+5=0</text:p>
          </table:table-cell>
          <table:table-cell table:style-name="ce260" table:formula="of:=-[.C132]/[.D132]" office:value-type="float" office:value="-0.222222222222222" calcext:value-type="float">
            <text:p>- 2/9 </text:p>
          </table:table-cell>
          <table:table-cell table:style-name="ce260" table:formula="of:=-[.E132]/[.D132]" office:value-type="float" office:value="-0.555555555555556" calcext:value-type="float">
            <text:p>- 5/9 </text:p>
          </table:table-cell>
          <table:table-cell table:style-name="ce260" table:formula="of:=CONCATENATE(&quot;y = &quot;;IF([.T132]=1;&quot;&quot;;IF([.T132]=-1;&quot;-&quot;;[.T132]));IF([.U132]=1;&quot;x&quot;;&quot;x/&quot;);IF([.U132]=1;&quot;&quot;;[.U132]);IF([.H132]&gt;0;&quot;+&quot;;&quot;-&quot;);ABS([.AA132]);IF([.AB132]=1;&quot;&quot;;&quot;/&quot;);IF([.AB132]=1;&quot;&quot;;[.AB132]))" office:value-type="string" office:string-value="y = -2x/9-5/9" calcext:value-type="string">
            <text:p>y = -2x/9-5/9</text:p>
          </table:table-cell>
          <table:table-cell table:style-name="ce253" table:formula="of:=RANK([.A132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2]" office:value-type="float" office:value="-38.5" calcext:value-type="float">
            <text:p>-77/2 </text:p>
          </table:table-cell>
          <table:table-cell table:style-name="ce269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10" calcext:value-type="float">
            <text:p>10</text:p>
          </table:table-cell>
          <table:table-cell table:style-name="ce326"/>
          <table:table-cell table:style-name="ce253" table:formula="of:=-ABS([.C132])*SIGN([.C132]*[.D132])" office:value-type="float" office:value="-2" calcext:value-type="float">
            <text:p>-2</text:p>
          </table:table-cell>
          <table:table-cell table:style-name="ce253" table:formula="of:=ABS([.D132])" office:value-type="float" office:value="9" calcext:value-type="float">
            <text:p>9</text:p>
          </table:table-cell>
          <table:table-cell table:style-name="ce253" table:formula="of:=GCD(ABS([.Q132]);ABS([.R132]))" office:value-type="float" office:value="1" calcext:value-type="float">
            <text:p>1</text:p>
          </table:table-cell>
          <table:table-cell table:style-name="ce252" table:formula="of:=[.Q132]/[.S132]" office:value-type="float" office:value="-2" calcext:value-type="float">
            <text:p>-2</text:p>
          </table:table-cell>
          <table:table-cell table:style-name="ce252" table:formula="of:=[.R132]/[.S132]" office:value-type="float" office:value="9" calcext:value-type="float">
            <text:p>9</text:p>
          </table:table-cell>
          <table:table-cell table:style-name="ce287" table:formula="of:=[.T132]/[.U132]" office:value-type="float" office:value="-0.222222222222222" calcext:value-type="float">
            <text:p>- 2/9 </text:p>
          </table:table-cell>
          <table:table-cell table:style-name="ce287" table:formula="of:=IF([.Q132]=0;&quot;0&quot;;(IF([.Q132]=[.R132];&quot;1&quot;;(IF([.Q132]=-[.R132];&quot;-1&quot;;IF([.U132]=1;TEXT([.T132];10);[.V132]))))))" office:value-type="float" office:value="-0.222222222222222" calcext:value-type="float">
            <text:p>- 2/9 </text:p>
          </table:table-cell>
          <table:table-cell table:style-name="ce253" table:formula="of:=-ABS([.E132])*SIGN([.D132]*[.E132])" office:value-type="float" office:value="-5" calcext:value-type="float">
            <text:p>-5</text:p>
          </table:table-cell>
          <table:table-cell table:style-name="ce253" table:formula="of:=ABS([.D132])" office:value-type="float" office:value="9" calcext:value-type="float">
            <text:p>9</text:p>
          </table:table-cell>
          <table:table-cell table:style-name="ce253" table:formula="of:=GCD(ABS([.X132]);ABS([.Y132]))" office:value-type="float" office:value="1" calcext:value-type="float">
            <text:p>1</text:p>
          </table:table-cell>
          <table:table-cell table:style-name="ce252" table:formula="of:=[.X132]/[.Z132]" office:value-type="float" office:value="-5" calcext:value-type="float">
            <text:p>-5</text:p>
          </table:table-cell>
          <table:table-cell table:style-name="ce252" table:formula="of:=[.Y132]/[.Z132]" office:value-type="float" office:value="9" calcext:value-type="float">
            <text:p>9</text:p>
          </table:table-cell>
          <table:table-cell table:style-name="ce287" table:formula="of:=[.AA132]/[.AB132]" office:value-type="float" office:value="-0.555555555555556" calcext:value-type="float">
            <text:p>- 5/9 </text:p>
          </table:table-cell>
          <table:table-cell table:style-name="ce287" table:formula="of:=IF([.X132]=0;&quot;0&quot;;(IF([.X132]=[.Y132];&quot;1&quot;;(IF([.X132]=-[.Y132];&quot;-1&quot;;IF([.AB132]=1;TEXT([.AA132];10);[.AC132]))))))" office:value-type="float" office:value="-0.555555555555556" calcext:value-type="float">
            <text:p>- 5/9 </text:p>
          </table:table-cell>
          <table:table-cell table:style-name="ce253" table:formula="of:=(-[.D132]*[.M132]-[.E132])*SIGN([.C132])" office:value-type="float" office:value="-77" calcext:value-type="float">
            <text:p>-77</text:p>
          </table:table-cell>
          <table:table-cell table:style-name="ce253" table:formula="of:=ABS([.C132])" office:value-type="float" office:value="2" calcext:value-type="float">
            <text:p>2</text:p>
          </table:table-cell>
          <table:table-cell table:style-name="ce253" table:formula="of:=GCD(ABS([.AE132]);ABS([.AF132]))" office:value-type="float" office:value="1" calcext:value-type="float">
            <text:p>1</text:p>
          </table:table-cell>
          <table:table-cell table:style-name="ce252" table:formula="of:=[.AE132]/[.AG132]" office:value-type="float" office:value="-77" calcext:value-type="float">
            <text:p>-77</text:p>
          </table:table-cell>
          <table:table-cell table:style-name="ce252" table:formula="of:=[.AF132]/[.AG132]" office:value-type="float" office:value="2" calcext:value-type="float">
            <text:p>2</text:p>
          </table:table-cell>
          <table:table-cell table:style-name="ce287" table:formula="of:=[.AH132]/[.AI132]" office:value-type="float" office:value="-38.5" calcext:value-type="float">
            <text:p>-77/2 </text:p>
          </table:table-cell>
          <table:table-cell table:style-name="ce287" table:formula="of:=IF([.AE132]=0;&quot;0&quot;;(IF([.AE132]=[.AF132];&quot;1&quot;;(IF([.AE132]=-[.AF132];&quot;-1&quot;;IF([.AI132]=1;TEXT([.AH132];10);[.AJ132]))))))" office:value-type="float" office:value="-38.5" calcext:value-type="float">
            <text:p>-77/2 </text:p>
          </table:table-cell>
          <table:table-cell table:style-name="ce336" office:value-type="float" office:value="5" calcext:value-type="float">
            <text:p>5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358746014553679" calcext:value-type="float">
            <text:p>0,358746014553679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2" calcext:value-type="float">
            <text:p>2</text:p>
          </table:table-cell>
          <table:table-cell table:style-name="ce253" table:formula="of:=[.D132]" office:value-type="float" office:value="9" calcext:value-type="float">
            <text:p>9</text:p>
          </table:table-cell>
          <table:table-cell table:style-name="ce253" table:formula="of:=[.E132]" office:value-type="float" office:value="5" calcext:value-type="float">
            <text:p>5</text:p>
          </table:table-cell>
          <table:table-cell table:style-name="ce253" table:formula="of:=[.F132]" office:value-type="string" office:string-value="2x+9y+5=0" calcext:value-type="string">
            <text:p>2x+9y+5=0</text:p>
          </table:table-cell>
          <table:table-cell table:style-name="ce260" table:formula="of:=[.G132]" office:value-type="float" office:value="-0.222222222222222" calcext:value-type="float">
            <text:p>- 2/9 </text:p>
          </table:table-cell>
          <table:table-cell table:style-name="ce260" table:formula="of:=[.H132]" office:value-type="float" office:value="-0.555555555555556" calcext:value-type="float">
            <text:p>- 5/9 </text:p>
          </table:table-cell>
          <table:table-cell table:style-name="ce260" table:formula="of:=[.I132]" office:value-type="string" office:string-value="y = -2x/9-5/9" calcext:value-type="string">
            <text:p>y = -2x/9-5/9</text:p>
          </table:table-cell>
          <table:table-cell table:style-name="ce253" table:formula="of:=RANK([.A133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3]" office:value-type="float" office:value="-0.025974025974026" calcext:value-type="float">
            <text:p>- 2/77</text:p>
          </table:table-cell>
          <table:table-cell table:style-name="ce269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8" calcext:value-type="float">
            <text:p>8</text:p>
          </table:table-cell>
          <table:table-cell table:style-name="ce326"/>
          <table:table-cell table:style-name="ce253" table:formula="of:=-ABS([.C133])*SIGN([.C133]*[.D133])" office:value-type="float" office:value="-2" calcext:value-type="float">
            <text:p>-2</text:p>
          </table:table-cell>
          <table:table-cell table:style-name="ce253" table:formula="of:=ABS([.D133])" office:value-type="float" office:value="9" calcext:value-type="float">
            <text:p>9</text:p>
          </table:table-cell>
          <table:table-cell table:style-name="ce253" table:formula="of:=GCD(ABS([.Q133]);ABS([.R133]))" office:value-type="float" office:value="1" calcext:value-type="float">
            <text:p>1</text:p>
          </table:table-cell>
          <table:table-cell table:style-name="ce252" table:formula="of:=[.Q133]/[.S133]" office:value-type="float" office:value="-2" calcext:value-type="float">
            <text:p>-2</text:p>
          </table:table-cell>
          <table:table-cell table:style-name="ce252" table:formula="of:=[.R133]/[.S133]" office:value-type="float" office:value="9" calcext:value-type="float">
            <text:p>9</text:p>
          </table:table-cell>
          <table:table-cell table:style-name="ce287" table:formula="of:=[.T133]/[.U133]" office:value-type="float" office:value="-0.222222222222222" calcext:value-type="float">
            <text:p>- 2/9 </text:p>
          </table:table-cell>
          <table:table-cell table:style-name="ce287" table:formula="of:=IF([.Q133]=0;&quot;0&quot;;(IF([.Q133]=[.R133];&quot;1&quot;;(IF([.Q133]=-[.R133];&quot;-1&quot;;IF([.U133]=1;TEXT([.T133];10);[.V133]))))))" office:value-type="float" office:value="-0.222222222222222" calcext:value-type="float">
            <text:p>- 2/9 </text:p>
          </table:table-cell>
          <table:table-cell table:style-name="ce253" table:formula="of:=-ABS([.E133])*SIGN([.D133]*[.E133])+[.O133]" office:value-type="float" office:value="3" calcext:value-type="float">
            <text:p>3</text:p>
          </table:table-cell>
          <table:table-cell table:style-name="ce253" table:formula="of:=ABS([.D133])" office:value-type="float" office:value="9" calcext:value-type="float">
            <text:p>9</text:p>
          </table:table-cell>
          <table:table-cell table:style-name="ce253" table:formula="of:=GCD(ABS([.X133]);ABS([.Y133]))" office:value-type="float" office:value="3" calcext:value-type="float">
            <text:p>3</text:p>
          </table:table-cell>
          <table:table-cell table:style-name="ce252" table:formula="of:=[.X133]/[.Z133]" office:value-type="float" office:value="1" calcext:value-type="float">
            <text:p>1</text:p>
          </table:table-cell>
          <table:table-cell table:style-name="ce252" table:formula="of:=[.Y133]/[.Z133]" office:value-type="float" office:value="3" calcext:value-type="float">
            <text:p>3</text:p>
          </table:table-cell>
          <table:table-cell table:style-name="ce287" table:formula="of:=[.AA133]/[.AB133]" office:value-type="float" office:value="0.333333333333333" calcext:value-type="float">
            <text:p><text:s/>1/3 </text:p>
          </table:table-cell>
          <table:table-cell table:style-name="ce287" table:formula="of:=IF([.X133]=0;&quot;0&quot;;(IF([.X133]=[.Y133];&quot;1&quot;;(IF([.X133]=-[.Y133];&quot;-1&quot;;IF([.AB133]=1;TEXT([.AA133];10);[.AC133]))))))" office:value-type="float" office:value="0.333333333333333" calcext:value-type="float">
            <text:p><text:s/>1/3 </text:p>
          </table:table-cell>
          <table:table-cell table:style-name="ce253" table:formula="of:=[.AF132]" office:value-type="float" office:value="2" calcext:value-type="float">
            <text:p>2</text:p>
          </table:table-cell>
          <table:table-cell table:style-name="ce253" table:formula="of:=[.AE132]" office:value-type="float" office:value="-77" calcext:value-type="float">
            <text:p>-77</text:p>
          </table:table-cell>
          <table:table-cell table:style-name="ce253" table:formula="of:=GCD(ABS([.AE133]);ABS([.AF133]))" office:value-type="float" office:value="1" calcext:value-type="float">
            <text:p>1</text:p>
          </table:table-cell>
          <table:table-cell table:style-name="ce252" table:formula="of:=[.AE133]/[.AG133]" office:value-type="float" office:value="2" calcext:value-type="float">
            <text:p>2</text:p>
          </table:table-cell>
          <table:table-cell table:style-name="ce252" table:formula="of:=[.AF133]/[.AG133]" office:value-type="float" office:value="-77" calcext:value-type="float">
            <text:p>-77</text:p>
          </table:table-cell>
          <table:table-cell table:style-name="ce287" table:formula="of:=[.AH133]/[.AI133]" office:value-type="float" office:value="-0.025974025974026" calcext:value-type="float">
            <text:p>- 2/77</text:p>
          </table:table-cell>
          <table:table-cell table:style-name="ce287" table:formula="of:=IF([.AE133]=0;&quot;0&quot;;(IF([.AE133]=[.AF133];&quot;1&quot;;(IF([.AE133]=-[.AF133];&quot;-1&quot;;IF([.AI133]=1;TEXT([.AH133];10);[.AJ133]))))))" office:value-type="float" office:value="-0.025974025974026" calcext:value-type="float">
            <text:p>- 2/77</text:p>
          </table:table-cell>
          <table:table-cell table:style-name="ce336" office:value-type="float" office:value="6" calcext:value-type="float">
            <text:p>6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672535927794097" calcext:value-type="float">
            <text:p>0,672535927794097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7x+2y-18=0" calcext:value-type="string">
            <text:p>7x+2y-18=0</text:p>
          </table:table-cell>
          <table:table-cell table:style-name="ce260" table:formula="of:=-[.C134]/[.D134]" office:value-type="float" office:value="-3.5" calcext:value-type="float">
            <text:p>- 7/2 </text:p>
          </table:table-cell>
          <table:table-cell table:style-name="ce260" table:formula="of:=-[.E134]/[.D134]" office:value-type="float" office:value="9" calcext:value-type="float">
            <text:p><text:s/>9/1 </text:p>
          </table:table-cell>
          <table:table-cell table:style-name="ce260" table:formula="of:=CONCATENATE(&quot;y = &quot;;IF([.T134]=1;&quot;&quot;;IF([.T134]=-1;&quot;-&quot;;[.T134]));IF([.U134]=1;&quot;x&quot;;&quot;x/&quot;);IF([.U134]=1;&quot;&quot;;[.U134]);IF([.H134]&gt;0;&quot;+&quot;;&quot;-&quot;);ABS([.AA134]);IF([.AB134]=1;&quot;&quot;;&quot;/&quot;);IF([.AB134]=1;&quot;&quot;;[.AB134]))" office:value-type="string" office:string-value="y = -7x/2+9" calcext:value-type="string">
            <text:p>y = -7x/2+9</text:p>
          </table:table-cell>
          <table:table-cell table:style-name="ce253" table:formula="of:=RANK([.A134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4]" office:value-type="float" office:value="0.857142857142857" calcext:value-type="float">
            <text:p><text:s/>6/7 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5" calcext:value-type="float">
            <text:p>5</text:p>
          </table:table-cell>
          <table:table-cell table:style-name="ce326"/>
          <table:table-cell table:style-name="ce253" table:formula="of:=-ABS([.C134])*SIGN([.C134]*[.D134])" office:value-type="float" office:value="-7" calcext:value-type="float">
            <text:p>-7</text:p>
          </table:table-cell>
          <table:table-cell table:style-name="ce253" table:formula="of:=ABS([.D134])" office:value-type="float" office:value="2" calcext:value-type="float">
            <text:p>2</text:p>
          </table:table-cell>
          <table:table-cell table:style-name="ce253" table:formula="of:=GCD(ABS([.Q134]);ABS([.R134]))" office:value-type="float" office:value="1" calcext:value-type="float">
            <text:p>1</text:p>
          </table:table-cell>
          <table:table-cell table:style-name="ce252" table:formula="of:=[.Q134]/[.S134]" office:value-type="float" office:value="-7" calcext:value-type="float">
            <text:p>-7</text:p>
          </table:table-cell>
          <table:table-cell table:style-name="ce252" table:formula="of:=[.R134]/[.S134]" office:value-type="float" office:value="2" calcext:value-type="float">
            <text:p>2</text:p>
          </table:table-cell>
          <table:table-cell table:style-name="ce287" table:formula="of:=[.T134]/[.U134]" office:value-type="float" office:value="-3.5" calcext:value-type="float">
            <text:p>- 7/2 </text:p>
          </table:table-cell>
          <table:table-cell table:style-name="ce287" table:formula="of:=IF([.Q134]=0;&quot;0&quot;;(IF([.Q134]=[.R134];&quot;1&quot;;(IF([.Q134]=-[.R134];&quot;-1&quot;;IF([.U134]=1;TEXT([.T134];10);[.V134]))))))" office:value-type="float" office:value="-3.5" calcext:value-type="float">
            <text:p>- 7/2 </text:p>
          </table:table-cell>
          <table:table-cell table:style-name="ce253" table:formula="of:=-ABS([.E134])*SIGN([.D134]*[.E134])" office:value-type="float" office:value="18" calcext:value-type="float">
            <text:p>18</text:p>
          </table:table-cell>
          <table:table-cell table:style-name="ce253" table:formula="of:=ABS([.D134])" office:value-type="float" office:value="2" calcext:value-type="float">
            <text:p>2</text:p>
          </table:table-cell>
          <table:table-cell table:style-name="ce253" table:formula="of:=GCD(ABS([.X134]);ABS([.Y134]))" office:value-type="float" office:value="2" calcext:value-type="float">
            <text:p>2</text:p>
          </table:table-cell>
          <table:table-cell table:style-name="ce252" table:formula="of:=[.X134]/[.Z134]" office:value-type="float" office:value="9" calcext:value-type="float">
            <text:p>9</text:p>
          </table:table-cell>
          <table:table-cell table:style-name="ce252" table:formula="of:=[.Y134]/[.Z134]" office:value-type="float" office:value="1" calcext:value-type="float">
            <text:p>1</text:p>
          </table:table-cell>
          <table:table-cell table:style-name="ce287" table:formula="of:=[.AA134]/[.AB134]" office:value-type="float" office:value="9" calcext:value-type="float">
            <text:p><text:s/>9/1 </text:p>
          </table:table-cell>
          <table:table-cell table:style-name="ce287" table:formula="of:=IF([.X134]=0;&quot;0&quot;;(IF([.X134]=[.Y134];&quot;1&quot;;(IF([.X134]=-[.Y134];&quot;-1&quot;;IF([.AB134]=1;TEXT([.AA134];10);[.AC134]))))))" office:value-type="string" office:string-value="9" calcext:value-type="string">
            <text:p>9</text:p>
          </table:table-cell>
          <table:table-cell table:style-name="ce253" table:formula="of:=(-[.D134]*[.M134]-[.E134])*SIGN([.C134])" office:value-type="float" office:value="6" calcext:value-type="float">
            <text:p>6</text:p>
          </table:table-cell>
          <table:table-cell table:style-name="ce253" table:formula="of:=ABS([.C134])" office:value-type="float" office:value="7" calcext:value-type="float">
            <text:p>7</text:p>
          </table:table-cell>
          <table:table-cell table:style-name="ce253" table:formula="of:=GCD(ABS([.AE134]);ABS([.AF134]))" office:value-type="float" office:value="1" calcext:value-type="float">
            <text:p>1</text:p>
          </table:table-cell>
          <table:table-cell table:style-name="ce252" table:formula="of:=[.AE134]/[.AG134]" office:value-type="float" office:value="6" calcext:value-type="float">
            <text:p>6</text:p>
          </table:table-cell>
          <table:table-cell table:style-name="ce252" table:formula="of:=[.AF134]/[.AG134]" office:value-type="float" office:value="7" calcext:value-type="float">
            <text:p>7</text:p>
          </table:table-cell>
          <table:table-cell table:style-name="ce287" table:formula="of:=[.AH134]/[.AI134]" office:value-type="float" office:value="0.857142857142857" calcext:value-type="float">
            <text:p><text:s/>6/7 </text:p>
          </table:table-cell>
          <table:table-cell table:style-name="ce287" table:formula="of:=IF([.AE134]=0;&quot;0&quot;;(IF([.AE134]=[.AF134];&quot;1&quot;;(IF([.AE134]=-[.AF134];&quot;-1&quot;;IF([.AI134]=1;TEXT([.AH134];10);[.AJ134]))))))" office:value-type="float" office:value="0.857142857142857" calcext:value-type="float">
            <text:p><text:s/>6/7 </text:p>
          </table:table-cell>
          <table:table-cell table:style-name="ce336" office:value-type="float" office:value="7" calcext:value-type="float">
            <text:p>7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845152770943641" calcext:value-type="float">
            <text:p>0,845152770943641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7" calcext:value-type="float">
            <text:p>7</text:p>
          </table:table-cell>
          <table:table-cell table:style-name="ce253" table:formula="of:=[.D134]" office:value-type="float" office:value="2" calcext:value-type="float">
            <text:p>2</text:p>
          </table:table-cell>
          <table:table-cell table:style-name="ce253" table:formula="of:=[.E134]" office:value-type="float" office:value="-18" calcext:value-type="float">
            <text:p>-18</text:p>
          </table:table-cell>
          <table:table-cell table:style-name="ce253" table:formula="of:=[.F134]" office:value-type="string" office:string-value="7x+2y-18=0" calcext:value-type="string">
            <text:p>7x+2y-18=0</text:p>
          </table:table-cell>
          <table:table-cell table:style-name="ce260" table:formula="of:=[.G134]" office:value-type="float" office:value="-3.5" calcext:value-type="float">
            <text:p>- 7/2 </text:p>
          </table:table-cell>
          <table:table-cell table:style-name="ce260" table:formula="of:=[.H134]" office:value-type="float" office:value="9" calcext:value-type="float">
            <text:p><text:s/>9/1 </text:p>
          </table:table-cell>
          <table:table-cell table:style-name="ce260" table:formula="of:=[.I134]" office:value-type="string" office:string-value="y = -7x/2+9" calcext:value-type="string">
            <text:p>y = -7x/2+9</text:p>
          </table:table-cell>
          <table:table-cell table:style-name="ce253" table:formula="of:=RANK([.A135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5]" office:value-type="float" office:value="1.16666666666667" calcext:value-type="float">
            <text:p><text:s/>7/6 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8" calcext:value-type="float">
            <text:p>8</text:p>
          </table:table-cell>
          <table:table-cell table:style-name="ce326"/>
          <table:table-cell table:style-name="ce253" table:formula="of:=-ABS([.C135])*SIGN([.C135]*[.D135])" office:value-type="float" office:value="-7" calcext:value-type="float">
            <text:p>-7</text:p>
          </table:table-cell>
          <table:table-cell table:style-name="ce253" table:formula="of:=ABS([.D135])" office:value-type="float" office:value="2" calcext:value-type="float">
            <text:p>2</text:p>
          </table:table-cell>
          <table:table-cell table:style-name="ce253" table:formula="of:=GCD(ABS([.Q135]);ABS([.R135]))" office:value-type="float" office:value="1" calcext:value-type="float">
            <text:p>1</text:p>
          </table:table-cell>
          <table:table-cell table:style-name="ce252" table:formula="of:=[.Q135]/[.S135]" office:value-type="float" office:value="-7" calcext:value-type="float">
            <text:p>-7</text:p>
          </table:table-cell>
          <table:table-cell table:style-name="ce252" table:formula="of:=[.R135]/[.S135]" office:value-type="float" office:value="2" calcext:value-type="float">
            <text:p>2</text:p>
          </table:table-cell>
          <table:table-cell table:style-name="ce287" table:formula="of:=[.T135]/[.U135]" office:value-type="float" office:value="-3.5" calcext:value-type="float">
            <text:p>- 7/2 </text:p>
          </table:table-cell>
          <table:table-cell table:style-name="ce287" table:formula="of:=IF([.Q135]=0;&quot;0&quot;;(IF([.Q135]=[.R135];&quot;1&quot;;(IF([.Q135]=-[.R135];&quot;-1&quot;;IF([.U135]=1;TEXT([.T135];10);[.V135]))))))" office:value-type="float" office:value="-3.5" calcext:value-type="float">
            <text:p>- 7/2 </text:p>
          </table:table-cell>
          <table:table-cell table:style-name="ce253" table:formula="of:=-ABS([.E135])*SIGN([.D135]*[.E135])+[.O135]" office:value-type="float" office:value="26" calcext:value-type="float">
            <text:p>26</text:p>
          </table:table-cell>
          <table:table-cell table:style-name="ce253" table:formula="of:=ABS([.D135])" office:value-type="float" office:value="2" calcext:value-type="float">
            <text:p>2</text:p>
          </table:table-cell>
          <table:table-cell table:style-name="ce253" table:formula="of:=GCD(ABS([.X135]);ABS([.Y135]))" office:value-type="float" office:value="2" calcext:value-type="float">
            <text:p>2</text:p>
          </table:table-cell>
          <table:table-cell table:style-name="ce252" table:formula="of:=[.X135]/[.Z135]" office:value-type="float" office:value="13" calcext:value-type="float">
            <text:p>13</text:p>
          </table:table-cell>
          <table:table-cell table:style-name="ce252" table:formula="of:=[.Y135]/[.Z135]" office:value-type="float" office:value="1" calcext:value-type="float">
            <text:p>1</text:p>
          </table:table-cell>
          <table:table-cell table:style-name="ce287" table:formula="of:=[.AA135]/[.AB135]" office:value-type="float" office:value="13" calcext:value-type="float">
            <text:p>13/1 </text:p>
          </table:table-cell>
          <table:table-cell table:style-name="ce287" table:formula="of:=IF([.X135]=0;&quot;0&quot;;(IF([.X135]=[.Y135];&quot;1&quot;;(IF([.X135]=-[.Y135];&quot;-1&quot;;IF([.AB135]=1;TEXT([.AA135];10);[.AC135]))))))" office:value-type="string" office:string-value="13" calcext:value-type="string">
            <text:p>13</text:p>
          </table:table-cell>
          <table:table-cell table:style-name="ce253" table:formula="of:=[.AF134]" office:value-type="float" office:value="7" calcext:value-type="float">
            <text:p>7</text:p>
          </table:table-cell>
          <table:table-cell table:style-name="ce253" table:formula="of:=[.AE134]" office:value-type="float" office:value="6" calcext:value-type="float">
            <text:p>6</text:p>
          </table:table-cell>
          <table:table-cell table:style-name="ce253" table:formula="of:=GCD(ABS([.AE135]);ABS([.AF135]))" office:value-type="float" office:value="1" calcext:value-type="float">
            <text:p>1</text:p>
          </table:table-cell>
          <table:table-cell table:style-name="ce252" table:formula="of:=[.AE135]/[.AG135]" office:value-type="float" office:value="7" calcext:value-type="float">
            <text:p>7</text:p>
          </table:table-cell>
          <table:table-cell table:style-name="ce252" table:formula="of:=[.AF135]/[.AG135]" office:value-type="float" office:value="6" calcext:value-type="float">
            <text:p>6</text:p>
          </table:table-cell>
          <table:table-cell table:style-name="ce287" table:formula="of:=[.AH135]/[.AI135]" office:value-type="float" office:value="1.16666666666667" calcext:value-type="float">
            <text:p><text:s/>7/6 </text:p>
          </table:table-cell>
          <table:table-cell table:style-name="ce287" table:formula="of:=IF([.AE135]=0;&quot;0&quot;;(IF([.AE135]=[.AF135];&quot;1&quot;;(IF([.AE135]=-[.AF135];&quot;-1&quot;;IF([.AI135]=1;TEXT([.AH135];10);[.AJ135]))))))" office:value-type="float" office:value="1.16666666666667" calcext:value-type="float">
            <text:p><text:s/>7/6 </text:p>
          </table:table-cell>
          <table:table-cell table:style-name="ce336" office:value-type="float" office:value="8" calcext:value-type="float">
            <text:p>8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0658018669494023" calcext:value-type="float">
            <text:p>0,065801866949402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13x-18y-8=0" calcext:value-type="string">
            <text:p>13x-18y-8=0</text:p>
          </table:table-cell>
          <table:table-cell table:style-name="ce260" table:formula="of:=-[.C136]/[.D136]" office:value-type="float" office:value="0.722222222222222" calcext:value-type="float">
            <text:p>13/18</text:p>
          </table:table-cell>
          <table:table-cell table:style-name="ce260" table:formula="of:=-[.E136]/[.D136]" office:value-type="float" office:value="-0.444444444444444" calcext:value-type="float">
            <text:p>- 4/9 </text:p>
          </table:table-cell>
          <table:table-cell table:style-name="ce260" table:formula="of:=CONCATENATE(&quot;y = &quot;;IF([.T136]=1;&quot;&quot;;IF([.T136]=-1;&quot;-&quot;;[.T136]));IF([.U136]=1;&quot;x&quot;;&quot;x/&quot;);IF([.U136]=1;&quot;&quot;;[.U136]);IF([.H136]&gt;0;&quot;+&quot;;&quot;-&quot;);ABS([.AA136]);IF([.AB136]=1;&quot;&quot;;&quot;/&quot;);IF([.AB136]=1;&quot;&quot;;[.AB136]))" office:value-type="string" office:string-value="y = 13x/18-4/9" calcext:value-type="string">
            <text:p>y = 13x/18-4/9</text:p>
          </table:table-cell>
          <table:table-cell table:style-name="ce253" table:formula="of:=RANK([.A136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6]" office:value-type="float" office:value="-3.53846153846154" calcext:value-type="float">
            <text:p>-46/13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3" calcext:value-type="float">
            <text:p>3</text:p>
          </table:table-cell>
          <table:table-cell table:style-name="ce326"/>
          <table:table-cell table:style-name="ce253" table:formula="of:=-ABS([.C136])*SIGN([.C136]*[.D136])" office:value-type="float" office:value="13" calcext:value-type="float">
            <text:p>13</text:p>
          </table:table-cell>
          <table:table-cell table:style-name="ce253" table:formula="of:=ABS([.D136])" office:value-type="float" office:value="18" calcext:value-type="float">
            <text:p>18</text:p>
          </table:table-cell>
          <table:table-cell table:style-name="ce253" table:formula="of:=GCD(ABS([.Q136]);ABS([.R136]))" office:value-type="float" office:value="1" calcext:value-type="float">
            <text:p>1</text:p>
          </table:table-cell>
          <table:table-cell table:style-name="ce252" table:formula="of:=[.Q136]/[.S136]" office:value-type="float" office:value="13" calcext:value-type="float">
            <text:p>13</text:p>
          </table:table-cell>
          <table:table-cell table:style-name="ce252" table:formula="of:=[.R136]/[.S136]" office:value-type="float" office:value="18" calcext:value-type="float">
            <text:p>18</text:p>
          </table:table-cell>
          <table:table-cell table:style-name="ce287" table:formula="of:=[.T136]/[.U136]" office:value-type="float" office:value="0.722222222222222" calcext:value-type="float">
            <text:p>13/18</text:p>
          </table:table-cell>
          <table:table-cell table:style-name="ce287" table:formula="of:=IF([.Q136]=0;&quot;0&quot;;(IF([.Q136]=[.R136];&quot;1&quot;;(IF([.Q136]=-[.R136];&quot;-1&quot;;IF([.U136]=1;TEXT([.T136];10);[.V136]))))))" office:value-type="float" office:value="0.722222222222222" calcext:value-type="float">
            <text:p>13/18</text:p>
          </table:table-cell>
          <table:table-cell table:style-name="ce253" table:formula="of:=-ABS([.E136])*SIGN([.D136]*[.E136])" office:value-type="float" office:value="-8" calcext:value-type="float">
            <text:p>-8</text:p>
          </table:table-cell>
          <table:table-cell table:style-name="ce253" table:formula="of:=ABS([.D136])" office:value-type="float" office:value="18" calcext:value-type="float">
            <text:p>18</text:p>
          </table:table-cell>
          <table:table-cell table:style-name="ce253" table:formula="of:=GCD(ABS([.X136]);ABS([.Y136]))" office:value-type="float" office:value="2" calcext:value-type="float">
            <text:p>2</text:p>
          </table:table-cell>
          <table:table-cell table:style-name="ce252" table:formula="of:=[.X136]/[.Z136]" office:value-type="float" office:value="-4" calcext:value-type="float">
            <text:p>-4</text:p>
          </table:table-cell>
          <table:table-cell table:style-name="ce252" table:formula="of:=[.Y136]/[.Z136]" office:value-type="float" office:value="9" calcext:value-type="float">
            <text:p>9</text:p>
          </table:table-cell>
          <table:table-cell table:style-name="ce287" table:formula="of:=[.AA136]/[.AB136]" office:value-type="float" office:value="-0.444444444444444" calcext:value-type="float">
            <text:p>- 4/9 </text:p>
          </table:table-cell>
          <table:table-cell table:style-name="ce287" table:formula="of:=IF([.X136]=0;&quot;0&quot;;(IF([.X136]=[.Y136];&quot;1&quot;;(IF([.X136]=-[.Y136];&quot;-1&quot;;IF([.AB136]=1;TEXT([.AA136];10);[.AC136]))))))" office:value-type="float" office:value="-0.444444444444444" calcext:value-type="float">
            <text:p>- 4/9 </text:p>
          </table:table-cell>
          <table:table-cell table:style-name="ce253" table:formula="of:=(-[.D136]*[.M136]-[.E136])*SIGN([.C136])" office:value-type="float" office:value="-46" calcext:value-type="float">
            <text:p>-46</text:p>
          </table:table-cell>
          <table:table-cell table:style-name="ce253" table:formula="of:=ABS([.C136])" office:value-type="float" office:value="13" calcext:value-type="float">
            <text:p>13</text:p>
          </table:table-cell>
          <table:table-cell table:style-name="ce253" table:formula="of:=GCD(ABS([.AE136]);ABS([.AF136]))" office:value-type="float" office:value="1" calcext:value-type="float">
            <text:p>1</text:p>
          </table:table-cell>
          <table:table-cell table:style-name="ce252" table:formula="of:=[.AE136]/[.AG136]" office:value-type="float" office:value="-46" calcext:value-type="float">
            <text:p>-46</text:p>
          </table:table-cell>
          <table:table-cell table:style-name="ce252" table:formula="of:=[.AF136]/[.AG136]" office:value-type="float" office:value="13" calcext:value-type="float">
            <text:p>13</text:p>
          </table:table-cell>
          <table:table-cell table:style-name="ce287" table:formula="of:=[.AH136]/[.AI136]" office:value-type="float" office:value="-3.53846153846154" calcext:value-type="float">
            <text:p>-46/13</text:p>
          </table:table-cell>
          <table:table-cell table:style-name="ce287" table:formula="of:=IF([.AE136]=0;&quot;0&quot;;(IF([.AE136]=[.AF136];&quot;1&quot;;(IF([.AE136]=-[.AF136];&quot;-1&quot;;IF([.AI136]=1;TEXT([.AH136];10);[.AJ136]))))))" office:value-type="float" office:value="-3.53846153846154" calcext:value-type="float">
            <text:p>-46/13</text:p>
          </table:table-cell>
          <table:table-cell table:style-name="ce336" office:value-type="float" office:value="9" calcext:value-type="float">
            <text:p>9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500023415533456" calcext:value-type="float">
            <text:p>0,500023415533456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13" calcext:value-type="float">
            <text:p>13</text:p>
          </table:table-cell>
          <table:table-cell table:style-name="ce253" table:formula="of:=[.D136]" office:value-type="float" office:value="-18" calcext:value-type="float">
            <text:p>-18</text:p>
          </table:table-cell>
          <table:table-cell table:style-name="ce253" table:formula="of:=[.E136]" office:value-type="float" office:value="-8" calcext:value-type="float">
            <text:p>-8</text:p>
          </table:table-cell>
          <table:table-cell table:style-name="ce253" table:formula="of:=[.F136]" office:value-type="string" office:string-value="13x-18y-8=0" calcext:value-type="string">
            <text:p>13x-18y-8=0</text:p>
          </table:table-cell>
          <table:table-cell table:style-name="ce260" table:formula="of:=[.G136]" office:value-type="float" office:value="0.722222222222222" calcext:value-type="float">
            <text:p>13/18</text:p>
          </table:table-cell>
          <table:table-cell table:style-name="ce260" table:formula="of:=[.H136]" office:value-type="float" office:value="-0.444444444444444" calcext:value-type="float">
            <text:p>- 4/9 </text:p>
          </table:table-cell>
          <table:table-cell table:style-name="ce260" table:formula="of:=[.I136]" office:value-type="string" office:string-value="y = 13x/18-4/9" calcext:value-type="string">
            <text:p>y = 13x/18-4/9</text:p>
          </table:table-cell>
          <table:table-cell table:style-name="ce253" table:formula="of:=RANK([.A137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7]" office:value-type="float" office:value="-0.282608695652174" calcext:value-type="float">
            <text:p>-13/46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6" calcext:value-type="float">
            <text:p>-6</text:p>
          </table:table-cell>
          <table:table-cell table:style-name="ce326"/>
          <table:table-cell table:style-name="ce253" table:formula="of:=-ABS([.C137])*SIGN([.C137]*[.D137])" office:value-type="float" office:value="13" calcext:value-type="float">
            <text:p>13</text:p>
          </table:table-cell>
          <table:table-cell table:style-name="ce253" table:formula="of:=ABS([.D137])" office:value-type="float" office:value="18" calcext:value-type="float">
            <text:p>18</text:p>
          </table:table-cell>
          <table:table-cell table:style-name="ce253" table:formula="of:=GCD(ABS([.Q137]);ABS([.R137]))" office:value-type="float" office:value="1" calcext:value-type="float">
            <text:p>1</text:p>
          </table:table-cell>
          <table:table-cell table:style-name="ce252" table:formula="of:=[.Q137]/[.S137]" office:value-type="float" office:value="13" calcext:value-type="float">
            <text:p>13</text:p>
          </table:table-cell>
          <table:table-cell table:style-name="ce252" table:formula="of:=[.R137]/[.S137]" office:value-type="float" office:value="18" calcext:value-type="float">
            <text:p>18</text:p>
          </table:table-cell>
          <table:table-cell table:style-name="ce287" table:formula="of:=[.T137]/[.U137]" office:value-type="float" office:value="0.722222222222222" calcext:value-type="float">
            <text:p>13/18</text:p>
          </table:table-cell>
          <table:table-cell table:style-name="ce287" table:formula="of:=IF([.Q137]=0;&quot;0&quot;;(IF([.Q137]=[.R137];&quot;1&quot;;(IF([.Q137]=-[.R137];&quot;-1&quot;;IF([.U137]=1;TEXT([.T137];10);[.V137]))))))" office:value-type="float" office:value="0.722222222222222" calcext:value-type="float">
            <text:p>13/18</text:p>
          </table:table-cell>
          <table:table-cell table:style-name="ce253" table:formula="of:=-ABS([.E137])*SIGN([.D137]*[.E137])+[.O137]" office:value-type="float" office:value="-14" calcext:value-type="float">
            <text:p>-14</text:p>
          </table:table-cell>
          <table:table-cell table:style-name="ce253" table:formula="of:=ABS([.D137])" office:value-type="float" office:value="18" calcext:value-type="float">
            <text:p>18</text:p>
          </table:table-cell>
          <table:table-cell table:style-name="ce253" table:formula="of:=GCD(ABS([.X137]);ABS([.Y137]))" office:value-type="float" office:value="2" calcext:value-type="float">
            <text:p>2</text:p>
          </table:table-cell>
          <table:table-cell table:style-name="ce252" table:formula="of:=[.X137]/[.Z137]" office:value-type="float" office:value="-7" calcext:value-type="float">
            <text:p>-7</text:p>
          </table:table-cell>
          <table:table-cell table:style-name="ce252" table:formula="of:=[.Y137]/[.Z137]" office:value-type="float" office:value="9" calcext:value-type="float">
            <text:p>9</text:p>
          </table:table-cell>
          <table:table-cell table:style-name="ce287" table:formula="of:=[.AA137]/[.AB137]" office:value-type="float" office:value="-0.777777777777778" calcext:value-type="float">
            <text:p>- 7/9 </text:p>
          </table:table-cell>
          <table:table-cell table:style-name="ce287" table:formula="of:=IF([.X137]=0;&quot;0&quot;;(IF([.X137]=[.Y137];&quot;1&quot;;(IF([.X137]=-[.Y137];&quot;-1&quot;;IF([.AB137]=1;TEXT([.AA137];10);[.AC137]))))))" office:value-type="float" office:value="-0.777777777777778" calcext:value-type="float">
            <text:p>- 7/9 </text:p>
          </table:table-cell>
          <table:table-cell table:style-name="ce253" table:formula="of:=[.AF136]" office:value-type="float" office:value="13" calcext:value-type="float">
            <text:p>13</text:p>
          </table:table-cell>
          <table:table-cell table:style-name="ce253" table:formula="of:=[.AE136]" office:value-type="float" office:value="-46" calcext:value-type="float">
            <text:p>-46</text:p>
          </table:table-cell>
          <table:table-cell table:style-name="ce253" table:formula="of:=GCD(ABS([.AE137]);ABS([.AF137]))" office:value-type="float" office:value="1" calcext:value-type="float">
            <text:p>1</text:p>
          </table:table-cell>
          <table:table-cell table:style-name="ce252" table:formula="of:=[.AE137]/[.AG137]" office:value-type="float" office:value="13" calcext:value-type="float">
            <text:p>13</text:p>
          </table:table-cell>
          <table:table-cell table:style-name="ce252" table:formula="of:=[.AF137]/[.AG137]" office:value-type="float" office:value="-46" calcext:value-type="float">
            <text:p>-46</text:p>
          </table:table-cell>
          <table:table-cell table:style-name="ce287" table:formula="of:=[.AH137]/[.AI137]" office:value-type="float" office:value="-0.282608695652174" calcext:value-type="float">
            <text:p>-13/46</text:p>
          </table:table-cell>
          <table:table-cell table:style-name="ce287" table:formula="of:=IF([.AE137]=0;&quot;0&quot;;(IF([.AE137]=[.AF137];&quot;1&quot;;(IF([.AE137]=-[.AF137];&quot;-1&quot;;IF([.AI137]=1;TEXT([.AH137];10);[.AJ137]))))))" office:value-type="float" office:value="-0.282608695652174" calcext:value-type="float">
            <text:p>-13/46</text:p>
          </table:table-cell>
          <table:table-cell table:style-name="ce336" office:value-type="float" office:value="10" calcext:value-type="float">
            <text:p>10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596524518504426" calcext:value-type="float">
            <text:p>0,596524518504426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4x+5y-20=0" calcext:value-type="string">
            <text:p>-4x+5y-20=0</text:p>
          </table:table-cell>
          <table:table-cell table:style-name="ce260" table:formula="of:=-[.C138]/[.D138]" office:value-type="float" office:value="0.8" calcext:value-type="float">
            <text:p><text:s/>4/5 </text:p>
          </table:table-cell>
          <table:table-cell table:style-name="ce260" table:formula="of:=-[.E138]/[.D138]" office:value-type="float" office:value="4" calcext:value-type="float">
            <text:p><text:s/>4/1 </text:p>
          </table:table-cell>
          <table:table-cell table:style-name="ce260" table:formula="of:=CONCATENATE(&quot;y = &quot;;IF([.T138]=1;&quot;&quot;;IF([.T138]=-1;&quot;-&quot;;[.T138]));IF([.U138]=1;&quot;x&quot;;&quot;x/&quot;);IF([.U138]=1;&quot;&quot;;[.U138]);IF([.H138]&gt;0;&quot;+&quot;;&quot;-&quot;);ABS([.AA138]);IF([.AB138]=1;&quot;&quot;;&quot;/&quot;);IF([.AB138]=1;&quot;&quot;;[.AB138]))" office:value-type="string" office:string-value="y = 4x/5+4" calcext:value-type="string">
            <text:p>y = 4x/5+4</text:p>
          </table:table-cell>
          <table:table-cell table:style-name="ce253" table:formula="of:=RANK([.A138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8]" office:value-type="float" office:value="-7.5" calcext:value-type="float">
            <text:p>-15/2 </text:p>
          </table:table-cell>
          <table:table-cell table:style-name="ce269" office:value-type="float" office:value="-2" calcext:value-type="float">
            <text:p>-2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7" calcext:value-type="float">
            <text:p>7</text:p>
          </table:table-cell>
          <table:table-cell table:style-name="ce326"/>
          <table:table-cell table:style-name="ce253" table:formula="of:=-ABS([.C138])*SIGN([.C138]*[.D138])" office:value-type="float" office:value="4" calcext:value-type="float">
            <text:p>4</text:p>
          </table:table-cell>
          <table:table-cell table:style-name="ce253" table:formula="of:=ABS([.D138])" office:value-type="float" office:value="5" calcext:value-type="float">
            <text:p>5</text:p>
          </table:table-cell>
          <table:table-cell table:style-name="ce253" table:formula="of:=GCD(ABS([.Q138]);ABS([.R138]))" office:value-type="float" office:value="1" calcext:value-type="float">
            <text:p>1</text:p>
          </table:table-cell>
          <table:table-cell table:style-name="ce252" table:formula="of:=[.Q138]/[.S138]" office:value-type="float" office:value="4" calcext:value-type="float">
            <text:p>4</text:p>
          </table:table-cell>
          <table:table-cell table:style-name="ce252" table:formula="of:=[.R138]/[.S138]" office:value-type="float" office:value="5" calcext:value-type="float">
            <text:p>5</text:p>
          </table:table-cell>
          <table:table-cell table:style-name="ce287" table:formula="of:=[.T138]/[.U138]" office:value-type="float" office:value="0.8" calcext:value-type="float">
            <text:p><text:s/>4/5 </text:p>
          </table:table-cell>
          <table:table-cell table:style-name="ce287" table:formula="of:=IF([.Q138]=0;&quot;0&quot;;(IF([.Q138]=[.R138];&quot;1&quot;;(IF([.Q138]=-[.R138];&quot;-1&quot;;IF([.U138]=1;TEXT([.T138];10);[.V138]))))))" office:value-type="float" office:value="0.8" calcext:value-type="float">
            <text:p><text:s/>4/5 </text:p>
          </table:table-cell>
          <table:table-cell table:style-name="ce253" table:formula="of:=-ABS([.E138])*SIGN([.D138]*[.E138])" office:value-type="float" office:value="20" calcext:value-type="float">
            <text:p>20</text:p>
          </table:table-cell>
          <table:table-cell table:style-name="ce253" table:formula="of:=ABS([.D138])" office:value-type="float" office:value="5" calcext:value-type="float">
            <text:p>5</text:p>
          </table:table-cell>
          <table:table-cell table:style-name="ce253" table:formula="of:=GCD(ABS([.X138]);ABS([.Y138]))" office:value-type="float" office:value="5" calcext:value-type="float">
            <text:p>5</text:p>
          </table:table-cell>
          <table:table-cell table:style-name="ce252" table:formula="of:=[.X138]/[.Z138]" office:value-type="float" office:value="4" calcext:value-type="float">
            <text:p>4</text:p>
          </table:table-cell>
          <table:table-cell table:style-name="ce252" table:formula="of:=[.Y138]/[.Z138]" office:value-type="float" office:value="1" calcext:value-type="float">
            <text:p>1</text:p>
          </table:table-cell>
          <table:table-cell table:style-name="ce287" table:formula="of:=[.AA138]/[.AB138]" office:value-type="float" office:value="4" calcext:value-type="float">
            <text:p><text:s/>4/1 </text:p>
          </table:table-cell>
          <table:table-cell table:style-name="ce287" table:formula="of:=IF([.X138]=0;&quot;0&quot;;(IF([.X138]=[.Y138];&quot;1&quot;;(IF([.X138]=-[.Y138];&quot;-1&quot;;IF([.AB138]=1;TEXT([.AA138];10);[.AC138]))))))" office:value-type="string" office:string-value="4" calcext:value-type="string">
            <text:p>4</text:p>
          </table:table-cell>
          <table:table-cell table:style-name="ce253" table:formula="of:=(-[.D138]*[.M138]-[.E138])*SIGN([.C138])" office:value-type="float" office:value="-30" calcext:value-type="float">
            <text:p>-30</text:p>
          </table:table-cell>
          <table:table-cell table:style-name="ce253" table:formula="of:=ABS([.C138])" office:value-type="float" office:value="4" calcext:value-type="float">
            <text:p>4</text:p>
          </table:table-cell>
          <table:table-cell table:style-name="ce253" table:formula="of:=GCD(ABS([.AE138]);ABS([.AF138]))" office:value-type="float" office:value="2" calcext:value-type="float">
            <text:p>2</text:p>
          </table:table-cell>
          <table:table-cell table:style-name="ce252" table:formula="of:=[.AE138]/[.AG138]" office:value-type="float" office:value="-15" calcext:value-type="float">
            <text:p>-15</text:p>
          </table:table-cell>
          <table:table-cell table:style-name="ce252" table:formula="of:=[.AF138]/[.AG138]" office:value-type="float" office:value="2" calcext:value-type="float">
            <text:p>2</text:p>
          </table:table-cell>
          <table:table-cell table:style-name="ce287" table:formula="of:=[.AH138]/[.AI138]" office:value-type="float" office:value="-7.5" calcext:value-type="float">
            <text:p>-15/2 </text:p>
          </table:table-cell>
          <table:table-cell table:style-name="ce287" table:formula="of:=IF([.AE138]=0;&quot;0&quot;;(IF([.AE138]=[.AF138];&quot;1&quot;;(IF([.AE138]=-[.AF138];&quot;-1&quot;;IF([.AI138]=1;TEXT([.AH138];10);[.AJ138]))))))" office:value-type="float" office:value="-7.5" calcext:value-type="float">
            <text:p>-15/2 </text:p>
          </table:table-cell>
          <table:table-cell table:style-name="ce336" office:value-type="float" office:value="11" calcext:value-type="float">
            <text:p>11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123079381772947" calcext:value-type="float">
            <text:p>0,123079381772947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4" calcext:value-type="float">
            <text:p>-4</text:p>
          </table:table-cell>
          <table:table-cell table:style-name="ce253" table:formula="of:=[.D138]" office:value-type="float" office:value="5" calcext:value-type="float">
            <text:p>5</text:p>
          </table:table-cell>
          <table:table-cell table:style-name="ce253" table:formula="of:=[.E138]" office:value-type="float" office:value="-20" calcext:value-type="float">
            <text:p>-20</text:p>
          </table:table-cell>
          <table:table-cell table:style-name="ce253" table:formula="of:=[.F138]" office:value-type="string" office:string-value="-4x+5y-20=0" calcext:value-type="string">
            <text:p>-4x+5y-20=0</text:p>
          </table:table-cell>
          <table:table-cell table:style-name="ce260" table:formula="of:=[.G138]" office:value-type="float" office:value="0.8" calcext:value-type="float">
            <text:p><text:s/>4/5 </text:p>
          </table:table-cell>
          <table:table-cell table:style-name="ce260" table:formula="of:=[.H138]" office:value-type="float" office:value="4" calcext:value-type="float">
            <text:p><text:s/>4/1 </text:p>
          </table:table-cell>
          <table:table-cell table:style-name="ce260" table:formula="of:=[.I138]" office:value-type="string" office:string-value="y = 4x/5+4" calcext:value-type="string">
            <text:p>y = 4x/5+4</text:p>
          </table:table-cell>
          <table:table-cell table:style-name="ce253" table:formula="of:=RANK([.A139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9]" office:value-type="float" office:value="-0.133333333333333" calcext:value-type="float">
            <text:p>- 2/15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3" table:formula="of:=-ABS([.C139])*SIGN([.C139]*[.D139])" office:value-type="float" office:value="4" calcext:value-type="float">
            <text:p>4</text:p>
          </table:table-cell>
          <table:table-cell table:style-name="ce253" table:formula="of:=ABS([.D139])" office:value-type="float" office:value="5" calcext:value-type="float">
            <text:p>5</text:p>
          </table:table-cell>
          <table:table-cell table:style-name="ce253" table:formula="of:=GCD(ABS([.Q139]);ABS([.R139]))" office:value-type="float" office:value="1" calcext:value-type="float">
            <text:p>1</text:p>
          </table:table-cell>
          <table:table-cell table:style-name="ce252" table:formula="of:=[.Q139]/[.S139]" office:value-type="float" office:value="4" calcext:value-type="float">
            <text:p>4</text:p>
          </table:table-cell>
          <table:table-cell table:style-name="ce252" table:formula="of:=[.R139]/[.S139]" office:value-type="float" office:value="5" calcext:value-type="float">
            <text:p>5</text:p>
          </table:table-cell>
          <table:table-cell table:style-name="ce287" table:formula="of:=[.T139]/[.U139]" office:value-type="float" office:value="0.8" calcext:value-type="float">
            <text:p><text:s/>4/5 </text:p>
          </table:table-cell>
          <table:table-cell table:style-name="ce287" table:formula="of:=IF([.Q139]=0;&quot;0&quot;;(IF([.Q139]=[.R139];&quot;1&quot;;(IF([.Q139]=-[.R139];&quot;-1&quot;;IF([.U139]=1;TEXT([.T139];10);[.V139]))))))" office:value-type="float" office:value="0.8" calcext:value-type="float">
            <text:p><text:s/>4/5 </text:p>
          </table:table-cell>
          <table:table-cell table:style-name="ce253" table:formula="of:=-ABS([.E139])*SIGN([.D139]*[.E139])+[.O139]" office:value-type="float" office:value="23" calcext:value-type="float">
            <text:p>23</text:p>
          </table:table-cell>
          <table:table-cell table:style-name="ce253" table:formula="of:=ABS([.D139])" office:value-type="float" office:value="5" calcext:value-type="float">
            <text:p>5</text:p>
          </table:table-cell>
          <table:table-cell table:style-name="ce253" table:formula="of:=GCD(ABS([.X139]);ABS([.Y139]))" office:value-type="float" office:value="1" calcext:value-type="float">
            <text:p>1</text:p>
          </table:table-cell>
          <table:table-cell table:style-name="ce252" table:formula="of:=[.X139]/[.Z139]" office:value-type="float" office:value="23" calcext:value-type="float">
            <text:p>23</text:p>
          </table:table-cell>
          <table:table-cell table:style-name="ce252" table:formula="of:=[.Y139]/[.Z139]" office:value-type="float" office:value="5" calcext:value-type="float">
            <text:p>5</text:p>
          </table:table-cell>
          <table:table-cell table:style-name="ce287" table:formula="of:=[.AA139]/[.AB139]" office:value-type="float" office:value="4.6" calcext:value-type="float">
            <text:p>23/5 </text:p>
          </table:table-cell>
          <table:table-cell table:style-name="ce287" table:formula="of:=IF([.X139]=0;&quot;0&quot;;(IF([.X139]=[.Y139];&quot;1&quot;;(IF([.X139]=-[.Y139];&quot;-1&quot;;IF([.AB139]=1;TEXT([.AA139];10);[.AC139]))))))" office:value-type="float" office:value="4.6" calcext:value-type="float">
            <text:p>23/5 </text:p>
          </table:table-cell>
          <table:table-cell table:style-name="ce253" table:formula="of:=[.AF138]" office:value-type="float" office:value="4" calcext:value-type="float">
            <text:p>4</text:p>
          </table:table-cell>
          <table:table-cell table:style-name="ce253" table:formula="of:=[.AE138]" office:value-type="float" office:value="-30" calcext:value-type="float">
            <text:p>-30</text:p>
          </table:table-cell>
          <table:table-cell table:style-name="ce253" table:formula="of:=GCD(ABS([.AE139]);ABS([.AF139]))" office:value-type="float" office:value="2" calcext:value-type="float">
            <text:p>2</text:p>
          </table:table-cell>
          <table:table-cell table:style-name="ce252" table:formula="of:=[.AE139]/[.AG139]" office:value-type="float" office:value="2" calcext:value-type="float">
            <text:p>2</text:p>
          </table:table-cell>
          <table:table-cell table:style-name="ce252" table:formula="of:=[.AF139]/[.AG139]" office:value-type="float" office:value="-15" calcext:value-type="float">
            <text:p>-15</text:p>
          </table:table-cell>
          <table:table-cell table:style-name="ce287" table:formula="of:=[.AH139]/[.AI139]" office:value-type="float" office:value="-0.133333333333333" calcext:value-type="float">
            <text:p>- 2/15</text:p>
          </table:table-cell>
          <table:table-cell table:style-name="ce287" table:formula="of:=IF([.AE139]=0;&quot;0&quot;;(IF([.AE139]=[.AF139];&quot;1&quot;;(IF([.AE139]=-[.AF139];&quot;-1&quot;;IF([.AI139]=1;TEXT([.AH139];10);[.AJ139]))))))" office:value-type="float" office:value="-0.133333333333333" calcext:value-type="float">
            <text:p>- 2/15</text:p>
          </table:table-cell>
          <table:table-cell table:style-name="ce336" office:value-type="float" office:value="12" calcext:value-type="float">
            <text:p>12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264262805111999" calcext:value-type="float">
            <text:p>0,264262805111999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13x+8y+15=0" calcext:value-type="string">
            <text:p>-13x+8y+15=0</text:p>
          </table:table-cell>
          <table:table-cell table:style-name="ce260" table:formula="of:=-[.C140]/[.D140]" office:value-type="float" office:value="1.625" calcext:value-type="float">
            <text:p>13/8 </text:p>
          </table:table-cell>
          <table:table-cell table:style-name="ce260" table:formula="of:=-[.E140]/[.D140]" office:value-type="float" office:value="-1.875" calcext:value-type="float">
            <text:p>-15/8 </text:p>
          </table:table-cell>
          <table:table-cell table:style-name="ce260" table:formula="of:=CONCATENATE(&quot;y = &quot;;IF([.T140]=1;&quot;&quot;;IF([.T140]=-1;&quot;-&quot;;[.T140]));IF([.U140]=1;&quot;x&quot;;&quot;x/&quot;);IF([.U140]=1;&quot;&quot;;[.U140]);IF([.H140]&gt;0;&quot;+&quot;;&quot;-&quot;);ABS([.AA140]);IF([.AB140]=1;&quot;&quot;;&quot;/&quot;);IF([.AB140]=1;&quot;&quot;;[.AB140]))" office:value-type="string" office:string-value="y = 13x/8-15/8" calcext:value-type="string">
            <text:p>y = 13x/8-15/8</text:p>
          </table:table-cell>
          <table:table-cell table:style-name="ce253" table:formula="of:=RANK([.A140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0]" office:value-type="float" office:value="-1.30769230769231" calcext:value-type="float">
            <text:p>-17/13</text:p>
          </table:table-cell>
          <table:table-cell table:style-name="ce269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40])*SIGN([.C140]*[.D140])" office:value-type="float" office:value="13" calcext:value-type="float">
            <text:p>13</text:p>
          </table:table-cell>
          <table:table-cell table:style-name="ce253" table:formula="of:=ABS([.D140])" office:value-type="float" office:value="8" calcext:value-type="float">
            <text:p>8</text:p>
          </table:table-cell>
          <table:table-cell table:style-name="ce253" table:formula="of:=GCD(ABS([.Q140]);ABS([.R140]))" office:value-type="float" office:value="1" calcext:value-type="float">
            <text:p>1</text:p>
          </table:table-cell>
          <table:table-cell table:style-name="ce252" table:formula="of:=[.Q140]/[.S140]" office:value-type="float" office:value="13" calcext:value-type="float">
            <text:p>13</text:p>
          </table:table-cell>
          <table:table-cell table:style-name="ce252" table:formula="of:=[.R140]/[.S140]" office:value-type="float" office:value="8" calcext:value-type="float">
            <text:p>8</text:p>
          </table:table-cell>
          <table:table-cell table:style-name="ce287" table:formula="of:=[.T140]/[.U140]" office:value-type="float" office:value="1.625" calcext:value-type="float">
            <text:p>13/8 </text:p>
          </table:table-cell>
          <table:table-cell table:style-name="ce287" table:formula="of:=IF([.Q140]=0;&quot;0&quot;;(IF([.Q140]=[.R140];&quot;1&quot;;(IF([.Q140]=-[.R140];&quot;-1&quot;;IF([.U140]=1;TEXT([.T140];10);[.V140]))))))" office:value-type="float" office:value="1.625" calcext:value-type="float">
            <text:p>13/8 </text:p>
          </table:table-cell>
          <table:table-cell table:style-name="ce253" table:formula="of:=-ABS([.E140])*SIGN([.D140]*[.E140])" office:value-type="float" office:value="-15" calcext:value-type="float">
            <text:p>-15</text:p>
          </table:table-cell>
          <table:table-cell table:style-name="ce253" table:formula="of:=ABS([.D140])" office:value-type="float" office:value="8" calcext:value-type="float">
            <text:p>8</text:p>
          </table:table-cell>
          <table:table-cell table:style-name="ce253" table:formula="of:=GCD(ABS([.X140]);ABS([.Y140]))" office:value-type="float" office:value="1" calcext:value-type="float">
            <text:p>1</text:p>
          </table:table-cell>
          <table:table-cell table:style-name="ce252" table:formula="of:=[.X140]/[.Z140]" office:value-type="float" office:value="-15" calcext:value-type="float">
            <text:p>-15</text:p>
          </table:table-cell>
          <table:table-cell table:style-name="ce252" table:formula="of:=[.Y140]/[.Z140]" office:value-type="float" office:value="8" calcext:value-type="float">
            <text:p>8</text:p>
          </table:table-cell>
          <table:table-cell table:style-name="ce287" table:formula="of:=[.AA140]/[.AB140]" office:value-type="float" office:value="-1.875" calcext:value-type="float">
            <text:p>-15/8 </text:p>
          </table:table-cell>
          <table:table-cell table:style-name="ce287" table:formula="of:=IF([.X140]=0;&quot;0&quot;;(IF([.X140]=[.Y140];&quot;1&quot;;(IF([.X140]=-[.Y140];&quot;-1&quot;;IF([.AB140]=1;TEXT([.AA140];10);[.AC140]))))))" office:value-type="float" office:value="-1.875" calcext:value-type="float">
            <text:p>-15/8 </text:p>
          </table:table-cell>
          <table:table-cell table:style-name="ce253" table:formula="of:=(-[.D140]*[.M140]-[.E140])*SIGN([.C140])" office:value-type="float" office:value="-17" calcext:value-type="float">
            <text:p>-17</text:p>
          </table:table-cell>
          <table:table-cell table:style-name="ce253" table:formula="of:=ABS([.C140])" office:value-type="float" office:value="13" calcext:value-type="float">
            <text:p>13</text:p>
          </table:table-cell>
          <table:table-cell table:style-name="ce253" table:formula="of:=GCD(ABS([.AE140]);ABS([.AF140]))" office:value-type="float" office:value="1" calcext:value-type="float">
            <text:p>1</text:p>
          </table:table-cell>
          <table:table-cell table:style-name="ce252" table:formula="of:=[.AE140]/[.AG140]" office:value-type="float" office:value="-17" calcext:value-type="float">
            <text:p>-17</text:p>
          </table:table-cell>
          <table:table-cell table:style-name="ce252" table:formula="of:=[.AF140]/[.AG140]" office:value-type="float" office:value="13" calcext:value-type="float">
            <text:p>13</text:p>
          </table:table-cell>
          <table:table-cell table:style-name="ce287" table:formula="of:=[.AH140]/[.AI140]" office:value-type="float" office:value="-1.30769230769231" calcext:value-type="float">
            <text:p>-17/13</text:p>
          </table:table-cell>
          <table:table-cell table:style-name="ce287" table:formula="of:=IF([.AE140]=0;&quot;0&quot;;(IF([.AE140]=[.AF140];&quot;1&quot;;(IF([.AE140]=-[.AF140];&quot;-1&quot;;IF([.AI140]=1;TEXT([.AH140];10);[.AJ140]))))))" office:value-type="float" office:value="-1.30769230769231" calcext:value-type="float">
            <text:p>-17/13</text:p>
          </table:table-cell>
          <table:table-cell table:style-name="ce336" office:value-type="float" office:value="13" calcext:value-type="float">
            <text:p>13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0241003728755477" calcext:value-type="float">
            <text:p>0,024100372875548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13" calcext:value-type="float">
            <text:p>-13</text:p>
          </table:table-cell>
          <table:table-cell table:style-name="ce253" table:formula="of:=[.D140]" office:value-type="float" office:value="8" calcext:value-type="float">
            <text:p>8</text:p>
          </table:table-cell>
          <table:table-cell table:style-name="ce253" table:formula="of:=[.E140]" office:value-type="float" office:value="15" calcext:value-type="float">
            <text:p>15</text:p>
          </table:table-cell>
          <table:table-cell table:style-name="ce253" table:formula="of:=[.F140]" office:value-type="string" office:string-value="-13x+8y+15=0" calcext:value-type="string">
            <text:p>-13x+8y+15=0</text:p>
          </table:table-cell>
          <table:table-cell table:style-name="ce260" table:formula="of:=[.G140]" office:value-type="float" office:value="1.625" calcext:value-type="float">
            <text:p>13/8 </text:p>
          </table:table-cell>
          <table:table-cell table:style-name="ce260" table:formula="of:=[.H140]" office:value-type="float" office:value="-1.875" calcext:value-type="float">
            <text:p>-15/8 </text:p>
          </table:table-cell>
          <table:table-cell table:style-name="ce260" table:formula="of:=[.I140]" office:value-type="string" office:string-value="y = 13x/8-15/8" calcext:value-type="string">
            <text:p>y = 13x/8-15/8</text:p>
          </table:table-cell>
          <table:table-cell table:style-name="ce253" table:formula="of:=RANK([.A141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1]" office:value-type="float" office:value="-0.764705882352941" calcext:value-type="float">
            <text:p>-13/17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5" calcext:value-type="float">
            <text:p>5</text:p>
          </table:table-cell>
          <table:table-cell table:style-name="ce326"/>
          <table:table-cell table:style-name="ce253" table:formula="of:=-ABS([.C141])*SIGN([.C141]*[.D141])" office:value-type="float" office:value="13" calcext:value-type="float">
            <text:p>13</text:p>
          </table:table-cell>
          <table:table-cell table:style-name="ce253" table:formula="of:=ABS([.D141])" office:value-type="float" office:value="8" calcext:value-type="float">
            <text:p>8</text:p>
          </table:table-cell>
          <table:table-cell table:style-name="ce253" table:formula="of:=GCD(ABS([.Q141]);ABS([.R141]))" office:value-type="float" office:value="1" calcext:value-type="float">
            <text:p>1</text:p>
          </table:table-cell>
          <table:table-cell table:style-name="ce252" table:formula="of:=[.Q141]/[.S141]" office:value-type="float" office:value="13" calcext:value-type="float">
            <text:p>13</text:p>
          </table:table-cell>
          <table:table-cell table:style-name="ce252" table:formula="of:=[.R141]/[.S141]" office:value-type="float" office:value="8" calcext:value-type="float">
            <text:p>8</text:p>
          </table:table-cell>
          <table:table-cell table:style-name="ce287" table:formula="of:=[.T141]/[.U141]" office:value-type="float" office:value="1.625" calcext:value-type="float">
            <text:p>13/8 </text:p>
          </table:table-cell>
          <table:table-cell table:style-name="ce287" table:formula="of:=IF([.Q141]=0;&quot;0&quot;;(IF([.Q141]=[.R141];&quot;1&quot;;(IF([.Q141]=-[.R141];&quot;-1&quot;;IF([.U141]=1;TEXT([.T141];10);[.V141]))))))" office:value-type="float" office:value="1.625" calcext:value-type="float">
            <text:p>13/8 </text:p>
          </table:table-cell>
          <table:table-cell table:style-name="ce253" table:formula="of:=-ABS([.E141])*SIGN([.D141]*[.E141])+[.O141]" office:value-type="float" office:value="-10" calcext:value-type="float">
            <text:p>-10</text:p>
          </table:table-cell>
          <table:table-cell table:style-name="ce253" table:formula="of:=ABS([.D141])" office:value-type="float" office:value="8" calcext:value-type="float">
            <text:p>8</text:p>
          </table:table-cell>
          <table:table-cell table:style-name="ce253" table:formula="of:=GCD(ABS([.X141]);ABS([.Y141]))" office:value-type="float" office:value="2" calcext:value-type="float">
            <text:p>2</text:p>
          </table:table-cell>
          <table:table-cell table:style-name="ce252" table:formula="of:=[.X141]/[.Z141]" office:value-type="float" office:value="-5" calcext:value-type="float">
            <text:p>-5</text:p>
          </table:table-cell>
          <table:table-cell table:style-name="ce252" table:formula="of:=[.Y141]/[.Z141]" office:value-type="float" office:value="4" calcext:value-type="float">
            <text:p>4</text:p>
          </table:table-cell>
          <table:table-cell table:style-name="ce287" table:formula="of:=[.AA141]/[.AB141]" office:value-type="float" office:value="-1.25" calcext:value-type="float">
            <text:p>- 5/4 </text:p>
          </table:table-cell>
          <table:table-cell table:style-name="ce287" table:formula="of:=IF([.X141]=0;&quot;0&quot;;(IF([.X141]=[.Y141];&quot;1&quot;;(IF([.X141]=-[.Y141];&quot;-1&quot;;IF([.AB141]=1;TEXT([.AA141];10);[.AC141]))))))" office:value-type="float" office:value="-1.25" calcext:value-type="float">
            <text:p>- 5/4 </text:p>
          </table:table-cell>
          <table:table-cell table:style-name="ce253" table:formula="of:=[.AF140]" office:value-type="float" office:value="13" calcext:value-type="float">
            <text:p>13</text:p>
          </table:table-cell>
          <table:table-cell table:style-name="ce253" table:formula="of:=[.AE140]" office:value-type="float" office:value="-17" calcext:value-type="float">
            <text:p>-17</text:p>
          </table:table-cell>
          <table:table-cell table:style-name="ce253" table:formula="of:=GCD(ABS([.AE141]);ABS([.AF141]))" office:value-type="float" office:value="1" calcext:value-type="float">
            <text:p>1</text:p>
          </table:table-cell>
          <table:table-cell table:style-name="ce252" table:formula="of:=[.AE141]/[.AG141]" office:value-type="float" office:value="13" calcext:value-type="float">
            <text:p>13</text:p>
          </table:table-cell>
          <table:table-cell table:style-name="ce252" table:formula="of:=[.AF141]/[.AG141]" office:value-type="float" office:value="-17" calcext:value-type="float">
            <text:p>-17</text:p>
          </table:table-cell>
          <table:table-cell table:style-name="ce287" table:formula="of:=[.AH141]/[.AI141]" office:value-type="float" office:value="-0.764705882352941" calcext:value-type="float">
            <text:p>-13/17</text:p>
          </table:table-cell>
          <table:table-cell table:style-name="ce287" table:formula="of:=IF([.AE141]=0;&quot;0&quot;;(IF([.AE141]=[.AF141];&quot;1&quot;;(IF([.AE141]=-[.AF141];&quot;-1&quot;;IF([.AI141]=1;TEXT([.AH141];10);[.AJ141]))))))" office:value-type="float" office:value="-0.764705882352941" calcext:value-type="float">
            <text:p>-13/17</text:p>
          </table:table-cell>
          <table:table-cell table:style-name="ce336" office:value-type="float" office:value="14" calcext:value-type="float">
            <text:p>14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892248752647138" calcext:value-type="float">
            <text:p>0,892248752647138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2" calcext:value-type="float">
            <text:p>2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12x+4y+2=0" calcext:value-type="string">
            <text:p>12x+4y+2=0</text:p>
          </table:table-cell>
          <table:table-cell table:style-name="ce260" table:formula="of:=-[.C142]/[.D142]" office:value-type="float" office:value="-3" calcext:value-type="float">
            <text:p>- 3/1 </text:p>
          </table:table-cell>
          <table:table-cell table:style-name="ce260" table:formula="of:=-[.E142]/[.D142]" office:value-type="float" office:value="-0.5" calcext:value-type="float">
            <text:p>- 1/2 </text:p>
          </table:table-cell>
          <table:table-cell table:style-name="ce260" table:formula="of:=CONCATENATE(&quot;y = &quot;;IF([.T142]=1;&quot;&quot;;IF([.T142]=-1;&quot;-&quot;;[.T142]));IF([.U142]=1;&quot;x&quot;;&quot;x/&quot;);IF([.U142]=1;&quot;&quot;;[.U142]);IF([.H142]&gt;0;&quot;+&quot;;&quot;-&quot;);ABS([.AA142]);IF([.AB142]=1;&quot;&quot;;&quot;/&quot;);IF([.AB142]=1;&quot;&quot;;[.AB142]))" office:value-type="string" office:string-value="y = -3x-1/2" calcext:value-type="string">
            <text:p>y = -3x-1/2</text:p>
          </table:table-cell>
          <table:table-cell table:style-name="ce253" table:formula="of:=RANK([.A142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2]" office:value-type="float" office:value="1.5" calcext:value-type="float">
            <text:p><text:s/>3/2 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7" calcext:value-type="float">
            <text:p>-7</text:p>
          </table:table-cell>
          <table:table-cell table:style-name="ce326"/>
          <table:table-cell table:style-name="ce253" table:formula="of:=-ABS([.C142])*SIGN([.C142]*[.D142])" office:value-type="float" office:value="-12" calcext:value-type="float">
            <text:p>-12</text:p>
          </table:table-cell>
          <table:table-cell table:style-name="ce253" table:formula="of:=ABS([.D142])" office:value-type="float" office:value="4" calcext:value-type="float">
            <text:p>4</text:p>
          </table:table-cell>
          <table:table-cell table:style-name="ce253" table:formula="of:=GCD(ABS([.Q142]);ABS([.R142]))" office:value-type="float" office:value="4" calcext:value-type="float">
            <text:p>4</text:p>
          </table:table-cell>
          <table:table-cell table:style-name="ce252" table:formula="of:=[.Q142]/[.S142]" office:value-type="float" office:value="-3" calcext:value-type="float">
            <text:p>-3</text:p>
          </table:table-cell>
          <table:table-cell table:style-name="ce252" table:formula="of:=[.R142]/[.S142]" office:value-type="float" office:value="1" calcext:value-type="float">
            <text:p>1</text:p>
          </table:table-cell>
          <table:table-cell table:style-name="ce287" table:formula="of:=[.T142]/[.U142]" office:value-type="float" office:value="-3" calcext:value-type="float">
            <text:p>- 3/1 </text:p>
          </table:table-cell>
          <table:table-cell table:style-name="ce287" table:formula="of:=IF([.Q142]=0;&quot;0&quot;;(IF([.Q142]=[.R142];&quot;1&quot;;(IF([.Q142]=-[.R142];&quot;-1&quot;;IF([.U142]=1;TEXT([.T142];10);[.V142]))))))" office:value-type="string" office:string-value="-3" calcext:value-type="string">
            <text:p>-3</text:p>
          </table:table-cell>
          <table:table-cell table:style-name="ce253" table:formula="of:=-ABS([.E142])*SIGN([.D142]*[.E142])" office:value-type="float" office:value="-2" calcext:value-type="float">
            <text:p>-2</text:p>
          </table:table-cell>
          <table:table-cell table:style-name="ce253" table:formula="of:=ABS([.D142])" office:value-type="float" office:value="4" calcext:value-type="float">
            <text:p>4</text:p>
          </table:table-cell>
          <table:table-cell table:style-name="ce253" table:formula="of:=GCD(ABS([.X142]);ABS([.Y142]))" office:value-type="float" office:value="2" calcext:value-type="float">
            <text:p>2</text:p>
          </table:table-cell>
          <table:table-cell table:style-name="ce252" table:formula="of:=[.X142]/[.Z142]" office:value-type="float" office:value="-1" calcext:value-type="float">
            <text:p>-1</text:p>
          </table:table-cell>
          <table:table-cell table:style-name="ce252" table:formula="of:=[.Y142]/[.Z142]" office:value-type="float" office:value="2" calcext:value-type="float">
            <text:p>2</text:p>
          </table:table-cell>
          <table:table-cell table:style-name="ce287" table:formula="of:=[.AA142]/[.AB142]" office:value-type="float" office:value="-0.5" calcext:value-type="float">
            <text:p>- 1/2 </text:p>
          </table:table-cell>
          <table:table-cell table:style-name="ce287" table:formula="of:=IF([.X142]=0;&quot;0&quot;;(IF([.X142]=[.Y142];&quot;1&quot;;(IF([.X142]=-[.Y142];&quot;-1&quot;;IF([.AB142]=1;TEXT([.AA142];10);[.AC142]))))))" office:value-type="float" office:value="-0.5" calcext:value-type="float">
            <text:p>- 1/2 </text:p>
          </table:table-cell>
          <table:table-cell table:style-name="ce253" table:formula="of:=(-[.D142]*[.M142]-[.E142])*SIGN([.C142])" office:value-type="float" office:value="18" calcext:value-type="float">
            <text:p>18</text:p>
          </table:table-cell>
          <table:table-cell table:style-name="ce253" table:formula="of:=ABS([.C142])" office:value-type="float" office:value="12" calcext:value-type="float">
            <text:p>12</text:p>
          </table:table-cell>
          <table:table-cell table:style-name="ce253" table:formula="of:=GCD(ABS([.AE142]);ABS([.AF142]))" office:value-type="float" office:value="6" calcext:value-type="float">
            <text:p>6</text:p>
          </table:table-cell>
          <table:table-cell table:style-name="ce252" table:formula="of:=[.AE142]/[.AG142]" office:value-type="float" office:value="3" calcext:value-type="float">
            <text:p>3</text:p>
          </table:table-cell>
          <table:table-cell table:style-name="ce252" table:formula="of:=[.AF142]/[.AG142]" office:value-type="float" office:value="2" calcext:value-type="float">
            <text:p>2</text:p>
          </table:table-cell>
          <table:table-cell table:style-name="ce287" table:formula="of:=[.AH142]/[.AI142]" office:value-type="float" office:value="1.5" calcext:value-type="float">
            <text:p><text:s/>3/2 </text:p>
          </table:table-cell>
          <table:table-cell table:style-name="ce287" table:formula="of:=IF([.AE142]=0;&quot;0&quot;;(IF([.AE142]=[.AF142];&quot;1&quot;;(IF([.AE142]=-[.AF142];&quot;-1&quot;;IF([.AI142]=1;TEXT([.AH142];10);[.AJ142]))))))" office:value-type="float" office:value="1.5" calcext:value-type="float">
            <text:p><text:s/>3/2 </text:p>
          </table:table-cell>
          <table:table-cell table:style-name="ce336" office:value-type="float" office:value="15" calcext:value-type="float">
            <text:p>15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878506553805715" calcext:value-type="float">
            <text:p>0,878506553805715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12" calcext:value-type="float">
            <text:p>12</text:p>
          </table:table-cell>
          <table:table-cell table:style-name="ce253" table:formula="of:=[.D142]" office:value-type="float" office:value="4" calcext:value-type="float">
            <text:p>4</text:p>
          </table:table-cell>
          <table:table-cell table:style-name="ce253" table:formula="of:=[.E142]" office:value-type="float" office:value="2" calcext:value-type="float">
            <text:p>2</text:p>
          </table:table-cell>
          <table:table-cell table:style-name="ce253" table:formula="of:=[.F142]" office:value-type="string" office:string-value="12x+4y+2=0" calcext:value-type="string">
            <text:p>12x+4y+2=0</text:p>
          </table:table-cell>
          <table:table-cell table:style-name="ce260" table:formula="of:=[.G142]" office:value-type="float" office:value="-3" calcext:value-type="float">
            <text:p>- 3/1 </text:p>
          </table:table-cell>
          <table:table-cell table:style-name="ce260" table:formula="of:=[.H142]" office:value-type="float" office:value="-0.5" calcext:value-type="float">
            <text:p>- 1/2 </text:p>
          </table:table-cell>
          <table:table-cell table:style-name="ce260" table:formula="of:=[.I142]" office:value-type="string" office:string-value="y = -3x-1/2" calcext:value-type="string">
            <text:p>y = -3x-1/2</text:p>
          </table:table-cell>
          <table:table-cell table:style-name="ce253" table:formula="of:=RANK([.A143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3]" office:value-type="float" office:value="0.666666666666667" calcext:value-type="float">
            <text:p><text:s/>2/3 </text:p>
          </table:table-cell>
          <table:table-cell table:style-name="ce269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326"/>
          <table:table-cell table:style-name="ce253" table:formula="of:=-ABS([.C143])*SIGN([.C143]*[.D143])" office:value-type="float" office:value="-12" calcext:value-type="float">
            <text:p>-12</text:p>
          </table:table-cell>
          <table:table-cell table:style-name="ce253" table:formula="of:=ABS([.D143])" office:value-type="float" office:value="4" calcext:value-type="float">
            <text:p>4</text:p>
          </table:table-cell>
          <table:table-cell table:style-name="ce253" table:formula="of:=GCD(ABS([.Q143]);ABS([.R143]))" office:value-type="float" office:value="4" calcext:value-type="float">
            <text:p>4</text:p>
          </table:table-cell>
          <table:table-cell table:style-name="ce252" table:formula="of:=[.Q143]/[.S143]" office:value-type="float" office:value="-3" calcext:value-type="float">
            <text:p>-3</text:p>
          </table:table-cell>
          <table:table-cell table:style-name="ce252" table:formula="of:=[.R143]/[.S143]" office:value-type="float" office:value="1" calcext:value-type="float">
            <text:p>1</text:p>
          </table:table-cell>
          <table:table-cell table:style-name="ce287" table:formula="of:=[.T143]/[.U143]" office:value-type="float" office:value="-3" calcext:value-type="float">
            <text:p>- 3/1 </text:p>
          </table:table-cell>
          <table:table-cell table:style-name="ce287" table:formula="of:=IF([.Q143]=0;&quot;0&quot;;(IF([.Q143]=[.R143];&quot;1&quot;;(IF([.Q143]=-[.R143];&quot;-1&quot;;IF([.U143]=1;TEXT([.T143];10);[.V143]))))))" office:value-type="string" office:string-value="-3" calcext:value-type="string">
            <text:p>-3</text:p>
          </table:table-cell>
          <table:table-cell table:style-name="ce253" table:formula="of:=-ABS([.E143])*SIGN([.D143]*[.E143])+[.O143]" office:value-type="float" office:value="0" calcext:value-type="float">
            <text:p>0</text:p>
          </table:table-cell>
          <table:table-cell table:style-name="ce253" table:formula="of:=ABS([.D143])" office:value-type="float" office:value="4" calcext:value-type="float">
            <text:p>4</text:p>
          </table:table-cell>
          <table:table-cell table:style-name="ce253" table:formula="of:=GCD(ABS([.X143]);ABS([.Y143]))" office:value-type="float" office:value="4" calcext:value-type="float">
            <text:p>4</text:p>
          </table:table-cell>
          <table:table-cell table:style-name="ce252" table:formula="of:=[.X143]/[.Z143]" office:value-type="float" office:value="0" calcext:value-type="float">
            <text:p>0</text:p>
          </table:table-cell>
          <table:table-cell table:style-name="ce252" table:formula="of:=[.Y143]/[.Z143]" office:value-type="float" office:value="1" calcext:value-type="float">
            <text:p>1</text:p>
          </table:table-cell>
          <table:table-cell table:style-name="ce287" table:formula="of:=[.AA143]/[.AB143]" office:value-type="float" office:value="0" calcext:value-type="float">
            <text:p><text:s/>0/1 </text:p>
          </table:table-cell>
          <table:table-cell table:style-name="ce287" table:formula="of:=IF([.X143]=0;&quot;0&quot;;(IF([.X143]=[.Y143];&quot;1&quot;;(IF([.X143]=-[.Y143];&quot;-1&quot;;IF([.AB143]=1;TEXT([.AA143];10);[.AC143]))))))" office:value-type="string" office:string-value="0" calcext:value-type="string">
            <text:p>0</text:p>
          </table:table-cell>
          <table:table-cell table:style-name="ce253" table:formula="of:=[.AF142]" office:value-type="float" office:value="12" calcext:value-type="float">
            <text:p>12</text:p>
          </table:table-cell>
          <table:table-cell table:style-name="ce253" table:formula="of:=[.AE142]" office:value-type="float" office:value="18" calcext:value-type="float">
            <text:p>18</text:p>
          </table:table-cell>
          <table:table-cell table:style-name="ce253" table:formula="of:=GCD(ABS([.AE143]);ABS([.AF143]))" office:value-type="float" office:value="6" calcext:value-type="float">
            <text:p>6</text:p>
          </table:table-cell>
          <table:table-cell table:style-name="ce252" table:formula="of:=[.AE143]/[.AG143]" office:value-type="float" office:value="2" calcext:value-type="float">
            <text:p>2</text:p>
          </table:table-cell>
          <table:table-cell table:style-name="ce252" table:formula="of:=[.AF143]/[.AG143]" office:value-type="float" office:value="3" calcext:value-type="float">
            <text:p>3</text:p>
          </table:table-cell>
          <table:table-cell table:style-name="ce287" table:formula="of:=[.AH143]/[.AI143]" office:value-type="float" office:value="0.666666666666667" calcext:value-type="float">
            <text:p><text:s/>2/3 </text:p>
          </table:table-cell>
          <table:table-cell table:style-name="ce287" table:formula="of:=IF([.AE143]=0;&quot;0&quot;;(IF([.AE143]=[.AF143];&quot;1&quot;;(IF([.AE143]=-[.AF143];&quot;-1&quot;;IF([.AI143]=1;TEXT([.AH143];10);[.AJ143]))))))" office:value-type="float" office:value="0.666666666666667" calcext:value-type="float">
            <text:p><text:s/>2/3 </text:p>
          </table:table-cell>
          <table:table-cell table:style-name="ce336" office:value-type="float" office:value="16" calcext:value-type="float">
            <text:p>16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327592286731383" calcext:value-type="float">
            <text:p>0,327592286731383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-19x-14y+18=0" calcext:value-type="string">
            <text:p>-19x-14y+18=0</text:p>
          </table:table-cell>
          <table:table-cell table:style-name="ce260" table:formula="of:=-[.C144]/[.D144]" office:value-type="float" office:value="-1.35714285714286" calcext:value-type="float">
            <text:p>-19/14</text:p>
          </table:table-cell>
          <table:table-cell table:style-name="ce260" table:formula="of:=-[.E144]/[.D144]" office:value-type="float" office:value="1.28571428571429" calcext:value-type="float">
            <text:p><text:s/>9/7 </text:p>
          </table:table-cell>
          <table:table-cell table:style-name="ce260" table:formula="of:=CONCATENATE(&quot;y = &quot;;IF([.T144]=1;&quot;&quot;;IF([.T144]=-1;&quot;-&quot;;[.T144]));IF([.U144]=1;&quot;x&quot;;&quot;x/&quot;);IF([.U144]=1;&quot;&quot;;[.U144]);IF([.H144]&gt;0;&quot;+&quot;;&quot;-&quot;);ABS([.AA144]);IF([.AB144]=1;&quot;&quot;;&quot;/&quot;);IF([.AB144]=1;&quot;&quot;;[.AB144]))" office:value-type="string" office:string-value="y = -19x/14+9/7" calcext:value-type="string">
            <text:p>y = -19x/14+9/7</text:p>
          </table:table-cell>
          <table:table-cell table:style-name="ce253" table:formula="of:=RANK([.A144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4]" office:value-type="string" office:string-value="-2" calcext:value-type="string">
            <text:p>-2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3" calcext:value-type="float">
            <text:p>3</text:p>
          </table:table-cell>
          <table:table-cell table:style-name="ce326"/>
          <table:table-cell table:style-name="ce253" table:formula="of:=-ABS([.C144])*SIGN([.C144]*[.D144])" office:value-type="float" office:value="-19" calcext:value-type="float">
            <text:p>-19</text:p>
          </table:table-cell>
          <table:table-cell table:style-name="ce253" table:formula="of:=ABS([.D144])" office:value-type="float" office:value="14" calcext:value-type="float">
            <text:p>14</text:p>
          </table:table-cell>
          <table:table-cell table:style-name="ce253" table:formula="of:=GCD(ABS([.Q144]);ABS([.R144]))" office:value-type="float" office:value="1" calcext:value-type="float">
            <text:p>1</text:p>
          </table:table-cell>
          <table:table-cell table:style-name="ce252" table:formula="of:=[.Q144]/[.S144]" office:value-type="float" office:value="-19" calcext:value-type="float">
            <text:p>-19</text:p>
          </table:table-cell>
          <table:table-cell table:style-name="ce252" table:formula="of:=[.R144]/[.S144]" office:value-type="float" office:value="14" calcext:value-type="float">
            <text:p>14</text:p>
          </table:table-cell>
          <table:table-cell table:style-name="ce287" table:formula="of:=[.T144]/[.U144]" office:value-type="float" office:value="-1.35714285714286" calcext:value-type="float">
            <text:p>-19/14</text:p>
          </table:table-cell>
          <table:table-cell table:style-name="ce287" table:formula="of:=IF([.Q144]=0;&quot;0&quot;;(IF([.Q144]=[.R144];&quot;1&quot;;(IF([.Q144]=-[.R144];&quot;-1&quot;;IF([.U144]=1;TEXT([.T144];10);[.V144]))))))" office:value-type="float" office:value="-1.35714285714286" calcext:value-type="float">
            <text:p>-19/14</text:p>
          </table:table-cell>
          <table:table-cell table:style-name="ce253" table:formula="of:=-ABS([.E144])*SIGN([.D144]*[.E144])" office:value-type="float" office:value="18" calcext:value-type="float">
            <text:p>18</text:p>
          </table:table-cell>
          <table:table-cell table:style-name="ce253" table:formula="of:=ABS([.D144])" office:value-type="float" office:value="14" calcext:value-type="float">
            <text:p>14</text:p>
          </table:table-cell>
          <table:table-cell table:style-name="ce253" table:formula="of:=GCD(ABS([.X144]);ABS([.Y144]))" office:value-type="float" office:value="2" calcext:value-type="float">
            <text:p>2</text:p>
          </table:table-cell>
          <table:table-cell table:style-name="ce252" table:formula="of:=[.X144]/[.Z144]" office:value-type="float" office:value="9" calcext:value-type="float">
            <text:p>9</text:p>
          </table:table-cell>
          <table:table-cell table:style-name="ce252" table:formula="of:=[.Y144]/[.Z144]" office:value-type="float" office:value="7" calcext:value-type="float">
            <text:p>7</text:p>
          </table:table-cell>
          <table:table-cell table:style-name="ce287" table:formula="of:=[.AA144]/[.AB144]" office:value-type="float" office:value="1.28571428571429" calcext:value-type="float">
            <text:p><text:s/>9/7 </text:p>
          </table:table-cell>
          <table:table-cell table:style-name="ce287" table:formula="of:=IF([.X144]=0;&quot;0&quot;;(IF([.X144]=[.Y144];&quot;1&quot;;(IF([.X144]=-[.Y144];&quot;-1&quot;;IF([.AB144]=1;TEXT([.AA144];10);[.AC144]))))))" office:value-type="float" office:value="1.28571428571429" calcext:value-type="float">
            <text:p><text:s/>9/7 </text:p>
          </table:table-cell>
          <table:table-cell table:style-name="ce253" table:formula="of:=(-[.D144]*[.M144]-[.E144])*SIGN([.C144])" office:value-type="float" office:value="-38" calcext:value-type="float">
            <text:p>-38</text:p>
          </table:table-cell>
          <table:table-cell table:style-name="ce253" table:formula="of:=ABS([.C144])" office:value-type="float" office:value="19" calcext:value-type="float">
            <text:p>19</text:p>
          </table:table-cell>
          <table:table-cell table:style-name="ce253" table:formula="of:=GCD(ABS([.AE144]);ABS([.AF144]))" office:value-type="float" office:value="19" calcext:value-type="float">
            <text:p>19</text:p>
          </table:table-cell>
          <table:table-cell table:style-name="ce252" table:formula="of:=[.AE144]/[.AG144]" office:value-type="float" office:value="-2" calcext:value-type="float">
            <text:p>-2</text:p>
          </table:table-cell>
          <table:table-cell table:style-name="ce252" table:formula="of:=[.AF144]/[.AG144]" office:value-type="float" office:value="1" calcext:value-type="float">
            <text:p>1</text:p>
          </table:table-cell>
          <table:table-cell table:style-name="ce287" table:formula="of:=[.AH144]/[.AI144]" office:value-type="float" office:value="-2" calcext:value-type="float">
            <text:p>- 2/1 </text:p>
          </table:table-cell>
          <table:table-cell table:style-name="ce287" table:formula="of:=IF([.AE144]=0;&quot;0&quot;;(IF([.AE144]=[.AF144];&quot;1&quot;;(IF([.AE144]=-[.AF144];&quot;-1&quot;;IF([.AI144]=1;TEXT([.AH144];10);[.AJ144]))))))" office:value-type="string" office:string-value="-2" calcext:value-type="string">
            <text:p>-2</text:p>
          </table:table-cell>
          <table:table-cell table:style-name="ce336" office:value-type="float" office:value="17" calcext:value-type="float">
            <text:p>17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110957715910687" calcext:value-type="float">
            <text:p>0,110957715910687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-19" calcext:value-type="float">
            <text:p>-19</text:p>
          </table:table-cell>
          <table:table-cell table:style-name="ce253" table:formula="of:=[.D144]" office:value-type="float" office:value="-14" calcext:value-type="float">
            <text:p>-14</text:p>
          </table:table-cell>
          <table:table-cell table:style-name="ce253" table:formula="of:=[.E144]" office:value-type="float" office:value="18" calcext:value-type="float">
            <text:p>18</text:p>
          </table:table-cell>
          <table:table-cell table:style-name="ce253" table:formula="of:=[.F144]" office:value-type="string" office:string-value="-19x-14y+18=0" calcext:value-type="string">
            <text:p>-19x-14y+18=0</text:p>
          </table:table-cell>
          <table:table-cell table:style-name="ce260" table:formula="of:=[.G144]" office:value-type="float" office:value="-1.35714285714286" calcext:value-type="float">
            <text:p>-19/14</text:p>
          </table:table-cell>
          <table:table-cell table:style-name="ce260" table:formula="of:=[.H144]" office:value-type="float" office:value="1.28571428571429" calcext:value-type="float">
            <text:p><text:s/>9/7 </text:p>
          </table:table-cell>
          <table:table-cell table:style-name="ce260" table:formula="of:=[.I144]" office:value-type="string" office:string-value="y = -19x/14+9/7" calcext:value-type="string">
            <text:p>y = -19x/14+9/7</text:p>
          </table:table-cell>
          <table:table-cell table:style-name="ce253" table:formula="of:=RANK([.A145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5]" office:value-type="float" office:value="-0.5" calcext:value-type="float">
            <text:p>- 1/2 </text:p>
          </table:table-cell>
          <table:table-cell table:style-name="ce269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326"/>
          <table:table-cell table:style-name="ce253" table:formula="of:=-ABS([.C145])*SIGN([.C145]*[.D145])" office:value-type="float" office:value="-19" calcext:value-type="float">
            <text:p>-19</text:p>
          </table:table-cell>
          <table:table-cell table:style-name="ce253" table:formula="of:=ABS([.D145])" office:value-type="float" office:value="14" calcext:value-type="float">
            <text:p>14</text:p>
          </table:table-cell>
          <table:table-cell table:style-name="ce253" table:formula="of:=GCD(ABS([.Q145]);ABS([.R145]))" office:value-type="float" office:value="1" calcext:value-type="float">
            <text:p>1</text:p>
          </table:table-cell>
          <table:table-cell table:style-name="ce252" table:formula="of:=[.Q145]/[.S145]" office:value-type="float" office:value="-19" calcext:value-type="float">
            <text:p>-19</text:p>
          </table:table-cell>
          <table:table-cell table:style-name="ce252" table:formula="of:=[.R145]/[.S145]" office:value-type="float" office:value="14" calcext:value-type="float">
            <text:p>14</text:p>
          </table:table-cell>
          <table:table-cell table:style-name="ce287" table:formula="of:=[.T145]/[.U145]" office:value-type="float" office:value="-1.35714285714286" calcext:value-type="float">
            <text:p>-19/14</text:p>
          </table:table-cell>
          <table:table-cell table:style-name="ce287" table:formula="of:=IF([.Q145]=0;&quot;0&quot;;(IF([.Q145]=[.R145];&quot;1&quot;;(IF([.Q145]=-[.R145];&quot;-1&quot;;IF([.U145]=1;TEXT([.T145];10);[.V145]))))))" office:value-type="float" office:value="-1.35714285714286" calcext:value-type="float">
            <text:p>-19/14</text:p>
          </table:table-cell>
          <table:table-cell table:style-name="ce253" table:formula="of:=-ABS([.E145])*SIGN([.D145]*[.E145])+[.O145]" office:value-type="float" office:value="20" calcext:value-type="float">
            <text:p>20</text:p>
          </table:table-cell>
          <table:table-cell table:style-name="ce253" table:formula="of:=ABS([.D145])" office:value-type="float" office:value="14" calcext:value-type="float">
            <text:p>14</text:p>
          </table:table-cell>
          <table:table-cell table:style-name="ce253" table:formula="of:=GCD(ABS([.X145]);ABS([.Y145]))" office:value-type="float" office:value="2" calcext:value-type="float">
            <text:p>2</text:p>
          </table:table-cell>
          <table:table-cell table:style-name="ce252" table:formula="of:=[.X145]/[.Z145]" office:value-type="float" office:value="10" calcext:value-type="float">
            <text:p>10</text:p>
          </table:table-cell>
          <table:table-cell table:style-name="ce252" table:formula="of:=[.Y145]/[.Z145]" office:value-type="float" office:value="7" calcext:value-type="float">
            <text:p>7</text:p>
          </table:table-cell>
          <table:table-cell table:style-name="ce287" table:formula="of:=[.AA145]/[.AB145]" office:value-type="float" office:value="1.42857142857143" calcext:value-type="float">
            <text:p>10/7 </text:p>
          </table:table-cell>
          <table:table-cell table:style-name="ce287" table:formula="of:=IF([.X145]=0;&quot;0&quot;;(IF([.X145]=[.Y145];&quot;1&quot;;(IF([.X145]=-[.Y145];&quot;-1&quot;;IF([.AB145]=1;TEXT([.AA145];10);[.AC145]))))))" office:value-type="float" office:value="1.42857142857143" calcext:value-type="float">
            <text:p>10/7 </text:p>
          </table:table-cell>
          <table:table-cell table:style-name="ce253" table:formula="of:=[.AF144]" office:value-type="float" office:value="19" calcext:value-type="float">
            <text:p>19</text:p>
          </table:table-cell>
          <table:table-cell table:style-name="ce253" table:formula="of:=[.AE144]" office:value-type="float" office:value="-38" calcext:value-type="float">
            <text:p>-38</text:p>
          </table:table-cell>
          <table:table-cell table:style-name="ce253" table:formula="of:=GCD(ABS([.AE145]);ABS([.AF145]))" office:value-type="float" office:value="19" calcext:value-type="float">
            <text:p>19</text:p>
          </table:table-cell>
          <table:table-cell table:style-name="ce252" table:formula="of:=[.AE145]/[.AG145]" office:value-type="float" office:value="1" calcext:value-type="float">
            <text:p>1</text:p>
          </table:table-cell>
          <table:table-cell table:style-name="ce252" table:formula="of:=[.AF145]/[.AG145]" office:value-type="float" office:value="-2" calcext:value-type="float">
            <text:p>-2</text:p>
          </table:table-cell>
          <table:table-cell table:style-name="ce287" table:formula="of:=[.AH145]/[.AI145]" office:value-type="float" office:value="-0.5" calcext:value-type="float">
            <text:p>- 1/2 </text:p>
          </table:table-cell>
          <table:table-cell table:style-name="ce287" table:formula="of:=IF([.AE145]=0;&quot;0&quot;;(IF([.AE145]=[.AF145];&quot;1&quot;;(IF([.AE145]=-[.AF145];&quot;-1&quot;;IF([.AI145]=1;TEXT([.AH145];10);[.AJ145]))))))" office:value-type="float" office:value="-0.5" calcext:value-type="float">
            <text:p>- 1/2 </text:p>
          </table:table-cell>
          <table:table-cell table:style-name="ce336" office:value-type="float" office:value="18" calcext:value-type="float">
            <text:p>18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675233869629094" calcext:value-type="float">
            <text:p>0,675233869629094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17x+15y-7=0" calcext:value-type="string">
            <text:p>17x+15y-7=0</text:p>
          </table:table-cell>
          <table:table-cell table:style-name="ce260" table:formula="of:=-[.C146]/[.D146]" office:value-type="float" office:value="-1.13333333333333" calcext:value-type="float">
            <text:p>-17/15</text:p>
          </table:table-cell>
          <table:table-cell table:style-name="ce260" table:formula="of:=-[.E146]/[.D146]" office:value-type="float" office:value="0.466666666666667" calcext:value-type="float">
            <text:p><text:s/>7/15</text:p>
          </table:table-cell>
          <table:table-cell table:style-name="ce260" table:formula="of:=CONCATENATE(&quot;y = &quot;;IF([.T146]=1;&quot;&quot;;IF([.T146]=-1;&quot;-&quot;;[.T146]));IF([.U146]=1;&quot;x&quot;;&quot;x/&quot;);IF([.U146]=1;&quot;&quot;;[.U146]);IF([.H146]&gt;0;&quot;+&quot;;&quot;-&quot;);ABS([.AA146]);IF([.AB146]=1;&quot;&quot;;&quot;/&quot;);IF([.AB146]=1;&quot;&quot;;[.AB146]))" office:value-type="string" office:string-value="y = -17x/15+7/15" calcext:value-type="string">
            <text:p>y = -17x/15+7/15</text:p>
          </table:table-cell>
          <table:table-cell table:style-name="ce253" table:formula="of:=RANK([.A146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6]" office:value-type="float" office:value="3.05882352941176" calcext:value-type="float">
            <text:p>52/17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46])*SIGN([.C146]*[.D146])" office:value-type="float" office:value="-17" calcext:value-type="float">
            <text:p>-17</text:p>
          </table:table-cell>
          <table:table-cell table:style-name="ce253" table:formula="of:=ABS([.D146])" office:value-type="float" office:value="15" calcext:value-type="float">
            <text:p>15</text:p>
          </table:table-cell>
          <table:table-cell table:style-name="ce253" table:formula="of:=GCD(ABS([.Q146]);ABS([.R146]))" office:value-type="float" office:value="1" calcext:value-type="float">
            <text:p>1</text:p>
          </table:table-cell>
          <table:table-cell table:style-name="ce252" table:formula="of:=[.Q146]/[.S146]" office:value-type="float" office:value="-17" calcext:value-type="float">
            <text:p>-17</text:p>
          </table:table-cell>
          <table:table-cell table:style-name="ce252" table:formula="of:=[.R146]/[.S146]" office:value-type="float" office:value="15" calcext:value-type="float">
            <text:p>15</text:p>
          </table:table-cell>
          <table:table-cell table:style-name="ce287" table:formula="of:=[.T146]/[.U146]" office:value-type="float" office:value="-1.13333333333333" calcext:value-type="float">
            <text:p>-17/15</text:p>
          </table:table-cell>
          <table:table-cell table:style-name="ce287" table:formula="of:=IF([.Q146]=0;&quot;0&quot;;(IF([.Q146]=[.R146];&quot;1&quot;;(IF([.Q146]=-[.R146];&quot;-1&quot;;IF([.U146]=1;TEXT([.T146];10);[.V146]))))))" office:value-type="float" office:value="-1.13333333333333" calcext:value-type="float">
            <text:p>-17/15</text:p>
          </table:table-cell>
          <table:table-cell table:style-name="ce253" table:formula="of:=-ABS([.E146])*SIGN([.D146]*[.E146])" office:value-type="float" office:value="7" calcext:value-type="float">
            <text:p>7</text:p>
          </table:table-cell>
          <table:table-cell table:style-name="ce253" table:formula="of:=ABS([.D146])" office:value-type="float" office:value="15" calcext:value-type="float">
            <text:p>15</text:p>
          </table:table-cell>
          <table:table-cell table:style-name="ce253" table:formula="of:=GCD(ABS([.X146]);ABS([.Y146]))" office:value-type="float" office:value="1" calcext:value-type="float">
            <text:p>1</text:p>
          </table:table-cell>
          <table:table-cell table:style-name="ce252" table:formula="of:=[.X146]/[.Z146]" office:value-type="float" office:value="7" calcext:value-type="float">
            <text:p>7</text:p>
          </table:table-cell>
          <table:table-cell table:style-name="ce252" table:formula="of:=[.Y146]/[.Z146]" office:value-type="float" office:value="15" calcext:value-type="float">
            <text:p>15</text:p>
          </table:table-cell>
          <table:table-cell table:style-name="ce287" table:formula="of:=[.AA146]/[.AB146]" office:value-type="float" office:value="0.466666666666667" calcext:value-type="float">
            <text:p><text:s/>7/15</text:p>
          </table:table-cell>
          <table:table-cell table:style-name="ce287" table:formula="of:=IF([.X146]=0;&quot;0&quot;;(IF([.X146]=[.Y146];&quot;1&quot;;(IF([.X146]=-[.Y146];&quot;-1&quot;;IF([.AB146]=1;TEXT([.AA146];10);[.AC146]))))))" office:value-type="float" office:value="0.466666666666667" calcext:value-type="float">
            <text:p><text:s/>7/15</text:p>
          </table:table-cell>
          <table:table-cell table:style-name="ce253" table:formula="of:=(-[.D146]*[.M146]-[.E146])*SIGN([.C146])" office:value-type="float" office:value="52" calcext:value-type="float">
            <text:p>52</text:p>
          </table:table-cell>
          <table:table-cell table:style-name="ce253" table:formula="of:=ABS([.C146])" office:value-type="float" office:value="17" calcext:value-type="float">
            <text:p>17</text:p>
          </table:table-cell>
          <table:table-cell table:style-name="ce253" table:formula="of:=GCD(ABS([.AE146]);ABS([.AF146]))" office:value-type="float" office:value="1" calcext:value-type="float">
            <text:p>1</text:p>
          </table:table-cell>
          <table:table-cell table:style-name="ce252" table:formula="of:=[.AE146]/[.AG146]" office:value-type="float" office:value="52" calcext:value-type="float">
            <text:p>52</text:p>
          </table:table-cell>
          <table:table-cell table:style-name="ce252" table:formula="of:=[.AF146]/[.AG146]" office:value-type="float" office:value="17" calcext:value-type="float">
            <text:p>17</text:p>
          </table:table-cell>
          <table:table-cell table:style-name="ce287" table:formula="of:=[.AH146]/[.AI146]" office:value-type="float" office:value="3.05882352941176" calcext:value-type="float">
            <text:p>52/17</text:p>
          </table:table-cell>
          <table:table-cell table:style-name="ce287" table:formula="of:=IF([.AE146]=0;&quot;0&quot;;(IF([.AE146]=[.AF146];&quot;1&quot;;(IF([.AE146]=-[.AF146];&quot;-1&quot;;IF([.AI146]=1;TEXT([.AH146];10);[.AJ146]))))))" office:value-type="float" office:value="3.05882352941176" calcext:value-type="float">
            <text:p>52/17</text:p>
          </table:table-cell>
          <table:table-cell table:style-name="ce336" office:value-type="float" office:value="19" calcext:value-type="float">
            <text:p>19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53706182742858" calcext:value-type="float">
            <text:p>0,53706182742858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17" calcext:value-type="float">
            <text:p>17</text:p>
          </table:table-cell>
          <table:table-cell table:style-name="ce253" table:formula="of:=[.D146]" office:value-type="float" office:value="15" calcext:value-type="float">
            <text:p>15</text:p>
          </table:table-cell>
          <table:table-cell table:style-name="ce253" table:formula="of:=[.E146]" office:value-type="float" office:value="-7" calcext:value-type="float">
            <text:p>-7</text:p>
          </table:table-cell>
          <table:table-cell table:style-name="ce253" table:formula="of:=[.F146]" office:value-type="string" office:string-value="17x+15y-7=0" calcext:value-type="string">
            <text:p>17x+15y-7=0</text:p>
          </table:table-cell>
          <table:table-cell table:style-name="ce260" table:formula="of:=[.G146]" office:value-type="float" office:value="-1.13333333333333" calcext:value-type="float">
            <text:p>-17/15</text:p>
          </table:table-cell>
          <table:table-cell table:style-name="ce260" table:formula="of:=[.H146]" office:value-type="float" office:value="0.466666666666667" calcext:value-type="float">
            <text:p><text:s/>7/15</text:p>
          </table:table-cell>
          <table:table-cell table:style-name="ce260" table:formula="of:=[.I146]" office:value-type="string" office:string-value="y = -17x/15+7/15" calcext:value-type="string">
            <text:p>y = -17x/15+7/15</text:p>
          </table:table-cell>
          <table:table-cell table:style-name="ce253" table:formula="of:=RANK([.A147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7]" office:value-type="float" office:value="0.326923076923077" calcext:value-type="float">
            <text:p>17/52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326"/>
          <table:table-cell table:style-name="ce253" table:formula="of:=-ABS([.C147])*SIGN([.C147]*[.D147])" office:value-type="float" office:value="-17" calcext:value-type="float">
            <text:p>-17</text:p>
          </table:table-cell>
          <table:table-cell table:style-name="ce253" table:formula="of:=ABS([.D147])" office:value-type="float" office:value="15" calcext:value-type="float">
            <text:p>15</text:p>
          </table:table-cell>
          <table:table-cell table:style-name="ce253" table:formula="of:=GCD(ABS([.Q147]);ABS([.R147]))" office:value-type="float" office:value="1" calcext:value-type="float">
            <text:p>1</text:p>
          </table:table-cell>
          <table:table-cell table:style-name="ce252" table:formula="of:=[.Q147]/[.S147]" office:value-type="float" office:value="-17" calcext:value-type="float">
            <text:p>-17</text:p>
          </table:table-cell>
          <table:table-cell table:style-name="ce252" table:formula="of:=[.R147]/[.S147]" office:value-type="float" office:value="15" calcext:value-type="float">
            <text:p>15</text:p>
          </table:table-cell>
          <table:table-cell table:style-name="ce287" table:formula="of:=[.T147]/[.U147]" office:value-type="float" office:value="-1.13333333333333" calcext:value-type="float">
            <text:p>-17/15</text:p>
          </table:table-cell>
          <table:table-cell table:style-name="ce287" table:formula="of:=IF([.Q147]=0;&quot;0&quot;;(IF([.Q147]=[.R147];&quot;1&quot;;(IF([.Q147]=-[.R147];&quot;-1&quot;;IF([.U147]=1;TEXT([.T147];10);[.V147]))))))" office:value-type="float" office:value="-1.13333333333333" calcext:value-type="float">
            <text:p>-17/15</text:p>
          </table:table-cell>
          <table:table-cell table:style-name="ce253" table:formula="of:=-ABS([.E147])*SIGN([.D147]*[.E147])+[.O147]" office:value-type="float" office:value="17" calcext:value-type="float">
            <text:p>17</text:p>
          </table:table-cell>
          <table:table-cell table:style-name="ce253" table:formula="of:=ABS([.D147])" office:value-type="float" office:value="15" calcext:value-type="float">
            <text:p>15</text:p>
          </table:table-cell>
          <table:table-cell table:style-name="ce253" table:formula="of:=GCD(ABS([.X147]);ABS([.Y147]))" office:value-type="float" office:value="1" calcext:value-type="float">
            <text:p>1</text:p>
          </table:table-cell>
          <table:table-cell table:style-name="ce252" table:formula="of:=[.X147]/[.Z147]" office:value-type="float" office:value="17" calcext:value-type="float">
            <text:p>17</text:p>
          </table:table-cell>
          <table:table-cell table:style-name="ce252" table:formula="of:=[.Y147]/[.Z147]" office:value-type="float" office:value="15" calcext:value-type="float">
            <text:p>15</text:p>
          </table:table-cell>
          <table:table-cell table:style-name="ce287" table:formula="of:=[.AA147]/[.AB147]" office:value-type="float" office:value="1.13333333333333" calcext:value-type="float">
            <text:p>17/15</text:p>
          </table:table-cell>
          <table:table-cell table:style-name="ce287" table:formula="of:=IF([.X147]=0;&quot;0&quot;;(IF([.X147]=[.Y147];&quot;1&quot;;(IF([.X147]=-[.Y147];&quot;-1&quot;;IF([.AB147]=1;TEXT([.AA147];10);[.AC147]))))))" office:value-type="float" office:value="1.13333333333333" calcext:value-type="float">
            <text:p>17/15</text:p>
          </table:table-cell>
          <table:table-cell table:style-name="ce253" table:formula="of:=[.AF146]" office:value-type="float" office:value="17" calcext:value-type="float">
            <text:p>17</text:p>
          </table:table-cell>
          <table:table-cell table:style-name="ce253" table:formula="of:=[.AE146]" office:value-type="float" office:value="52" calcext:value-type="float">
            <text:p>52</text:p>
          </table:table-cell>
          <table:table-cell table:style-name="ce253" table:formula="of:=GCD(ABS([.AE147]);ABS([.AF147]))" office:value-type="float" office:value="1" calcext:value-type="float">
            <text:p>1</text:p>
          </table:table-cell>
          <table:table-cell table:style-name="ce252" table:formula="of:=[.AE147]/[.AG147]" office:value-type="float" office:value="17" calcext:value-type="float">
            <text:p>17</text:p>
          </table:table-cell>
          <table:table-cell table:style-name="ce252" table:formula="of:=[.AF147]/[.AG147]" office:value-type="float" office:value="52" calcext:value-type="float">
            <text:p>52</text:p>
          </table:table-cell>
          <table:table-cell table:style-name="ce287" table:formula="of:=[.AH147]/[.AI147]" office:value-type="float" office:value="0.326923076923077" calcext:value-type="float">
            <text:p>17/52</text:p>
          </table:table-cell>
          <table:table-cell table:style-name="ce287" table:formula="of:=IF([.AE147]=0;&quot;0&quot;;(IF([.AE147]=[.AF147];&quot;1&quot;;(IF([.AE147]=-[.AF147];&quot;-1&quot;;IF([.AI147]=1;TEXT([.AH147];10);[.AJ147]))))))" office:value-type="float" office:value="0.326923076923077" calcext:value-type="float">
            <text:p>17/52</text:p>
          </table:table-cell>
          <table:table-cell table:style-name="ce336" office:value-type="float" office:value="20" calcext:value-type="float">
            <text:p>20</text:p>
          </table:table-cell>
          <table:table-cell table:number-columns-repeated="975"/>
          <table:table-cell table:style-name="ce273"/>
          <table:table-cell table:number-columns-repeated="9"/>
          <table:table-cell table:style-name="ce290"/>
        </table:table-row>
        <table:table-row table:style-name="ro5">
          <table:table-cell table:style-name="ce246" office:value-type="string" calcext:value-type="string">
            <text:p>Aléatoire</text:p>
          </table:table-cell>
          <table:table-cell table:style-name="ce246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46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46" office:value-type="string" calcext:value-type="string">
            <text:p>Réduite</text:p>
          </table:table-cell>
          <table:table-cell table:number-columns-repeated="2" table:style-name="ce246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Default"/>
          <table:table-cell table:style-name="ce326"/>
          <table:table-cell table:style-name="ce246" office:value-type="string" calcext:value-type="string">
            <text:p>Num m</text:p>
          </table:table-cell>
          <table:table-cell table:style-name="ce246" office:value-type="string" calcext:value-type="string">
            <text:p>Dénom m</text:p>
          </table:table-cell>
          <table:table-cell table:style-name="ce246" office:value-type="string" calcext:value-type="string">
            <text:p>PGCD</text:p>
          </table:table-cell>
          <table:table-cell table:style-name="ce246" office:value-type="string" calcext:value-type="string">
            <text:p>Num m</text:p>
          </table:table-cell>
          <table:table-cell table:style-name="ce246" office:value-type="string" calcext:value-type="string">
            <text:p>Dénom m</text:p>
          </table:table-cell>
          <table:table-cell table:number-columns-repeated="2" table:style-name="ce246" office:value-type="string" calcext:value-type="string">
            <text:p>Fraction</text:p>
          </table:table-cell>
          <table:table-cell table:style-name="ce246" office:value-type="string" calcext:value-type="string">
            <text:p>Num p</text:p>
          </table:table-cell>
          <table:table-cell table:style-name="ce246" office:value-type="string" calcext:value-type="string">
            <text:p>Dénom p</text:p>
          </table:table-cell>
          <table:table-cell table:style-name="ce246" office:value-type="string" calcext:value-type="string">
            <text:p>PGCD</text:p>
          </table:table-cell>
          <table:table-cell table:style-name="ce246" office:value-type="string" calcext:value-type="string">
            <text:p>Num p</text:p>
          </table:table-cell>
          <table:table-cell table:style-name="ce246" office:value-type="string" calcext:value-type="string">
            <text:p>Dénom p</text:p>
          </table:table-cell>
          <table:table-cell table:number-columns-repeated="2" table:style-name="ce246" office:value-type="string" calcext:value-type="string">
            <text:p>Fraction</text:p>
          </table:table-cell>
          <table:table-cell table:style-name="ce246" office:value-type="string" calcext:value-type="string">
            <text:p>Num y</text:p>
          </table:table-cell>
          <table:table-cell table:style-name="ce246" office:value-type="string" calcext:value-type="string">
            <text:p>Dénom y</text:p>
          </table:table-cell>
          <table:table-cell table:style-name="ce246" office:value-type="string" calcext:value-type="string">
            <text:p>PGCD</text:p>
          </table:table-cell>
          <table:table-cell table:style-name="ce246" office:value-type="string" calcext:value-type="string">
            <text:p>Num y</text:p>
          </table:table-cell>
          <table:table-cell table:style-name="ce246" office:value-type="string" calcext:value-type="string">
            <text:p>Dénom y</text:p>
          </table:table-cell>
          <table:table-cell table:number-columns-repeated="2" table:style-name="ce246" office:value-type="string" calcext:value-type="string">
            <text:p>Fraction</text:p>
          </table:table-cell>
          <table:table-cell table:number-columns-repeated="987"/>
        </table:table-row>
        <table:table-row table:style-name="ro5">
          <table:table-cell table:number-columns-repeated="9"/>
          <table:table-cell table:style-name="ce246" office:value-type="string" calcext:value-type="string">
            <text:p>droite</text:p>
          </table:table-cell>
          <table:table-cell table:number-columns-repeated="4"/>
          <table:table-cell table:style-name="Default"/>
          <table:table-cell table:style-name="ce326"/>
          <table:table-cell table:style-name="Default" table:number-columns-repeated="3"/>
          <table:table-cell table:number-columns-repeated="4" table:style-name="ce246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46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46" office:value-type="string" calcext:value-type="string">
            <text:p>simp</text:p>
          </table:table-cell>
          <table:table-cell table:number-columns-repeated="987"/>
        </table:table-row>
        <table:table-row table:style-name="ro5">
          <table:table-cell table:number-columns-repeated="11"/>
          <table:table-cell table:style-name="ce234" table:formula="of:=[.L128]" office:value-type="string" office:string-value="7" calcext:value-type="string">
            <text:p>7</text:p>
          </table:table-cell>
          <table:table-cell table:formula="of:=[.G128]*[.L150]+[.H128]" office:value-type="float" office:value="-8.00000000000002" calcext:value-type="float">
            <text:p>-8,00000000000002</text:p>
          </table:table-cell>
          <table:table-cell table:formula="of:=[.M128]" office:value-type="float" office:value="-8" calcext:value-type="float">
            <text:p>-8</text:p>
          </table:table-cell>
          <table:table-cell/>
          <table:table-cell table:style-name="ce243"/>
          <table:table-cell table:number-columns-repeated="1008"/>
        </table:table-row>
        <table:table-row table:style-name="ro5">
          <table:table-cell table:number-columns-repeated="11"/>
          <table:table-cell table:style-name="ce234" table:formula="of:=[.L129]" office:value-type="float" office:value="0.142857142857143" calcext:value-type="float">
            <text:p><text:s/>1/7 </text:p>
          </table:table-cell>
          <table:table-cell table:formula="of:=[.G129]*[.L151]+[.H129]" office:value-type="float" office:value="3.42857142857143" calcext:value-type="float">
            <text:p>3,42857142857143</text:p>
          </table:table-cell>
          <table:table-cell table:formula="of:=[.M129]" office:value-type="float" office:value="6" calcext:value-type="float">
            <text:p>6</text:p>
          </table:table-cell>
          <table:table-cell/>
          <table:table-cell table:style-name="ce243"/>
          <table:table-cell table:style-name="ce246" office:value-type="string" calcext:value-type="string" table:number-columns-spanned="7" table:number-rows-spanned="1">
            <text:p>Equation droite</text:p>
          </table:table-cell>
          <table:covered-table-cell table:number-columns-repeated="6"/>
          <table:table-cell table:number-columns-repeated="1001"/>
        </table:table-row>
        <table:table-row table:style-name="ro5">
          <table:table-cell table:number-columns-repeated="11"/>
          <table:table-cell table:style-name="ce234" table:formula="of:=[.L130]" office:value-type="float" office:value="-47.5" calcext:value-type="float">
            <text:p>-95/2 </text:p>
          </table:table-cell>
          <table:table-cell table:formula="of:=[.G130]*[.L152]+[.H130]" office:value-type="float" office:value="7.00000000000001" calcext:value-type="float">
            <text:p>7,00000000000001</text:p>
          </table:table-cell>
          <table:table-cell table:formula="of:=[.M130]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1]" office:value-type="float" office:value="-0.0210526315789474" calcext:value-type="float">
            <text:p>- 2/95</text:p>
          </table:table-cell>
          <table:table-cell table:formula="of:=[.G131]*[.L153]+[.H131]" office:value-type="float" office:value="-0.304453441295547" calcext:value-type="float">
            <text:p>-0,304453441295547</text:p>
          </table:table-cell>
          <table:table-cell table:formula="of:=[.M131]" office:value-type="float" office:value="-8" calcext:value-type="float">
            <text:p>-8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2]" office:value-type="float" office:value="-38.5" calcext:value-type="float">
            <text:p>-77/2 </text:p>
          </table:table-cell>
          <table:table-cell table:formula="of:=[.G132]*[.L154]+[.H132]" office:value-type="float" office:value="7.99999999999999" calcext:value-type="float">
            <text:p>7,99999999999999</text:p>
          </table:table-cell>
          <table:table-cell table:formula="of:=[.M132]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3]" office:value-type="float" office:value="-0.025974025974026" calcext:value-type="float">
            <text:p>- 2/77</text:p>
          </table:table-cell>
          <table:table-cell table:formula="of:=[.G133]*[.L155]+[.H133]" office:value-type="float" office:value="-0.54978354978355" calcext:value-type="float">
            <text:p>-0,54978354978355</text:p>
          </table:table-cell>
          <table:table-cell table:formula="of:=[.M133]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4]" office:value-type="float" office:value="0.857142857142857" calcext:value-type="float">
            <text:p><text:s/>6/7 </text:p>
          </table:table-cell>
          <table:table-cell table:formula="of:=[.G134]*[.L156]+[.H134]" office:value-type="float" office:value="6" calcext:value-type="float">
            <text:p>6</text:p>
          </table:table-cell>
          <table:table-cell table:formula="of:=[.M134]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5]" office:value-type="float" office:value="1.16666666666667" calcext:value-type="float">
            <text:p><text:s/>7/6 </text:p>
          </table:table-cell>
          <table:table-cell table:formula="of:=[.G135]*[.L157]+[.H135]" office:value-type="float" office:value="4.91666666666665" calcext:value-type="float">
            <text:p>4,91666666666665</text:p>
          </table:table-cell>
          <table:table-cell table:formula="of:=[.M135]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6]" office:value-type="float" office:value="-3.53846153846154" calcext:value-type="float">
            <text:p>-46/13</text:p>
          </table:table-cell>
          <table:table-cell table:formula="of:=[.G136]*[.L158]+[.H136]" office:value-type="float" office:value="-3" calcext:value-type="float">
            <text:p>-3</text:p>
          </table:table-cell>
          <table:table-cell table:formula="of:=[.M136]" office:value-type="float" office:value="-3" calcext:value-type="float">
            <text:p>-3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7]" office:value-type="float" office:value="-0.282608695652174" calcext:value-type="float">
            <text:p>-13/46</text:p>
          </table:table-cell>
          <table:table-cell table:formula="of:=[.G137]*[.L159]+[.H137]" office:value-type="float" office:value="-0.648550724637681" calcext:value-type="float">
            <text:p>-0,648550724637681</text:p>
          </table:table-cell>
          <table:table-cell table:formula="of:=[.M137]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8]" office:value-type="float" office:value="-7.5" calcext:value-type="float">
            <text:p>-15/2 </text:p>
          </table:table-cell>
          <table:table-cell table:formula="of:=[.G138]*[.L160]+[.H138]" office:value-type="float" office:value="-2" calcext:value-type="float">
            <text:p>-2</text:p>
          </table:table-cell>
          <table:table-cell table:formula="of:=[.M138]" office:value-type="float" office:value="-2" calcext:value-type="float">
            <text:p>-2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9]" office:value-type="float" office:value="-0.133333333333333" calcext:value-type="float">
            <text:p>- 2/15</text:p>
          </table:table-cell>
          <table:table-cell table:formula="of:=[.G139]*[.L161]+[.H139]" office:value-type="float" office:value="3.89333333333333" calcext:value-type="float">
            <text:p>3,89333333333333</text:p>
          </table:table-cell>
          <table:table-cell table:formula="of:=[.M139]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0]" office:value-type="float" office:value="-1.30769230769231" calcext:value-type="float">
            <text:p>-17/13</text:p>
          </table:table-cell>
          <table:table-cell table:formula="of:=[.G140]*[.L162]+[.H140]" office:value-type="float" office:value="-4" calcext:value-type="float">
            <text:p>-4</text:p>
          </table:table-cell>
          <table:table-cell table:formula="of:=[.M140]" office:value-type="float" office:value="-4" calcext:value-type="float">
            <text:p>-4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1]" office:value-type="float" office:value="-0.764705882352941" calcext:value-type="float">
            <text:p>-13/17</text:p>
          </table:table-cell>
          <table:table-cell table:formula="of:=[.G141]*[.L163]+[.H141]" office:value-type="float" office:value="-3.11764705882353" calcext:value-type="float">
            <text:p>-3,11764705882353</text:p>
          </table:table-cell>
          <table:table-cell table:formula="of:=[.M141]" office:value-type="float" office:value="-5" calcext:value-type="float">
            <text:p>-5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2]" office:value-type="float" office:value="1.5" calcext:value-type="float">
            <text:p><text:s/>3/2 </text:p>
          </table:table-cell>
          <table:table-cell table:formula="of:=[.G142]*[.L164]+[.H142]" office:value-type="float" office:value="-5" calcext:value-type="float">
            <text:p>-5</text:p>
          </table:table-cell>
          <table:table-cell table:formula="of:=[.M142]" office:value-type="float" office:value="-5" calcext:value-type="float">
            <text:p>-5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3]" office:value-type="float" office:value="0.666666666666667" calcext:value-type="float">
            <text:p><text:s/>2/3 </text:p>
          </table:table-cell>
          <table:table-cell table:formula="of:=[.G143]*[.L165]+[.H143]" office:value-type="float" office:value="-2.5" calcext:value-type="float">
            <text:p>-2,5</text:p>
          </table:table-cell>
          <table:table-cell table:formula="of:=[.M143]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4]" office:value-type="string" office:string-value="-2" calcext:value-type="string">
            <text:p>-2</text:p>
          </table:table-cell>
          <table:table-cell table:formula="of:=[.G144]*[.L166]+[.H144]" office:value-type="float" office:value="4.00000000000001" calcext:value-type="float">
            <text:p>4,00000000000001</text:p>
          </table:table-cell>
          <table:table-cell table:formula="of:=[.M144]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5]" office:value-type="float" office:value="-0.5" calcext:value-type="float">
            <text:p>- 1/2 </text:p>
          </table:table-cell>
          <table:table-cell table:formula="of:=[.G145]*[.L167]+[.H145]" office:value-type="float" office:value="1.96428571428572" calcext:value-type="float">
            <text:p>1,96428571428572</text:p>
          </table:table-cell>
          <table:table-cell table:formula="of:=[.M145]" office:value-type="float" office:value="-7" calcext:value-type="float">
            <text:p>-7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6]" office:value-type="float" office:value="3.05882352941176" calcext:value-type="float">
            <text:p>52/17</text:p>
          </table:table-cell>
          <table:table-cell table:formula="of:=[.G146]*[.L168]+[.H146]" office:value-type="float" office:value="-2.99999999999998" calcext:value-type="float">
            <text:p>-2,99999999999998</text:p>
          </table:table-cell>
          <table:table-cell table:formula="of:=[.M146]" office:value-type="float" office:value="-3" calcext:value-type="float">
            <text:p>-3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7]" office:value-type="float" office:value="0.326923076923077" calcext:value-type="float">
            <text:p>17/52</text:p>
          </table:table-cell>
          <table:table-cell table:formula="of:=[.G147]*[.L169]+[.H147]" office:value-type="float" office:value="0.0961538461538475" calcext:value-type="float">
            <text:p>0,096153846153848</text:p>
          </table:table-cell>
          <table:table-cell table:formula="of:=[.M147]" office:value-type="float" office:value="-3" calcext:value-type="float">
            <text:p>-3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/>
          <table:table-cell table:number-columns-repeated="1012"/>
        </table:table-row>
        <table:table-row table:style-name="ro5" table:number-rows-repeated="30">
          <table:table-cell table:number-columns-repeated="1024"/>
        </table:table-row>
        <table:table-row table:style-name="ro5" table:number-rows-repeated="8">
          <table:table-cell table:number-columns-repeated="11"/>
          <table:table-cell table:style-name="ce234"/>
          <table:table-cell table:number-columns-repeated="1012"/>
        </table:table-row>
        <table:table-row table:style-name="ro5" table:number-rows-repeated="10483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ynthèse" table:style-name="ta3" table:protected="true" table:protection-key="s+IviCGj02GO8ct2A8r8Avat0T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9" table:default-cell-style-name="ce346"/>
        <table:table-column table:style-name="co40" table:default-cell-style-name="ce346"/>
        <table:table-column table:style-name="co41" table:default-cell-style-name="ce346"/>
        <table:table-column table:style-name="co42" table:default-cell-style-name="ce346"/>
        <table:table-column table:style-name="co43" table:default-cell-style-name="ce346"/>
        <table:table-column table:style-name="co44" table:default-cell-style-name="ce346"/>
        <table:table-column table:style-name="co1" table:number-columns-repeated="1018" table:default-cell-style-name="ce346"/>
        <table:table-row table:style-name="ro17">
          <table:table-cell table:style-name="ce342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362" table:formula="of:=IF([.$G$1];&quot;Notes&quot;;&quot;&quot;)" office:value-type="string" office:string-value="Notes" calcext:value-type="string">
            <text:p>Notes</text:p>
          </table:table-cell>
          <table:table-cell table:style-name="ce342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342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372"/>
          <table:table-cell table:style-name="ce377" table:formula="of:=IF([.A14]=[.B100];1;0)" office:value-type="float" office:value="1" calcext:value-type="float">
            <text:p>1</text:p>
          </table:table-cell>
          <table:table-cell table:number-columns-repeated="1017"/>
        </table:table-row>
        <table:table-row table:style-name="ro17">
          <table:table-cell table:style-name="ce356" table:formula="of:=IF([.$G$1];&quot;1&quot;;&quot;&quot;)" office:value-type="string" office:string-value="1" calcext:value-type="string">
            <text:p>1</text:p>
          </table:table-cell>
          <table:table-cell table:style-name="ce356" office:value-type="string" calcext:value-type="string">
            <text:p>Appartenance</text:p>
          </table:table-cell>
          <table:table-cell table:style-name="ce363" table:formula="of:=IF([.$G$1];[$Données.V3];&quot;&quot;)" office:value-type="float" office:value="0" calcext:value-type="float">
            <text:p>0,00</text:p>
          </table:table-cell>
          <table:covered-table-cell table:number-columns-repeated="2" table:style-name="ce368"/>
          <table:table-cell table:style-name="ce372"/>
          <table:table-cell table:number-columns-repeated="1018"/>
        </table:table-row>
        <table:table-row table:style-name="ro17">
          <table:table-cell table:style-name="ce357" table:formula="of:=IF([.$G$1];&quot;2&quot;;&quot;&quot;)" office:value-type="string" office:string-value="2" calcext:value-type="string">
            <text:p>2</text:p>
          </table:table-cell>
          <table:table-cell table:style-name="ce357" office:value-type="string" calcext:value-type="string">
            <text:p>Équation réduite</text:p>
          </table:table-cell>
          <table:table-cell table:style-name="ce364" table:formula="of:=IF([.$G$1];[$Données.V4];&quot;&quot;)" office:value-type="float" office:value="0" calcext:value-type="float">
            <text:p>0,00</text:p>
          </table:table-cell>
          <table:table-cell table:style-name="ce369" table:formula="of:=IF([.$G$1];ROUND(2*AVERAGE([.$C$2:.C3]);0)/2;&quot;&quot;)" office:value-type="float" office:value="0" calcext:value-type="float">
            <text:p>0</text:p>
          </table:table-cell>
          <table:table-cell table:style-name="ce357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1019"/>
        </table:table-row>
        <table:table-row table:style-name="ro17">
          <table:table-cell table:style-name="ce356" table:formula="of:=IF([.$G$1];&quot;3&quot;;&quot;&quot;)" office:value-type="string" office:string-value="3" calcext:value-type="string">
            <text:p>3</text:p>
          </table:table-cell>
          <table:table-cell table:style-name="ce356" office:value-type="string" calcext:value-type="string">
            <text:p>Niveau 1</text:p>
          </table:table-cell>
          <table:table-cell table:style-name="ce363" table:formula="of:=IF([.$G$1];[$Données.V5];&quot;&quot;)" office:value-type="float" office:value="0" calcext:value-type="float">
            <text:p>0,00</text:p>
          </table:table-cell>
          <table:table-cell table:style-name="ce370" table:formula="of:=IF([.$G$1];ROUND(2*AVERAGE([.$C$2:.C4]);0)/2;&quot;&quot;)" office:value-type="float" office:value="0" calcext:value-type="float">
            <text:p>0</text:p>
          </table:table-cell>
          <table:table-cell table:style-name="ce356" table:formula="of:=IF([.$G$1];&quot;de 1 à 3&quot;;&quot;&quot;)" office:value-type="string" office:string-value="de 1 à 3" calcext:value-type="string">
            <text:p>de 1 à 3</text:p>
          </table:table-cell>
          <table:table-cell table:style-name="ce373"/>
          <table:table-cell table:number-columns-repeated="1018"/>
        </table:table-row>
        <table:table-row table:style-name="ro17">
          <table:table-cell table:style-name="ce357" table:formula="of:=IF([.$G$1];&quot;4&quot;;&quot;&quot;)" office:value-type="string" office:string-value="4" calcext:value-type="string">
            <text:p>4</text:p>
          </table:table-cell>
          <table:table-cell table:style-name="ce357" office:value-type="string" calcext:value-type="string">
            <text:p>Niveau 2</text:p>
          </table:table-cell>
          <table:table-cell table:style-name="ce364" table:formula="of:=IF([.$G$1];[$Données.V6];&quot;&quot;)" office:value-type="float" office:value="0" calcext:value-type="float">
            <text:p>0,00</text:p>
          </table:table-cell>
          <table:table-cell table:style-name="ce369" table:formula="of:=IF([.$G$1];ROUND(2*AVERAGE([.$C$2:.C5]);0)/2;&quot;&quot;)" office:value-type="float" office:value="0" calcext:value-type="float">
            <text:p>0</text:p>
          </table:table-cell>
          <table:table-cell table:style-name="ce357" table:formula="of:=IF([.$G$1];&quot;de 1 à 4&quot;;&quot;&quot;)" office:value-type="string" office:string-value="de 1 à 4" calcext:value-type="string">
            <text:p>de 1 à 4</text:p>
          </table:table-cell>
          <table:table-cell table:style-name="ce373"/>
          <table:table-cell table:number-columns-repeated="2"/>
          <table:table-cell table:style-name="ce378"/>
          <table:table-cell table:number-columns-repeated="1015"/>
        </table:table-row>
        <table:table-row table:style-name="ro17">
          <table:table-cell table:style-name="ce356" table:formula="of:=IF([.$G$1];&quot;5&quot;;&quot;&quot;)" office:value-type="string" office:string-value="5" calcext:value-type="string">
            <text:p>5</text:p>
          </table:table-cell>
          <table:table-cell table:style-name="ce356" office:value-type="string" calcext:value-type="string">
            <text:p>Niveau 3</text:p>
          </table:table-cell>
          <table:table-cell table:style-name="ce363" table:formula="of:=IF([.$G$1];[$Données.V7];&quot;&quot;)" office:value-type="float" office:value="0" calcext:value-type="float">
            <text:p>0,00</text:p>
          </table:table-cell>
          <table:table-cell table:style-name="ce370" table:formula="of:=IF([.$G$1];ROUND(2*AVERAGE([.$C$2:.C6]);0)/2;&quot;&quot;)" office:value-type="float" office:value="0" calcext:value-type="float">
            <text:p>0</text:p>
          </table:table-cell>
          <table:table-cell table:style-name="ce356" table:formula="of:=IF([.$G$1];&quot;de 1 à 5&quot;;&quot;&quot;)" office:value-type="string" office:string-value="de 1 à 5" calcext:value-type="string">
            <text:p>de 1 à 5</text:p>
          </table:table-cell>
          <table:table-cell table:style-name="ce373"/>
          <table:table-cell table:number-columns-repeated="2"/>
          <table:table-cell table:style-name="ce378"/>
          <table:table-cell table:number-columns-repeated="1015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3"/>
          <table:table-cell table:number-columns-repeated="1018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4"/>
          <table:table-cell table:style-name="ce376" table:number-columns-repeated="1018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5"/>
          <table:table-cell table:style-name="ce376" table:number-columns-repeated="1018"/>
        </table:table-row>
        <table:table-row table:style-name="ro17">
          <table:table-cell table:style-name="ce358" table:number-columns-repeated="2"/>
          <table:table-cell table:style-name="ce366"/>
          <table:table-cell table:style-name="ce371"/>
          <table:table-cell table:style-name="ce358"/>
          <table:table-cell table:style-name="ce375"/>
          <table:table-cell table:style-name="ce376" table:number-columns-repeated="1018"/>
        </table:table-row>
        <table:table-row table:style-name="ro17" table:number-rows-repeated="2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6" table:number-columns-repeated="1019"/>
        </table:table-row>
        <table:table-row table:style-name="ro18">
          <table:table-cell table:number-columns-repeated="1024"/>
        </table:table-row>
        <table:table-row table:style-name="ro18">
          <table:table-cell table:style-name="ce36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1019"/>
        </table:table-row>
        <table:table-row table:style-name="ro18">
          <table:covered-table-cell table:number-columns-repeated="5"/>
          <table:table-cell table:number-columns-repeated="1019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2"/>
          <table:table-cell table:style-name="ce367"/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18">
          <table:table-cell table:style-name="Default" table:number-columns-repeated="2"/>
          <table:table-cell table:number-columns-repeated="1022"/>
        </table:table-row>
        <table:table-row table:style-name="ro18" table:number-rows-repeated="80">
          <table:table-cell table:number-columns-repeated="1024"/>
        </table:table-row>
        <table:table-row table:style-name="ro18">
          <table:table-cell table:style-name="ce361" office:value-type="string" calcext:value-type="string">
            <text:p>MDP :</text:p>
          </table:table-cell>
          <table:table-cell table:style-name="ce361" office:value-type="string" calcext:value-type="string">
            <text:p>KELLER Stéphane</text:p>
          </table:table-cell>
          <table:table-cell table:number-columns-repeated="1022"/>
        </table:table-row>
        <table:table-row table:style-name="ro18" table:number-rows-repeated="10484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percentage-style style:name="N164">
      <number:number number:decimal-places="0" loext:min-decimal-places="0" number:min-integer-digits="1"/>
      <number:text>%</number:text>
    </number:percentage-style>
    <number:number-style style:name="N165">
      <number:number number:decimal-places="1" loext:min-decimal-places="1" number:min-integer-digits="1" number:grouping="true"/>
    </number:number-style>
    <number:number-style style:name="N166">
      <number:number number:decimal-places="3" loext:min-decimal-places="3" number:min-integer-digits="1" number:grouping="true"/>
    </number:number-style>
    <number:number-style style:name="N167">
      <number:number number:decimal-places="4" loext:min-decimal-places="4" number:min-integer-digits="1" number:grouping="true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 style:data-style-name="N2" text:time-value="13:35:58.5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12-23T13:37:25.348000000</dc:date>
    <meta:editing-duration>P2DT12H6M35S</meta:editing-duration>
    <meta:editing-cycles>641</meta:editing-cycles>
    <meta:generator>LibreOffice/6.2.8.2$Windows_X86_64 LibreOffice_project/f82ddfca21ebc1e222a662a32b25c0c9d20169ee</meta:generator>
    <meta:document-statistic meta:table-count="8" meta:cell-count="3581" meta:object-count="2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rem purge nombres saisis Appartenance
	Dim Feuille as Object
	Feuille = thisComponent.Sheets.getByName("Appartenance")
	For i = 3 to 12
		Feuille.GetCellRangeByName("H" &amp; i).String = ""
	Next i
	rem purge nombres saisis Equation réduite
	Feuille = thisComponent.Sheets.getByName("Equation réduite")
	For i = 3 to 12
		Feuille.GetCellRangeByName("C" &amp; i).String = ""
	Next i
	rem purge nombres saisis Niveau 1
	Feuille = thisComponent.Sheets.getByName("Niveau 1")
	For i = 3 to 7
		Feuille.GetCellRangeByName("B" &amp; i).String = ""
	Next i
	rem purge nombres saisis niveau 2
	Feuille = thisComponent.Sheets.getByName("Niveau 2")
	For i = 3 to 7
		Feuille.GetCellRangeByName("B" &amp; i).String = ""
	Next i
	rem purge nombres saisis niveau 3
	Feuille = thisComponent.Sheets.getByName("Niveau 3")
	For i = 3 to 7
		Feuille.GetCellRangeByName("B" &amp; i).String = ""
	Next i
End Sub

rem purge nombres saisis Appartenance
Sub RAZ_Appartenance()
	Dim Feuille as Object
	Feuille = thisComponent.Sheets.getByName("Appartenance")
	For i = 3 to 12
		Feuille.GetCellRangeByName("H" &amp; i).String = ""
	Next i
End Sub

rem purge nombres saisis Equation réduite
Sub RAZ_Equation_reduite()
	Dim Feuille as Object
	Feuille = thisComponent.Sheets.getByName("Equation réduite")
	For i = 3 to 12
		Feuille.GetCellRangeByName("C" &amp; i).String = ""
	Next i
End Sub

rem purge nombres saisis Niveau 1
Sub RAZ_Niveau1()
	Dim Feuille as Object
	Feuille = thisComponent.Sheets.getByName("Niveau 1")
	For i = 3 to 7
		Feuille.GetCellRangeByName("B" &amp; i).String = ""
	Next i
End Sub

rem purge nombres saisis niveau 2
Sub RAZ_Niveau2()
	Dim Feuille as Object
	Feuille = thisComponent.Sheets.getByName("Niveau 2")
	For i = 3 to 7
		Feuille.GetCellRangeByName("B" &amp; i).String = ""
	Next i
End Sub

rem purge nombres saisis niveau 3
Sub RAZ_Niveau3()
	Dim Feuille as Object
	Feuille = thisComponent.Sheets.getByName("Niveau 3")
	For i = 3 to 7
		Feuille.GetCellRangeByName("B" &amp; i).String = ""
	Next i
End Sub

rem ----------------------------------------------------
rem génération nombres aléatoires tous niveaux
rem ----------------------------------------------------
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i = 3 to 12
		Feuille.GetCellRangeByName("A" &amp; i).value = RND()
	Next i
	For i = 16 to 29
		Feuille.GetCellRangeByName("A" &amp; i).value = RND()
	Next i
	For i = 32 to 51
		Feuille.GetCellRangeByName("A" &amp; i).value = RND()
	Next i
	For i = 62 to 85
		Feuille.GetCellRangeByName("A" &amp; i).value = RND()
	Next i
	For i = 88 to 147
		Feuille.GetCellRangeByName("A" &amp; i).value = RND()
	Next i
	Feuille.GetCellRangeByName("D3").value = SK_Alea(-10,-1)
	Feuille.GetCellRangeByName("D4").value = SK_Alea(1,10)
	Feuille.GetCellRangeByName("E5").value = SK_Alea(-10,-1)
	Feuille.GetCellRangeByName("E6").value = SK_Alea(1,10)
	Feuille.GetCellRangeByName("D7").value = SK_Alea(-5,-1)
	Feuille.GetCellRangeByName("E7").value = SK_Alea(1,5)
	Feuille.GetCellRangeByName("D8").value = SK_Alea(-5,-1)
	Feuille.GetCellRangeByName("E8").value = SK_Alea(6,11)
	Feuille.GetCellRangeByName("D9").value = SK_Alea(-5,-1)
	Feuille.GetCellRangeByName("E9").value = SK_Alea(-10,-1)
	Feuille.GetCellRangeByName("D10").value = SK_Alea(1,5)
	Feuille.GetCellRangeByName("E10").value = SK_Alea(1,5)
	Feuille.GetCellRangeByName("D11").value = SK_Alea(1,5)
	Feuille.GetCellRangeByName("E11").value = SK_Alea(6,11)
	Feuille.GetCellRangeByName("D12").value = SK_Alea(1,5)
	Feuille.GetCellRangeByName("E12").value = SK_Alea(-10,1)

	If SK_Alea(1,2)=1 Then 
		Feuille.GetCellRangeByName("D16").value = SK_Alea(1,10)
		Else Feuille.GetCellRangeByName("D16").value = SK_Alea(-10,-1)
	End If

	If SK_Alea(1,2)=1 Then 
		Feuille.GetCellRangeByName("E17").value = SK_Alea(1,10)
		Else Feuille.GetCellRangeByName("E17").value = SK_Alea(-10,-1)
	End If

	Feuille.GetCellRangeByName("D18").value = SK_Alea(-5,-1)
	Feuille.GetCellRangeByName("E18").value = SK_Alea(1,6)
	Feuille.GetCellRangeByName("D19").value = SK_Alea(-5,-1)
	Feuille.GetCellRangeByName("E19").value = SK_Alea(7,10)
	Feuille.GetCellRangeByName("D20").value = SK_Alea(-5,-1)
	Feuille.GetCellRangeByName("E20").value = SK_Alea(11,14)
	Feuille.GetCellRangeByName("D21").value = SK_Alea(-5,-1)
	Feuille.GetCellRangeByName("E21").value = SK_Alea(-6,-1)
	Feuille.GetCellRangeByName("D22").value = SK_Alea(-5,-1)
	Feuille.GetCellRangeByName("E22").value = SK_Alea(-10,-7)
	Feuille.GetCellRangeByName("D23").value = SK_Alea(-8,-6)
	Feuille.GetCellRangeByName("E23").value = SK_Alea(15,20)
	Feuille.GetCellRangeByName("D24").value = SK_Alea(1,5)
	Feuille.GetCellRangeByName("E24").value = SK_Alea(1,6)
	Feuille.GetCellRangeByName("D25").value = SK_Alea(1,5)
	Feuille.GetCellRangeByName("E25").value = SK_Alea(7,11)
	Feuille.GetCellRangeByName("D26").value = SK_Alea(1,5)
	Feuille.GetCellRangeByName("E26").value = SK_Alea(-6,-1)
	Feuille.GetCellRangeByName("D27").value = SK_Alea(3,5)
	Feuille.GetCellRangeByName("E27").value = SK_Alea(-15,-11)
	Feuille.GetCellRangeByName("D28").value = SK_Alea(6,8)
	Feuille.GetCellRangeByName("E28").value = SK_Alea(-20,-15)
	Feuille.GetCellRangeByName("D29").value = SK_Alea(1,5)
	Feuille.GetCellRangeByName("E29").value = SK_Alea(-14,-11)

	For i = 32 to 35
		Feuille.GetCellRangeByName("F" &amp; i).value = SK_Alea(0,12)
	Next i
	For i = 36 to 39
		Feuille.GetCellRangeByName("F" &amp; i).value = SK_Alea(0,15)
	Next i
	For i = 40 to 51
		Feuille.GetCellRangeByName("F" &amp; i).value = SK_Alea(0,12)
	Next i
	For i = 36 to 39
	If SK_Alea(1,2)=1 Then 
		Feuille.GetCellRangeByName("D" &amp; i).value = SK_Alea(1,5)
		Else Feuille.GetCellRangeByName("D" &amp; i).value = SK_Alea(-5,-1)
	End If
	Next i

	For i = 40 to 45
	If SK_Alea(1,2)=1 Then 
		Feuille.GetCellRangeByName("R" &amp; i).value = 2*SK_Alea(1,5)
		Else Feuille.GetCellRangeByName("R" &amp; i).value = 2*SK_Alea(-5,-1)
	End If
	Feuille.GetCellRangeByName("S" &amp; i).value = 2*SK_Alea(1,5)+1
	Next i

	For i = 46 to 51
	If SK_Alea(1,2)=1 Then 
		Feuille.GetCellRangeByName("R" &amp; i).value = 2*SK_Alea(1,5)+1
		Else Feuille.GetCellRangeByName("R" &amp; i).value = -2*SK_Alea(1,5)+1
	End If
	Feuille.GetCellRangeByName("S" &amp; i).value = 2*SK_Alea(1,5)
	Next i

	For i = 54 to 57
		Feuille.GetCellRangeByName("B" &amp; i).value = SK_Alea(-10,-1)
	Next i
	Feuille.GetCellRangeByName("C54").value = SK_Alea(-10,-1)
	Feuille.GetCellRangeByName("C55").value = SK_Alea(-10,-6)
	Feuille.GetCellRangeByName("C56").value = SK_Alea(1,10)
	Feuille.GetCellRangeByName("C57").value = SK_Alea(6,10)
	For i = 54 to 57
		Feuille.GetCellRangeByName("D" &amp; i).value = SK_Alea(1,10)
	Next i
	Feuille.GetCellRangeByName("E54").value = SK_Alea(1,10)
	Feuille.GetCellRangeByName("E55").value = SK_Alea(-5,-1)
	Feuille.GetCellRangeByName("E56").value = SK_Alea(-10,1)
	Feuille.GetCellRangeByName("E57").value = SK_Alea(1,5)

	For i = 62 to 65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
	For i = 66 to 85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rem ------------------------------------------------------------------------
	For i = 88 to 106 Step 2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	For i = 88 to 107
		Feuille.GetCellRangeByName("L" &amp; i).value = SK_Alea(-10,10)
	Next i

	For i = 89 to 107 Step 2
	If SK_Alea(1,2)=1 Then 
		Feuille.GetCellRangeByName("O" &amp; i).value = SK_Alea(1,10)
		Else Feuille.GetCellRangeByName("O" &amp; i).value = SK_Alea(-10,-1)
	End If
	Next i

	For i = 108 to 146 Step 2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	For i = 108 to 127
	If SK_Alea(1,2)=1 Then 
		Feuille.GetCellRangeByName("L" &amp; i).value = SK_Alea(1,10)
		Else Feuille.GetCellRangeByName("L" &amp; i).value = SK_Alea(-10,-1)
	End If
	Next i
	For i = 109 to 147 Step 2
	If SK_Alea(1,2)=1 Then 
		Feuille.GetCellRangeByName("O" &amp; i).value = SK_Alea(1,10)
		Else Feuille.GetCellRangeByName("O" &amp; i).value = SK_Alea(-10,-1)
	End If
	Next i
	For i = 128 to 147
	If SK_Alea(1,2)=1 Then 
		Feuille.GetCellRangeByName("O" &amp; i).value = SK_Alea(2,10)
		Else Feuille.GetCellRangeByName("O" &amp; i).value = SK_Alea(-10,-2)
	End If
	Next i
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708090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6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7x+1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1">
                <text:p>1</text:p>
                <draw:g>
                  <svg:desc>Données.O16:Données.P16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36">
                <text:p>-36</text:p>
                <draw:g>
                  <svg:desc>Données.O17:Données.P17</svg:desc>
                </draw:g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57">
                <text:p>-57</text:p>
                <draw:g>
                  <svg:desc>Données.O18:Données.P18</svg:desc>
                </draw:g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86">
                <text:p>-86</text:p>
                <draw:g>
                  <svg:desc>Données.O19:Données.P19</svg:desc>
                </draw:g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92">
                <text:p>92</text:p>
                <draw:g>
                  <svg:desc>Données.O20:Données.P20</svg:desc>
                </draw:g>
              </table:table-cell>
              <table:table-cell office:value-type="float" office:value="-62">
                <text:p>-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8" chart:values-cell-range-address="Données.O4:Données.P4" chart:label-cell-address="'Niveau 1'.A4:'Niveau 1'.A4" chart:class="chart:scatter">
            <chart:domain table:cell-range-address="Données.M4:Données.N4"/>
            <chart:data-point chart:style-name="ch9"/>
            <chart:data-point/>
          </chart:series>
          <chart:series chart:style-name="ch10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1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2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3x-3</text:p>
                <draw:g>
                  <svg:desc>Données.I4:Données.I12</svg:desc>
                </draw:g>
              </table:table-cell>
              <table:table-cell office:value-type="string">
                <text:p>y=-x+3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64">
                <text:p>64</text:p>
                <draw:g>
                  <svg:desc>Données.O3:Données.P3</svg:desc>
                </draw:g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30">
                <text:p>30</text:p>
                <draw:g>
                  <svg:desc>Données.O4:Données.P4</svg:desc>
                </draw:g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14">
                <text:p>14</text:p>
                <draw:g>
                  <svg:desc>Données.O5:Données.P5</svg:desc>
                </draw:g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-14">
                <text:p>-14</text:p>
                <draw:g>
                  <svg:desc>Données.O6:Données.P6</svg:desc>
                </draw:g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-10">
                <text:p>-10</text:p>
                <draw:g>
                  <svg:desc>Données.O7:Données.P7</svg:desc>
                </draw:g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708090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2f4f4f"/>
    </style:style>
    <style:style style:name="ch8" style:family="chart">
      <style:graphic-properties svg:stroke-color="#b2b2b2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Fine_20_Dashed" svg:stroke-width="0.08cm" svg:stroke-color="#158466" draw:fill-color="#15846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width="0.05cm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8" chart:class="minor"/>
          </chart:axis>
          <chart:series chart:style-name="ch9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10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1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2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3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7x+1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-6.77777777777778">
                <text:p>-6.77777777777778</text:p>
                <draw:g>
                  <svg:desc>Données.O32:Données.P32</svg:desc>
                </draw:g>
              </table:table-cell>
              <table:table-cell office:value-type="float" office:value="12.7777777777778">
                <text:p>12.7777777777778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26">
                <text:p>26</text:p>
                <draw:g>
                  <svg:desc>Données.O33:Données.P33</svg:desc>
                </draw:g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4.75">
                <text:p>4.75</text:p>
                <draw:g>
                  <svg:desc>Données.O34:Données.P34</svg:desc>
                </draw:g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11.875">
                <text:p>11.875</text:p>
                <draw:g>
                  <svg:desc>Données.O35:Données.P35</svg:desc>
                </draw:g>
              </table:table-cell>
              <table:table-cell office:value-type="float" office:value="-1.875">
                <text:p>-1.87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0.142857142857143">
                <text:p>-0.142857142857143</text:p>
                <draw:g>
                  <svg:desc>Données.O36:Données.P36</svg:desc>
                </draw:g>
              </table:table-cell>
              <table:table-cell office:value-type="float" office:value="6.14285714285714">
                <text:p>6.14285714285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